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Abyssinica SIL" svg:font-family="'Abyssinica SIL'" style:font-pitch="variable"/>
    <style:font-face style:name="Gillius ADF Cond" svg:font-family="'Gillius ADF Con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svg:stroke-color="#000000" draw:fill-color="#add58a" draw:textarea-horizontal-align="justify" draw:textarea-vertical-align="middle" draw:auto-grow-height="false" fo:min-height="0.324cm" fo:min-width="0.074cm"/>
    </style:style>
    <style:style style:name="gr2" style:family="graphic" style:parent-style-name="objectwithoutfill">
      <style:graphic-properties svg:stroke-width="0.02cm" svg:stroke-color="#ce181e" draw:marker-start-width="0.26cm" draw:marker-end="Arrow" draw:marker-end-width="0.1cm" draw:fill="none" draw:fill-color="#ed1c24" draw:textarea-vertical-align="middle" fo:padding-top="0.135cm" fo:padding-bottom="0.135cm" fo:padding-left="0.26cm" fo:padding-right="0.26cm"/>
    </style:style>
    <style:style style:name="gr3" style:family="graphic" style:parent-style-name="Default_5f_1">
      <style:graphic-properties svg:stroke-color="#000000" draw:fill-color="#ce181e" draw:textarea-horizontal-align="justify" draw:textarea-vertical-align="middle" draw:auto-grow-height="false" fo:min-height="0.562cm" fo:min-width="0cm"/>
    </style:style>
    <style:style style:name="gr4" style:family="graphic" style:parent-style-name="Default_5f_1">
      <style:graphic-properties svg:stroke-color="#000000" draw:fill-color="#fcd4d1" draw:textarea-horizontal-align="justify" draw:textarea-vertical-align="middle" draw:auto-grow-height="false" fo:min-height="0.562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width="0.02cm" svg:stroke-color="#ce181e" draw:marker-start-width="0.26cm" draw:marker-end="Arrow" draw:marker-end-width="0.1cm" draw:fill="none" draw:textarea-vertical-align="middle" fo:padding-top="0.135cm" fo:padding-bottom="0.135cm" fo:padding-left="0.26cm" fo:padding-right="0.26cm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285cm" fo:min-width="2.11cm"/>
    </style:style>
    <style:style style:name="gr8" style:family="graphic" style:parent-style-name="objectwithoutfill">
      <style:graphic-properties svg:stroke-width="0.02cm" svg:stroke-color="#ce181e" draw:marker-start-width="0.26cm" draw:marker-end="" draw:marker-end-width="0.08cm" draw:fill="none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svg:stroke-width="0.02cm" svg:stroke-color="#000000" draw:marker-start-width="0.26cm" draw:marker-end="Arrow" draw:marker-end-width="0.1cm" draw:fill="none" draw:textarea-vertical-align="middle" fo:padding-top="0.135cm" fo:padding-bottom="0.135cm" fo:padding-left="0.26cm" fo:padding-right="0.26cm"/>
    </style:style>
    <style:style style:name="gr10" style:family="graphic" style:parent-style-name="objectwithoutfill">
      <style:graphic-properties svg:stroke-width="0.02cm" svg:stroke-color="#72bf44" draw:marker-start-width="0.26cm" draw:marker-end="Arrow" draw:marker-end-width="0.1cm" draw:fill="none" draw:textarea-vertical-align="middle" fo:padding-top="0.135cm" fo:padding-bottom="0.135cm" fo:padding-left="0.26cm" fo:padding-right="0.26cm"/>
    </style:style>
    <style:style style:name="gr11" style:family="graphic" style:parent-style-name="Default_5f_1">
      <style:graphic-properties svg:stroke-color="#89c765" draw:fill-color="#add58a" draw:textarea-horizontal-align="justify" draw:textarea-vertical-align="middle" draw:auto-grow-height="false" fo:min-height="0.324cm" fo:min-width="0.074cm"/>
    </style:style>
    <style:style style:name="gr12" style:family="graphic" style:parent-style-name="Default_5f_1">
      <style:graphic-properties svg:stroke-color="#ce181e" draw:fill-color="#f7a19a" draw:textarea-horizontal-align="justify" draw:textarea-vertical-align="middle" draw:auto-grow-height="false" fo:min-height="0.15cm" fo:min-width="1.775cm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369cm" fo:min-width="3.304cm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319cm" fo:min-width="2.855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0.05cm" fo:min-width="0cm"/>
    </style:style>
    <style:style style:name="gr16" style:family="graphic" style:parent-style-name="standard">
      <style:graphic-properties svg:stroke-color="#000000" draw:fill-color="#ce181e" draw:textarea-horizontal-align="justify" draw:textarea-vertical-align="middle" draw:auto-grow-height="false" fo:min-height="0.0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9cm" fo:min-width="0.49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1.645cm"/>
    </style:style>
    <style:style style:name="gr19" style:family="graphic" style:parent-style-name="standard">
      <style:graphic-properties svg:stroke-color="#000000" draw:fill-color="#f7a19a" draw:textarea-horizontal-align="justify" draw:textarea-vertical-align="middle" draw:auto-grow-height="false" fo:min-height="0.0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svg:stroke-color="#000000" draw:fill-color="#dddddd" draw:textarea-horizontal-align="justify" draw:textarea-vertical-align="middle" draw:auto-grow-height="false" fo:min-height="1.15cm" fo:min-width="0.9cm"/>
    </style:style>
    <style:style style:name="gr23" style:family="graphic" style:parent-style-name="standard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2b511a" draw:fill-color="#2b511a" draw:textarea-horizontal-align="justify" draw:textarea-vertical-align="middle" draw:auto-grow-height="false" fo:min-height="0cm" fo:min-width="0cm"/>
    </style:style>
    <style:style style:name="gr25" style:family="graphic" style:parent-style-name="objectwithoutfill">
      <style:graphic-properties svg:stroke-width="0.028cm" svg:stroke-color="#000000" draw:marker-start-width="0.322cm" draw:marker-end-width="0.322cm" draw:fill="none" draw:fill-color="#00aaad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svg:stroke-color="#00aaad" draw:fill-color="#00aaad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color="#000000" draw:fill-color="#b2b2b2" draw:textarea-horizontal-align="justify" draw:textarea-vertical-align="middle" draw:auto-grow-height="false" fo:min-height="0cm" fo:min-width="0cm"/>
    </style:style>
    <style:style style:name="gr28" style:family="graphic" style:parent-style-name="objectwithoutfill">
      <style:graphic-properties svg:stroke-width="0.028cm" svg:stroke-color="#000000" draw:marker-start-width="0.322cm" draw:marker-end="Arrow" draw:marker-end-width="0.067cm" draw:fill="none" draw:fill-color="#00aaad" draw:textarea-vertical-align="middle" fo:padding-top="0.139cm" fo:padding-bottom="0.139cm" fo:padding-left="0.264cm" fo:padding-right="0.264cm"/>
    </style:style>
    <style:style style:name="gr29" style:family="graphic" style:parent-style-name="standard">
      <style:graphic-properties svg:stroke-color="#f04e4d" draw:fill-color="#f04e4d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1" style:family="graphic" style:parent-style-name="objectwithoutfill">
      <style:graphic-properties svg:stroke-width="0.018cm" svg:stroke-color="#009598" draw:marker-start-width="0.307cm" draw:marker-end="Arrow" draw:marker-end-width="0.1cm" draw:fill="none" draw:textarea-vertical-align="middle" fo:padding-top="0.134cm" fo:padding-bottom="0.134cm" fo:padding-left="0.259cm" fo:padding-right="0.25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38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447cm"/>
    </style:style>
    <style:style style:name="gr34" style:family="graphic" style:parent-style-name="objectwithoutfill">
      <style:graphic-properties svg:stroke-width="0.018cm" svg:stroke-color="#6a1816" draw:marker-start-width="0.307cm" draw:marker-end-width="0.307cm" draw:fill="none" draw:fill-color="#00aaad" draw:textarea-vertical-align="middle" fo:padding-top="0.134cm" fo:padding-bottom="0.134cm" fo:padding-left="0.259cm" fo:padding-right="0.25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476cm"/>
    </style:style>
    <style:style style:name="gr36" style:family="graphic" style:parent-style-name="objectwithoutfill">
      <style:graphic-properties svg:stroke-width="0.018cm" svg:stroke-color="#2b511a" draw:marker-start-width="0.307cm" draw:marker-end-width="0.307cm" draw:fill="none" draw:fill-color="#00aaad" draw:textarea-vertical-align="middle" fo:padding-top="0.134cm" fo:padding-bottom="0.134cm" fo:padding-left="0.259cm" fo:padding-right="0.259cm"/>
    </style:style>
    <style:style style:name="gr3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svg:stroke-color="#002342" draw:fill-color="#002342" draw:textarea-horizontal-align="justify" draw:textarea-vertical-align="middle" draw:auto-grow-height="false" fo:min-height="0cm" fo:min-width="0cm"/>
    </style:style>
    <style:style style:name="gr39" style:family="graphic" style:parent-style-name="objectwithoutfill">
      <style:graphic-properties svg:stroke-width="0.018cm" svg:stroke-color="#000000" draw:marker-start-width="0.307cm" draw:marker-end-width="0.307cm" draw:fill="none" draw:fill-color="#00aaad" draw:textarea-vertical-align="middle" fo:padding-top="0.134cm" fo:padding-bottom="0.134cm" fo:padding-left="0.259cm" fo:padding-right="0.259cm"/>
    </style:style>
    <style:style style:name="gr40" style:family="graphic" style:parent-style-name="standard">
      <style:graphic-properties svg:stroke-color="#002342" draw:fill-color="#002342" draw:textarea-horizontal-align="justify" draw:textarea-vertical-align="middle" draw:auto-grow-height="false" fo:min-height="0cm" fo:min-width="0cm"/>
    </style:style>
    <style:style style:name="gr4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4" style:family="graphic" style:parent-style-name="objectwithoutfill">
      <style:graphic-properties svg:stroke-width="0.018cm" svg:stroke-color="#610506" draw:marker-start-width="0.307cm" draw:marker-end="" draw:marker-end-width="0.152cm" draw:fill="none" draw:textarea-vertical-align="middle" fo:padding-top="0.134cm" fo:padding-bottom="0.134cm" fo:padding-left="0.259cm" fo:padding-right="0.259cm"/>
    </style:style>
    <style:style style:name="gr45" style:family="graphic" style:parent-style-name="objectwithoutfill">
      <style:graphic-properties svg:stroke-width="0.018cm" svg:stroke-color="#2b511a" draw:marker-start-width="0.307cm" draw:marker-end="" draw:marker-end-width="0.152cm" draw:fill="none" draw:textarea-vertical-align="middle" fo:padding-top="0.134cm" fo:padding-bottom="0.134cm" fo:padding-left="0.259cm" fo:padding-right="0.259cm"/>
    </style:style>
    <style:style style:name="gr4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draw:fill-color="#fff685" draw:textarea-horizontal-align="justify" draw:textarea-vertical-align="middle" draw:auto-grow-height="false" fo:min-height="0.75cm" fo:min-width="9.094cm"/>
    </style:style>
    <style:style style:name="gr48" style:family="graphic" style:parent-style-name="standard">
      <style:graphic-properties svg:stroke-color="#2b511a" draw:fill-color="#c2e0ae" draw:textarea-horizontal-align="justify" draw:textarea-vertical-align="middle" draw:auto-grow-height="false" fo:min-height="10.35cm" fo:min-width="16.3cm"/>
    </style:style>
    <style:style style:name="gr49" style:family="graphic" style:parent-style-name="standard">
      <style:graphic-properties svg:stroke-color="#ffdaa2" draw:fill-color="#ffdaa2" draw:textarea-horizontal-align="justify" draw:textarea-vertical-align="middle" draw:auto-grow-height="false" fo:min-height="4.45cm" fo:min-width="15.711cm"/>
    </style:style>
    <style:style style:name="gr50" style:family="graphic" style:parent-style-name="standard">
      <style:graphic-properties svg:stroke-color="#fff685" draw:fill-color="#f8aa97" draw:textarea-horizontal-align="justify" draw:textarea-vertical-align="middle" draw:auto-grow-height="false" fo:min-height="1.514cm" fo:min-width="15.274cm"/>
    </style:style>
    <style:style style:name="gr51" style:family="graphic" style:parent-style-name="standard">
      <style:graphic-properties svg:stroke-color="#fff685" draw:fill-color="#f8aa97" draw:textarea-horizontal-align="justify" draw:textarea-vertical-align="middle" draw:auto-grow-height="false" fo:min-height="1.593cm" fo:min-width="15.274cm"/>
    </style:style>
    <style:style style:name="gr52" style:family="graphic" style:parent-style-name="standard">
      <style:graphic-properties svg:stroke-color="#fff685" draw:fill-color="#f8aa97" draw:textarea-horizontal-align="justify" draw:textarea-vertical-align="middle" draw:auto-grow-height="false" fo:min-height="1.592cm" fo:min-width="15.266cm"/>
    </style:style>
    <style:style style:name="gr53" style:family="graphic" style:parent-style-name="standard">
      <style:graphic-properties draw:fill-color="#c7a0cb" draw:textarea-horizontal-align="justify" draw:textarea-vertical-align="middle" draw:auto-grow-height="false" fo:min-height="1.35cm" fo:min-width="5.944cm"/>
    </style:style>
    <style:style style:name="gr54" style:family="graphic" style:parent-style-name="objectwithoutfill">
      <style:graphic-properties svg:stroke-width="0.05cm" svg:stroke-color="#610506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55" style:family="graphic" style:parent-style-name="objectwithoutfill">
      <style:graphic-properties svg:stroke-width="0.05cm" svg:stroke-color="#2b511a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56" style:family="graphic" style:parent-style-name="objectwithoutfill">
      <style:graphic-properties svg:stroke-width="0.05cm" svg:stroke-color="#610506" draw:marker-start-width="0.355cm" draw:marker-end="" draw:marker-end-width="0.2cm" draw:fill="none" draw:textarea-vertical-align="middle" fo:padding-top="0.15cm" fo:padding-bottom="0.15cm" fo:padding-left="0.275cm" fo:padding-right="0.275cm"/>
    </style:style>
    <style:style style:name="gr57" style:family="graphic" style:parent-style-name="objectwithoutfill">
      <style:graphic-properties svg:stroke-width="0.02cm" svg:stroke-color="#000000" draw:marker-start="Arrow" draw:marker-start-width="0.16cm" draw:marker-end="Arrow" draw:marker-end-width="0.16cm" draw:fill="none" draw:fill-color="#00aaad" draw:textarea-vertical-align="middle" fo:padding-top="0.135cm" fo:padding-bottom="0.135cm" fo:padding-left="0.26cm" fo:padding-right="0.2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30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31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23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40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30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2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489cm"/>
    </style:style>
    <style:style style:name="gr65" style:family="graphic" style:parent-style-name="objectwithoutfill">
      <style:graphic-properties svg:stroke-width="0.05cm" svg:stroke-color="#2b511a" draw:marker-start-width="0.355cm" draw:marker-end="" draw:marker-end-width="0.2cm" draw:fill="none" draw:textarea-vertical-align="middle" fo:padding-top="0.15cm" fo:padding-bottom="0.15cm" fo:padding-left="0.275cm" fo:padding-right="0.275cm"/>
    </style:style>
    <style:style style:name="gr66" style:family="graphic" style:parent-style-name="standard">
      <style:graphic-properties svg:stroke-color="#2b511a" draw:fill-color="#2b511a" draw:textarea-horizontal-align="justify" draw:textarea-vertical-align="middle" draw:auto-grow-height="false" fo:min-height="0cm" fo:min-width="0cm"/>
    </style:style>
    <style:style style:name="gr67" style:family="graphic" style:parent-style-name="standard">
      <style:graphic-properties svg:stroke-color="#6a1816" draw:fill-color="#6a1816" draw:textarea-horizontal-align="justify" draw:textarea-vertical-align="middle" draw:auto-grow-height="false" fo:min-height="0cm" fo:min-width="0cm"/>
    </style:style>
    <style:style style:name="gr68" style:family="graphic" style:parent-style-name="standard">
      <style:graphic-properties svg:stroke-color="#2b511a" draw:fill-color="#c2e0ae" draw:textarea-horizontal-align="justify" draw:textarea-vertical-align="middle" draw:auto-grow-height="false" fo:min-height="1.141cm" fo:min-width="16.3cm"/>
    </style:style>
    <style:style style:name="gr69" style:family="graphic" style:parent-style-name="objectwithoutfill">
      <style:graphic-properties draw:stroke="dash" draw:stroke-dash="_33__20_Dashes_20_3_20_Dots_20__28_var_29_" svg:stroke-width="0.05cm" svg:stroke-color="#610506" draw:marker-start-width="0.355cm" draw:marker-end="" draw:marker-end-width="0.2cm" draw:fill="none" draw:textarea-vertical-align="middle" fo:padding-top="0.15cm" fo:padding-bottom="0.15cm" fo:padding-left="0.275cm" fo:padding-right="0.27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1.298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.532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1.513cm"/>
    </style:style>
    <style:style style:name="gr73" style:family="graphic" style:parent-style-name="standard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74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75" style:family="graphic" style:parent-style-name="standard">
      <style:graphic-properties draw:fill-color="#ffffff" draw:opacity="63%" draw:textarea-horizontal-align="justify" draw:textarea-vertical-align="middle" draw:auto-grow-height="false" fo:min-height="1.15cm" fo:min-width="0.9cm"/>
    </style:style>
    <style:style style:name="gr7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7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78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7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4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8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4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8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9" style:family="graphic" style:parent-style-name="standard">
      <style:graphic-properties draw:fill-color="#fff685" draw:textarea-horizontal-align="justify" draw:textarea-vertical-align="middle" draw:auto-grow-height="false" fo:min-height="0.75cm" fo:min-width="9.094cm"/>
    </style:style>
    <style:style style:name="gr10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0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02" style:family="graphic" style:parent-style-name="objectwithoutfill">
      <style:graphic-properties svg:stroke-width="0.018cm" svg:stroke-color="#00381f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03" style:family="graphic" style:parent-style-name="objectwithoutfill">
      <style:graphic-properties svg:stroke-width="0.018cm" svg:stroke-color="#00864b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04" style:family="graphic" style:parent-style-name="objectwithoutfill">
      <style:graphic-properties svg:stroke-width="0.018cm" svg:stroke-color="#610506" draw:marker-start-width="0.227cm" draw:marker-end-width="0.227cm" draw:fill="none" draw:fill-color="#610506" draw:textarea-vertical-align="middle" fo:padding-top="0.134cm" fo:padding-bottom="0.134cm" fo:padding-left="0.259cm" fo:padding-right="0.259cm"/>
    </style:style>
    <style:style style:name="gr10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0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07" style:family="graphic" style:parent-style-name="standard">
      <style:graphic-properties svg:stroke-color="#000000" draw:fill-color="#dddddd" draw:textarea-horizontal-align="justify" draw:textarea-vertical-align="middle" draw:auto-grow-height="false" fo:min-height="0.716cm" fo:min-width="0.089cm"/>
    </style:style>
    <style:style style:name="gr108" style:family="graphic" style:parent-style-name="objectwithoutfill">
      <style:graphic-properties svg:stroke-width="0.018cm" svg:stroke-color="#009598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09" style:family="graphic" style:parent-style-name="objectwithoutfill">
      <style:graphic-properties svg:stroke-width="0.018cm" svg:stroke-color="#610506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0" style:family="graphic" style:parent-style-name="standard">
      <style:graphic-properties svg:stroke-color="#faa61a" draw:fill-color="#faa61a" draw:textarea-horizontal-align="justify" draw:textarea-vertical-align="middle" draw:auto-grow-height="false" fo:min-height="0cm" fo:min-width="0cm"/>
    </style:style>
    <style:style style:name="gr111" style:family="graphic" style:parent-style-name="standard">
      <style:graphic-properties svg:stroke-color="#009598" draw:fill-color="#009598" draw:textarea-horizontal-align="justify" draw:textarea-vertical-align="middle" draw:auto-grow-height="false" fo:min-height="0cm" fo:min-width="0cm"/>
    </style:style>
    <style:style style:name="gr11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13" style:family="graphic" style:parent-style-name="standard">
      <style:graphic-properties svg:stroke-color="#000000" draw:fill-color="#dddddd" draw:textarea-horizontal-align="justify" draw:textarea-vertical-align="middle" draw:auto-grow-height="false" fo:min-height="1.188cm" fo:min-width="0.089cm"/>
    </style:style>
    <style:style style:name="gr114" style:family="graphic" style:parent-style-name="standard">
      <style:graphic-properties svg:stroke-color="#00381f" draw:fill-color="#00381f" draw:textarea-horizontal-align="justify" draw:textarea-vertical-align="middle" draw:auto-grow-height="false" fo:min-height="0cm" fo:min-width="0cm"/>
    </style:style>
    <style:style style:name="gr115" style:family="graphic" style:parent-style-name="objectwithoutfill">
      <style:graphic-properties svg:stroke-width="0.018cm" svg:stroke-color="#f04e4d" draw:marker-start-width="0.227cm" draw:marker-end-width="0.227cm" draw:fill="none" draw:fill-color="#72bf44" draw:textarea-vertical-align="middle" fo:padding-top="0.134cm" fo:padding-bottom="0.134cm" fo:padding-left="0.259cm" fo:padding-right="0.259cm"/>
    </style:style>
    <style:style style:name="gr116" style:family="graphic" style:parent-style-name="objectwithoutfill">
      <style:graphic-properties svg:stroke-width="0.01cm" svg:stroke-color="#000000" draw:marker-start-width="0.208cm" draw:marker-end-width="0.208cm" draw:fill="none" draw:textarea-vertical-align="middle" fo:padding-top="0.13cm" fo:padding-bottom="0.13cm" fo:padding-left="0.255cm" fo:padding-right="0.255cm"/>
    </style:style>
    <style:style style:name="gr117" style:family="graphic" style:parent-style-name="objectwithoutfill">
      <style:graphic-properties svg:stroke-width="0.01cm" svg:stroke-color="#000000" draw:marker-start-width="0.208cm" draw:marker-end-width="0.208cm" draw:fill="none" draw:textarea-vertical-align="middle" fo:padding-top="0.13cm" fo:padding-bottom="0.13cm" fo:padding-left="0.255cm" fo:padding-right="0.255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7cm" fo:min-width="0.586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7cm" fo:min-width="0.387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7cm" fo:min-width="0.743cm"/>
    </style:style>
    <style:style style:name="gr121" style:family="graphic" style:parent-style-name="objectwithoutfill">
      <style:graphic-properties svg:stroke-width="0.018cm" svg:stroke-color="#f04e4d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22" style:family="graphic" style:parent-style-name="Object_20_with_20_no_20_fill_20_and_20_no_20_line">
      <style:graphic-properties draw:textarea-vertical-align="middle" draw:ole-draw-aspect="1" style:protect="siz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.455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.56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-color="#add58a"/>
      <style:paragraph-properties fo:text-align="center"/>
      <style:text-properties fo:font-size="18pt"/>
    </style:style>
    <style:style style:name="P3" style:family="paragraph">
      <loext:graphic-properties draw:fill="none" draw:fill-color="#ed1c24"/>
      <style:paragraph-properties fo:text-align="center"/>
    </style:style>
    <style:style style:name="P4" style:family="paragraph">
      <loext:graphic-properties draw:fill-color="#ce181e"/>
      <style:paragraph-properties fo:text-align="center"/>
    </style:style>
    <style:style style:name="P5" style:family="paragraph">
      <loext:graphic-properties draw:fill-color="#fcd4d1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4pt"/>
    </style:style>
    <style:style style:name="P8" style:family="paragraph">
      <loext:graphic-properties draw:fill="none" draw:fill-color="#ffffff"/>
      <style:text-properties style:font-name="Abyssinica SIL" fo:font-size="14pt" style:font-size-asian="14pt" style:font-size-complex="14pt"/>
    </style:style>
    <style:style style:name="P9" style:family="paragraph">
      <loext:graphic-properties draw:fill-color="#f7a19a"/>
      <style:paragraph-properties fo:text-align="center"/>
      <style:text-properties style:font-name="Abyssinica SIL" fo:font-size="18pt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style:font-name="Abyssinica SIL" fo:font-size="18pt"/>
    </style:style>
    <style:style style:name="P12" style:family="paragraph">
      <style:paragraph-properties fo:text-align="center"/>
      <style:text-properties fo:font-size="4.40000009536743pt"/>
    </style:style>
    <style:style style:name="P13" style:family="paragraph">
      <loext:graphic-properties draw:fill-color="#eeeeee"/>
      <style:paragraph-properties fo:text-align="center"/>
      <style:text-properties style:font-name="Abyssinica SIL" fo:font-size="4.40000009536743pt" style:font-size-asian="4.40000009536743pt" style:font-size-complex="4.40000009536743pt"/>
    </style:style>
    <style:style style:name="P14" style:family="paragraph">
      <loext:graphic-properties draw:fill-color="#ce181e"/>
      <style:paragraph-properties fo:text-align="center"/>
      <style:text-properties fo:font-size="4.40000009536743pt" style:font-size-asian="4.40000009536743pt" style:font-size-complex="4.40000009536743pt"/>
    </style:style>
    <style:style style:name="P15" style:family="paragraph">
      <style:text-properties fo:font-size="6pt"/>
    </style:style>
    <style:style style:name="P16" style:family="paragraph">
      <loext:graphic-properties draw:fill="none" draw:fill-color="#ffffff"/>
      <style:text-properties style:font-name="Abyssinica SIL" fo:font-size="6pt" style:font-size-asian="6pt" style:font-size-complex="6pt"/>
    </style:style>
    <style:style style:name="P17" style:family="paragraph">
      <loext:graphic-properties draw:fill-color="#f7a19a"/>
      <style:paragraph-properties fo:text-align="center"/>
      <style:text-properties fo:font-size="4.40000009536743pt" style:font-size-asian="4.40000009536743pt" style:font-size-complex="4.40000009536743pt"/>
    </style:style>
    <style:style style:name="P18" style:family="paragraph">
      <style:text-properties fo:color="#002342" fo:background-color="#fff200"/>
    </style:style>
    <style:style style:name="P19" style:family="paragraph">
      <loext:graphic-properties draw:fill="none" draw:fill-color="#ffffff"/>
      <style:text-properties fo:color="#002342" fo:background-color="#fff200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-color="#dddddd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loext:graphic-properties draw:fill-color="#610506"/>
      <style:paragraph-properties fo:text-align="center"/>
      <style:text-properties style:font-name="Abyssinica SIL"/>
    </style:style>
    <style:style style:name="P25" style:family="paragraph">
      <loext:graphic-properties draw:fill-color="#2b511a"/>
      <style:paragraph-properties fo:text-align="center"/>
      <style:text-properties fo:color="#ffffff" style:font-name="Abyssinica SIL" fo:font-size="9pt" style:font-size-asian="9pt" style:font-size-complex="9pt"/>
    </style:style>
    <style:style style:name="P26" style:family="paragraph">
      <loext:graphic-properties draw:fill="none" draw:fill-color="#00aaad"/>
      <style:paragraph-properties fo:text-align="center"/>
    </style:style>
    <style:style style:name="P27" style:family="paragraph">
      <loext:graphic-properties draw:fill-color="#00aaad"/>
      <style:paragraph-properties fo:text-align="center"/>
      <style:text-properties style:font-name="Abyssinica SIL"/>
    </style:style>
    <style:style style:name="P28" style:family="paragraph">
      <loext:graphic-properties draw:fill-color="#b2b2b2"/>
      <style:paragraph-properties fo:text-align="center"/>
    </style:style>
    <style:style style:name="P29" style:family="paragraph">
      <loext:graphic-properties draw:fill-color="#f04e4d"/>
      <style:paragraph-properties fo:text-align="center"/>
      <style:text-properties style:font-name="Abyssinica SIL"/>
    </style:style>
    <style:style style:name="P30" style:family="paragraph">
      <loext:graphic-properties draw:fill-color="#000000"/>
      <style:paragraph-properties fo:text-align="center"/>
    </style:style>
    <style:style style:name="P31" style:family="paragraph">
      <loext:graphic-properties draw:fill="none" draw:fill-color="#ffffff"/>
      <style:text-properties style:font-name="Abyssinica SIL" fo:font-size="13pt" style:font-size-asian="13pt" style:font-size-complex="13pt"/>
    </style:style>
    <style:style style:name="P32" style:family="paragraph">
      <style:paragraph-properties fo:margin-left="0cm" fo:margin-right="0cm" fo:text-align="center" fo:text-indent="0cm"/>
    </style:style>
    <style:style style:name="P33" style:family="paragraph">
      <loext:graphic-properties draw:fill-color="#610506"/>
      <style:paragraph-properties fo:margin-left="0cm" fo:margin-right="0cm" fo:text-align="center" fo:text-indent="0cm"/>
      <style:text-properties style:font-name="Liberation Sans" fo:font-size="18pt" style:letter-kerning="true" style:font-name-asian="AR PL SungtiL GB" style:font-size-asian="18pt" style:font-name-complex="Lohit Devanagari" style:font-size-complex="18pt"/>
    </style:style>
    <style:style style:name="P34" style:family="paragraph">
      <loext:graphic-properties draw:fill-color="#002342"/>
      <style:paragraph-properties fo:text-align="center"/>
      <style:text-properties fo:color="#ffffff"/>
    </style:style>
    <style:style style:name="P35" style:family="paragraph">
      <loext:graphic-properties draw:fill-color="#ffffff"/>
    </style:style>
    <style:style style:name="P36" style:family="paragraph">
      <loext:graphic-properties draw:fill-color="#fff685"/>
      <style:paragraph-properties fo:text-align="center"/>
    </style:style>
    <style:style style:name="P37" style:family="paragraph">
      <loext:graphic-properties draw:fill-color="#c2e0ae"/>
      <style:paragraph-properties fo:text-align="center"/>
    </style:style>
    <style:style style:name="P38" style:family="paragraph">
      <loext:graphic-properties draw:fill-color="#ffdaa2"/>
      <style:paragraph-properties fo:text-align="center"/>
    </style:style>
    <style:style style:name="P39" style:family="paragraph">
      <loext:graphic-properties draw:fill-color="#f8aa97"/>
      <style:paragraph-properties fo:text-align="center"/>
    </style:style>
    <style:style style:name="P40" style:family="paragraph">
      <loext:graphic-properties draw:fill-color="#c7a0cb"/>
      <style:paragraph-properties fo:text-align="center"/>
    </style:style>
    <style:style style:name="P41" style:family="paragraph">
      <loext:graphic-properties draw:fill="none" draw:fill-color="#ffffff"/>
      <style:text-properties style:font-name="Abyssinica SIL"/>
    </style:style>
    <style:style style:name="P42" style:family="paragraph">
      <loext:graphic-properties draw:fill="none" draw:fill-color="#ffffff"/>
      <style:text-properties style:font-name="Gillius ADF Cond"/>
    </style:style>
    <style:style style:name="P43" style:family="paragraph">
      <loext:graphic-properties draw:fill-color="#2b511a"/>
      <style:paragraph-properties fo:text-align="center"/>
    </style:style>
    <style:style style:name="P44" style:family="paragraph">
      <loext:graphic-properties draw:fill-color="#6a1816"/>
      <style:paragraph-properties fo:text-align="center"/>
    </style:style>
    <style:style style:name="P45" style:family="paragraph">
      <loext:graphic-properties draw:fill="none" draw:fill-color="#ffffff"/>
      <style:text-properties fo:color="#2b511a" style:font-name="Abyssinica SIL"/>
    </style:style>
    <style:style style:name="P46" style:family="paragraph">
      <loext:graphic-properties draw:fill="none" draw:fill-color="#ffffff"/>
      <style:text-properties fo:color="#6a1816" style:font-name="Abyssinica SIL"/>
    </style:style>
    <style:style style:name="P47" style:family="paragraph">
      <loext:graphic-properties draw:fill-color="#610506"/>
      <style:paragraph-properties fo:text-align="center"/>
    </style:style>
    <style:style style:name="P48" style:family="paragraph">
      <loext:graphic-properties draw:fill-color="#ffffff" draw:opacity="63%"/>
      <style:paragraph-properties fo:text-align="center"/>
    </style:style>
    <style:style style:name="P49" style:family="paragraph">
      <loext:graphic-properties draw:fill="none" draw:fill-color="#610506"/>
      <style:paragraph-properties fo:text-align="center"/>
    </style:style>
    <style:style style:name="P50" style:family="paragraph">
      <loext:graphic-properties draw:fill-color="#faa61a"/>
      <style:paragraph-properties fo:text-align="center"/>
    </style:style>
    <style:style style:name="P51" style:family="paragraph">
      <loext:graphic-properties draw:fill-color="#009598"/>
      <style:paragraph-properties fo:text-align="center"/>
    </style:style>
    <style:style style:name="P52" style:family="paragraph">
      <loext:graphic-properties draw:fill-color="#00381f"/>
      <style:paragraph-properties fo:text-align="center"/>
    </style:style>
    <style:style style:name="P53" style:family="paragraph">
      <loext:graphic-properties draw:fill="none" draw:fill-color="#72bf44"/>
      <style:paragraph-properties fo:text-align="center"/>
    </style:style>
    <style:style style:name="T1" style:family="text">
      <style:text-properties style:font-name="Liberation Sans1" fo:font-size="20pt" style:font-name-asian="Liberation Sans1" style:font-size-asian="20pt" style:font-name-complex="Liberation Sans1" style:font-size-complex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Abyssinica SIL" fo:font-size="8pt" style:font-size-asian="8pt" style:font-size-complex="8pt"/>
    </style:style>
    <style:style style:name="T4" style:family="text">
      <style:text-properties style:font-name="Abyssinica SIL" fo:font-size="9pt" style:font-size-asian="9pt" style:font-size-complex="9pt"/>
    </style:style>
    <style:style style:name="T5" style:family="text">
      <style:text-properties style:font-name="Abyssinica SIL" fo:font-size="10.5pt" style:font-size-asian="10.5pt" style:font-size-complex="10.5pt"/>
    </style:style>
    <style:style style:name="T6" style:family="text">
      <style:text-properties style:font-name="Abyssinica SIL" fo:font-size="6pt" style:font-size-asian="6pt" style:font-size-complex="6pt"/>
    </style:style>
    <style:style style:name="T7" style:family="text">
      <style:text-properties style:text-position="super 58%" style:font-name="Abyssinica SIL" fo:font-size="6pt" style:font-size-asian="6pt" style:font-size-complex="6pt"/>
    </style:style>
    <style:style style:name="T8" style:family="text">
      <style:text-properties style:text-position="0% 100%" style:font-name="Abyssinica SIL" fo:font-size="8pt" style:font-size-asian="8pt" style:font-size-complex="8pt"/>
    </style:style>
    <style:style style:name="T9" style:family="text">
      <style:text-properties style:text-position="-33% 58%" style:font-name="Abyssinica SIL" fo:font-size="8pt" style:font-size-asian="8pt" style:font-size-complex="8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style:font-name="Abyssinica SIL" fo:font-size="4.40000009536743pt" style:font-size-asian="4.40000009536743pt" style:font-size-complex="4.40000009536743pt"/>
    </style:style>
    <style:style style:name="T12" style:family="text">
      <style:text-properties style:text-position="-33% 58%" style:font-name="Abyssinica SIL" fo:font-size="4.40000009536743pt" style:font-size-asian="4.40000009536743pt" style:font-size-complex="4.40000009536743pt"/>
    </style:style>
    <style:style style:name="T13" style:family="text">
      <style:text-properties fo:color="#ffffff" style:font-name="Abyssinica SIL" fo:font-size="3.59999990463257pt" style:font-size-asian="3.59999990463257pt" style:font-size-complex="3.59999990463257pt"/>
    </style:style>
    <style:style style:name="T14" style:family="text">
      <style:text-properties fo:color="#ffffff" style:text-position="-33% 58%" style:font-name="Abyssinica SIL" fo:font-size="3.59999990463257pt" style:font-size-asian="3.59999990463257pt" style:font-size-complex="3.59999990463257pt"/>
    </style:style>
    <style:style style:name="T15" style:family="text">
      <style:text-properties style:font-name="Abyssinica SIL" fo:font-size="3.59999990463257pt" style:font-size-asian="3.59999990463257pt" style:font-size-complex="3.59999990463257pt"/>
    </style:style>
    <style:style style:name="T16" style:family="text">
      <style:text-properties style:font-name="Liberation Sans1" fo:font-size="8pt" style:font-name-asian="Liberation Sans1" style:font-size-asian="8pt" style:font-name-complex="Liberation Sans1" style:font-size-complex="8pt"/>
    </style:style>
    <style:style style:name="T17" style:family="text">
      <style:text-properties style:font-name="Abyssinica SIL" fo:font-size="2.09999990463257pt" style:font-size-asian="2.09999990463257pt" style:font-size-complex="2.09999990463257pt"/>
    </style:style>
    <style:style style:name="T18" style:family="text">
      <style:text-properties style:text-position="-33% 58%" style:font-name="Abyssinica SIL" fo:font-size="3.59999990463257pt" style:font-size-asian="3.59999990463257pt" style:font-size-complex="3.59999990463257pt"/>
    </style:style>
    <style:style style:name="T19" style:family="text">
      <style:text-properties style:font-name="Liberation Sans" fo:font-size="2.09999990463257pt" style:letter-kerning="true" style:font-name-asian="AR PL SungtiL GB" style:font-size-asian="2.09999990463257pt" style:font-name-complex="Lohit Devanagari" style:font-size-complex="2.09999990463257pt"/>
    </style:style>
    <style:style style:name="T20" style:family="text">
      <style:text-properties fo:color="#ffffff" fo:font-size="2.29999995231628pt" style:font-size-asian="2.29999995231628pt" style:font-size-complex="2.29999995231628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byssinica SIL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byssinica SIL" fo:font-size="7pt" fo:font-style="normal" fo:text-shadow="none" style:text-underline-style="none" fo:font-weight="normal" style:letter-kerning="true" style:font-name-asian="AR PL SungtiL GB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Gillius ADF Cond" style:font-name-asian="Liberation Sans1" style:font-name-complex="Liberation Sans1"/>
    </style:style>
    <style:style style:name="T24" style:family="text">
      <style:text-properties fo:color="#2b511a" style:font-name="Abyssinica SIL"/>
    </style:style>
    <style:style style:name="T25" style:family="text">
      <style:text-properties fo:color="#2b511a" style:text-position="-33% 58%" style:font-name="Abyssinica SIL"/>
    </style:style>
    <style:style style:name="T26" style:family="text">
      <style:text-properties fo:color="#6a1816" style:font-name="Abyssinica SIL"/>
    </style:style>
    <style:style style:name="T27" style:family="text">
      <style:text-properties fo:color="#6a1816" style:text-position="-33% 58%" style:font-name="Abyssinica SIL"/>
    </style:style>
    <style:style style:name="T28" style:family="text">
      <style:text-properties style:text-position="-33% 58%" style:font-name="Abyssinica SIL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0.812cm" svg:height="0.812cm" svg:x="7.589cm" svg:y="5.088cm">
          <text:p text:style-name="P1"><text:span text:style-name="T1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cm" svg:y1="4.1cm" svg:x2="7.8cm" svg:y2="4.1cm">
          <text:p/>
        </draw:line>
        <draw:custom-shape draw:style-name="gr3" draw:text-style-name="P4" draw:layer="layout" svg:width="0.406cm" svg:height="0.812cm" svg:x="7.803cm" svg:y="3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406cm" svg:height="0.812cm" svg:x="8.704cm" svg:y="3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406cm" svg:height="0.812cm" svg:x="9.605cm" svg:y="3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12cm" svg:height="0.812cm" svg:x="10.292cm" svg:y="5.091cm">
          <text:p text:style-name="P1"><text:span text:style-name="T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406cm" svg:height="0.812cm" svg:x="10.506cm" svg:y="3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406cm" svg:height="0.812cm" svg:x="11.404cm" svg:y="3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406cm" svg:height="0.812cm" svg:x="12.305cm" svg:y="3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12cm" svg:height="0.812cm" svg:x="12.992cm" svg:y="5.091cm">
          <text:p text:style-name="P1"><text:span text:style-name="T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406cm" svg:height="0.812cm" svg:x="13.206cm" svg:y="3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12cm" svg:height="0.812cm" svg:x="7.59cm" svg:y="6.189cm">
          <text:p text:style-name="P1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12cm" svg:height="0.812cm" svg:x="10.293cm" svg:y="6.192cm">
          <text:p text:style-name="P1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.209cm" svg:y1="4.1cm" svg:x2="8.704cm" svg:y2="4.1cm">
          <text:p/>
        </draw:line>
        <draw:line draw:style-name="gr2" draw:text-style-name="P3" draw:layer="layout" svg:x1="9.11cm" svg:y1="4.1cm" svg:x2="9.605cm" svg:y2="4.1cm">
          <text:p/>
        </draw:line>
        <draw:line draw:style-name="gr2" draw:text-style-name="P3" draw:layer="layout" svg:x1="10.011cm" svg:y1="4.1cm" svg:x2="10.506cm" svg:y2="4.1cm">
          <text:p/>
        </draw:line>
        <draw:line draw:style-name="gr2" draw:text-style-name="P3" draw:layer="layout" svg:x1="10.91cm" svg:y1="4.1cm" svg:x2="11.405cm" svg:y2="4.1cm">
          <text:p/>
        </draw:line>
        <draw:line draw:style-name="gr2" draw:text-style-name="P3" draw:layer="layout" svg:x1="11.811cm" svg:y1="4.1cm" svg:x2="12.306cm" svg:y2="4.1cm">
          <text:p/>
        </draw:line>
        <draw:line draw:style-name="gr2" draw:text-style-name="P3" draw:layer="layout" svg:x1="12.712cm" svg:y1="4.1cm" svg:x2="13.207cm" svg:y2="4.1cm">
          <text:p/>
        </draw:line>
        <draw:line draw:style-name="gr5" draw:text-style-name="P6" draw:layer="layout" svg:x1="7.803cm" svg:y1="3.1cm" svg:x2="10.011cm" svg:y2="3.1cm">
          <text:p/>
        </draw:line>
        <draw:line draw:style-name="gr5" draw:text-style-name="P6" draw:layer="layout" svg:x1="7.8cm" svg:y1="3.1cm" svg:x2="7.8cm" svg:y2="3.3cm">
          <text:p/>
        </draw:line>
        <draw:line draw:style-name="gr5" draw:text-style-name="P6" draw:layer="layout" svg:x1="10.011cm" svg:y1="3.1cm" svg:x2="10.011cm" svg:y2="3.3cm">
          <text:p/>
        </draw:line>
        <draw:line draw:style-name="gr6" draw:text-style-name="P6" draw:layer="layout" svg:x1="6.996cm" svg:y1="10.601cm" svg:x2="7.796cm" svg:y2="10.601cm">
          <text:p/>
        </draw:line>
        <draw:custom-shape draw:style-name="gr3" draw:text-style-name="P4" draw:layer="layout" svg:width="0.406cm" svg:height="0.812cm" svg:x="7.799cm" svg:y="10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406cm" svg:height="0.812cm" svg:x="8.7cm" svg:y="10.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406cm" svg:height="0.812cm" svg:x="9.601cm" svg:y="10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406cm" svg:height="0.812cm" svg:x="10.502cm" svg:y="10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406cm" svg:height="0.812cm" svg:x="11.4cm" svg:y="10.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406cm" svg:height="0.812cm" svg:x="12.301cm" svg:y="10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406cm" svg:height="0.812cm" svg:x="13.202cm" svg:y="10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8.494cm" svg:y1="10.601cm" svg:x2="8.7cm" svg:y2="10.601cm">
          <text:p/>
        </draw:line>
        <draw:line draw:style-name="gr6" draw:text-style-name="P6" draw:layer="layout" svg:x1="9.394cm" svg:y1="10.601cm" svg:x2="9.601cm" svg:y2="10.601cm">
          <text:p/>
        </draw:line>
        <draw:line draw:style-name="gr6" draw:text-style-name="P6" draw:layer="layout" svg:x1="10.294cm" svg:y1="10.601cm" svg:x2="10.502cm" svg:y2="10.601cm">
          <text:p/>
        </draw:line>
        <draw:line draw:style-name="gr6" draw:text-style-name="P6" draw:layer="layout" svg:x1="11.195cm" svg:y1="10.601cm" svg:x2="11.401cm" svg:y2="10.601cm">
          <text:p/>
        </draw:line>
        <draw:line draw:style-name="gr6" draw:text-style-name="P6" draw:layer="layout" svg:x1="12.095cm" svg:y1="10.601cm" svg:x2="12.302cm" svg:y2="10.601cm">
          <text:p/>
        </draw:line>
        <draw:line draw:style-name="gr6" draw:text-style-name="P6" draw:layer="layout" svg:x1="12.996cm" svg:y1="10.601cm" svg:x2="13.203cm" svg:y2="10.601cm">
          <text:p/>
        </draw:line>
        <draw:line draw:style-name="gr5" draw:text-style-name="P6" draw:layer="layout" svg:x1="7.799cm" svg:y1="9.501cm" svg:x2="10.007cm" svg:y2="9.501cm">
          <text:p/>
        </draw:line>
        <draw:frame draw:style-name="gr7" draw:text-style-name="P8" draw:layer="layout" svg:width="2.61cm" svg:height="0.535cm" svg:x="7.62cm" svg:y="9.42cm">
          <draw:text-box>
            <text:p text:style-name="P7"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r</text:span><text:span text:style-name="T3">a</text:span><text:span text:style-name="T3">t</text:span><text:span text:style-name="T3">e</text:span><text:span text:style-name="T3"> </text:span><text:span text:style-name="T3">=</text:span><text:span text:style-name="T3"> </text:span><text:span text:style-name="T3">3</text:span></text:p>
          </draw:text-box>
        </draw:frame>
        <draw:line draw:style-name="gr5" draw:text-style-name="P6" draw:layer="layout" svg:x1="7.796cm" svg:y1="9.501cm" svg:x2="7.796cm" svg:y2="9.701cm">
          <text:p/>
        </draw:line>
        <draw:line draw:style-name="gr5" draw:text-style-name="P6" draw:layer="layout" svg:x1="10.007cm" svg:y1="9.501cm" svg:x2="10.007cm" svg:y2="9.701cm">
          <text:p/>
        </draw:line>
        <draw:line draw:style-name="gr8" draw:text-style-name="P6" draw:layer="layout" svg:x1="6.991cm" svg:y1="11.201cm" svg:x2="8.494cm" svg:y2="11.201cm">
          <text:p/>
        </draw:line>
        <draw:line draw:style-name="gr8" draw:text-style-name="P6" draw:layer="layout" svg:x1="8.494cm" svg:y1="10.601cm" svg:x2="8.494cm" svg:y2="11.201cm">
          <text:p/>
        </draw:line>
        <draw:line draw:style-name="gr8" draw:text-style-name="P6" draw:layer="layout" svg:x1="8.358cm" svg:y1="10.001cm" svg:x2="8.358cm" svg:y2="10.601cm">
          <text:p/>
        </draw:line>
        <draw:line draw:style-name="gr8" draw:text-style-name="P6" draw:layer="layout" svg:x1="8.205cm" svg:y1="10.601cm" svg:x2="8.358cm" svg:y2="10.601cm">
          <text:p/>
        </draw:line>
        <draw:line draw:style-name="gr8" draw:text-style-name="P6" draw:layer="layout" svg:x1="8.358cm" svg:y1="10.001cm" svg:x2="9.394cm" svg:y2="10.001cm">
          <text:p/>
        </draw:line>
        <draw:line draw:style-name="gr8" draw:text-style-name="P6" draw:layer="layout" svg:x1="9.394cm" svg:y1="10.001cm" svg:x2="9.394cm" svg:y2="10.601cm">
          <text:p/>
        </draw:line>
        <draw:line draw:style-name="gr8" draw:text-style-name="P6" draw:layer="layout" svg:x1="9.257cm" svg:y1="10.601cm" svg:x2="9.257cm" svg:y2="11.201cm">
          <text:p/>
        </draw:line>
        <draw:line draw:style-name="gr8" draw:text-style-name="P6" draw:layer="layout" svg:x1="9.257cm" svg:y1="11.201cm" svg:x2="10.294cm" svg:y2="11.201cm">
          <text:p/>
        </draw:line>
        <draw:line draw:style-name="gr8" draw:text-style-name="P6" draw:layer="layout" svg:x1="10.294cm" svg:y1="10.601cm" svg:x2="10.294cm" svg:y2="11.201cm">
          <text:p/>
        </draw:line>
        <draw:line draw:style-name="gr8" draw:text-style-name="P6" draw:layer="layout" svg:x1="11.195cm" svg:y1="10.001cm" svg:x2="11.195cm" svg:y2="10.601cm">
          <text:p/>
        </draw:line>
        <draw:line draw:style-name="gr8" draw:text-style-name="P6" draw:layer="layout" svg:x1="12.095cm" svg:y1="10.601cm" svg:x2="12.095cm" svg:y2="11.201cm">
          <text:p/>
        </draw:line>
        <draw:line draw:style-name="gr8" draw:text-style-name="P6" draw:layer="layout" svg:x1="12.996cm" svg:y1="10.001cm" svg:x2="12.996cm" svg:y2="10.601cm">
          <text:p/>
        </draw:line>
        <draw:line draw:style-name="gr6" draw:text-style-name="P6" draw:layer="layout" svg:x1="12.857cm" svg:y1="11.201cm" svg:x2="14.108cm" svg:y2="11.201cm">
          <text:p/>
        </draw:line>
        <draw:line draw:style-name="gr6" draw:text-style-name="P6" draw:layer="layout" svg:x1="13.609cm" svg:y1="10.601cm" svg:x2="14.108cm" svg:y2="10.601cm">
          <text:p/>
        </draw:line>
        <draw:line draw:style-name="gr8" draw:text-style-name="P6" draw:layer="layout" svg:x1="10.159cm" svg:y1="10.001cm" svg:x2="10.159cm" svg:y2="10.601cm">
          <text:p/>
        </draw:line>
        <draw:line draw:style-name="gr8" draw:text-style-name="P6" draw:layer="layout" svg:x1="10.006cm" svg:y1="10.601cm" svg:x2="10.159cm" svg:y2="10.601cm">
          <text:p/>
        </draw:line>
        <draw:line draw:style-name="gr8" draw:text-style-name="P6" draw:layer="layout" svg:x1="10.159cm" svg:y1="10.001cm" svg:x2="11.195cm" svg:y2="10.001cm">
          <text:p/>
        </draw:line>
        <draw:line draw:style-name="gr8" draw:text-style-name="P6" draw:layer="layout" svg:x1="11.96cm" svg:y1="10.001cm" svg:x2="11.96cm" svg:y2="10.601cm">
          <text:p/>
        </draw:line>
        <draw:line draw:style-name="gr8" draw:text-style-name="P6" draw:layer="layout" svg:x1="11.807cm" svg:y1="10.601cm" svg:x2="11.96cm" svg:y2="10.601cm">
          <text:p/>
        </draw:line>
        <draw:line draw:style-name="gr8" draw:text-style-name="P6" draw:layer="layout" svg:x1="11.96cm" svg:y1="10.001cm" svg:x2="12.996cm" svg:y2="10.001cm">
          <text:p/>
        </draw:line>
        <draw:line draw:style-name="gr8" draw:text-style-name="P6" draw:layer="layout" svg:x1="9.106cm" svg:y1="10.601cm" svg:x2="9.259cm" svg:y2="10.601cm">
          <text:p/>
        </draw:line>
        <draw:line draw:style-name="gr8" draw:text-style-name="P6" draw:layer="layout" svg:x1="11.057cm" svg:y1="10.601cm" svg:x2="11.057cm" svg:y2="11.201cm">
          <text:p/>
        </draw:line>
        <draw:line draw:style-name="gr8" draw:text-style-name="P6" draw:layer="layout" svg:x1="11.057cm" svg:y1="11.201cm" svg:x2="12.094cm" svg:y2="11.201cm">
          <text:p/>
        </draw:line>
        <draw:line draw:style-name="gr8" draw:text-style-name="P6" draw:layer="layout" svg:x1="10.906cm" svg:y1="10.601cm" svg:x2="11.059cm" svg:y2="10.601cm">
          <text:p/>
        </draw:line>
        <draw:line draw:style-name="gr8" draw:text-style-name="P6" draw:layer="layout" svg:x1="12.857cm" svg:y1="10.601cm" svg:x2="12.857cm" svg:y2="11.201cm">
          <text:p/>
        </draw:line>
        <draw:line draw:style-name="gr8" draw:text-style-name="P6" draw:layer="layout" svg:x1="12.706cm" svg:y1="10.601cm" svg:x2="12.859cm" svg:y2="10.601cm">
          <text:p/>
        </draw:line>
        <draw:line draw:style-name="gr9" draw:text-style-name="P6" draw:layer="layout" svg:x1="7.995cm" svg:y1="4.5cm" svg:x2="7.995cm" svg:y2="5.088cm">
          <text:p/>
        </draw:line>
        <draw:line draw:style-name="gr9" draw:text-style-name="P6" draw:layer="layout" svg:x1="10.699cm" svg:y1="4.503cm" svg:x2="10.699cm" svg:y2="5.091cm">
          <text:p/>
        </draw:line>
        <draw:line draw:style-name="gr9" draw:text-style-name="P6" draw:layer="layout" svg:x1="13.397cm" svg:y1="4.504cm" svg:x2="13.397cm" svg:y2="5.092cm">
          <text:p/>
        </draw:line>
        <draw:line draw:style-name="gr9" draw:text-style-name="P6" draw:layer="layout" svg:x1="7.995cm" svg:y1="5.9cm" svg:x2="7.995cm" svg:y2="6.19cm">
          <text:p/>
        </draw:line>
        <draw:line draw:style-name="gr9" draw:text-style-name="P6" draw:layer="layout" svg:x1="10.699cm" svg:y1="5.901cm" svg:x2="10.699cm" svg:y2="6.191cm">
          <text:p/>
        </draw:line>
        <draw:line draw:style-name="gr9" draw:text-style-name="P6" draw:layer="layout" svg:x1="13.397cm" svg:y1="5.902cm" svg:x2="13.397cm" svg:y2="6.192cm">
          <text:p/>
        </draw:line>
        <draw:line draw:style-name="gr10" draw:text-style-name="P6" draw:layer="layout" svg:x1="7cm" svg:y1="6.6cm" svg:x2="7.595cm" svg:y2="6.6cm">
          <text:p/>
        </draw:line>
        <draw:line draw:style-name="gr10" draw:text-style-name="P6" draw:layer="layout" svg:x1="8.402cm" svg:y1="6.6cm" svg:x2="10.293cm" svg:y2="6.6cm">
          <text:p/>
        </draw:line>
        <draw:line draw:style-name="gr10" draw:text-style-name="P6" draw:layer="layout" svg:x1="11.098cm" svg:y1="6.6cm" svg:x2="12.989cm" svg:y2="6.6cm">
          <text:p/>
        </draw:line>
        <draw:line draw:style-name="gr10" draw:text-style-name="P6" draw:layer="layout" svg:x1="13.794cm" svg:y1="6.6cm" svg:x2="14.108cm" svg:y2="6.6cm">
          <text:p/>
        </draw:line>
        <draw:custom-shape draw:style-name="gr1" draw:text-style-name="P2" draw:layer="layout" svg:width="0.812cm" svg:height="0.812cm" svg:x="12.993cm" svg:y="6.192cm">
          <text:p text:style-name="P1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613cm" svg:y1="4.1cm" svg:x2="14.108cm" svg:y2="4.1cm">
          <text:p/>
        </draw:line>
        <draw:custom-shape draw:style-name="gr1" draw:text-style-name="P2" draw:layer="layout" svg:width="0.812cm" svg:height="0.812cm" svg:x="2.384cm" svg:y="5.089cm">
          <text:p text:style-name="P1"><text:span text:style-name="T1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.902cm" svg:y1="4.101cm" svg:x2="2.595cm" svg:y2="4.101cm">
          <text:p/>
        </draw:line>
        <draw:custom-shape draw:style-name="gr3" draw:text-style-name="P4" draw:layer="layout" svg:width="0.406cm" svg:height="0.812cm" svg:x="2.598cm" svg:y="3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12cm" svg:height="0.812cm" svg:x="3.687cm" svg:y="5.092cm">
          <text:p text:style-name="P1"><text:span text:style-name="T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406cm" svg:height="0.812cm" svg:x="3.901cm" svg:y="3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12cm" svg:height="0.812cm" svg:x="4.987cm" svg:y="5.092cm">
          <text:p text:style-name="P1"><text:span text:style-name="T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406cm" svg:height="0.812cm" svg:x="5.201cm" svg:y="3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12cm" svg:height="0.812cm" svg:x="2.385cm" svg:y="6.19cm">
          <text:p text:style-name="P1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12cm" svg:height="0.812cm" svg:x="3.688cm" svg:y="6.193cm">
          <text:p text:style-name="P1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004cm" svg:y1="4.101cm" svg:x2="3.901cm" svg:y2="4.101cm">
          <text:p/>
        </draw:line>
        <draw:line draw:style-name="gr2" draw:text-style-name="P3" draw:layer="layout" svg:x1="4.305cm" svg:y1="4.101cm" svg:x2="5.201cm" svg:y2="4.101cm">
          <text:p/>
        </draw:line>
        <draw:line draw:style-name="gr9" draw:text-style-name="P6" draw:layer="layout" svg:x1="2.79cm" svg:y1="4.501cm" svg:x2="2.79cm" svg:y2="5.089cm">
          <text:p/>
        </draw:line>
        <draw:line draw:style-name="gr9" draw:text-style-name="P6" draw:layer="layout" svg:x1="4.094cm" svg:y1="4.504cm" svg:x2="4.094cm" svg:y2="5.092cm">
          <text:p/>
        </draw:line>
        <draw:line draw:style-name="gr9" draw:text-style-name="P6" draw:layer="layout" svg:x1="5.392cm" svg:y1="4.505cm" svg:x2="5.392cm" svg:y2="5.093cm">
          <text:p/>
        </draw:line>
        <draw:line draw:style-name="gr9" draw:text-style-name="P6" draw:layer="layout" svg:x1="2.79cm" svg:y1="5.901cm" svg:x2="2.79cm" svg:y2="6.191cm">
          <text:p/>
        </draw:line>
        <draw:line draw:style-name="gr9" draw:text-style-name="P6" draw:layer="layout" svg:x1="4.094cm" svg:y1="5.902cm" svg:x2="4.094cm" svg:y2="6.192cm">
          <text:p/>
        </draw:line>
        <draw:line draw:style-name="gr9" draw:text-style-name="P6" draw:layer="layout" svg:x1="5.392cm" svg:y1="5.903cm" svg:x2="5.392cm" svg:y2="6.193cm">
          <text:p/>
        </draw:line>
        <draw:line draw:style-name="gr10" draw:text-style-name="P6" draw:layer="layout" svg:x1="1.902cm" svg:y1="6.601cm" svg:x2="2.39cm" svg:y2="6.601cm">
          <text:p/>
        </draw:line>
        <draw:line draw:style-name="gr10" draw:text-style-name="P6" draw:layer="layout" svg:x1="3.197cm" svg:y1="6.601cm" svg:x2="3.688cm" svg:y2="6.601cm">
          <text:p/>
        </draw:line>
        <draw:line draw:style-name="gr10" draw:text-style-name="P6" draw:layer="layout" svg:x1="4.493cm" svg:y1="6.601cm" svg:x2="4.988cm" svg:y2="6.601cm">
          <text:p/>
        </draw:line>
        <draw:line draw:style-name="gr10" draw:text-style-name="P6" draw:layer="layout" svg:x1="5.789cm" svg:y1="6.601cm" svg:x2="6.103cm" svg:y2="6.601cm">
          <text:p/>
        </draw:line>
        <draw:custom-shape draw:style-name="gr1" draw:text-style-name="P2" draw:layer="layout" svg:width="0.812cm" svg:height="0.812cm" svg:x="4.988cm" svg:y="6.193cm">
          <text:p text:style-name="P1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5.608cm" svg:y1="4.101cm" svg:x2="6.103cm" svg:y2="4.101cm">
          <text:p/>
        </draw:line>
        <draw:line draw:style-name="gr9" draw:text-style-name="P6" draw:layer="layout" svg:x1="3.4cm" svg:y1="5.5cm" svg:x2="3.2cm" svg:y2="5.5cm">
          <text:p/>
        </draw:line>
        <draw:line draw:style-name="gr9" draw:text-style-name="P6" draw:layer="layout" svg:x1="4.696cm" svg:y1="5.5cm" svg:x2="4.496cm" svg:y2="5.5cm">
          <text:p/>
        </draw:line>
        <draw:line draw:style-name="gr9" draw:text-style-name="P6" draw:layer="layout" svg:x1="5.997cm" svg:y1="5.5cm" svg:x2="5.797cm" svg:y2="5.5cm">
          <text:p/>
        </draw:line>
        <draw:custom-shape draw:style-name="gr1" draw:text-style-name="P2" draw:layer="layout" svg:width="0.812cm" svg:height="0.812cm" svg:x="7.59cm" svg:y="11.584cm">
          <text:p text:style-name="P1"><text:span text:style-name="T1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12cm" svg:height="0.812cm" svg:x="10.293cm" svg:y="11.587cm">
          <text:p text:style-name="P1"><text:span text:style-name="T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12cm" svg:height="0.812cm" svg:x="12.993cm" svg:y="11.587cm">
          <text:p text:style-name="P1"><text:span text:style-name="T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12cm" svg:height="0.812cm" svg:x="7.591cm" svg:y="12.685cm">
          <text:p text:style-name="P1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12cm" svg:height="0.812cm" svg:x="10.294cm" svg:y="12.688cm">
          <text:p text:style-name="P1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7.996cm" svg:y1="10.996cm" svg:x2="7.996cm" svg:y2="11.584cm">
          <text:p/>
        </draw:line>
        <draw:line draw:style-name="gr9" draw:text-style-name="P6" draw:layer="layout" svg:x1="10.7cm" svg:y1="10.999cm" svg:x2="10.7cm" svg:y2="11.587cm">
          <text:p/>
        </draw:line>
        <draw:line draw:style-name="gr9" draw:text-style-name="P6" draw:layer="layout" svg:x1="13.398cm" svg:y1="11cm" svg:x2="13.398cm" svg:y2="11.588cm">
          <text:p/>
        </draw:line>
        <draw:line draw:style-name="gr9" draw:text-style-name="P6" draw:layer="layout" svg:x1="7.996cm" svg:y1="12.396cm" svg:x2="7.996cm" svg:y2="12.686cm">
          <text:p/>
        </draw:line>
        <draw:line draw:style-name="gr9" draw:text-style-name="P6" draw:layer="layout" svg:x1="10.7cm" svg:y1="12.397cm" svg:x2="10.7cm" svg:y2="12.687cm">
          <text:p/>
        </draw:line>
        <draw:line draw:style-name="gr9" draw:text-style-name="P6" draw:layer="layout" svg:x1="13.398cm" svg:y1="12.398cm" svg:x2="13.398cm" svg:y2="12.688cm">
          <text:p/>
        </draw:line>
        <draw:line draw:style-name="gr10" draw:text-style-name="P6" draw:layer="layout" svg:x1="7.001cm" svg:y1="13.096cm" svg:x2="7.596cm" svg:y2="13.096cm">
          <text:p/>
        </draw:line>
        <draw:line draw:style-name="gr10" draw:text-style-name="P6" draw:layer="layout" svg:x1="8.403cm" svg:y1="13.096cm" svg:x2="10.294cm" svg:y2="13.096cm">
          <text:p/>
        </draw:line>
        <draw:line draw:style-name="gr10" draw:text-style-name="P6" draw:layer="layout" svg:x1="11.099cm" svg:y1="13.096cm" svg:x2="12.99cm" svg:y2="13.096cm">
          <text:p/>
        </draw:line>
        <draw:line draw:style-name="gr10" draw:text-style-name="P6" draw:layer="layout" svg:x1="13.795cm" svg:y1="13.096cm" svg:x2="14.109cm" svg:y2="13.096cm">
          <text:p/>
        </draw:line>
        <draw:custom-shape draw:style-name="gr11" draw:text-style-name="P2" draw:layer="layout" svg:width="0.812cm" svg:height="0.812cm" svg:x="12.994cm" svg:y="12.688cm">
          <text:p text:style-name="P1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.897cm" svg:y1="10.602cm" svg:x2="2.6cm" svg:y2="10.602cm">
          <text:p/>
        </draw:line>
        <draw:custom-shape draw:style-name="gr3" draw:text-style-name="P4" draw:layer="layout" svg:width="0.406cm" svg:height="0.812cm" svg:x="2.6cm" svg:y="10.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406cm" svg:height="0.812cm" svg:x="3.903cm" svg:y="10.1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406cm" svg:height="0.812cm" svg:x="5.203cm" svg:y="10.1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3.495cm" svg:y1="10.602cm" svg:x2="3.901cm" svg:y2="10.602cm">
          <text:p/>
        </draw:line>
        <draw:line draw:style-name="gr6" draw:text-style-name="P6" draw:layer="layout" svg:x1="4.797cm" svg:y1="10.602cm" svg:x2="5.204cm" svg:y2="10.602cm">
          <text:p/>
        </draw:line>
        <draw:line draw:style-name="gr8" draw:text-style-name="P6" draw:layer="layout" svg:x1="1.892cm" svg:y1="11.202cm" svg:x2="3.495cm" svg:y2="11.202cm">
          <text:p/>
        </draw:line>
        <draw:line draw:style-name="gr8" draw:text-style-name="P6" draw:layer="layout" svg:x1="3.495cm" svg:y1="10.602cm" svg:x2="3.495cm" svg:y2="11.202cm">
          <text:p/>
        </draw:line>
        <draw:line draw:style-name="gr8" draw:text-style-name="P6" draw:layer="layout" svg:x1="3.259cm" svg:y1="10.002cm" svg:x2="3.259cm" svg:y2="10.602cm">
          <text:p/>
        </draw:line>
        <draw:line draw:style-name="gr8" draw:text-style-name="P6" draw:layer="layout" svg:x1="3.006cm" svg:y1="10.602cm" svg:x2="3.259cm" svg:y2="10.602cm">
          <text:p/>
        </draw:line>
        <draw:line draw:style-name="gr8" draw:text-style-name="P6" draw:layer="layout" svg:x1="4.797cm" svg:y1="10.002cm" svg:x2="4.797cm" svg:y2="10.602cm">
          <text:p/>
        </draw:line>
        <draw:line draw:style-name="gr6" draw:text-style-name="P6" draw:layer="layout" svg:x1="4.558cm" svg:y1="11.202cm" svg:x2="6.103cm" svg:y2="11.202cm">
          <text:p/>
        </draw:line>
        <draw:line draw:style-name="gr6" draw:text-style-name="P6" draw:layer="layout" svg:x1="5.61cm" svg:y1="10.602cm" svg:x2="6.103cm" svg:y2="10.602cm">
          <text:p/>
        </draw:line>
        <draw:line draw:style-name="gr8" draw:text-style-name="P6" draw:layer="layout" svg:x1="3.259cm" svg:y1="10.002cm" svg:x2="4.797cm" svg:y2="10.002cm">
          <text:p/>
        </draw:line>
        <draw:line draw:style-name="gr8" draw:text-style-name="P6" draw:layer="layout" svg:x1="4.558cm" svg:y1="10.602cm" svg:x2="4.558cm" svg:y2="11.202cm">
          <text:p/>
        </draw:line>
        <draw:line draw:style-name="gr8" draw:text-style-name="P6" draw:layer="layout" svg:x1="4.307cm" svg:y1="10.602cm" svg:x2="4.558cm" svg:y2="10.602cm">
          <text:p/>
        </draw:line>
        <draw:custom-shape draw:style-name="gr1" draw:text-style-name="P2" draw:layer="layout" svg:width="0.812cm" svg:height="0.812cm" svg:x="2.391cm" svg:y="11.585cm">
          <text:p text:style-name="P1"><text:span text:style-name="T1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12cm" svg:height="0.812cm" svg:x="3.694cm" svg:y="11.588cm">
          <text:p text:style-name="P1"><text:span text:style-name="T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12cm" svg:height="0.812cm" svg:x="4.994cm" svg:y="11.588cm">
          <text:p text:style-name="P1"><text:span text:style-name="T1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12cm" svg:height="0.812cm" svg:x="2.392cm" svg:y="12.686cm">
          <text:p text:style-name="P1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12cm" svg:height="0.812cm" svg:x="3.695cm" svg:y="12.689cm">
          <text:p text:style-name="P1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2.797cm" svg:y1="10.997cm" svg:x2="2.797cm" svg:y2="11.585cm">
          <text:p/>
        </draw:line>
        <draw:line draw:style-name="gr9" draw:text-style-name="P6" draw:layer="layout" svg:x1="4.101cm" svg:y1="11cm" svg:x2="4.101cm" svg:y2="11.588cm">
          <text:p/>
        </draw:line>
        <draw:line draw:style-name="gr9" draw:text-style-name="P6" draw:layer="layout" svg:x1="5.399cm" svg:y1="11.001cm" svg:x2="5.399cm" svg:y2="11.589cm">
          <text:p/>
        </draw:line>
        <draw:line draw:style-name="gr9" draw:text-style-name="P6" draw:layer="layout" svg:x1="2.797cm" svg:y1="12.397cm" svg:x2="2.797cm" svg:y2="12.687cm">
          <text:p/>
        </draw:line>
        <draw:line draw:style-name="gr9" draw:text-style-name="P6" draw:layer="layout" svg:x1="4.101cm" svg:y1="12.398cm" svg:x2="4.101cm" svg:y2="12.688cm">
          <text:p/>
        </draw:line>
        <draw:line draw:style-name="gr9" draw:text-style-name="P6" draw:layer="layout" svg:x1="5.399cm" svg:y1="12.399cm" svg:x2="5.399cm" svg:y2="12.689cm">
          <text:p/>
        </draw:line>
        <draw:line draw:style-name="gr10" draw:text-style-name="P6" draw:layer="layout" svg:x1="1.902cm" svg:y1="13.097cm" svg:x2="2.392cm" svg:y2="13.097cm">
          <text:p/>
        </draw:line>
        <draw:line draw:style-name="gr10" draw:text-style-name="P6" draw:layer="layout" svg:x1="3.204cm" svg:y1="13.097cm" svg:x2="3.695cm" svg:y2="13.097cm">
          <text:p/>
        </draw:line>
        <draw:line draw:style-name="gr10" draw:text-style-name="P6" draw:layer="layout" svg:x1="4.507cm" svg:y1="13.097cm" svg:x2="4.991cm" svg:y2="13.097cm">
          <text:p/>
        </draw:line>
        <draw:line draw:style-name="gr10" draw:text-style-name="P6" draw:layer="layout" svg:x1="5.796cm" svg:y1="13.097cm" svg:x2="6.103cm" svg:y2="13.097cm">
          <text:p/>
        </draw:line>
        <draw:custom-shape draw:style-name="gr11" draw:text-style-name="P2" draw:layer="layout" svg:width="0.812cm" svg:height="0.812cm" svg:x="4.995cm" svg:y="12.689cm">
          <text:p text:style-name="P1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3.398cm" svg:y1="12cm" svg:x2="3.198cm" svg:y2="12cm">
          <text:p/>
        </draw:line>
        <draw:line draw:style-name="gr9" draw:text-style-name="P6" draw:layer="layout" svg:x1="4.694cm" svg:y1="12cm" svg:x2="4.494cm" svg:y2="12cm">
          <text:p/>
        </draw:line>
        <draw:line draw:style-name="gr9" draw:text-style-name="P6" draw:layer="layout" svg:x1="5.995cm" svg:y1="12cm" svg:x2="5.795cm" svg:y2="12cm">
          <text:p/>
        </draw:line>
        <draw:custom-shape draw:style-name="gr12" draw:text-style-name="P9" draw:layer="layout" svg:width="2.6cm" svg:height="0.8cm" svg:x="2.8cm" svg:y="9.1cm">
          <text:p text:style-name="P1"><text:span text:style-name="T4">S</text:span><text:span text:style-name="T4">tr</text:span><text:span text:style-name="T4">i</text:span><text:span text:style-name="T4">d</text:span><text:span text:style-name="T4">e </text:span><text:span text:style-name="T4">= </text:span><text:span text:style-name="T4">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draw:layer="layout" svg:width="2.6cm" svg:height="0.8cm" svg:x="9.401cm" svg:y="8.801cm">
          <text:p text:style-name="P1"><text:span text:style-name="T4">St</text:span><text:span text:style-name="T4">ri</text:span><text:span text:style-name="T4">de </text:span><text:span text:style-name="T4">= </text:span><text:span text:style-name="T4">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6" draw:layer="layout" svg:x1="7.804cm" svg:y1="2.6cm" svg:x2="13.6cm" svg:y2="2.6cm">
          <text:p/>
        </draw:line>
        <draw:line draw:style-name="gr5" draw:text-style-name="P6" draw:layer="layout" svg:x1="7.801cm" svg:y1="2.6cm" svg:x2="7.801cm" svg:y2="2.8cm">
          <text:p/>
        </draw:line>
        <draw:line draw:style-name="gr5" draw:text-style-name="P6" draw:layer="layout" svg:x1="13.612cm" svg:y1="2.6cm" svg:x2="13.612cm" svg:y2="2.8cm">
          <text:p/>
        </draw:line>
        <draw:frame draw:style-name="gr13" draw:text-style-name="P11" draw:layer="layout" svg:width="3.804cm" svg:height="0.619cm" svg:x="8.821cm" svg:y="2.5cm">
          <draw:text-box>
            <text:p text:style-name="P10"><text:span text:style-name="T5">W</text:span><text:span text:style-name="T5">i</text:span><text:span text:style-name="T5">n</text:span><text:span text:style-name="T5">d</text:span><text:span text:style-name="T5">o</text:span><text:span text:style-name="T5">w </text:span><text:span text:style-name="T5">le</text:span><text:span text:style-name="T5">n</text:span><text:span text:style-name="T5">g</text:span><text:span text:style-name="T5">t</text:span><text:span text:style-name="T5">h </text:span><text:span text:style-name="T5">= </text:span><text:span text:style-name="T5">7</text:span></text:p>
          </draw:text-box>
        </draw:frame>
        <draw:line draw:style-name="gr9" draw:text-style-name="P6" draw:layer="layout" svg:x1="8.599cm" svg:y1="12cm" svg:x2="8.399cm" svg:y2="12cm">
          <text:p/>
        </draw:line>
        <draw:line draw:style-name="gr9" draw:text-style-name="P6" draw:layer="layout" svg:x1="11.303cm" svg:y1="12cm" svg:x2="11.103cm" svg:y2="12cm">
          <text:p/>
        </draw:line>
        <draw:line draw:style-name="gr9" draw:text-style-name="P6" draw:layer="layout" svg:x1="14.002cm" svg:y1="12cm" svg:x2="13.802cm" svg:y2="12cm">
          <text:p/>
        </draw:line>
        <draw:line draw:style-name="gr9" draw:text-style-name="P6" draw:layer="layout" svg:x1="8.595cm" svg:y1="5.5cm" svg:x2="8.395cm" svg:y2="5.5cm">
          <text:p/>
        </draw:line>
        <draw:line draw:style-name="gr9" draw:text-style-name="P6" draw:layer="layout" svg:x1="11.299cm" svg:y1="5.5cm" svg:x2="11.099cm" svg:y2="5.5cm">
          <text:p/>
        </draw:line>
        <draw:line draw:style-name="gr9" draw:text-style-name="P6" draw:layer="layout" svg:x1="13.998cm" svg:y1="5.5cm" svg:x2="13.798cm" svg:y2="5.5cm">
          <text:p/>
        </draw:line>
        <draw:line draw:style-name="gr5" draw:text-style-name="P6" draw:layer="layout" svg:x1="1.5cm" svg:y1="8.6cm" svg:x2="14.5cm" svg:y2="8.6cm">
          <text:p/>
        </draw:line>
        <draw:line draw:style-name="gr5" draw:text-style-name="P6" draw:layer="layout" svg:x1="1.5cm" svg:y1="2.2cm" svg:x2="14.5cm" svg:y2="2.2cm">
          <text:p/>
        </draw:line>
        <draw:line draw:style-name="gr5" draw:text-style-name="P6" draw:layer="layout" svg:x1="1.5cm" svg:y1="15cm" svg:x2="14.5cm" svg:y2="15cm">
          <text:p/>
        </draw:line>
        <draw:line draw:style-name="gr5" draw:text-style-name="P6" draw:layer="layout" svg:x1="1.5cm" svg:y1="15cm" svg:x2="1.5cm" svg:y2="2.2cm">
          <text:p/>
        </draw:line>
        <draw:line draw:style-name="gr5" draw:text-style-name="P6" draw:layer="layout" svg:x1="14.5cm" svg:y1="15cm" svg:x2="14.5cm" svg:y2="2.2cm">
          <text:p/>
        </draw:line>
        <draw:line draw:style-name="gr5" draw:text-style-name="P6" draw:layer="layout" svg:x1="6.5cm" svg:y1="15cm" svg:x2="6.5cm" svg:y2="2.2cm">
          <text:p/>
        </draw:line>
        <draw:frame draw:style-name="gr7" draw:text-style-name="P8" draw:layer="layout" svg:width="2.61cm" svg:height="0.535cm" svg:x="7.62cm" svg:y="3.021cm">
          <draw:text-box>
            <text:p text:style-name="P7"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r</text:span><text:span text:style-name="T3">a</text:span><text:span text:style-name="T3">t</text:span><text:span text:style-name="T3">e</text:span><text:span text:style-name="T3"> </text:span><text:span text:style-name="T3">=</text:span><text:span text:style-name="T3"> </text:span><text:span text:style-name="T3">3</text:span></text:p>
          </draw:text-box>
        </draw:frame>
        <draw:line draw:style-name="gr5" draw:text-style-name="P6" draw:layer="layout" svg:x1="2.605cm" svg:y1="2.601cm" svg:x2="5.613cm" svg:y2="2.601cm">
          <text:p/>
        </draw:line>
        <draw:line draw:style-name="gr5" draw:text-style-name="P6" draw:layer="layout" svg:x1="2.602cm" svg:y1="2.601cm" svg:x2="2.602cm" svg:y2="2.801cm">
          <text:p/>
        </draw:line>
        <draw:line draw:style-name="gr5" draw:text-style-name="P6" draw:layer="layout" svg:x1="5.613cm" svg:y1="2.601cm" svg:x2="5.613cm" svg:y2="2.801cm">
          <text:p/>
        </draw:line>
        <draw:frame draw:style-name="gr14" draw:text-style-name="P11" draw:layer="layout" svg:width="3.355cm" svg:height="0.569cm" svg:x="2.422cm" svg:y="2.501cm">
          <draw:text-box>
            <text:p text:style-name="P10"><text:span text:style-name="T4">W</text:span><text:span text:style-name="T4">i</text:span><text:span text:style-name="T4">n</text:span><text:span text:style-name="T4">d</text:span><text:span text:style-name="T4">o</text:span><text:span text:style-name="T4">w</text:span><text:span text:style-name="T4"> </text:span><text:span text:style-name="T4">l</text:span><text:span text:style-name="T4">e</text:span><text:span text:style-name="T4">n</text:span><text:span text:style-name="T4">g</text:span><text:span text:style-name="T4">t</text:span><text:span text:style-name="T4">h</text:span><text:span text:style-name="T4"> </text:span><text:span text:style-name="T4">=</text:span><text:span text:style-name="T4"> </text:span><text:span text:style-name="T4">3</text:span></text:p>
          </draw:text-box>
        </draw:frame>
        <draw:custom-shape draw:style-name="gr15" draw:text-style-name="P13" draw:layer="layout" svg:width="0.3cm" svg:height="0.3cm" svg:x="3.374cm" svg:y="7.338cm">
          <text:p text:style-name="P12"><text:span text:style-name="T6">0</text:span><text:span text:style-name="T7">th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3.674cm" svg:y="7.338cm">
          <text:p text:style-name="P12"><text:span text:style-name="T6">1</text:span><text:span text:style-name="T7">st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3.974cm" svg:y="7.338cm">
          <text:p text:style-name="P12"><text:span text:style-name="T6">2</text:span><text:span text:style-name="T7">nd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4.274cm" svg:y="7.338cm">
          <text:p text:style-name="P12"><text:span text:style-name="T6">3</text:span><text:span text:style-name="T7">th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4.574cm" svg:y="7.338cm">
          <text:p text:style-name="P12"><text:span text:style-name="T6">4</text:span><text:span text:style-name="T7">th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4.874cm" svg:y="7.338cm">
          <text:p text:style-name="P12"><text:span text:style-name="T6">5</text:span><text:span text:style-name="T7">th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3cm" svg:height="0.3cm" svg:x="3.374cm" svg:y="7.7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3cm" svg:height="0.3cm" svg:x="3.674cm" svg:y="7.7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3cm" svg:height="0.3cm" svg:x="3.974cm" svg:y="7.7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3cm" svg:height="0.3cm" svg:x="3.674cm" svg:y="8.1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3cm" svg:height="0.3cm" svg:x="3.974cm" svg:y="8.1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3cm" svg:height="0.3cm" svg:x="4.274cm" svg:y="8.138cm">
          <text:p/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0.996cm" svg:height="0.609cm" svg:x="2.674cm" svg:y="7.592cm">
          <draw:text-box>
            <text:p text:style-name="P15"><text:span text:style-name="T8">t</text:span><text:span text:style-name="T9">0</text:span><text:span text:style-name="T9"> </text:span><text:span text:style-name="T8">:</text:span><text:span text:style-name="T9"> </text:span><text:span text:style-name="T9"><text:s/></text:span></text:p>
          </draw:text-box>
        </draw:frame>
        <draw:frame draw:style-name="gr17" draw:text-style-name="P16" draw:layer="layout" svg:width="0.996cm" svg:height="0.609cm" svg:x="2.674cm" svg:y="8.003cm">
          <draw:text-box>
            <text:p text:style-name="P15"><text:span text:style-name="T8">t</text:span><text:span text:style-name="T9">1 </text:span><text:span text:style-name="T8">:</text:span><text:span text:style-name="T9"> <text:s/></text:span></text:p>
          </draw:text-box>
        </draw:frame>
        <draw:frame draw:style-name="gr18" draw:text-style-name="P16" draw:layer="layout" svg:width="2.145cm" svg:height="0.535cm" svg:x="1.374cm" svg:y="7.231cm">
          <draw:text-box>
            <text:p text:style-name="P15"><text:span text:style-name="T8">Inp</text:span><text:span text:style-name="T8">ut </text:span><text:span text:style-name="T8">str</text:span><text:span text:style-name="T8">ea</text:span><text:span text:style-name="T8">m</text:span></text:p>
          </draw:text-box>
        </draw:frame>
        <draw:custom-shape draw:style-name="gr15" draw:text-style-name="P13" draw:layer="layout" svg:width="0.3cm" svg:height="0.3cm" svg:x="5.174cm" svg:y="7.338cm">
          <text:p text:style-name="P12"><text:span text:style-name="T6">6</text:span><text:span text:style-name="T7">th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5.474cm" svg:y="7.338cm">
          <text:p text:style-name="P12"><text:span text:style-name="T6">7</text:span><text:span text:style-name="T7">th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5.774cm" svg:y="7.338cm">
          <text:p text:style-name="P12"><text:span text:style-name="T6">8</text:span><text:span text:style-name="T7">th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6.074cm" svg:y="7.338cm">
          <text:p text:style-name="P12"><text:span text:style-name="T6">9</text:span><text:span text:style-name="T7">th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10.175cm" svg:y="7.339cm">
          <text:p text:style-name="P12"><text:span text:style-name="T6">0</text:span><text:span text:style-name="T7">th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10.475cm" svg:y="7.339cm">
          <text:p text:style-name="P12"><text:span text:style-name="T6">1</text:span><text:span text:style-name="T7">st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10.775cm" svg:y="7.339cm">
          <text:p text:style-name="P12"><text:span text:style-name="T6">2</text:span><text:span text:style-name="T7">nd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11.075cm" svg:y="7.339cm">
          <text:p text:style-name="P12"><text:span text:style-name="T6">3</text:span><text:span text:style-name="T7">th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11.375cm" svg:y="7.339cm">
          <text:p text:style-name="P12"><text:span text:style-name="T6">4</text:span><text:span text:style-name="T7">th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11.675cm" svg:y="7.339cm">
          <text:p text:style-name="P12"><text:span text:style-name="T6">5</text:span><text:span text:style-name="T7">th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3cm" svg:height="0.3cm" svg:x="10.175cm" svg:y="7.7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3cm" svg:height="0.3cm" svg:x="10.475cm" svg:y="7.7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3cm" svg:height="0.3cm" svg:x="10.775cm" svg:y="7.73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3cm" svg:height="0.3cm" svg:x="10.475cm" svg:y="8.1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3cm" svg:height="0.3cm" svg:x="10.775cm" svg:y="8.1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3cm" svg:height="0.3cm" svg:x="11.075cm" svg:y="8.139cm">
          <text:p/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0.996cm" svg:height="0.609cm" svg:x="9.475cm" svg:y="7.593cm">
          <draw:text-box>
            <text:p text:style-name="P15"><text:span text:style-name="T8">t</text:span><text:span text:style-name="T9">0 </text:span><text:span text:style-name="T8">:</text:span><text:span text:style-name="T9"> </text:span><text:span text:style-name="T9"><text:s/></text:span></text:p>
          </draw:text-box>
        </draw:frame>
        <draw:frame draw:style-name="gr17" draw:text-style-name="P16" draw:layer="layout" svg:width="0.996cm" svg:height="0.609cm" svg:x="9.475cm" svg:y="8.004cm">
          <draw:text-box>
            <text:p text:style-name="P15"><text:span text:style-name="T8">t</text:span><text:span text:style-name="T9">1 </text:span><text:span text:style-name="T8">:</text:span><text:span text:style-name="T9"> <text:s/></text:span></text:p>
          </draw:text-box>
        </draw:frame>
        <draw:frame draw:style-name="gr18" draw:text-style-name="P16" draw:layer="layout" svg:width="2.145cm" svg:height="0.535cm" svg:x="8.175cm" svg:y="7.232cm">
          <draw:text-box>
            <text:p text:style-name="P15"><text:span text:style-name="T8">I</text:span><text:span text:style-name="T8">n</text:span><text:span text:style-name="T8">p</text:span><text:span text:style-name="T8">u</text:span><text:span text:style-name="T8">t</text:span><text:span text:style-name="T8"> </text:span><text:span text:style-name="T8">s</text:span><text:span text:style-name="T8">t</text:span><text:span text:style-name="T8">r</text:span><text:span text:style-name="T8">e</text:span><text:span text:style-name="T8">a</text:span><text:span text:style-name="T8">m</text:span></text:p>
          </draw:text-box>
        </draw:frame>
        <draw:custom-shape draw:style-name="gr15" draw:text-style-name="P13" draw:layer="layout" svg:width="0.3cm" svg:height="0.3cm" svg:x="11.975cm" svg:y="7.339cm">
          <text:p text:style-name="P12"><text:span text:style-name="T6">6</text:span><text:span text:style-name="T7">th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12.275cm" svg:y="7.339cm">
          <text:p text:style-name="P12"><text:span text:style-name="T6">7</text:span><text:span text:style-name="T7">th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12.575cm" svg:y="7.339cm">
          <text:p text:style-name="P12"><text:span text:style-name="T6">8</text:span><text:span text:style-name="T7">th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12.875cm" svg:y="7.339cm">
          <text:p text:style-name="P12"><text:span text:style-name="T6">9</text:span><text:span text:style-name="T7">th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3cm" svg:height="0.3cm" svg:x="11.075cm" svg:y="7.7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3cm" svg:height="0.3cm" svg:x="11.375cm" svg:y="7.7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3cm" svg:height="0.3cm" svg:x="11.675cm" svg:y="7.73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3cm" svg:height="0.3cm" svg:x="11.975cm" svg:y="7.73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3cm" svg:height="0.3cm" svg:x="11.375cm" svg:y="8.1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3cm" svg:height="0.3cm" svg:x="11.675cm" svg:y="8.1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3cm" svg:height="0.3cm" svg:x="11.975cm" svg:y="8.13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3cm" svg:height="0.3cm" svg:x="12.275cm" svg:y="8.13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3.375cm" svg:y="13.738cm">
          <text:p text:style-name="P12"><text:span text:style-name="T6">0</text:span><text:span text:style-name="T7">th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3.675cm" svg:y="13.738cm">
          <text:p text:style-name="P12"><text:span text:style-name="T6">1</text:span><text:span text:style-name="T7">st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3.975cm" svg:y="13.738cm">
          <text:p text:style-name="P12"><text:span text:style-name="T6">2</text:span><text:span text:style-name="T7">nd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4.275cm" svg:y="13.738cm">
          <text:p text:style-name="P12"><text:span text:style-name="T6">3</text:span><text:span text:style-name="T7">th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4.575cm" svg:y="13.738cm">
          <text:p text:style-name="P12"><text:span text:style-name="T6">4</text:span><text:span text:style-name="T7">th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4.875cm" svg:y="13.738cm">
          <text:p text:style-name="P12"><text:span text:style-name="T6">5</text:span><text:span text:style-name="T7">th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3cm" svg:height="0.3cm" svg:x="3.375cm" svg:y="14.1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3cm" svg:height="0.3cm" svg:x="3.675cm" svg:y="14.1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3cm" svg:height="0.3cm" svg:x="3.975cm" svg:y="14.1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3cm" svg:height="0.3cm" svg:x="3.975cm" svg:y="14.5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3cm" svg:height="0.3cm" svg:x="4.275cm" svg:y="14.5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3cm" svg:height="0.3cm" svg:x="4.575cm" svg:y="14.538cm">
          <text:p/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0.996cm" svg:height="0.609cm" svg:x="2.675cm" svg:y="13.992cm">
          <draw:text-box>
            <text:p text:style-name="P15"><text:span text:style-name="T8">t</text:span><text:span text:style-name="T9">0 </text:span><text:span text:style-name="T8">:</text:span><text:span text:style-name="T9"> </text:span><text:span text:style-name="T9"><text:s/></text:span></text:p>
          </draw:text-box>
        </draw:frame>
        <draw:frame draw:style-name="gr17" draw:text-style-name="P16" draw:layer="layout" svg:width="0.996cm" svg:height="0.609cm" svg:x="2.675cm" svg:y="14.403cm">
          <draw:text-box>
            <text:p text:style-name="P15"><text:span text:style-name="T8">t</text:span><text:span text:style-name="T9">1 </text:span><text:span text:style-name="T8">:</text:span><text:span text:style-name="T9"> </text:span><text:span text:style-name="T9"><text:s/></text:span></text:p>
          </draw:text-box>
        </draw:frame>
        <draw:frame draw:style-name="gr18" draw:text-style-name="P16" draw:layer="layout" svg:width="2.145cm" svg:height="0.535cm" svg:x="1.375cm" svg:y="13.631cm">
          <draw:text-box>
            <text:p text:style-name="P15"><text:span text:style-name="T8">Inp</text:span><text:span text:style-name="T8">ut </text:span><text:span text:style-name="T8">str</text:span><text:span text:style-name="T8">ea</text:span><text:span text:style-name="T8">m</text:span></text:p>
          </draw:text-box>
        </draw:frame>
        <draw:custom-shape draw:style-name="gr15" draw:text-style-name="P13" draw:layer="layout" svg:width="0.3cm" svg:height="0.3cm" svg:x="5.175cm" svg:y="13.738cm">
          <text:p text:style-name="P12"><text:span text:style-name="T6">6</text:span><text:span text:style-name="T7">th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5.475cm" svg:y="13.738cm">
          <text:p text:style-name="P12"><text:span text:style-name="T6">7</text:span><text:span text:style-name="T7">th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5.775cm" svg:y="13.738cm">
          <text:p text:style-name="P12"><text:span text:style-name="T6">8</text:span><text:span text:style-name="T7">th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6.075cm" svg:y="13.738cm">
          <text:p text:style-name="P12"><text:span text:style-name="T6">9</text:span><text:span text:style-name="T7">th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10.176cm" svg:y="13.739cm">
          <text:p text:style-name="P12"><text:span text:style-name="T6">0</text:span><text:span text:style-name="T7">th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10.476cm" svg:y="13.739cm">
          <text:p text:style-name="P12"><text:span text:style-name="T6">1</text:span><text:span text:style-name="T7">st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10.776cm" svg:y="13.739cm">
          <text:p text:style-name="P12"><text:span text:style-name="T6">2</text:span><text:span text:style-name="T7">nd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11.076cm" svg:y="13.739cm">
          <text:p text:style-name="P12"><text:span text:style-name="T6">3</text:span><text:span text:style-name="T7">th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11.376cm" svg:y="13.739cm">
          <text:p text:style-name="P12"><text:span text:style-name="T6">4</text:span><text:span text:style-name="T7">th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11.676cm" svg:y="13.739cm">
          <text:p text:style-name="P12"><text:span text:style-name="T6">5</text:span><text:span text:style-name="T7">th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3cm" svg:height="0.3cm" svg:x="10.176cm" svg:y="14.1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3cm" svg:height="0.3cm" svg:x="10.476cm" svg:y="14.1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3cm" svg:height="0.3cm" svg:x="10.776cm" svg:y="14.13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3cm" svg:height="0.3cm" svg:x="10.776cm" svg:y="14.5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3cm" svg:height="0.3cm" svg:x="11.076cm" svg:y="14.5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3cm" svg:height="0.3cm" svg:x="11.376cm" svg:y="14.539cm">
          <text:p/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0.996cm" svg:height="0.609cm" svg:x="9.476cm" svg:y="13.993cm">
          <draw:text-box>
            <text:p text:style-name="P15"><text:span text:style-name="T8">t</text:span><text:span text:style-name="T9">0 </text:span><text:span text:style-name="T8">:</text:span><text:span text:style-name="T9"> </text:span><text:span text:style-name="T9"><text:s/></text:span></text:p>
          </draw:text-box>
        </draw:frame>
        <draw:frame draw:style-name="gr17" draw:text-style-name="P16" draw:layer="layout" svg:width="0.996cm" svg:height="0.609cm" svg:x="9.476cm" svg:y="14.404cm">
          <draw:text-box>
            <text:p text:style-name="P15"><text:span text:style-name="T8">t</text:span><text:span text:style-name="T9">1 </text:span><text:span text:style-name="T8">:</text:span><text:span text:style-name="T9"> </text:span><text:span text:style-name="T9"><text:s/></text:span></text:p>
          </draw:text-box>
        </draw:frame>
        <draw:frame draw:style-name="gr18" draw:text-style-name="P16" draw:layer="layout" svg:width="2.145cm" svg:height="0.535cm" svg:x="8.176cm" svg:y="13.632cm">
          <draw:text-box>
            <text:p text:style-name="P15"><text:span text:style-name="T8">I</text:span><text:span text:style-name="T8">n</text:span><text:span text:style-name="T8">p</text:span><text:span text:style-name="T8">u</text:span><text:span text:style-name="T8">t</text:span><text:span text:style-name="T8"> </text:span><text:span text:style-name="T8">s</text:span><text:span text:style-name="T8">t</text:span><text:span text:style-name="T8">r</text:span><text:span text:style-name="T8">e</text:span><text:span text:style-name="T8">a</text:span><text:span text:style-name="T8">m</text:span></text:p>
          </draw:text-box>
        </draw:frame>
        <draw:custom-shape draw:style-name="gr15" draw:text-style-name="P13" draw:layer="layout" svg:width="0.3cm" svg:height="0.3cm" svg:x="11.976cm" svg:y="13.739cm">
          <text:p text:style-name="P12"><text:span text:style-name="T6">6</text:span><text:span text:style-name="T7">th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12.276cm" svg:y="13.739cm">
          <text:p text:style-name="P12"><text:span text:style-name="T6">7</text:span><text:span text:style-name="T7">th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12.576cm" svg:y="13.739cm">
          <text:p text:style-name="P12"><text:span text:style-name="T6">8</text:span><text:span text:style-name="T7">th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3cm" svg:height="0.3cm" svg:x="12.876cm" svg:y="13.739cm">
          <text:p text:style-name="P12"><text:span text:style-name="T6">9</text:span><text:span text:style-name="T7">th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3cm" svg:height="0.3cm" svg:x="11.076cm" svg:y="14.1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3cm" svg:height="0.3cm" svg:x="11.376cm" svg:y="14.1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3cm" svg:height="0.3cm" svg:x="11.676cm" svg:y="14.13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3cm" svg:height="0.3cm" svg:x="11.976cm" svg:y="14.13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3cm" svg:height="0.3cm" svg:x="11.676cm" svg:y="14.5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3cm" svg:height="0.3cm" svg:x="11.976cm" svg:y="14.5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3cm" svg:height="0.3cm" svg:x="12.276cm" svg:y="14.53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3cm" svg:height="0.3cm" svg:x="12.576cm" svg:y="14.539cm">
          <text:p/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7.546cm" svg:height="0.683cm" svg:x="6.7cm" svg:y="1.938cm">
          <draw:text-box>
            <text:p text:style-name="P18"><text:span text:style-name="T10">W</text:span><text:span text:style-name="T10">i</text:span><text:span text:style-name="T10">n</text:span><text:span text:style-name="T10">d</text:span><text:span text:style-name="T10">o</text:span><text:span text:style-name="T10">w</text:span><text:span text:style-name="T10">e</text:span><text:span text:style-name="T10">d </text:span><text:span text:style-name="T10">p</text:span><text:span text:style-name="T10">a</text:span><text:span text:style-name="T10">r</text:span><text:span text:style-name="T10">a</text:span><text:span text:style-name="T10">m</text:span><text:span text:style-name="T10">: </text:span><text:span text:style-name="T10">f</text:span><text:span text:style-name="T10">x </text:span><text:span text:style-name="T10">(f</text:span><text:span text:style-name="T10">ilt</text:span><text:span text:style-name="T10">e</text:span><text:span text:style-name="T10">r </text:span><text:span text:style-name="T10">k</text:span><text:span text:style-name="T10">e</text:span><text:span text:style-name="T10">r</text:span><text:span text:style-name="T10">n</text:span><text:span text:style-name="T10">e</text:span><text:span text:style-name="T10">l </text:span><text:span text:style-name="T10">p</text:span><text:span text:style-name="T10">a</text:span><text:span text:style-name="T10">r</text:span><text:span text:style-name="T10">a</text:span><text:span text:style-name="T10">m</text:span><text:span text:style-name="T10">)</text:span></text:p>
          </draw:text-box>
        </draw:frame>
        <draw:frame draw:style-name="gr20" draw:text-style-name="P19" draw:layer="layout" svg:width="6.327cm" svg:height="1.115cm" svg:x="-0.1cm" svg:y="8.517cm">
          <draw:text-box>
            <text:p text:style-name="P18"><text:span text:style-name="T10">A</text:span><text:span text:style-name="T10">cc</text:span><text:span text:style-name="T10">o</text:span><text:span text:style-name="T10">m</text:span><text:span text:style-name="T10">pa</text:span><text:span text:style-name="T10">ny </text:span><text:span text:style-name="T10">of </text:span><text:span text:style-name="T10">W</text:span><text:span text:style-name="T10">in</text:span><text:span text:style-name="T10">do</text:span><text:span text:style-name="T10">w</text:span><text:span text:style-name="T10">ed </text:span><text:span text:style-name="T10">pa</text:span><text:span text:style-name="T10">ra</text:span><text:span text:style-name="T10">m: </text:span></text:p>
            <text:p text:style-name="P18"><text:span text:style-name="T10">x </text:span><text:span text:style-name="T10">(in</text:span><text:span text:style-name="T10">pu</text:span><text:span text:style-name="T10">t </text:span><text:span text:style-name="T10">pa</text:span><text:span text:style-name="T10">ra</text:span><text:span text:style-name="T10">m</text:span><text:span text:style-name="T10">)</text:span></text:p>
          </draw:text-box>
        </draw:frame>
        <draw:frame draw:style-name="gr20" draw:text-style-name="P19" draw:layer="layout" svg:width="2.564cm" svg:height="0.683cm" svg:x="6.5cm" svg:y="8.639cm">
          <draw:text-box>
            <text:p text:style-name="P18"><text:span text:style-name="T10">B</text:span><text:span text:style-name="T10">ot</text:span><text:span text:style-name="T10">h: </text:span><text:span text:style-name="T10">X </text:span><text:span text:style-name="T10">&amp; </text:span><text:span text:style-name="T10">fx</text:span></text:p>
          </draw:text-box>
        </draw:frame>
        <draw:frame draw:style-name="gr20" draw:text-style-name="P20" draw:layer="layout" svg:width="10.713cm" svg:height="3.095cm" svg:x="14.887cm" svg:y="3.305cm">
          <draw:text-box>
            <text:p>Iteration step may affects:</text:p>
            <text:p>1- window size</text:p>
            <text:p>2- speed of windowing</text:p>
            <text:p>2- sample rate (dilated convolutions)</text:p>
          </draw:text-box>
        </draw:fram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custom-shape draw:style-name="gr22" draw:text-style-name="P22" draw:layer="layout" svg:width="1.4cm" svg:height="1.4cm" svg:x="11.19cm" svg:y="1.24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24" draw:layer="layout" svg:width="0.6cm" svg:height="0.2cm" draw:transform="rotate (1.5707963267949) translate (11.19cm 1.901cm)">
            <text:p text:style-name="P23"><text:span text:style-name="T11">I</text:span><text:span text:style-name="T12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4" draw:text-style-name="P25" draw:layer="layout" svg:width="0.6cm" svg:height="0.2cm" draw:transform="rotate (1.5707963267949) translate (11.191cm 2.585cm)">
            <text:p text:style-name="P23"><text:span text:style-name="T13">R</text:span><text:span text:style-name="T13">e</text:span><text:span text:style-name="T13">s</text:span><text:span text:style-name="T14">M</text:span><text:span text:style-name="T14">U</text:span><text:span text:style-name="T14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5" draw:text-style-name="P26" draw:layer="layout" svg:x1="11.39cm" svg:y1="1.595cm" svg:x2="11.674cm" svg:y2="1.595cm">
            <text:p/>
          </draw:line>
          <draw:line draw:style-name="gr25" draw:text-style-name="P26" draw:layer="layout" svg:x1="11.871cm" svg:y1="1.911cm" svg:x2="12.19cm" svg:y2="1.911cm">
            <text:p/>
          </draw:line>
          <draw:custom-shape draw:style-name="gr26" draw:text-style-name="P27" draw:layer="layout" svg:width="0.4cm" svg:height="0.2cm" svg:x="12.142cm" svg:y="1.818cm">
            <text:p text:style-name="P23"><text:span text:style-name="T15">W</text:span><text:span text:style-name="T15">-</text:span><text:span text:style-name="T15">S</text:span><text:span text:style-name="T15">R</text:span></text:p>
            <draw:enhanced-geometry svg:viewBox="0 0 21600 21600" draw:type="rectangle" draw:enhanced-path="M 0 0 L 21600 0 21600 21600 0 21600 0 0 Z N"/>
          </draw:custom-shape>
          <draw:line draw:style-name="gr25" draw:text-style-name="P26" draw:layer="layout" svg:x1="11.391cm" svg:y1="2.295cm" svg:x2="11.773cm" svg:y2="2.295cm">
            <text:p/>
          </draw:line>
          <draw:line draw:style-name="gr25" draw:text-style-name="P26" draw:layer="layout" svg:x1="11.871cm" svg:y1="1.595cm" svg:x2="11.871cm" svg:y2="2.201cm">
            <text:p/>
          </draw:line>
          <draw:custom-shape draw:style-name="gr27" draw:text-style-name="P28" draw:layer="layout" svg:width="0.202cm" svg:height="0.213cm" svg:x="11.772cm" svg:y="1.809cm">
            <text:p text:style-name="P23"><text:span text:style-name="T16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26" draw:layer="layout" svg:x1="11.802cm" svg:y1="2.295cm" svg:x2="12.59cm" svg:y2="2.295cm">
            <text:p/>
          </draw:line>
          <draw:line draw:style-name="gr28" draw:text-style-name="P26" draw:layer="layout" svg:x1="11.59cm" svg:y1="1.595cm" svg:x2="12.59cm" svg:y2="1.595cm">
            <text:p/>
          </draw:line>
          <draw:custom-shape draw:style-name="gr27" draw:text-style-name="P28" draw:layer="layout" svg:width="0.202cm" svg:height="0.213cm" svg:x="11.773cm" svg:y="2.181cm">
            <text:p text:style-name="P23"><text:span text:style-name="T16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9" draw:layer="layout" svg:width="0.29cm" svg:height="0.116cm" draw:transform="rotate (1.5707963267949) translate (12.202cm 1.736cm)">
            <text:p text:style-name="P23"><text:span text:style-name="T17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30" draw:text-style-name="P30" draw:layer="layout" svg:width="0.08cm" svg:height="0.08cm" svg:x="11.831cm" svg:y="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9" draw:layer="layout" svg:width="0.29cm" svg:height="0.116cm" draw:transform="rotate (1.5707963267949) translate (12.202cm 2.442cm)">
            <text:p text:style-name="P23"><text:span text:style-name="T17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31" draw:text-style-name="P6" draw:layer="layout" svg:x1="12.452cm" svg:y1="1.249cm" svg:x2="12.452cm" svg:y2="1.81cm">
            <text:p/>
          </draw:line>
          <draw:line draw:style-name="gr31" draw:text-style-name="P6" draw:layer="layout" svg:x1="12.452cm" svg:y1="2.01cm" svg:x2="12.452cm" svg:y2="2.649cm">
            <text:p/>
          </draw:line>
          <draw:frame draw:style-name="gr32" draw:text-style-name="P31" draw:layer="layout" svg:width="0.887cm" svg:height="0.446cm" svg:x="12.105cm" svg:y="0.958cm">
            <draw:text-box>
              <text:p><text:span text:style-name="T15">W</text:span><text:span text:style-name="T18">i</text:span><text:span text:style-name="T18">n</text:span></text:p>
            </draw:text-box>
          </draw:frame>
          <draw:frame draw:style-name="gr32" draw:text-style-name="P31" draw:layer="layout" svg:width="0.887cm" svg:height="0.446cm" svg:x="12.106cm" svg:y="2.526cm">
            <draw:text-box>
              <text:p><text:span text:style-name="T15">W</text:span><text:span text:style-name="T18">o</text:span><text:span text:style-name="T18">u</text:span><text:span text:style-name="T18">t</text:span></text:p>
            </draw:text-box>
          </draw:frame>
          <draw:frame draw:style-name="gr32" draw:text-style-name="P31" draw:layer="layout" svg:width="0.887cm" svg:height="0.446cm" svg:x="12.358cm" svg:y="1.386cm">
            <draw:text-box>
              <text:p><text:span text:style-name="T15">I</text:span><text:span text:style-name="T18">c</text:span><text:span text:style-name="T18">a</text:span><text:span text:style-name="T18">s</text:span><text:span text:style-name="T18">c</text:span><text:span text:style-name="T18">a</text:span><text:span text:style-name="T18">d</text:span><text:span text:style-name="T18">e</text:span></text:p>
            </draw:text-box>
          </draw:frame>
          <draw:frame draw:style-name="gr33" draw:text-style-name="P31" draw:layer="layout" svg:width="0.947cm" svg:height="0.446cm" svg:x="12.359cm" svg:y="2.086cm">
            <draw:text-box>
              <text:p><text:span text:style-name="T15">R</text:span><text:span text:style-name="T15">e</text:span><text:span text:style-name="T15">s</text:span><text:span text:style-name="T18">c</text:span><text:span text:style-name="T18">a</text:span><text:span text:style-name="T18">s</text:span><text:span text:style-name="T18">c</text:span><text:span text:style-name="T18">a</text:span><text:span text:style-name="T18">d</text:span><text:span text:style-name="T18">e</text:span></text:p>
            </draw:text-box>
          </draw:frame>
          <draw:frame draw:style-name="gr32" draw:text-style-name="P31" draw:layer="layout" svg:width="0.887cm" svg:height="0.446cm" svg:x="10.457cm" svg:y="1.155cm">
            <draw:text-box>
              <text:p><text:span text:style-name="T15">I</text:span><text:span text:style-name="T18">c</text:span><text:span text:style-name="T18">o</text:span><text:span text:style-name="T18">n</text:span><text:span text:style-name="T18">f</text:span><text:span text:style-name="T18">i</text:span><text:span text:style-name="T18">g</text:span><text:span text:style-name="T18">_</text:span><text:span text:style-name="T18">0</text:span></text:p>
            </draw:text-box>
          </draw:frame>
          <draw:line draw:style-name="gr34" draw:text-style-name="P26" draw:layer="layout" svg:x1="11.19cm" svg:y1="1.595cm" svg:x2="11.06cm" svg:y2="1.595cm">
            <text:p/>
          </draw:line>
          <draw:line draw:style-name="gr34" draw:text-style-name="P26" draw:layer="layout" svg:x1="11.19cm" svg:y1="1.395cm" svg:x2="11.06cm" svg:y2="1.395cm">
            <text:p/>
          </draw:line>
          <draw:line draw:style-name="gr34" draw:text-style-name="P26" draw:layer="layout" svg:x1="11.19cm" svg:y1="1.795cm" svg:x2="11.06cm" svg:y2="1.795cm">
            <text:p/>
          </draw:line>
          <draw:frame draw:style-name="gr32" draw:text-style-name="P31" draw:layer="layout" svg:width="0.887cm" svg:height="0.446cm" svg:x="10.458cm" svg:y="1.355cm">
            <draw:text-box>
              <text:p><text:span text:style-name="T15">I</text:span><text:span text:style-name="T18">c</text:span><text:span text:style-name="T18">o</text:span><text:span text:style-name="T18">n</text:span><text:span text:style-name="T18">f</text:span><text:span text:style-name="T18">i</text:span><text:span text:style-name="T18">g</text:span><text:span text:style-name="T18">_</text:span><text:span text:style-name="T18">1</text:span></text:p>
            </draw:text-box>
          </draw:frame>
          <draw:frame draw:style-name="gr32" draw:text-style-name="P31" draw:layer="layout" svg:width="0.887cm" svg:height="0.446cm" svg:x="10.458cm" svg:y="1.555cm">
            <draw:text-box>
              <text:p><text:span text:style-name="T15">I</text:span><text:span text:style-name="T18">c</text:span><text:span text:style-name="T18">o</text:span><text:span text:style-name="T18">n</text:span><text:span text:style-name="T18">f</text:span><text:span text:style-name="T18">i</text:span><text:span text:style-name="T18">g</text:span><text:span text:style-name="T18">_</text:span><text:span text:style-name="T18">2</text:span></text:p>
            </draw:text-box>
          </draw:frame>
          <draw:frame draw:style-name="gr35" draw:text-style-name="P31" draw:layer="layout" svg:width="0.976cm" svg:height="0.446cm" svg:x="10.305cm" svg:y="1.855cm">
            <draw:text-box>
              <text:p><text:span text:style-name="T15">R</text:span><text:span text:style-name="T15">e</text:span><text:span text:style-name="T15">s</text:span><text:span text:style-name="T18">c</text:span><text:span text:style-name="T18">o</text:span><text:span text:style-name="T18">n</text:span><text:span text:style-name="T18">f</text:span><text:span text:style-name="T18">i</text:span><text:span text:style-name="T18">g</text:span><text:span text:style-name="T18">_</text:span><text:span text:style-name="T18">0</text:span></text:p>
            </draw:text-box>
          </draw:frame>
          <draw:line draw:style-name="gr36" draw:text-style-name="P26" draw:layer="layout" svg:x1="11.19cm" svg:y1="2.295cm" svg:x2="11.06cm" svg:y2="2.295cm">
            <text:p/>
          </draw:line>
          <draw:line draw:style-name="gr36" draw:text-style-name="P26" draw:layer="layout" svg:x1="11.19cm" svg:y1="2.095cm" svg:x2="11.06cm" svg:y2="2.095cm">
            <text:p/>
          </draw:line>
          <draw:line draw:style-name="gr36" draw:text-style-name="P26" draw:layer="layout" svg:x1="11.19cm" svg:y1="2.495cm" svg:x2="11.06cm" svg:y2="2.495cm">
            <text:p/>
          </draw:line>
          <draw:frame draw:style-name="gr35" draw:text-style-name="P31" draw:layer="layout" svg:width="0.976cm" svg:height="0.446cm" svg:x="10.305cm" svg:y="2.055cm">
            <draw:text-box>
              <text:p><text:span text:style-name="T15">R</text:span><text:span text:style-name="T15">e</text:span><text:span text:style-name="T15">s</text:span><text:span text:style-name="T18">c</text:span><text:span text:style-name="T18">o</text:span><text:span text:style-name="T18">n</text:span><text:span text:style-name="T18">f</text:span><text:span text:style-name="T18">i</text:span><text:span text:style-name="T18">g</text:span><text:span text:style-name="T18">_</text:span><text:span text:style-name="T18">1</text:span></text:p>
            </draw:text-box>
          </draw:frame>
          <draw:frame draw:style-name="gr35" draw:text-style-name="P31" draw:layer="layout" svg:width="0.976cm" svg:height="0.446cm" svg:x="10.305cm" svg:y="2.255cm">
            <draw:text-box>
              <text:p><text:span text:style-name="T15">R</text:span><text:span text:style-name="T15">e</text:span><text:span text:style-name="T15">s</text:span><text:span text:style-name="T18">c</text:span><text:span text:style-name="T18">o</text:span><text:span text:style-name="T18">n</text:span><text:span text:style-name="T18">f</text:span><text:span text:style-name="T18">i</text:span><text:span text:style-name="T18">g</text:span><text:span text:style-name="T18">_</text:span><text:span text:style-name="T18">2</text:span></text:p>
            </draw:text-box>
          </draw:frame>
          <draw:custom-shape draw:style-name="gr37" draw:text-style-name="P33" draw:layer="layout" svg:width="0.29cm" svg:height="0.25cm" draw:transform="rotate (-3.14159265358979) translate (11.75cm 1.718cm)">
            <text:p text:style-name="P32"><text:span text:style-name="T19">Flexible</text:span><text:span text:style-name="T19"><text:line-break/></text:span><text:span text:style-name="T19">Window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32" draw:text-style-name="P31" draw:layer="layout" svg:width="0.887cm" svg:height="0.446cm" svg:x="11.527cm" svg:y="1.258cm">
            <draw:text-box>
              <text:p><text:span text:style-name="T15">I</text:span><text:span text:style-name="T18">i</text:span><text:span text:style-name="T18">n</text:span></text:p>
            </draw:text-box>
          </draw:frame>
          <draw:frame draw:style-name="gr32" draw:text-style-name="P31" draw:layer="layout" svg:width="0.887cm" svg:height="0.446cm" svg:x="11.183cm" svg:y="1.998cm">
            <draw:text-box>
              <text:p><text:span text:style-name="T15">R</text:span><text:span text:style-name="T15">e</text:span><text:span text:style-name="T15">s</text:span><text:span text:style-name="T18">i</text:span><text:span text:style-name="T18">n</text:span></text:p>
            </draw:text-box>
          </draw:frame>
          <draw:frame draw:style-name="gr32" draw:text-style-name="P31" draw:layer="layout" svg:width="0.887cm" svg:height="0.446cm" svg:x="11.724cm" svg:y="1.642cm">
            <draw:text-box>
              <text:p><text:span text:style-name="T15">W</text:span></text:p>
            </draw:text-box>
          </draw:frame>
        </draw:g>
        <draw:g>
          <draw:custom-shape draw:style-name="gr22" draw:text-style-name="P22" draw:layer="layout" svg:width="1.4cm" svg:height="1.4cm" svg:x="14.091cm" svg:y="1.24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24" draw:layer="layout" svg:width="0.6cm" svg:height="0.2cm" draw:transform="rotate (1.5707963267949) translate (14.091cm 1.901cm)">
            <text:p text:style-name="P23"><text:span text:style-name="T11">I</text:span><text:span text:style-name="T12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4" draw:text-style-name="P25" draw:layer="layout" svg:width="0.6cm" svg:height="0.2cm" draw:transform="rotate (1.5707963267949) translate (14.092cm 2.585cm)">
            <text:p text:style-name="P23"><text:span text:style-name="T13">Res</text:span><text:span text:style-name="T14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5" draw:text-style-name="P26" draw:layer="layout" svg:x1="14.291cm" svg:y1="1.595cm" svg:x2="14.575cm" svg:y2="1.595cm">
            <text:p/>
          </draw:line>
          <draw:line draw:style-name="gr25" draw:text-style-name="P26" draw:layer="layout" svg:x1="14.772cm" svg:y1="1.911cm" svg:x2="15.091cm" svg:y2="1.911cm">
            <text:p/>
          </draw:line>
          <draw:custom-shape draw:style-name="gr26" draw:text-style-name="P27" draw:layer="layout" svg:width="0.4cm" svg:height="0.2cm" svg:x="15.043cm" svg:y="1.818cm">
            <text:p text:style-name="P23"><text:span text:style-name="T15">W-</text:span><text:span text:style-name="T15">SR</text:span></text:p>
            <draw:enhanced-geometry svg:viewBox="0 0 21600 21600" draw:type="rectangle" draw:enhanced-path="M 0 0 L 21600 0 21600 21600 0 21600 0 0 Z N"/>
          </draw:custom-shape>
          <draw:line draw:style-name="gr25" draw:text-style-name="P26" draw:layer="layout" svg:x1="14.292cm" svg:y1="2.295cm" svg:x2="14.674cm" svg:y2="2.295cm">
            <text:p/>
          </draw:line>
          <draw:line draw:style-name="gr25" draw:text-style-name="P26" draw:layer="layout" svg:x1="14.772cm" svg:y1="1.595cm" svg:x2="14.772cm" svg:y2="2.201cm">
            <text:p/>
          </draw:line>
          <draw:custom-shape draw:style-name="gr27" draw:text-style-name="P28" draw:layer="layout" svg:width="0.202cm" svg:height="0.213cm" svg:x="14.673cm" svg:y="1.809cm">
            <text:p text:style-name="P23"><text:span text:style-name="T16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26" draw:layer="layout" svg:x1="14.703cm" svg:y1="2.295cm" svg:x2="15.491cm" svg:y2="2.295cm">
            <text:p/>
          </draw:line>
          <draw:line draw:style-name="gr28" draw:text-style-name="P26" draw:layer="layout" svg:x1="14.491cm" svg:y1="1.595cm" svg:x2="15.491cm" svg:y2="1.595cm">
            <text:p/>
          </draw:line>
          <draw:custom-shape draw:style-name="gr27" draw:text-style-name="P28" draw:layer="layout" svg:width="0.202cm" svg:height="0.213cm" svg:x="14.674cm" svg:y="2.181cm">
            <text:p text:style-name="P23"><text:span text:style-name="T16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9" draw:layer="layout" svg:width="0.29cm" svg:height="0.116cm" draw:transform="rotate (1.5707963267949) translate (15.103cm 1.736cm)">
            <text:p text:style-name="P23"><text:span text:style-name="T17">Pi</text:span><text:span text:style-name="T17">pel</text:span><text:span text:style-name="T17">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30" draw:text-style-name="P30" draw:layer="layout" svg:width="0.08cm" svg:height="0.08cm" svg:x="14.732cm" svg:y="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9" draw:layer="layout" svg:width="0.29cm" svg:height="0.116cm" draw:transform="rotate (1.5707963267949) translate (15.103cm 2.442cm)">
            <text:p text:style-name="P23"><text:span text:style-name="T17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31" draw:text-style-name="P6" draw:layer="layout" svg:x1="15.353cm" svg:y1="1.249cm" svg:x2="15.353cm" svg:y2="1.81cm">
            <text:p/>
          </draw:line>
          <draw:line draw:style-name="gr31" draw:text-style-name="P6" draw:layer="layout" svg:x1="15.353cm" svg:y1="2.01cm" svg:x2="15.353cm" svg:y2="2.649cm">
            <text:p/>
          </draw:line>
          <draw:frame draw:style-name="gr32" draw:text-style-name="P31" draw:layer="layout" svg:width="0.887cm" svg:height="0.446cm" svg:x="15.006cm" svg:y="0.958cm">
            <draw:text-box>
              <text:p><text:span text:style-name="T15">W</text:span><text:span text:style-name="T18">i</text:span><text:span text:style-name="T18">n</text:span></text:p>
            </draw:text-box>
          </draw:frame>
          <draw:frame draw:style-name="gr32" draw:text-style-name="P31" draw:layer="layout" svg:width="0.887cm" svg:height="0.446cm" svg:x="15.007cm" svg:y="2.526cm">
            <draw:text-box>
              <text:p><text:span text:style-name="T15">W</text:span><text:span text:style-name="T18">o</text:span><text:span text:style-name="T18">u</text:span><text:span text:style-name="T18">t</text:span></text:p>
            </draw:text-box>
          </draw:frame>
          <draw:frame draw:style-name="gr32" draw:text-style-name="P31" draw:layer="layout" svg:width="0.887cm" svg:height="0.446cm" svg:x="15.259cm" svg:y="1.386cm">
            <draw:text-box>
              <text:p><text:span text:style-name="T15">I</text:span><text:span text:style-name="T18">c</text:span><text:span text:style-name="T18">a</text:span><text:span text:style-name="T18">s</text:span><text:span text:style-name="T18">c</text:span><text:span text:style-name="T18">a</text:span><text:span text:style-name="T18">d</text:span><text:span text:style-name="T18">e</text:span></text:p>
            </draw:text-box>
          </draw:frame>
          <draw:frame draw:style-name="gr33" draw:text-style-name="P31" draw:layer="layout" svg:width="0.947cm" svg:height="0.446cm" svg:x="15.26cm" svg:y="2.086cm">
            <draw:text-box>
              <text:p><text:span text:style-name="T15">R</text:span><text:span text:style-name="T15">e</text:span><text:span text:style-name="T15">s</text:span><text:span text:style-name="T18">c</text:span><text:span text:style-name="T18">a</text:span><text:span text:style-name="T18">s</text:span><text:span text:style-name="T18">c</text:span><text:span text:style-name="T18">a</text:span><text:span text:style-name="T18">d</text:span><text:span text:style-name="T18">e</text:span></text:p>
            </draw:text-box>
          </draw:frame>
          <draw:frame draw:style-name="gr32" draw:text-style-name="P31" draw:layer="layout" svg:width="0.887cm" svg:height="0.446cm" svg:x="13.358cm" svg:y="1.155cm">
            <draw:text-box>
              <text:p><text:span text:style-name="T15">I</text:span><text:span text:style-name="T18">c</text:span><text:span text:style-name="T18">o</text:span><text:span text:style-name="T18">n</text:span><text:span text:style-name="T18">f</text:span><text:span text:style-name="T18">i</text:span><text:span text:style-name="T18">g</text:span><text:span text:style-name="T18">_</text:span><text:span text:style-name="T18">0</text:span></text:p>
            </draw:text-box>
          </draw:frame>
          <draw:line draw:style-name="gr34" draw:text-style-name="P26" draw:layer="layout" svg:x1="14.091cm" svg:y1="1.595cm" svg:x2="13.961cm" svg:y2="1.595cm">
            <text:p/>
          </draw:line>
          <draw:line draw:style-name="gr34" draw:text-style-name="P26" draw:layer="layout" svg:x1="14.091cm" svg:y1="1.395cm" svg:x2="13.961cm" svg:y2="1.395cm">
            <text:p/>
          </draw:line>
          <draw:line draw:style-name="gr34" draw:text-style-name="P26" draw:layer="layout" svg:x1="14.091cm" svg:y1="1.795cm" svg:x2="13.961cm" svg:y2="1.795cm">
            <text:p/>
          </draw:line>
          <draw:frame draw:style-name="gr32" draw:text-style-name="P31" draw:layer="layout" svg:width="0.887cm" svg:height="0.446cm" svg:x="13.359cm" svg:y="1.355cm">
            <draw:text-box>
              <text:p><text:span text:style-name="T15">I</text:span><text:span text:style-name="T18">c</text:span><text:span text:style-name="T18">o</text:span><text:span text:style-name="T18">n</text:span><text:span text:style-name="T18">f</text:span><text:span text:style-name="T18">i</text:span><text:span text:style-name="T18">g</text:span><text:span text:style-name="T18">_</text:span><text:span text:style-name="T18">1</text:span></text:p>
            </draw:text-box>
          </draw:frame>
          <draw:frame draw:style-name="gr32" draw:text-style-name="P31" draw:layer="layout" svg:width="0.887cm" svg:height="0.446cm" svg:x="13.359cm" svg:y="1.555cm">
            <draw:text-box>
              <text:p><text:span text:style-name="T15">I</text:span><text:span text:style-name="T18">c</text:span><text:span text:style-name="T18">o</text:span><text:span text:style-name="T18">n</text:span><text:span text:style-name="T18">f</text:span><text:span text:style-name="T18">i</text:span><text:span text:style-name="T18">g</text:span><text:span text:style-name="T18">_</text:span><text:span text:style-name="T18">2</text:span></text:p>
            </draw:text-box>
          </draw:frame>
          <draw:frame draw:style-name="gr35" draw:text-style-name="P31" draw:layer="layout" svg:width="0.976cm" svg:height="0.446cm" svg:x="13.206cm" svg:y="1.855cm">
            <draw:text-box>
              <text:p><text:span text:style-name="T15">R</text:span><text:span text:style-name="T15">e</text:span><text:span text:style-name="T15">s</text:span><text:span text:style-name="T18">c</text:span><text:span text:style-name="T18">o</text:span><text:span text:style-name="T18">n</text:span><text:span text:style-name="T18">f</text:span><text:span text:style-name="T18">i</text:span><text:span text:style-name="T18">g</text:span><text:span text:style-name="T18">_</text:span><text:span text:style-name="T18">0</text:span></text:p>
            </draw:text-box>
          </draw:frame>
          <draw:line draw:style-name="gr36" draw:text-style-name="P26" draw:layer="layout" svg:x1="14.091cm" svg:y1="2.295cm" svg:x2="13.961cm" svg:y2="2.295cm">
            <text:p/>
          </draw:line>
          <draw:line draw:style-name="gr36" draw:text-style-name="P26" draw:layer="layout" svg:x1="14.091cm" svg:y1="2.095cm" svg:x2="13.961cm" svg:y2="2.095cm">
            <text:p/>
          </draw:line>
          <draw:line draw:style-name="gr36" draw:text-style-name="P26" draw:layer="layout" svg:x1="14.091cm" svg:y1="2.495cm" svg:x2="13.961cm" svg:y2="2.495cm">
            <text:p/>
          </draw:line>
          <draw:frame draw:style-name="gr35" draw:text-style-name="P31" draw:layer="layout" svg:width="0.976cm" svg:height="0.446cm" svg:x="13.206cm" svg:y="2.055cm">
            <draw:text-box>
              <text:p><text:span text:style-name="T15">R</text:span><text:span text:style-name="T15">e</text:span><text:span text:style-name="T15">s</text:span><text:span text:style-name="T18">c</text:span><text:span text:style-name="T18">o</text:span><text:span text:style-name="T18">n</text:span><text:span text:style-name="T18">f</text:span><text:span text:style-name="T18">i</text:span><text:span text:style-name="T18">g</text:span><text:span text:style-name="T18">_</text:span><text:span text:style-name="T18">1</text:span></text:p>
            </draw:text-box>
          </draw:frame>
          <draw:frame draw:style-name="gr35" draw:text-style-name="P31" draw:layer="layout" svg:width="0.976cm" svg:height="0.446cm" svg:x="13.206cm" svg:y="2.255cm">
            <draw:text-box>
              <text:p><text:span text:style-name="T15">R</text:span><text:span text:style-name="T15">e</text:span><text:span text:style-name="T15">s</text:span><text:span text:style-name="T18">c</text:span><text:span text:style-name="T18">o</text:span><text:span text:style-name="T18">n</text:span><text:span text:style-name="T18">f</text:span><text:span text:style-name="T18">i</text:span><text:span text:style-name="T18">g</text:span><text:span text:style-name="T18">_</text:span><text:span text:style-name="T18">2</text:span></text:p>
            </draw:text-box>
          </draw:frame>
          <draw:custom-shape draw:style-name="gr38" draw:text-style-name="P34" draw:layer="layout" svg:width="0.4cm" svg:height="0.097cm" svg:x="14.569cm" svg:y="2.061cm">
            <text:p text:style-name="P23"><text:span text:style-name="T20">Shift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9" draw:text-style-name="P26" draw:layer="layout" svg:x1="14.456cm" svg:y1="2.341cm" svg:x2="14.456cm" svg:y2="2.541cm">
            <text:p/>
          </draw:line>
          <draw:line draw:style-name="gr39" draw:text-style-name="P26" draw:layer="layout" svg:x1="15.28cm" svg:y1="2.297cm" svg:x2="15.28cm" svg:y2="2.534cm">
            <text:p/>
          </draw:line>
          <draw:line draw:style-name="gr39" draw:text-style-name="P26" draw:layer="layout" svg:x1="14.601cm" svg:y1="2.341cm" svg:x2="14.451cm" svg:y2="2.341cm">
            <text:p/>
          </draw:line>
          <draw:custom-shape draw:style-name="gr40" draw:text-style-name="P34" draw:layer="layout" svg:width="0.2cm" svg:height="0.034cm" draw:transform="rotate (1.5707963267949) translate (14.601cm 2.398cm)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0" draw:text-style-name="P30" draw:layer="layout" svg:width="0.08cm" svg:height="0.08cm" svg:x="15.239cm" svg:y="2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26" draw:layer="layout" svg:x1="15.28cm" svg:y1="2.541cm" svg:x2="14.451cm" svg:y2="2.541cm">
            <text:p/>
          </draw:line>
          <draw:frame draw:style-name="gr32" draw:text-style-name="P31" draw:layer="layout" svg:width="0.887cm" svg:height="0.446cm" svg:x="14.083cm" svg:y="1.998cm">
            <draw:text-box>
              <text:p><text:span text:style-name="T15">R</text:span><text:span text:style-name="T15">e</text:span><text:span text:style-name="T15">s</text:span><text:span text:style-name="T18">i</text:span><text:span text:style-name="T18">n</text:span></text:p>
            </draw:text-box>
          </draw:frame>
          <draw:frame draw:style-name="gr32" draw:text-style-name="P31" draw:layer="layout" svg:width="0.887cm" svg:height="0.446cm" svg:x="14.624cm" svg:y="1.642cm">
            <draw:text-box>
              <text:p><text:span text:style-name="T15">W</text:span></text:p>
            </draw:text-box>
          </draw:frame>
          <draw:custom-shape draw:style-name="gr41" draw:text-style-name="P33" draw:layer="layout" svg:width="0.29cm" svg:height="0.25cm" draw:transform="rotate (-3.14159265358979) translate (14.65cm 1.719cm)">
            <text:p text:style-name="P32"><text:span text:style-name="T19">Flexible</text:span><text:span text:style-name="T19"><text:line-break/></text:span><text:span text:style-name="T19">Window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32" draw:text-style-name="P31" draw:layer="layout" svg:width="0.887cm" svg:height="0.446cm" svg:x="14.427cm" svg:y="1.259cm">
            <draw:text-box>
              <text:p><text:span text:style-name="T15">I</text:span><text:span text:style-name="T18">i</text:span><text:span text:style-name="T18">n</text:span></text:p>
            </draw:text-box>
          </draw:frame>
        </draw:g>
        <draw:g>
          <draw:custom-shape draw:style-name="gr22" draw:text-style-name="P22" draw:layer="layout" svg:width="1.4cm" svg:height="1.4cm" svg:x="10.684cm" svg:y="3.278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24" draw:layer="layout" svg:width="0.6cm" svg:height="0.2cm" draw:transform="rotate (1.5707963267949) translate (10.684cm 3.93cm)">
            <text:p text:style-name="P23"><text:span text:style-name="T11">I</text:span><text:span text:style-name="T12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4" draw:text-style-name="P25" draw:layer="layout" svg:width="0.6cm" svg:height="0.2cm" draw:transform="rotate (1.5707963267949) translate (10.685cm 4.614cm)">
            <text:p text:style-name="P23"><text:span text:style-name="T13">Res</text:span><text:span text:style-name="T14">M</text:span><text:span text:style-name="T14">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5" draw:text-style-name="P26" draw:layer="layout" svg:x1="10.884cm" svg:y1="3.624cm" svg:x2="11.168cm" svg:y2="3.624cm">
            <text:p/>
          </draw:line>
          <draw:line draw:style-name="gr25" draw:text-style-name="P26" draw:layer="layout" svg:x1="11.365cm" svg:y1="3.94cm" svg:x2="11.684cm" svg:y2="3.94cm">
            <text:p/>
          </draw:line>
          <draw:custom-shape draw:style-name="gr26" draw:text-style-name="P27" draw:layer="layout" svg:width="0.4cm" svg:height="0.2cm" svg:x="11.636cm" svg:y="3.847cm">
            <text:p text:style-name="P23"><text:span text:style-name="T15">W-SR</text:span></text:p>
            <draw:enhanced-geometry svg:viewBox="0 0 21600 21600" draw:type="rectangle" draw:enhanced-path="M 0 0 L 21600 0 21600 21600 0 21600 0 0 Z N"/>
          </draw:custom-shape>
          <draw:line draw:style-name="gr25" draw:text-style-name="P26" draw:layer="layout" svg:x1="10.885cm" svg:y1="4.324cm" svg:x2="11.267cm" svg:y2="4.324cm">
            <text:p/>
          </draw:line>
          <draw:line draw:style-name="gr25" draw:text-style-name="P26" draw:layer="layout" svg:x1="11.365cm" svg:y1="3.624cm" svg:x2="11.365cm" svg:y2="4.23cm">
            <text:p/>
          </draw:line>
          <draw:custom-shape draw:style-name="gr27" draw:text-style-name="P28" draw:layer="layout" svg:width="0.202cm" svg:height="0.213cm" svg:x="11.266cm" svg:y="3.838cm">
            <text:p text:style-name="P23"><text:span text:style-name="T16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26" draw:layer="layout" svg:x1="11.296cm" svg:y1="4.324cm" svg:x2="12.084cm" svg:y2="4.324cm">
            <text:p/>
          </draw:line>
          <draw:line draw:style-name="gr28" draw:text-style-name="P26" draw:layer="layout" svg:x1="11.084cm" svg:y1="3.624cm" svg:x2="12.084cm" svg:y2="3.624cm">
            <text:p/>
          </draw:line>
          <draw:custom-shape draw:style-name="gr27" draw:text-style-name="P28" draw:layer="layout" svg:width="0.202cm" svg:height="0.213cm" svg:x="11.267cm" svg:y="4.21cm">
            <text:p text:style-name="P23"><text:span text:style-name="T16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9" draw:layer="layout" svg:width="0.29cm" svg:height="0.116cm" draw:transform="rotate (1.5707963267949) translate (11.696cm 3.765cm)">
            <text:p text:style-name="P23"><text:span text:style-name="T17">Pipeli</text:span><text:span text:style-name="T17">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30" draw:text-style-name="P30" draw:layer="layout" svg:width="0.08cm" svg:height="0.08cm" svg:x="11.325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9" draw:layer="layout" svg:width="0.29cm" svg:height="0.116cm" draw:transform="rotate (1.5707963267949) translate (11.696cm 4.471cm)">
            <text:p text:style-name="P23"><text:span text:style-name="T17">P</text:span><text:span text:style-name="T17">i</text:span><text:span text:style-name="T17">p</text:span><text:span text:style-name="T17">el</text:span><text:span text:style-name="T17">i</text:span><text:span text:style-name="T17">n</text:span><text:span text:style-name="T17">e</text:span></text:p>
            <draw:enhanced-geometry svg:viewBox="0 0 21600 21600" draw:mirror-vertical="true" draw:type="rectangle" draw:enhanced-path="M 0 0 L 21600 0 21600 21600 0 21600 0 0 Z N"/>
          </draw:custom-shape>
          <draw:line draw:style-name="gr31" draw:text-style-name="P6" draw:layer="layout" svg:x1="11.946cm" svg:y1="3.278cm" svg:x2="11.946cm" svg:y2="3.839cm">
            <text:p/>
          </draw:line>
          <draw:line draw:style-name="gr31" draw:text-style-name="P6" draw:layer="layout" svg:x1="11.946cm" svg:y1="4.039cm" svg:x2="11.946cm" svg:y2="4.678cm">
            <text:p/>
          </draw:line>
          <draw:frame draw:style-name="gr32" draw:text-style-name="P31" draw:layer="layout" svg:width="0.887cm" svg:height="0.446cm" svg:x="11.599cm" svg:y="2.987cm">
            <draw:text-box>
              <text:p><text:span text:style-name="T15">W</text:span><text:span text:style-name="T18">i</text:span><text:span text:style-name="T18">n</text:span></text:p>
            </draw:text-box>
          </draw:frame>
          <draw:frame draw:style-name="gr32" draw:text-style-name="P31" draw:layer="layout" svg:width="0.887cm" svg:height="0.446cm" svg:x="11.6cm" svg:y="4.555cm">
            <draw:text-box>
              <text:p><text:span text:style-name="T15">W</text:span><text:span text:style-name="T18">o</text:span><text:span text:style-name="T18">u</text:span><text:span text:style-name="T18">t</text:span></text:p>
            </draw:text-box>
          </draw:frame>
          <draw:line draw:style-name="gr34" draw:text-style-name="P26" draw:layer="layout" svg:x1="10.684cm" svg:y1="3.624cm" svg:x2="10.554cm" svg:y2="3.624cm">
            <text:p/>
          </draw:line>
          <draw:line draw:style-name="gr34" draw:text-style-name="P26" draw:layer="layout" svg:x1="10.684cm" svg:y1="3.424cm" svg:x2="10.554cm" svg:y2="3.424cm">
            <text:p/>
          </draw:line>
          <draw:line draw:style-name="gr34" draw:text-style-name="P26" draw:layer="layout" svg:x1="10.684cm" svg:y1="3.824cm" svg:x2="10.554cm" svg:y2="3.824cm">
            <text:p/>
          </draw:line>
          <draw:line draw:style-name="gr36" draw:text-style-name="P26" draw:layer="layout" svg:x1="10.684cm" svg:y1="4.324cm" svg:x2="10.554cm" svg:y2="4.324cm">
            <text:p/>
          </draw:line>
          <draw:line draw:style-name="gr36" draw:text-style-name="P26" draw:layer="layout" svg:x1="10.684cm" svg:y1="4.124cm" svg:x2="10.554cm" svg:y2="4.124cm">
            <text:p/>
          </draw:line>
          <draw:line draw:style-name="gr36" draw:text-style-name="P26" draw:layer="layout" svg:x1="10.684cm" svg:y1="4.524cm" svg:x2="10.554cm" svg:y2="4.524cm">
            <text:p/>
          </draw:line>
          <draw:frame draw:style-name="gr32" draw:text-style-name="P31" draw:layer="layout" svg:width="0.887cm" svg:height="0.446cm" svg:x="10.683cm" svg:y="4.018cm">
            <draw:text-box>
              <text:p><text:span text:style-name="T15">R</text:span><text:span text:style-name="T15">e</text:span><text:span text:style-name="T15">s</text:span><text:span text:style-name="T18">i</text:span><text:span text:style-name="T18">n</text:span></text:p>
            </draw:text-box>
          </draw:frame>
          <draw:frame draw:style-name="gr32" draw:text-style-name="P31" draw:layer="layout" svg:width="0.887cm" svg:height="0.446cm" svg:x="11.224cm" svg:y="3.662cm">
            <draw:text-box>
              <text:p><text:span text:style-name="T15">W</text:span></text:p>
            </draw:text-box>
          </draw:frame>
          <draw:custom-shape draw:style-name="gr42" draw:text-style-name="P33" draw:layer="layout" svg:width="0.29cm" svg:height="0.25cm" draw:transform="rotate (-3.14159265358979) translate (11.25cm 3.748cm)">
            <text:p text:style-name="P32"><text:span text:style-name="T19">Fle</text:span><text:span text:style-name="T19">xib</text:span><text:span text:style-name="T19">le</text:span><text:span text:style-name="T19"><text:line-break/></text:span><text:span text:style-name="T19">Wi</text:span><text:span text:style-name="T19">nd</text:span><text:span text:style-name="T19">ow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32" draw:text-style-name="P31" draw:layer="layout" svg:width="0.887cm" svg:height="0.446cm" svg:x="11.027cm" svg:y="3.288cm">
            <draw:text-box>
              <text:p><text:span text:style-name="T15">I</text:span><text:span text:style-name="T18">i</text:span><text:span text:style-name="T18">n</text:span></text:p>
            </draw:text-box>
          </draw:frame>
        </draw:g>
        <draw:g>
          <draw:custom-shape draw:style-name="gr22" draw:text-style-name="P22" draw:layer="layout" svg:width="1.4cm" svg:height="1.4cm" svg:x="12.685cm" svg:y="3.278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24" draw:layer="layout" svg:width="0.6cm" svg:height="0.2cm" draw:transform="rotate (1.5707963267949) translate (12.685cm 3.93cm)">
            <text:p text:style-name="P23"><text:span text:style-name="T11">I</text:span><text:span text:style-name="T12">MU</text:span><text:span text:style-name="T12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4" draw:text-style-name="P25" draw:layer="layout" svg:width="0.6cm" svg:height="0.2cm" draw:transform="rotate (1.5707963267949) translate (12.686cm 4.614cm)">
            <text:p text:style-name="P23"><text:span text:style-name="T13">Res</text:span><text:span text:style-name="T14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5" draw:text-style-name="P26" draw:layer="layout" svg:x1="12.885cm" svg:y1="3.624cm" svg:x2="13.169cm" svg:y2="3.624cm">
            <text:p/>
          </draw:line>
          <draw:line draw:style-name="gr25" draw:text-style-name="P26" draw:layer="layout" svg:x1="13.366cm" svg:y1="3.94cm" svg:x2="13.685cm" svg:y2="3.94cm">
            <text:p/>
          </draw:line>
          <draw:custom-shape draw:style-name="gr26" draw:text-style-name="P27" draw:layer="layout" svg:width="0.4cm" svg:height="0.2cm" svg:x="13.637cm" svg:y="3.847cm">
            <text:p text:style-name="P23"><text:span text:style-name="T15">W-SR</text:span></text:p>
            <draw:enhanced-geometry svg:viewBox="0 0 21600 21600" draw:type="rectangle" draw:enhanced-path="M 0 0 L 21600 0 21600 21600 0 21600 0 0 Z N"/>
          </draw:custom-shape>
          <draw:line draw:style-name="gr25" draw:text-style-name="P26" draw:layer="layout" svg:x1="12.886cm" svg:y1="4.324cm" svg:x2="13.268cm" svg:y2="4.324cm">
            <text:p/>
          </draw:line>
          <draw:line draw:style-name="gr25" draw:text-style-name="P26" draw:layer="layout" svg:x1="13.366cm" svg:y1="3.624cm" svg:x2="13.366cm" svg:y2="4.23cm">
            <text:p/>
          </draw:line>
          <draw:custom-shape draw:style-name="gr27" draw:text-style-name="P28" draw:layer="layout" svg:width="0.202cm" svg:height="0.213cm" svg:x="13.267cm" svg:y="3.838cm">
            <text:p text:style-name="P23"><text:span text:style-name="T16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26" draw:layer="layout" svg:x1="13.297cm" svg:y1="4.324cm" svg:x2="14.085cm" svg:y2="4.324cm">
            <text:p/>
          </draw:line>
          <draw:line draw:style-name="gr28" draw:text-style-name="P26" draw:layer="layout" svg:x1="13.085cm" svg:y1="3.624cm" svg:x2="14.085cm" svg:y2="3.624cm">
            <text:p/>
          </draw:line>
          <draw:custom-shape draw:style-name="gr27" draw:text-style-name="P28" draw:layer="layout" svg:width="0.202cm" svg:height="0.213cm" svg:x="13.268cm" svg:y="4.21cm">
            <text:p text:style-name="P23"><text:span text:style-name="T16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9" draw:layer="layout" svg:width="0.29cm" svg:height="0.116cm" draw:transform="rotate (1.5707963267949) translate (13.697cm 3.765cm)">
            <text:p text:style-name="P23"><text:span text:style-name="T17">P</text:span><text:span text:style-name="T17">i</text:span><text:span text:style-name="T17">p</text:span><text:span text:style-name="T17">e</text:span><text:span text:style-name="T17">l</text:span><text:span text:style-name="T17">i</text:span><text:span text:style-name="T17">n</text:span><text:span text:style-name="T17">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30" draw:text-style-name="P30" draw:layer="layout" svg:width="0.08cm" svg:height="0.08cm" svg:x="13.326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9" draw:layer="layout" svg:width="0.29cm" svg:height="0.116cm" draw:transform="rotate (1.5707963267949) translate (13.697cm 4.471cm)">
            <text:p text:style-name="P23"><text:span text:style-name="T17">Pip</text:span><text:span text:style-name="T17">elin</text:span><text:span text:style-name="T17">e</text:span></text:p>
            <draw:enhanced-geometry svg:viewBox="0 0 21600 21600" draw:mirror-vertical="true" draw:type="rectangle" draw:enhanced-path="M 0 0 L 21600 0 21600 21600 0 21600 0 0 Z N"/>
          </draw:custom-shape>
          <draw:line draw:style-name="gr31" draw:text-style-name="P6" draw:layer="layout" svg:x1="13.947cm" svg:y1="3.278cm" svg:x2="13.947cm" svg:y2="3.839cm">
            <text:p/>
          </draw:line>
          <draw:line draw:style-name="gr31" draw:text-style-name="P6" draw:layer="layout" svg:x1="13.947cm" svg:y1="4.039cm" svg:x2="13.947cm" svg:y2="4.678cm">
            <text:p/>
          </draw:line>
          <draw:frame draw:style-name="gr32" draw:text-style-name="P31" draw:layer="layout" svg:width="0.887cm" svg:height="0.446cm" svg:x="13.6cm" svg:y="2.987cm">
            <draw:text-box>
              <text:p><text:span text:style-name="T15">W</text:span><text:span text:style-name="T18">i</text:span><text:span text:style-name="T18">n</text:span></text:p>
            </draw:text-box>
          </draw:frame>
          <draw:frame draw:style-name="gr32" draw:text-style-name="P31" draw:layer="layout" svg:width="0.887cm" svg:height="0.446cm" svg:x="13.601cm" svg:y="4.555cm">
            <draw:text-box>
              <text:p><text:span text:style-name="T15">W</text:span><text:span text:style-name="T18">o</text:span><text:span text:style-name="T18">u</text:span><text:span text:style-name="T18">t</text:span></text:p>
            </draw:text-box>
          </draw:frame>
          <draw:line draw:style-name="gr34" draw:text-style-name="P26" draw:layer="layout" svg:x1="12.685cm" svg:y1="3.624cm" svg:x2="12.555cm" svg:y2="3.624cm">
            <text:p/>
          </draw:line>
          <draw:line draw:style-name="gr34" draw:text-style-name="P26" draw:layer="layout" svg:x1="12.685cm" svg:y1="3.424cm" svg:x2="12.555cm" svg:y2="3.424cm">
            <text:p/>
          </draw:line>
          <draw:line draw:style-name="gr34" draw:text-style-name="P26" draw:layer="layout" svg:x1="12.685cm" svg:y1="3.824cm" svg:x2="12.555cm" svg:y2="3.824cm">
            <text:p/>
          </draw:line>
          <draw:frame draw:style-name="gr32" draw:text-style-name="P31" draw:layer="layout" svg:width="0.887cm" svg:height="0.446cm" svg:x="12.093cm" svg:y="3.308cm">
            <draw:text-box>
              <text:p><text:span text:style-name="T15">I</text:span><text:span text:style-name="T18">c</text:span><text:span text:style-name="T18">o</text:span><text:span text:style-name="T18">n</text:span><text:span text:style-name="T18">f</text:span><text:span text:style-name="T18">i</text:span><text:span text:style-name="T18">g</text:span><text:span text:style-name="T18">_</text:span><text:span text:style-name="T18">1</text:span></text:p>
            </draw:text-box>
          </draw:frame>
          <draw:line draw:style-name="gr36" draw:text-style-name="P26" draw:layer="layout" svg:x1="12.685cm" svg:y1="4.324cm" svg:x2="12.555cm" svg:y2="4.324cm">
            <text:p/>
          </draw:line>
          <draw:line draw:style-name="gr36" draw:text-style-name="P26" draw:layer="layout" svg:x1="12.685cm" svg:y1="4.124cm" svg:x2="12.555cm" svg:y2="4.124cm">
            <text:p/>
          </draw:line>
          <draw:line draw:style-name="gr36" draw:text-style-name="P26" draw:layer="layout" svg:x1="12.685cm" svg:y1="4.524cm" svg:x2="12.555cm" svg:y2="4.524cm">
            <text:p/>
          </draw:line>
          <draw:frame draw:style-name="gr35" draw:text-style-name="P31" draw:layer="layout" svg:width="0.976cm" svg:height="0.446cm" svg:x="11.948cm" svg:y="4.008cm">
            <draw:text-box>
              <text:p><text:span text:style-name="T15">R</text:span><text:span text:style-name="T15">e</text:span><text:span text:style-name="T15">s</text:span><text:span text:style-name="T18">c</text:span><text:span text:style-name="T18">o</text:span><text:span text:style-name="T18">n</text:span><text:span text:style-name="T18">f</text:span><text:span text:style-name="T18">i</text:span><text:span text:style-name="T18">g</text:span><text:span text:style-name="T18">_</text:span><text:span text:style-name="T18">1</text:span></text:p>
            </draw:text-box>
          </draw:frame>
          <draw:frame draw:style-name="gr32" draw:text-style-name="P31" draw:layer="layout" svg:width="0.887cm" svg:height="0.446cm" svg:x="12.683cm" svg:y="4.018cm">
            <draw:text-box>
              <text:p><text:span text:style-name="T15">R</text:span><text:span text:style-name="T15">e</text:span><text:span text:style-name="T15">s</text:span><text:span text:style-name="T18">i</text:span><text:span text:style-name="T18">n</text:span></text:p>
            </draw:text-box>
          </draw:frame>
          <draw:frame draw:style-name="gr32" draw:text-style-name="P31" draw:layer="layout" svg:width="0.887cm" svg:height="0.446cm" svg:x="13.224cm" svg:y="3.662cm">
            <draw:text-box>
              <text:p><text:span text:style-name="T15">W</text:span></text:p>
            </draw:text-box>
          </draw:frame>
          <draw:custom-shape draw:style-name="gr43" draw:text-style-name="P33" draw:layer="layout" svg:width="0.29cm" svg:height="0.25cm" draw:transform="rotate (-3.14159265358979) translate (13.25cm 3.749cm)">
            <text:p text:style-name="P32"><text:span text:style-name="T19">Flexi</text:span><text:span text:style-name="T19">ble</text:span><text:span text:style-name="T19"><text:line-break/></text:span><text:span text:style-name="T19">Wind</text:span><text:span text:style-name="T19">ow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32" draw:text-style-name="P31" draw:layer="layout" svg:width="0.887cm" svg:height="0.446cm" svg:x="13.027cm" svg:y="3.289cm">
            <draw:text-box>
              <text:p><text:span text:style-name="T15">I</text:span><text:span text:style-name="T18">i</text:span><text:span text:style-name="T18">n</text:span></text:p>
            </draw:text-box>
          </draw:frame>
        </draw:g>
        <draw:line draw:style-name="gr44" draw:text-style-name="P6" draw:layer="layout" svg:x1="12.092cm" svg:y1="3.624cm" svg:x2="12.595cm" svg:y2="3.624cm">
          <text:p/>
        </draw:line>
        <draw:line draw:style-name="gr45" draw:text-style-name="P6" draw:layer="layout" svg:x1="12.092cm" svg:y1="4.324cm" svg:x2="12.555cm" svg:y2="4.324cm">
          <text:p/>
        </draw:line>
        <draw:g>
          <draw:custom-shape draw:style-name="gr22" draw:text-style-name="P22" draw:layer="layout" svg:width="1.4cm" svg:height="1.4cm" svg:x="14.686cm" svg:y="3.278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24" draw:layer="layout" svg:width="0.6cm" svg:height="0.2cm" draw:transform="rotate (1.5707963267949) translate (14.686cm 3.93cm)">
            <text:p text:style-name="P23"><text:span text:style-name="T11">I</text:span><text:span text:style-name="T12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4" draw:text-style-name="P25" draw:layer="layout" svg:width="0.6cm" svg:height="0.2cm" draw:transform="rotate (1.5707963267949) translate (14.687cm 4.614cm)">
            <text:p text:style-name="P23"><text:span text:style-name="T13">Res</text:span><text:span text:style-name="T14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5" draw:text-style-name="P26" draw:layer="layout" svg:x1="14.886cm" svg:y1="3.624cm" svg:x2="15.17cm" svg:y2="3.624cm">
            <text:p/>
          </draw:line>
          <draw:line draw:style-name="gr25" draw:text-style-name="P26" draw:layer="layout" svg:x1="15.367cm" svg:y1="3.94cm" svg:x2="15.686cm" svg:y2="3.94cm">
            <text:p/>
          </draw:line>
          <draw:custom-shape draw:style-name="gr26" draw:text-style-name="P27" draw:layer="layout" svg:width="0.4cm" svg:height="0.2cm" svg:x="15.638cm" svg:y="3.847cm">
            <text:p text:style-name="P23"><text:span text:style-name="T15">W-SR</text:span></text:p>
            <draw:enhanced-geometry svg:viewBox="0 0 21600 21600" draw:type="rectangle" draw:enhanced-path="M 0 0 L 21600 0 21600 21600 0 21600 0 0 Z N"/>
          </draw:custom-shape>
          <draw:line draw:style-name="gr25" draw:text-style-name="P26" draw:layer="layout" svg:x1="14.887cm" svg:y1="4.324cm" svg:x2="15.269cm" svg:y2="4.324cm">
            <text:p/>
          </draw:line>
          <draw:line draw:style-name="gr25" draw:text-style-name="P26" draw:layer="layout" svg:x1="15.367cm" svg:y1="3.624cm" svg:x2="15.367cm" svg:y2="4.23cm">
            <text:p/>
          </draw:line>
          <draw:custom-shape draw:style-name="gr27" draw:text-style-name="P28" draw:layer="layout" svg:width="0.202cm" svg:height="0.213cm" svg:x="15.268cm" svg:y="3.838cm">
            <text:p text:style-name="P23"><text:span text:style-name="T16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26" draw:layer="layout" svg:x1="15.298cm" svg:y1="4.324cm" svg:x2="16.086cm" svg:y2="4.324cm">
            <text:p/>
          </draw:line>
          <draw:line draw:style-name="gr28" draw:text-style-name="P26" draw:layer="layout" svg:x1="15.086cm" svg:y1="3.624cm" svg:x2="16.086cm" svg:y2="3.624cm">
            <text:p/>
          </draw:line>
          <draw:custom-shape draw:style-name="gr27" draw:text-style-name="P28" draw:layer="layout" svg:width="0.202cm" svg:height="0.213cm" svg:x="15.269cm" svg:y="4.21cm">
            <text:p text:style-name="P23"><text:span text:style-name="T16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9" draw:layer="layout" svg:width="0.29cm" svg:height="0.116cm" draw:transform="rotate (1.5707963267949) translate (15.698cm 3.765cm)">
            <text:p text:style-name="P23"><text:span text:style-name="T17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30" draw:text-style-name="P30" draw:layer="layout" svg:width="0.08cm" svg:height="0.08cm" svg:x="15.327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9" draw:layer="layout" svg:width="0.29cm" svg:height="0.116cm" draw:transform="rotate (1.5707963267949) translate (15.698cm 4.471cm)">
            <text:p text:style-name="P23"><text:span text:style-name="T17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31" draw:text-style-name="P6" draw:layer="layout" svg:x1="15.948cm" svg:y1="3.278cm" svg:x2="15.948cm" svg:y2="3.839cm">
            <text:p/>
          </draw:line>
          <draw:line draw:style-name="gr31" draw:text-style-name="P6" draw:layer="layout" svg:x1="15.948cm" svg:y1="4.039cm" svg:x2="15.948cm" svg:y2="4.678cm">
            <text:p/>
          </draw:line>
          <draw:frame draw:style-name="gr32" draw:text-style-name="P31" draw:layer="layout" svg:width="0.887cm" svg:height="0.446cm" svg:x="15.601cm" svg:y="2.987cm">
            <draw:text-box>
              <text:p><text:span text:style-name="T15">W</text:span><text:span text:style-name="T18">i</text:span><text:span text:style-name="T18">n</text:span></text:p>
            </draw:text-box>
          </draw:frame>
          <draw:frame draw:style-name="gr32" draw:text-style-name="P31" draw:layer="layout" svg:width="0.887cm" svg:height="0.446cm" svg:x="15.602cm" svg:y="4.555cm">
            <draw:text-box>
              <text:p><text:span text:style-name="T15">W</text:span><text:span text:style-name="T18">o</text:span><text:span text:style-name="T18">u</text:span><text:span text:style-name="T18">t</text:span></text:p>
            </draw:text-box>
          </draw:frame>
          <draw:frame draw:style-name="gr32" draw:text-style-name="P31" draw:layer="layout" svg:width="0.887cm" svg:height="0.446cm" svg:x="15.854cm" svg:y="3.415cm">
            <draw:text-box>
              <text:p><text:span text:style-name="T15">I</text:span><text:span text:style-name="T18">c</text:span><text:span text:style-name="T18">a</text:span><text:span text:style-name="T18">s</text:span><text:span text:style-name="T18">c</text:span><text:span text:style-name="T18">a</text:span><text:span text:style-name="T18">d</text:span><text:span text:style-name="T18">e</text:span></text:p>
            </draw:text-box>
          </draw:frame>
          <draw:frame draw:style-name="gr33" draw:text-style-name="P31" draw:layer="layout" svg:width="0.947cm" svg:height="0.446cm" svg:x="15.855cm" svg:y="4.115cm">
            <draw:text-box>
              <text:p><text:span text:style-name="T15">R</text:span><text:span text:style-name="T15">e</text:span><text:span text:style-name="T15">s</text:span><text:span text:style-name="T18">c</text:span><text:span text:style-name="T18">a</text:span><text:span text:style-name="T18">s</text:span><text:span text:style-name="T18">c</text:span><text:span text:style-name="T18">a</text:span><text:span text:style-name="T18">d</text:span><text:span text:style-name="T18">e</text:span></text:p>
            </draw:text-box>
          </draw:frame>
          <draw:line draw:style-name="gr34" draw:text-style-name="P26" draw:layer="layout" svg:x1="14.686cm" svg:y1="3.624cm" svg:x2="14.556cm" svg:y2="3.624cm">
            <text:p/>
          </draw:line>
          <draw:line draw:style-name="gr34" draw:text-style-name="P26" draw:layer="layout" svg:x1="14.686cm" svg:y1="3.424cm" svg:x2="14.556cm" svg:y2="3.424cm">
            <text:p/>
          </draw:line>
          <draw:line draw:style-name="gr34" draw:text-style-name="P26" draw:layer="layout" svg:x1="14.686cm" svg:y1="3.824cm" svg:x2="14.556cm" svg:y2="3.824cm">
            <text:p/>
          </draw:line>
          <draw:frame draw:style-name="gr32" draw:text-style-name="P31" draw:layer="layout" svg:width="0.887cm" svg:height="0.446cm" svg:x="14.094cm" svg:y="3.308cm">
            <draw:text-box>
              <text:p><text:span text:style-name="T15">I</text:span><text:span text:style-name="T18">c</text:span><text:span text:style-name="T18">o</text:span><text:span text:style-name="T18">n</text:span><text:span text:style-name="T18">f</text:span><text:span text:style-name="T18">i</text:span><text:span text:style-name="T18">g</text:span><text:span text:style-name="T18">_</text:span><text:span text:style-name="T18">1</text:span></text:p>
            </draw:text-box>
          </draw:frame>
          <draw:line draw:style-name="gr36" draw:text-style-name="P26" draw:layer="layout" svg:x1="14.686cm" svg:y1="4.324cm" svg:x2="14.556cm" svg:y2="4.324cm">
            <text:p/>
          </draw:line>
          <draw:line draw:style-name="gr36" draw:text-style-name="P26" draw:layer="layout" svg:x1="14.686cm" svg:y1="4.124cm" svg:x2="14.556cm" svg:y2="4.124cm">
            <text:p/>
          </draw:line>
          <draw:line draw:style-name="gr36" draw:text-style-name="P26" draw:layer="layout" svg:x1="14.686cm" svg:y1="4.524cm" svg:x2="14.556cm" svg:y2="4.524cm">
            <text:p/>
          </draw:line>
          <draw:frame draw:style-name="gr35" draw:text-style-name="P31" draw:layer="layout" svg:width="0.976cm" svg:height="0.446cm" svg:x="13.949cm" svg:y="4.008cm">
            <draw:text-box>
              <text:p><text:span text:style-name="T15">R</text:span><text:span text:style-name="T15">e</text:span><text:span text:style-name="T15">s</text:span><text:span text:style-name="T18">c</text:span><text:span text:style-name="T18">o</text:span><text:span text:style-name="T18">n</text:span><text:span text:style-name="T18">f</text:span><text:span text:style-name="T18">i</text:span><text:span text:style-name="T18">g</text:span><text:span text:style-name="T18">_</text:span><text:span text:style-name="T18">1</text:span></text:p>
            </draw:text-box>
          </draw:frame>
          <draw:frame draw:style-name="gr32" draw:text-style-name="P31" draw:layer="layout" svg:width="0.887cm" svg:height="0.446cm" svg:x="14.683cm" svg:y="4.018cm">
            <draw:text-box>
              <text:p><text:span text:style-name="T15">R</text:span><text:span text:style-name="T15">e</text:span><text:span text:style-name="T15">s</text:span><text:span text:style-name="T18">i</text:span><text:span text:style-name="T18">n</text:span></text:p>
            </draw:text-box>
          </draw:frame>
          <draw:frame draw:style-name="gr32" draw:text-style-name="P31" draw:layer="layout" svg:width="0.887cm" svg:height="0.446cm" svg:x="15.224cm" svg:y="3.662cm">
            <draw:text-box>
              <text:p><text:span text:style-name="T15">W</text:span></text:p>
            </draw:text-box>
          </draw:frame>
          <draw:custom-shape draw:style-name="gr46" draw:text-style-name="P33" draw:layer="layout" svg:width="0.29cm" svg:height="0.25cm" draw:transform="rotate (-3.14159265358979) translate (15.25cm 3.749cm)">
            <text:p text:style-name="P32"><text:span text:style-name="T19">Flexible</text:span><text:span text:style-name="T19"><text:line-break/></text:span><text:span text:style-name="T19">Window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32" draw:text-style-name="P31" draw:layer="layout" svg:width="0.887cm" svg:height="0.446cm" svg:x="15.027cm" svg:y="3.289cm">
            <draw:text-box>
              <text:p><text:span text:style-name="T15">I</text:span><text:span text:style-name="T18">i</text:span><text:span text:style-name="T18">n</text:span></text:p>
            </draw:text-box>
          </draw:frame>
        </draw:g>
        <draw:line draw:style-name="gr44" draw:text-style-name="P6" draw:layer="layout" svg:x1="14.093cm" svg:y1="3.624cm" svg:x2="14.596cm" svg:y2="3.624cm">
          <text:p/>
        </draw:line>
        <draw:line draw:style-name="gr45" draw:text-style-name="P6" draw:layer="layout" svg:x1="14.093cm" svg:y1="4.324cm" svg:x2="14.556cm" svg:y2="4.324cm">
          <text:p/>
        </draw:line>
        <draw:line draw:style-name="gr5" draw:text-style-name="P6" draw:layer="layout" svg:x1="13.201cm" svg:y1="0.949cm" svg:x2="13.201cm" svg:y2="2.949cm">
          <text:p/>
        </draw:line>
        <draw:line draw:style-name="gr5" draw:text-style-name="P6" draw:layer="layout" svg:x1="10.201cm" svg:y1="2.949cm" svg:x2="16.701cm" svg:y2="2.949cm">
          <text:p/>
        </draw:line>
        <draw:line draw:style-name="gr5" draw:text-style-name="P6" draw:layer="layout" svg:x1="10.301cm" svg:y1="0.949cm" svg:x2="10.301cm" svg:y2="2.95cm">
          <text:p/>
        </draw:line>
        <draw:line draw:style-name="gr5" draw:text-style-name="P6" draw:layer="layout" svg:x1="16.101cm" svg:y1="0.949cm" svg:x2="16.101cm" svg:y2="2.951cm">
          <text:p/>
        </draw:line>
        <draw:line draw:style-name="gr5" draw:text-style-name="P6" draw:layer="layout" svg:x1="10.301cm" svg:y1="0.949cm" svg:x2="16.101cm" svg:y2="0.949cm">
          <text:p/>
        </draw:line>
        <draw:line draw:style-name="gr5" draw:text-style-name="P6" draw:layer="layout" svg:x1="10.201cm" svg:y1="2.949cm" svg:x2="10.201cm" svg:y2="4.95cm">
          <text:p/>
        </draw:line>
        <draw:line draw:style-name="gr5" draw:text-style-name="P6" draw:layer="layout" svg:x1="16.701cm" svg:y1="2.949cm" svg:x2="16.701cm" svg:y2="4.951cm">
          <text:p/>
        </draw:line>
        <draw:line draw:style-name="gr5" draw:text-style-name="P6" draw:layer="layout" svg:x1="10.201cm" svg:y1="4.949cm" svg:x2="16.701cm" svg:y2="4.949cm">
          <text:p/>
        </draw:line>
        <presentation:notes draw:style-name="dp2">
          <draw:page-thumbnail draw:style-name="gr21" draw:layer="layout" svg:width="19.798cm" svg:height="11.136cm" svg:x="0.6cm" svg:y="2.257cm" draw:page-number="2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47" draw:text-style-name="P36" draw:layer="layout" svg:width="9.594cm" svg:height="1cm" svg:x="0.087cm" svg:y="0.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16.8cm" svg:height="10.6cm" svg:x="2.6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8" draw:layer="layout" svg:width="16.211cm" svg:height="4.7cm" svg:x="3cm" svg:y="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15.774cm" svg:height="1.764cm" svg:x="3.337cm" svg:y="4.61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15.774cm" svg:height="1.764cm" svg:x="3.337cm" svg:y="6.81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16.211cm" svg:height="4.7cm" svg:x="3cm" svg:y="8.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9" draw:layer="layout" svg:width="15.774cm" svg:height="1.843cm" svg:x="3.337cm" svg:y="9.529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9" draw:layer="layout" svg:width="15.766cm" svg:height="1.842cm" svg:x="3.337cm" svg:y="11.729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0" draw:layer="layout" svg:width="6.444cm" svg:height="1.6cm" svg:x="11.887cm" svg:y="9.66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0" draw:layer="layout" svg:width="6.444cm" svg:height="1.6cm" svg:x="11.887cm" svg:y="11.86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0" draw:layer="layout" svg:width="6.444cm" svg:height="1.6cm" svg:x="3.487cm" svg:y="9.66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0" draw:layer="layout" svg:width="6.444cm" svg:height="1.6cm" svg:x="3.487cm" svg:y="11.86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0" draw:layer="layout" svg:width="6.444cm" svg:height="1.6cm" svg:x="11.887cm" svg:y="4.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0" draw:layer="layout" svg:width="6.444cm" svg:height="1.6cm" svg:x="11.887cm" svg:y="6.9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0" draw:layer="layout" svg:width="6.444cm" svg:height="1.6cm" svg:x="3.487cm" svg:y="4.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0" draw:layer="layout" svg:width="6.444cm" svg:height="1.6cm" svg:x="3.487cm" svg:y="6.9cm">
          <text:p/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1.2cm" svg:y1="12.3cm" svg:x2="3.6cm" svg:y2="12.3cm">
          <text:p/>
        </draw:line>
        <draw:line draw:style-name="gr55" draw:text-style-name="P6" draw:layer="layout" svg:x1="2.4cm" svg:y1="13.005cm" svg:x2="3.6cm" svg:y2="13.005cm">
          <text:p/>
        </draw:line>
        <draw:line draw:style-name="gr54" draw:text-style-name="P6" draw:layer="layout" svg:x1="5cm" svg:y1="12.3cm" svg:x2="6cm" svg:y2="12.3cm">
          <text:p/>
        </draw:line>
        <draw:line draw:style-name="gr55" draw:text-style-name="P6" draw:layer="layout" svg:x1="5cm" svg:y1="13.005cm" svg:x2="6cm" svg:y2="13.005cm">
          <text:p/>
        </draw:line>
        <draw:line draw:style-name="gr54" draw:text-style-name="P6" draw:layer="layout" svg:x1="7.4cm" svg:y1="12.3cm" svg:x2="8.4cm" svg:y2="12.3cm">
          <text:p/>
        </draw:line>
        <draw:line draw:style-name="gr55" draw:text-style-name="P6" draw:layer="layout" svg:x1="7.4cm" svg:y1="13.005cm" svg:x2="8.4cm" svg:y2="13.005cm">
          <text:p/>
        </draw:line>
        <draw:line draw:style-name="gr54" draw:text-style-name="P6" draw:layer="layout" svg:x1="10.842cm" svg:y1="12.3cm" svg:x2="12cm" svg:y2="12.3cm">
          <text:p/>
        </draw:line>
        <draw:line draw:style-name="gr55" draw:text-style-name="P6" draw:layer="layout" svg:x1="9.8cm" svg:y1="13.005cm" svg:x2="12cm" svg:y2="13.005cm">
          <text:p/>
        </draw:line>
        <draw:line draw:style-name="gr54" draw:text-style-name="P6" draw:layer="layout" svg:x1="13.4cm" svg:y1="12.3cm" svg:x2="14.4cm" svg:y2="12.3cm">
          <text:p/>
        </draw:line>
        <draw:line draw:style-name="gr55" draw:text-style-name="P6" draw:layer="layout" svg:x1="13.4cm" svg:y1="13.005cm" svg:x2="14.4cm" svg:y2="13.005cm">
          <text:p/>
        </draw:line>
        <draw:line draw:style-name="gr54" draw:text-style-name="P6" draw:layer="layout" svg:x1="15.8cm" svg:y1="12.3cm" svg:x2="16.8cm" svg:y2="12.3cm">
          <text:p/>
        </draw:line>
        <draw:line draw:style-name="gr55" draw:text-style-name="P6" draw:layer="layout" svg:x1="15.8cm" svg:y1="13.005cm" svg:x2="16.8cm" svg:y2="13.005cm">
          <text:p/>
        </draw:line>
        <draw:line draw:style-name="gr56" draw:text-style-name="P6" draw:layer="layout" svg:x1="10.842cm" svg:y1="11.538cm" svg:x2="10.842cm" svg:y2="12.3cm">
          <text:p/>
        </draw:line>
        <draw:line draw:style-name="gr56" draw:text-style-name="P6" draw:layer="layout" svg:x1="1.2cm" svg:y1="11.538cm" svg:x2="10.842cm" svg:y2="11.538cm">
          <text:p/>
        </draw:line>
        <draw:line draw:style-name="gr57" draw:text-style-name="P26" draw:layer="layout" svg:x1="3.337cm" svg:y1="14.66cm" svg:x2="19.4cm" svg:y2="14.66cm">
          <text:p/>
        </draw:line>
        <draw:g>
          <draw:frame draw:style-name="gr58" draw:text-style-name="P41" draw:layer="layout" svg:width="0.803cm" svg:height="0.675cm" svg:x="9.9cm" svg:y="14.734cm">
            <draw:text-box>
              <text:p><text:span text:style-name="T21">U</text:span></text:p>
            </draw:text-box>
          </draw:frame>
          <draw:frame draw:style-name="gr59" draw:text-style-name="P41" draw:layer="layout" svg:width="0.811cm" svg:height="0.497cm" svg:x="10.217cm" svg:y="14.987cm">
            <draw:text-box>
              <text:p><text:span text:style-name="T22">I</text:span><text:span text:style-name="T22">W</text:span></text:p>
            </draw:text-box>
          </draw:frame>
          <draw:frame draw:style-name="gr60" draw:text-style-name="P41" draw:layer="layout" svg:width="0.731cm" svg:height="0.497cm" svg:x="10.218cm" svg:y="14.688cm">
            <draw:text-box>
              <text:p><text:span text:style-name="T22">W</text:span></text:p>
            </draw:text-box>
          </draw:frame>
        </draw:g>
        <draw:g>
          <draw:frame draw:style-name="gr58" draw:text-style-name="P41" draw:layer="layout" svg:width="0.803cm" svg:height="0.675cm" svg:x="11cm" svg:y="14.734cm">
            <draw:text-box>
              <text:p><text:span text:style-name="T21">U</text:span></text:p>
            </draw:text-box>
          </draw:frame>
          <draw:frame draw:style-name="gr59" draw:text-style-name="P41" draw:layer="layout" svg:width="0.811cm" svg:height="0.497cm" svg:x="11.317cm" svg:y="14.987cm">
            <draw:text-box>
              <text:p><text:span text:style-name="T22">I</text:span><text:span text:style-name="T22">W</text:span></text:p>
            </draw:text-box>
          </draw:frame>
          <draw:frame draw:style-name="gr61" draw:text-style-name="P41" draw:layer="layout" svg:width="0.908cm" svg:height="0.497cm" svg:x="11.318cm" svg:y="14.688cm">
            <draw:text-box>
              <text:p><text:span text:style-name="T22">N</text:span><text:span text:style-name="T22">W</text:span></text:p>
            </draw:text-box>
          </draw:frame>
        </draw:g>
        <draw:frame draw:style-name="gr62" draw:text-style-name="P42" draw:layer="layout" svg:width="0.803cm" svg:height="0.89cm" svg:x="10.6cm" svg:y="14.6cm">
          <draw:text-box>
            <text:p><text:span text:style-name="T23">×</text:span></text:p>
          </draw:text-box>
        </draw:frame>
        <draw:line draw:style-name="gr54" draw:text-style-name="P6" draw:layer="layout" svg:x1="1.2cm" svg:y1="10.1cm" svg:x2="3.588cm" svg:y2="10.1cm">
          <text:p/>
        </draw:line>
        <draw:line draw:style-name="gr55" draw:text-style-name="P6" draw:layer="layout" svg:x1="2.2cm" svg:y1="10.805cm" svg:x2="3.588cm" svg:y2="10.805cm">
          <text:p/>
        </draw:line>
        <draw:line draw:style-name="gr54" draw:text-style-name="P6" draw:layer="layout" svg:x1="4.988cm" svg:y1="10.1cm" svg:x2="5.988cm" svg:y2="10.1cm">
          <text:p/>
        </draw:line>
        <draw:line draw:style-name="gr55" draw:text-style-name="P6" draw:layer="layout" svg:x1="4.988cm" svg:y1="10.805cm" svg:x2="5.988cm" svg:y2="10.805cm">
          <text:p/>
        </draw:line>
        <draw:line draw:style-name="gr54" draw:text-style-name="P6" draw:layer="layout" svg:x1="7.388cm" svg:y1="10.1cm" svg:x2="8.388cm" svg:y2="10.1cm">
          <text:p/>
        </draw:line>
        <draw:line draw:style-name="gr55" draw:text-style-name="P6" draw:layer="layout" svg:x1="7.388cm" svg:y1="10.805cm" svg:x2="8.388cm" svg:y2="10.805cm">
          <text:p/>
        </draw:line>
        <draw:line draw:style-name="gr54" draw:text-style-name="P6" draw:layer="layout" svg:x1="10.84cm" svg:y1="10.1cm" svg:x2="11.988cm" svg:y2="10.1cm">
          <text:p/>
        </draw:line>
        <draw:line draw:style-name="gr55" draw:text-style-name="P6" draw:layer="layout" svg:x1="9.8cm" svg:y1="10.805cm" svg:x2="11.988cm" svg:y2="10.805cm">
          <text:p/>
        </draw:line>
        <draw:line draw:style-name="gr54" draw:text-style-name="P6" draw:layer="layout" svg:x1="13.388cm" svg:y1="10.1cm" svg:x2="14.388cm" svg:y2="10.1cm">
          <text:p/>
        </draw:line>
        <draw:line draw:style-name="gr55" draw:text-style-name="P6" draw:layer="layout" svg:x1="13.388cm" svg:y1="10.805cm" svg:x2="14.388cm" svg:y2="10.805cm">
          <text:p/>
        </draw:line>
        <draw:line draw:style-name="gr54" draw:text-style-name="P6" draw:layer="layout" svg:x1="15.788cm" svg:y1="10.1cm" svg:x2="16.788cm" svg:y2="10.1cm">
          <text:p/>
        </draw:line>
        <draw:line draw:style-name="gr55" draw:text-style-name="P6" draw:layer="layout" svg:x1="15.788cm" svg:y1="10.805cm" svg:x2="16.788cm" svg:y2="10.805cm">
          <text:p/>
        </draw:line>
        <draw:line draw:style-name="gr56" draw:text-style-name="P6" draw:layer="layout" svg:x1="10.84cm" svg:y1="9.5cm" svg:x2="10.84cm" svg:y2="10.1cm">
          <text:p/>
        </draw:line>
        <draw:line draw:style-name="gr56" draw:text-style-name="P6" draw:layer="layout" svg:x1="1.2cm" svg:y1="9.5cm" svg:x2="10.84cm" svg:y2="9.5cm">
          <text:p/>
        </draw:line>
        <draw:line draw:style-name="gr54" draw:text-style-name="P6" draw:layer="layout" svg:x1="3.089cm" svg:y1="7.34cm" svg:x2="3.588cm" svg:y2="7.34cm">
          <text:p/>
        </draw:line>
        <draw:line draw:style-name="gr55" draw:text-style-name="P6" draw:layer="layout" svg:x1="2cm" svg:y1="8.045cm" svg:x2="3.588cm" svg:y2="8.045cm">
          <text:p/>
        </draw:line>
        <draw:line draw:style-name="gr54" draw:text-style-name="P6" draw:layer="layout" svg:x1="4.988cm" svg:y1="7.34cm" svg:x2="5.988cm" svg:y2="7.34cm">
          <text:p/>
        </draw:line>
        <draw:line draw:style-name="gr55" draw:text-style-name="P6" draw:layer="layout" svg:x1="4.988cm" svg:y1="8.045cm" svg:x2="5.988cm" svg:y2="8.045cm">
          <text:p/>
        </draw:line>
        <draw:line draw:style-name="gr54" draw:text-style-name="P6" draw:layer="layout" svg:x1="7.388cm" svg:y1="7.34cm" svg:x2="8.388cm" svg:y2="7.34cm">
          <text:p/>
        </draw:line>
        <draw:line draw:style-name="gr55" draw:text-style-name="P6" draw:layer="layout" svg:x1="7.388cm" svg:y1="8.045cm" svg:x2="8.388cm" svg:y2="8.045cm">
          <text:p/>
        </draw:line>
        <draw:line draw:style-name="gr54" draw:text-style-name="P6" draw:layer="layout" svg:x1="11.476cm" svg:y1="7.34cm" svg:x2="11.988cm" svg:y2="7.34cm">
          <text:p/>
        </draw:line>
        <draw:line draw:style-name="gr55" draw:text-style-name="P6" draw:layer="layout" svg:x1="9.8cm" svg:y1="8.045cm" svg:x2="11.988cm" svg:y2="8.045cm">
          <text:p/>
        </draw:line>
        <draw:line draw:style-name="gr54" draw:text-style-name="P6" draw:layer="layout" svg:x1="13.388cm" svg:y1="7.34cm" svg:x2="14.388cm" svg:y2="7.34cm">
          <text:p/>
        </draw:line>
        <draw:line draw:style-name="gr55" draw:text-style-name="P6" draw:layer="layout" svg:x1="13.388cm" svg:y1="8.045cm" svg:x2="14.388cm" svg:y2="8.045cm">
          <text:p/>
        </draw:line>
        <draw:line draw:style-name="gr54" draw:text-style-name="P6" draw:layer="layout" svg:x1="15.788cm" svg:y1="7.34cm" svg:x2="16.788cm" svg:y2="7.34cm">
          <text:p/>
        </draw:line>
        <draw:line draw:style-name="gr55" draw:text-style-name="P6" draw:layer="layout" svg:x1="15.788cm" svg:y1="8.045cm" svg:x2="16.788cm" svg:y2="8.045cm">
          <text:p/>
        </draw:line>
        <draw:line draw:style-name="gr54" draw:text-style-name="P6" draw:layer="layout" svg:x1="2.844cm" svg:y1="5.14cm" svg:x2="3.576cm" svg:y2="5.14cm">
          <text:p/>
        </draw:line>
        <draw:line draw:style-name="gr55" draw:text-style-name="P6" draw:layer="layout" svg:x1="1.8cm" svg:y1="5.845cm" svg:x2="3.576cm" svg:y2="5.845cm">
          <text:p/>
        </draw:line>
        <draw:line draw:style-name="gr54" draw:text-style-name="P6" draw:layer="layout" svg:x1="4.976cm" svg:y1="5.14cm" svg:x2="5.976cm" svg:y2="5.14cm">
          <text:p/>
        </draw:line>
        <draw:line draw:style-name="gr55" draw:text-style-name="P6" draw:layer="layout" svg:x1="4.976cm" svg:y1="5.845cm" svg:x2="5.976cm" svg:y2="5.845cm">
          <text:p/>
        </draw:line>
        <draw:line draw:style-name="gr54" draw:text-style-name="P6" draw:layer="layout" svg:x1="7.376cm" svg:y1="5.14cm" svg:x2="8.376cm" svg:y2="5.14cm">
          <text:p/>
        </draw:line>
        <draw:line draw:style-name="gr55" draw:text-style-name="P6" draw:layer="layout" svg:x1="7.376cm" svg:y1="5.845cm" svg:x2="8.376cm" svg:y2="5.845cm">
          <text:p/>
        </draw:line>
        <draw:line draw:style-name="gr54" draw:text-style-name="P6" draw:layer="layout" svg:x1="11.243cm" svg:y1="5.14cm" svg:x2="11.976cm" svg:y2="5.14cm">
          <text:p/>
        </draw:line>
        <draw:line draw:style-name="gr55" draw:text-style-name="P6" draw:layer="layout" svg:x1="9.8cm" svg:y1="5.845cm" svg:x2="11.976cm" svg:y2="5.845cm">
          <text:p/>
        </draw:line>
        <draw:line draw:style-name="gr54" draw:text-style-name="P6" draw:layer="layout" svg:x1="13.376cm" svg:y1="5.14cm" svg:x2="14.376cm" svg:y2="5.14cm">
          <text:p/>
        </draw:line>
        <draw:line draw:style-name="gr55" draw:text-style-name="P6" draw:layer="layout" svg:x1="13.376cm" svg:y1="5.845cm" svg:x2="14.376cm" svg:y2="5.845cm">
          <text:p/>
        </draw:line>
        <draw:line draw:style-name="gr54" draw:text-style-name="P6" draw:layer="layout" svg:x1="15.776cm" svg:y1="5.14cm" svg:x2="16.776cm" svg:y2="5.14cm">
          <text:p/>
        </draw:line>
        <draw:line draw:style-name="gr55" draw:text-style-name="P6" draw:layer="layout" svg:x1="15.776cm" svg:y1="5.845cm" svg:x2="16.776cm" svg:y2="5.845cm">
          <text:p/>
        </draw:line>
        <draw:line draw:style-name="gr57" draw:text-style-name="P26" draw:layer="layout" svg:x1="22.4cm" svg:y1="0.6cm" svg:x2="22.4cm" svg:y2="13.7cm">
          <text:p/>
        </draw:line>
        <draw:g>
          <draw:frame draw:style-name="gr58" draw:text-style-name="P41" draw:layer="layout" svg:width="0.803cm" svg:height="0.675cm" draw:transform="rotate (1.5707963267949) translate (22.552cm 9.018cm)">
            <draw:text-box>
              <text:p><text:span text:style-name="T21">U</text:span></text:p>
            </draw:text-box>
          </draw:frame>
          <draw:frame draw:style-name="gr61" draw:text-style-name="P41" draw:layer="layout" svg:width="0.908cm" svg:height="0.497cm" draw:transform="rotate (1.5707963267949) translate (22.805cm 8.701cm)">
            <draw:text-box>
              <text:p><text:span text:style-name="T22">W</text:span><text:span text:style-name="T22">O</text:span></text:p>
            </draw:text-box>
          </draw:frame>
        </draw:g>
        <draw:g>
          <draw:frame draw:style-name="gr58" draw:text-style-name="P41" draw:layer="layout" svg:width="0.803cm" svg:height="0.675cm" draw:transform="rotate (1.5707963267949) translate (22.552cm 7.818cm)">
            <draw:text-box>
              <text:p><text:span text:style-name="T21">U</text:span></text:p>
            </draw:text-box>
          </draw:frame>
          <draw:frame draw:style-name="gr63" draw:text-style-name="P41" draw:layer="layout" svg:width="0.76cm" svg:height="0.497cm" draw:transform="rotate (1.5707963267949) translate (22.805cm 7.501cm)">
            <draw:text-box>
              <text:p><text:span text:style-name="T22">I</text:span><text:span text:style-name="T22">O</text:span></text:p>
            </draw:text-box>
          </draw:frame>
        </draw:g>
        <draw:frame draw:style-name="gr62" draw:text-style-name="P42" draw:layer="layout" svg:width="0.803cm" svg:height="0.89cm" draw:transform="rotate (1.5707963267949) translate (22.418cm 8.218cm)">
          <draw:text-box>
            <text:p><text:span text:style-name="T23">×</text:span></text:p>
          </draw:text-box>
        </draw:frame>
        <draw:g>
          <draw:frame draw:style-name="gr58" draw:text-style-name="P41" draw:layer="layout" svg:width="0.803cm" svg:height="0.675cm" draw:transform="rotate (1.5707963267949) translate (22.552cm 6.819cm)">
            <draw:text-box>
              <text:p><text:span text:style-name="T21">U</text:span></text:p>
            </draw:text-box>
          </draw:frame>
          <draw:frame draw:style-name="gr64" draw:text-style-name="P41" draw:layer="layout" svg:width="0.989cm" svg:height="0.497cm" draw:transform="rotate (1.5707963267949) translate (22.805cm 6.502cm)">
            <draw:text-box>
              <text:p><text:span text:style-name="T22">I</text:span><text:span text:style-name="T22">W</text:span><text:span text:style-name="T22">O</text:span></text:p>
            </draw:text-box>
          </draw:frame>
        </draw:g>
        <draw:frame draw:style-name="gr62" draw:text-style-name="P42" draw:layer="layout" svg:width="0.803cm" svg:height="0.89cm" draw:transform="rotate (1.5707963267949) translate (22.418cm 7.219cm)">
          <draw:text-box>
            <text:p><text:span text:style-name="T23">×</text:span></text:p>
          </draw:text-box>
        </draw:frame>
        <draw:line draw:style-name="gr57" draw:text-style-name="P26" draw:layer="layout" svg:x1="3.487cm" svg:y1="14.36cm" svg:x2="9.931cm" svg:y2="14.36cm">
          <text:p/>
        </draw:line>
        <draw:line draw:style-name="gr57" draw:text-style-name="P26" draw:layer="layout" svg:x1="11.887cm" svg:y1="14.36cm" svg:x2="18.5cm" svg:y2="14.36cm">
          <text:p/>
        </draw:line>
        <draw:g>
          <draw:frame draw:style-name="gr58" draw:text-style-name="P41" draw:layer="layout" svg:width="0.803cm" svg:height="0.675cm" svg:x="6.2cm" svg:y="13.734cm">
            <draw:text-box>
              <text:p><text:span text:style-name="T21">U</text:span></text:p>
            </draw:text-box>
          </draw:frame>
          <draw:frame draw:style-name="gr59" draw:text-style-name="P41" draw:layer="layout" svg:width="0.811cm" svg:height="0.497cm" svg:x="6.517cm" svg:y="13.987cm">
            <draw:text-box>
              <text:p><text:span text:style-name="T22">I</text:span><text:span text:style-name="T22">W</text:span></text:p>
            </draw:text-box>
          </draw:frame>
          <draw:frame draw:style-name="gr60" draw:text-style-name="P41" draw:layer="layout" svg:width="0.731cm" svg:height="0.497cm" svg:x="6.518cm" svg:y="13.688cm">
            <draw:text-box>
              <text:p><text:span text:style-name="T22">W</text:span></text:p>
            </draw:text-box>
          </draw:frame>
        </draw:g>
        <draw:g>
          <draw:frame draw:style-name="gr58" draw:text-style-name="P41" draw:layer="layout" svg:width="0.803cm" svg:height="0.675cm" svg:x="14.6cm" svg:y="13.734cm">
            <draw:text-box>
              <text:p><text:span text:style-name="T21">U</text:span></text:p>
            </draw:text-box>
          </draw:frame>
          <draw:frame draw:style-name="gr59" draw:text-style-name="P41" draw:layer="layout" svg:width="0.811cm" svg:height="0.497cm" svg:x="14.917cm" svg:y="13.987cm">
            <draw:text-box>
              <text:p><text:span text:style-name="T22">I</text:span><text:span text:style-name="T22">W</text:span></text:p>
            </draw:text-box>
          </draw:frame>
          <draw:frame draw:style-name="gr60" draw:text-style-name="P41" draw:layer="layout" svg:width="0.731cm" svg:height="0.497cm" svg:x="14.918cm" svg:y="13.688cm">
            <draw:text-box>
              <text:p><text:span text:style-name="T22">W</text:span></text:p>
            </draw:text-box>
          </draw:frame>
        </draw:g>
        <draw:line draw:style-name="gr57" draw:text-style-name="P26" draw:layer="layout" svg:x1="21.2cm" svg:y1="8.9cm" svg:x2="21.2cm" svg:y2="13.7cm">
          <text:p/>
        </draw:line>
        <draw:line draw:style-name="gr57" draw:text-style-name="P26" draw:layer="layout" svg:x1="21.2cm" svg:y1="4cm" svg:x2="21.2cm" svg:y2="8.7cm">
          <text:p/>
        </draw:line>
        <draw:g>
          <draw:frame draw:style-name="gr58" draw:text-style-name="P41" draw:layer="layout" svg:width="0.803cm" svg:height="0.675cm" draw:transform="rotate (1.5707963267949) translate (21.752cm 10.019cm)">
            <draw:text-box>
              <text:p><text:span text:style-name="T21">U</text:span></text:p>
            </draw:text-box>
          </draw:frame>
          <draw:frame draw:style-name="gr61" draw:text-style-name="P41" draw:layer="layout" svg:width="0.908cm" svg:height="0.497cm" draw:transform="rotate (1.5707963267949) translate (22.005cm 9.702cm)">
            <draw:text-box>
              <text:p><text:span text:style-name="T22">W</text:span><text:span text:style-name="T22">O</text:span></text:p>
            </draw:text-box>
          </draw:frame>
        </draw:g>
        <draw:g>
          <draw:frame draw:style-name="gr58" draw:text-style-name="P41" draw:layer="layout" svg:width="0.803cm" svg:height="0.675cm" draw:transform="rotate (1.5707963267949) translate (21.752cm 8.92cm)">
            <draw:text-box>
              <text:p><text:span text:style-name="T21">U</text:span></text:p>
            </draw:text-box>
          </draw:frame>
          <draw:frame draw:style-name="gr64" draw:text-style-name="P41" draw:layer="layout" svg:width="0.989cm" svg:height="0.497cm" draw:transform="rotate (1.5707963267949) translate (22.005cm 8.603cm)">
            <draw:text-box>
              <text:p><text:span text:style-name="T22">I</text:span><text:span text:style-name="T22">O</text:span></text:p>
            </draw:text-box>
          </draw:frame>
        </draw:g>
        <draw:frame draw:style-name="gr62" draw:text-style-name="P42" draw:layer="layout" svg:width="0.803cm" svg:height="0.89cm" draw:transform="rotate (1.5707963267949) translate (21.618cm 9.32cm)">
          <draw:text-box>
            <text:p><text:span text:style-name="T23">×</text:span></text:p>
          </draw:text-box>
        </draw:frame>
        <draw:g>
          <draw:frame draw:style-name="gr58" draw:text-style-name="P41" draw:layer="layout" svg:width="0.803cm" svg:height="0.675cm" draw:transform="rotate (1.5707963267949) translate (21.152cm 11.82cm)">
            <draw:text-box>
              <text:p><text:span text:style-name="T21">U</text:span></text:p>
            </draw:text-box>
          </draw:frame>
          <draw:frame draw:style-name="gr63" draw:text-style-name="P41" draw:layer="layout" svg:width="0.76cm" svg:height="0.497cm" draw:transform="rotate (1.5707963267949) translate (21.405cm 11.503cm)">
            <draw:text-box>
              <text:p><text:span text:style-name="T22">I</text:span><text:span text:style-name="T22">O</text:span></text:p>
            </draw:text-box>
          </draw:frame>
        </draw:g>
        <draw:g>
          <draw:custom-shape draw:style-name="gr30" draw:text-style-name="P30" draw:layer="layout" svg:width="0.079cm" svg:height="0.079cm" svg:x="10.958cm" svg:y="6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0" draw:layer="layout" svg:width="0.079cm" svg:height="0.078cm" svg:x="10.958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0" draw:layer="layout" svg:width="0.079cm" svg:height="0.079cm" svg:x="10.958cm" svg:y="6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0" draw:text-style-name="P30" draw:layer="layout" svg:width="0.109cm" svg:height="0.109cm" draw:transform="rotate (-1.5707963267949) translate (18.811cm 12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0" draw:layer="layout" svg:width="0.109cm" svg:height="0.109cm" draw:transform="rotate (-1.5707963267949) translate (19.011cm 12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0" draw:layer="layout" svg:width="0.109cm" svg:height="0.109cm" draw:transform="rotate (-1.5707963267949) translate (18.611cm 12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0" draw:text-style-name="P30" draw:layer="layout" svg:width="0.109cm" svg:height="0.109cm" draw:transform="rotate (-1.5707963267949) translate (19.0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0" draw:layer="layout" svg:width="0.109cm" svg:height="0.109cm" draw:transform="rotate (-1.5707963267949) translate (19.2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0" draw:layer="layout" svg:width="0.109cm" svg:height="0.109cm" draw:transform="rotate (-1.5707963267949) translate (18.8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0" draw:text-style-name="P30" draw:layer="layout" svg:width="0.109cm" svg:height="0.109cm" svg:x="10.943cm" svg:y="0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0" draw:layer="layout" svg:width="0.109cm" svg:height="0.109cm" svg:x="10.943cm" svg:y="0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0" draw:layer="layout" svg:width="0.109cm" svg:height="0.109cm" svg:x="10.943cm" svg:y="1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5" draw:text-style-name="P6" draw:layer="layout" svg:x1="18.176cm" svg:y1="10.803cm" svg:x2="21cm" svg:y2="10.803cm">
          <text:p/>
        </draw:line>
        <draw:line draw:style-name="gr55" draw:text-style-name="P6" draw:layer="layout" svg:x1="18.164cm" svg:y1="13.003cm" svg:x2="21cm" svg:y2="13.003cm">
          <text:p/>
        </draw:line>
        <draw:line draw:style-name="gr55" draw:text-style-name="P6" draw:layer="layout" svg:x1="18.164cm" svg:y1="5.84cm" svg:x2="21cm" svg:y2="5.84cm">
          <text:p/>
        </draw:line>
        <draw:line draw:style-name="gr55" draw:text-style-name="P6" draw:layer="layout" svg:x1="18.152cm" svg:y1="8.04cm" svg:x2="21cm" svg:y2="8.04cm">
          <text:p/>
        </draw:line>
        <draw:line draw:style-name="gr65" draw:text-style-name="P6" draw:layer="layout" svg:x1="2.4cm" svg:y1="15.005cm" svg:x2="2.4cm" svg:y2="13.005cm">
          <text:p/>
        </draw:line>
        <draw:line draw:style-name="gr65" draw:text-style-name="P6" draw:layer="layout" svg:x1="2.2cm" svg:y1="15.005cm" svg:x2="2.2cm" svg:y2="10.805cm">
          <text:p/>
        </draw:line>
        <draw:line draw:style-name="gr65" draw:text-style-name="P6" draw:layer="layout" svg:x1="2cm" svg:y1="15.005cm" svg:x2="2cm" svg:y2="8.045cm">
          <text:p/>
        </draw:line>
        <draw:line draw:style-name="gr65" draw:text-style-name="P6" draw:layer="layout" svg:x1="1.8cm" svg:y1="15.005cm" svg:x2="1.8cm" svg:y2="5.845cm">
          <text:p/>
        </draw:line>
        <draw:g>
          <draw:custom-shape draw:style-name="gr30" draw:text-style-name="P30" draw:layer="layout" svg:width="0.109cm" svg:height="0.109cm" svg:x="21.143cm" svg:y="3.3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0" draw:layer="layout" svg:width="0.109cm" svg:height="0.109cm" svg:x="21.143cm" svg:y="3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0" draw:layer="layout" svg:width="0.109cm" svg:height="0.109cm" svg:x="21.143cm" svg:y="3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6" draw:text-style-name="P43" draw:layer="layout" svg:width="0.109cm" svg:height="0.109cm" draw:transform="rotate (-1.5707963267949) translate (1.4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43" draw:layer="layout" svg:width="0.109cm" svg:height="0.109cm" draw:transform="rotate (-1.5707963267949) translate (1.6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43" draw:layer="layout" svg:width="0.109cm" svg:height="0.109cm" draw:transform="rotate (-1.5707963267949) translate (1.2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7" draw:text-style-name="P44" draw:layer="layout" svg:width="0.109cm" svg:height="0.109cm" draw:transform="rotate (-3.14159265358979) translate (1.365cm 10.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44" draw:layer="layout" svg:width="0.109cm" svg:height="0.109cm" draw:transform="rotate (-3.14159265358979) translate (1.365cm 10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44" draw:layer="layout" svg:width="0.109cm" svg:height="0.109cm" draw:transform="rotate (-3.14159265358979) translate (1.365cm 10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8" draw:text-style-name="P37" draw:layer="layout" svg:width="16.8cm" svg:height="1.391cm" svg:x="2.6cm" svg:y="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0" draw:text-style-name="P30" draw:layer="layout" svg:width="0.109cm" svg:height="0.109cm" svg:x="10.943cm" svg:y="3.4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0" draw:layer="layout" svg:width="0.109cm" svg:height="0.109cm" svg:x="10.943cm" svg:y="3.2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0" draw:layer="layout" svg:width="0.109cm" svg:height="0.109cm" svg:x="10.943cm" svg:y="3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7" draw:text-style-name="P26" draw:layer="layout" svg:x1="21.8cm" svg:y1="3.1cm" svg:x2="21.8cm" svg:y2="13.7cm">
          <text:p/>
        </draw:line>
        <draw:g>
          <draw:frame draw:style-name="gr58" draw:text-style-name="P41" draw:layer="layout" svg:width="0.803cm" svg:height="0.675cm" draw:transform="rotate (1.5707963267949) translate (21.152cm 6.821cm)">
            <draw:text-box>
              <text:p><text:span text:style-name="T21">U</text:span></text:p>
            </draw:text-box>
          </draw:frame>
          <draw:frame draw:style-name="gr63" draw:text-style-name="P41" draw:layer="layout" svg:width="0.76cm" svg:height="0.497cm" draw:transform="rotate (1.5707963267949) translate (21.405cm 6.504cm)">
            <draw:text-box>
              <text:p><text:span text:style-name="T22">I</text:span><text:span text:style-name="T22">O</text:span></text:p>
            </draw:text-box>
          </draw:frame>
        </draw:g>
        <draw:g>
          <draw:custom-shape draw:style-name="gr30" draw:text-style-name="P30" draw:layer="layout" svg:width="0.109cm" svg:height="0.109cm" svg:x="21.743cm" svg:y="0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0" draw:layer="layout" svg:width="0.109cm" svg:height="0.109cm" svg:x="21.743cm" svg:y="0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0" draw:layer="layout" svg:width="0.109cm" svg:height="0.109cm" svg:x="21.743cm" svg:y="1.0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7" draw:text-style-name="P26" draw:layer="layout" svg:x1="21.8cm" svg:y1="1.4cm" svg:x2="21.8cm" svg:y2="2.791cm">
          <text:p/>
        </draw:line>
        <draw:g>
          <draw:frame draw:style-name="gr58" draw:text-style-name="P41" draw:layer="layout" svg:width="0.803cm" svg:height="0.675cm" draw:transform="rotate (1.5707963267949) translate (21.752cm 3.22cm)">
            <draw:text-box>
              <text:p><text:span text:style-name="T21">U</text:span></text:p>
            </draw:text-box>
          </draw:frame>
          <draw:frame draw:style-name="gr61" draw:text-style-name="P41" draw:layer="layout" svg:width="0.908cm" svg:height="0.497cm" draw:transform="rotate (1.5707963267949) translate (22.005cm 2.903cm)">
            <draw:text-box>
              <text:p><text:span text:style-name="T22">W</text:span><text:span text:style-name="T22">O</text:span></text:p>
            </draw:text-box>
          </draw:frame>
        </draw:g>
        <draw:g>
          <draw:frame draw:style-name="gr58" draw:text-style-name="P41" draw:layer="layout" svg:width="0.803cm" svg:height="0.675cm" draw:transform="rotate (1.5707963267949) translate (21.752cm 2.121cm)">
            <draw:text-box>
              <text:p><text:span text:style-name="T21">U</text:span></text:p>
            </draw:text-box>
          </draw:frame>
          <draw:frame draw:style-name="gr64" draw:text-style-name="P41" draw:layer="layout" svg:width="0.989cm" svg:height="0.497cm" draw:transform="rotate (1.5707963267949) translate (22.005cm 1.804cm)">
            <draw:text-box>
              <text:p><text:span text:style-name="T22">I</text:span><text:span text:style-name="T22">O</text:span></text:p>
            </draw:text-box>
          </draw:frame>
        </draw:g>
        <draw:frame draw:style-name="gr62" draw:text-style-name="P42" draw:layer="layout" svg:width="0.803cm" svg:height="0.89cm" draw:transform="rotate (1.5707963267949) translate (21.618cm 2.521cm)">
          <draw:text-box>
            <text:p><text:span text:style-name="T23">×</text:span></text:p>
          </draw:text-box>
        </draw:frame>
        <draw:line draw:style-name="gr69" draw:text-style-name="P6" draw:layer="layout" svg:x1="11.489cm" svg:y1="3.4cm" svg:x2="11.489cm" svg:y2="12.3cm">
          <text:p/>
        </draw:line>
        <draw:frame draw:style-name="gr70" draw:text-style-name="P45" draw:layer="layout" svg:width="1.798cm" svg:height="1.054cm" svg:x="0.845cm" svg:y="14.755cm">
          <draw:text-box>
            <text:p><text:span text:style-name="T24">R</text:span><text:span text:style-name="T24">e</text:span><text:span text:style-name="T24">s</text:span><text:span text:style-name="T25">i</text:span><text:span text:style-name="T25">n</text:span></text:p>
          </draw:text-box>
        </draw:frame>
        <draw:frame draw:style-name="gr71" draw:text-style-name="P46" draw:layer="layout" svg:width="1.032cm" svg:height="1.054cm" draw:transform="rotate (1.5707963267949) translate (0.763cm 11.648cm)">
          <draw:text-box>
            <text:p><text:span text:style-name="T26">I</text:span><text:span text:style-name="T27">i</text:span><text:span text:style-name="T27">n</text:span></text:p>
          </draw:text-box>
        </draw:frame>
        <draw:frame draw:style-name="gr72" draw:text-style-name="P45" draw:layer="layout" svg:width="2.013cm" svg:height="1.054cm" draw:transform="rotate (1.5707963267949) translate (19.263cm 10.749cm)">
          <draw:text-box>
            <text:p><text:span text:style-name="T24">R</text:span><text:span text:style-name="T24">e</text:span><text:span text:style-name="T24">s</text:span><text:span text:style-name="T25">o</text:span><text:span text:style-name="T25">u</text:span><text:span text:style-name="T25">t</text:span></text:p>
          </draw:text-box>
        </draw:frame>
        <draw:line draw:style-name="gr55" draw:text-style-name="P6" draw:layer="layout" svg:x1="20.5cm" svg:y1="13.003cm" svg:x2="20.5cm" svg:y2="1.3cm">
          <text:p/>
        </draw:line>
        <draw:line draw:style-name="gr55" draw:text-style-name="P6" draw:layer="layout" svg:x1="20.2cm" svg:y1="10.816cm" svg:x2="20.2cm" svg:y2="1.3cm">
          <text:p/>
        </draw:line>
        <draw:line draw:style-name="gr55" draw:text-style-name="P6" draw:layer="layout" svg:x1="19.9cm" svg:y1="8.029cm" svg:x2="19.9cm" svg:y2="1.3cm">
          <text:p/>
        </draw:line>
        <draw:line draw:style-name="gr55" draw:text-style-name="P6" draw:layer="layout" svg:x1="19.6cm" svg:y1="5.842cm" svg:x2="19.6cm" svg:y2="1.3cm">
          <text:p/>
        </draw:line>
        <draw:custom-shape draw:style-name="gr66" draw:text-style-name="P43" draw:layer="layout" svg:width="0.109cm" svg:height="0.109cm" draw:transform="rotate (-1.5707963267949) translate (19.653cm 5.7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3" draw:layer="layout" svg:width="0.109cm" svg:height="0.109cm" draw:transform="rotate (-1.5707963267949) translate (19.953cm 7.9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3" draw:layer="layout" svg:width="0.109cm" svg:height="0.109cm" draw:transform="rotate (-1.5707963267949) translate (20.253cm 10.7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3" draw:layer="layout" svg:width="0.109cm" svg:height="0.109cm" draw:transform="rotate (-1.5707963267949) translate (20.553cm 12.9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0" draw:text-style-name="P30" draw:layer="layout" svg:width="0.079cm" svg:height="0.079cm" svg:x="10.958cm" svg:y="9.1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0" draw:layer="layout" svg:width="0.079cm" svg:height="0.078cm" svg:x="10.958cm" svg:y="8.9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0" draw:layer="layout" svg:width="0.079cm" svg:height="0.079cm" svg:x="10.958cm" svg:y="9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0" draw:text-style-name="P30" draw:layer="layout" svg:width="0.109cm" svg:height="0.109cm" draw:transform="rotate (-1.5707963267949) translate (18.811cm 10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0" draw:layer="layout" svg:width="0.109cm" svg:height="0.109cm" draw:transform="rotate (-1.5707963267949) translate (19.011cm 10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0" draw:layer="layout" svg:width="0.109cm" svg:height="0.109cm" draw:transform="rotate (-1.5707963267949) translate (18.611cm 10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0" draw:text-style-name="P30" draw:layer="layout" svg:width="0.109cm" svg:height="0.109cm" draw:transform="rotate (-1.5707963267949) translate (18.811cm 7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0" draw:layer="layout" svg:width="0.109cm" svg:height="0.109cm" draw:transform="rotate (-1.5707963267949) translate (19.011cm 7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0" draw:layer="layout" svg:width="0.109cm" svg:height="0.109cm" draw:transform="rotate (-1.5707963267949) translate (18.611cm 7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0" draw:text-style-name="P30" draw:layer="layout" svg:width="0.109cm" svg:height="0.109cm" draw:transform="rotate (-1.5707963267949) translate (18.811cm 5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0" draw:layer="layout" svg:width="0.109cm" svg:height="0.109cm" draw:transform="rotate (-1.5707963267949) translate (19.011cm 5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0" draw:layer="layout" svg:width="0.109cm" svg:height="0.109cm" draw:transform="rotate (-1.5707963267949) translate (18.611cm 5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9" draw:text-style-name="P6" draw:layer="layout" svg:x1="11.234cm" svg:y1="3.4cm" svg:x2="11.234cm" svg:y2="10.1cm">
          <text:p/>
        </draw:line>
        <draw:line draw:style-name="gr69" draw:text-style-name="P6" draw:layer="layout" svg:x1="2.844cm" svg:y1="3.4cm" svg:x2="2.844cm" svg:y2="10.1cm">
          <text:p/>
        </draw:line>
        <draw:line draw:style-name="gr69" draw:text-style-name="P6" draw:layer="layout" svg:x1="3.089cm" svg:y1="3.4cm" svg:x2="3.089cm" svg:y2="12.3cm">
          <text:p/>
        </draw:line>
        <draw:g>
          <draw:custom-shape draw:style-name="gr66" draw:text-style-name="P43" draw:layer="layout" svg:width="0.109cm" svg:height="0.109cm" draw:transform="rotate (-3.14159265358979) translate (19.81cm 8.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43" draw:layer="layout" svg:width="0.109cm" svg:height="0.109cm" draw:transform="rotate (-3.14159265358979) translate (19.81cm 8.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43" draw:layer="layout" svg:width="0.109cm" svg:height="0.109cm" draw:transform="rotate (-3.14159265358979) translate (19.81cm 8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3" draw:text-style-name="P47" draw:layer="layout" svg:width="0.109cm" svg:height="0.109cm" draw:transform="rotate (-1.5707963267949) translate (11.553cm 1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47" draw:layer="layout" svg:width="0.109cm" svg:height="0.109cm" draw:transform="rotate (-1.5707963267949) translate (11.289cm 10.0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47" draw:layer="layout" svg:width="0.109cm" svg:height="0.109cm" draw:transform="rotate (-1.5707963267949) translate (2.9cm 10.0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47" draw:layer="layout" svg:width="0.109cm" svg:height="0.109cm" draw:transform="rotate (-1.5707963267949) translate (3.144cm 1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22" draw:text-style-name="P22" draw:layer="layout" svg:width="1.4cm" svg:height="1.4cm" svg:x="3.586cm" svg:y="11.9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4" draw:layer="layout" svg:width="0.6cm" svg:height="0.2cm" draw:transform="rotate (1.5707963267949) translate (3.586cm 12.611cm)">
              <text:p text:style-name="P23"><text:span text:style-name="T11">I</text:span><text:span text:style-name="T12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25" draw:layer="layout" svg:width="0.6cm" svg:height="0.2cm" draw:transform="rotate (1.5707963267949) translate (3.587cm 13.295cm)">
              <text:p text:style-name="P23"><text:span text:style-name="T13">Res</text:span><text:span text:style-name="T14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25" draw:text-style-name="P26" draw:layer="layout" svg:x1="3.786cm" svg:y1="12.305cm" svg:x2="4.07cm" svg:y2="12.305cm">
              <text:p/>
            </draw:line>
            <draw:line draw:style-name="gr25" draw:text-style-name="P26" draw:layer="layout" svg:x1="4.267cm" svg:y1="12.621cm" svg:x2="4.586cm" svg:y2="12.621cm">
              <text:p/>
            </draw:line>
            <draw:custom-shape draw:style-name="gr26" draw:text-style-name="P27" draw:layer="layout" svg:width="0.4cm" svg:height="0.2cm" svg:x="4.538cm" svg:y="12.528cm">
              <text:p text:style-name="P23"><text:span text:style-name="T15">W</text:span><text:span text:style-name="T15">-</text:span><text:span text:style-name="T15">S</text:span><text:span text:style-name="T15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26" draw:layer="layout" svg:x1="3.787cm" svg:y1="13.005cm" svg:x2="4.169cm" svg:y2="13.005cm">
              <text:p/>
            </draw:line>
            <draw:line draw:style-name="gr25" draw:text-style-name="P26" draw:layer="layout" svg:x1="4.267cm" svg:y1="12.305cm" svg:x2="4.267cm" svg:y2="12.911cm">
              <text:p/>
            </draw:line>
            <draw:custom-shape draw:style-name="gr27" draw:text-style-name="P28" draw:layer="layout" svg:width="0.202cm" svg:height="0.213cm" svg:x="4.168cm" svg:y="12.519cm">
              <text:p text:style-name="P23"><text:span text:style-name="T16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6" draw:layer="layout" svg:x1="4.198cm" svg:y1="13.005cm" svg:x2="4.986cm" svg:y2="13.005cm">
              <text:p/>
            </draw:line>
            <draw:line draw:style-name="gr28" draw:text-style-name="P26" draw:layer="layout" svg:x1="3.986cm" svg:y1="12.305cm" svg:x2="4.986cm" svg:y2="12.305cm">
              <text:p/>
            </draw:line>
            <draw:custom-shape draw:style-name="gr27" draw:text-style-name="P28" draw:layer="layout" svg:width="0.202cm" svg:height="0.213cm" svg:x="4.169cm" svg:y="12.891cm">
              <text:p text:style-name="P23"><text:span text:style-name="T16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4.598cm 12.446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30" draw:text-style-name="P30" draw:layer="layout" svg:width="0.08cm" svg:height="0.08cm" svg:x="4.227cm" svg:y="12.2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4.598cm 13.152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1" draw:text-style-name="P6" draw:layer="layout" svg:x1="4.848cm" svg:y1="11.959cm" svg:x2="4.848cm" svg:y2="12.52cm">
              <text:p/>
            </draw:line>
            <draw:line draw:style-name="gr31" draw:text-style-name="P6" draw:layer="layout" svg:x1="4.848cm" svg:y1="12.72cm" svg:x2="4.848cm" svg:y2="13.359cm">
              <text:p/>
            </draw:line>
            <draw:custom-shape draw:style-name="gr74" draw:text-style-name="P33" draw:layer="layout" svg:width="0.29cm" svg:height="0.116cm" draw:transform="rotate (1.5707963267949) translate (3.913cm 12.447cm)">
              <text:p text:style-name="P32"><text:span text:style-name="T19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2" draw:text-style-name="P31" draw:layer="layout" svg:width="0.887cm" svg:height="0.446cm" svg:x="3.818cm" svg:y="12.008cm">
              <draw:text-box>
                <text:p><text:span text:style-name="T15">I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3.579cm" svg:y="12.708cm">
              <draw:text-box>
                <text:p><text:span text:style-name="T15">R</text:span><text:span text:style-name="T15">e</text:span><text:span text:style-name="T15">s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4.12cm" svg:y="12.352cm">
              <draw:text-box>
                <text:p><text:span text:style-name="T15">W</text:span></text:p>
              </draw:text-box>
            </draw:frame>
          </draw:g>
          <draw:custom-shape draw:style-name="gr75" draw:text-style-name="P48" draw:layer="layout" svg:width="1.4cm" svg:height="1.4cm" svg:x="3.586cm" svg:y="11.9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2" draw:text-style-name="P22" draw:layer="layout" svg:width="1.4cm" svg:height="1.4cm" svg:x="5.986cm" svg:y="11.9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4" draw:layer="layout" svg:width="0.6cm" svg:height="0.2cm" draw:transform="rotate (1.5707963267949) translate (5.986cm 12.607cm)">
              <text:p text:style-name="P23"><text:span text:style-name="T11">I</text:span><text:span text:style-name="T12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25" draw:layer="layout" svg:width="0.6cm" svg:height="0.2cm" draw:transform="rotate (1.5707963267949) translate (5.987cm 13.291cm)">
              <text:p text:style-name="P23"><text:span text:style-name="T13">Res</text:span><text:span text:style-name="T14">M</text:span><text:span text:style-name="T14">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25" draw:text-style-name="P26" draw:layer="layout" svg:x1="6.186cm" svg:y1="12.301cm" svg:x2="6.47cm" svg:y2="12.301cm">
              <text:p/>
            </draw:line>
            <draw:line draw:style-name="gr25" draw:text-style-name="P26" draw:layer="layout" svg:x1="6.667cm" svg:y1="12.617cm" svg:x2="6.986cm" svg:y2="12.617cm">
              <text:p/>
            </draw:line>
            <draw:custom-shape draw:style-name="gr26" draw:text-style-name="P27" draw:layer="layout" svg:width="0.4cm" svg:height="0.2cm" svg:x="6.938cm" svg:y="12.524cm">
              <text:p text:style-name="P23"><text:span text:style-name="T15">W-</text:span><text:span text:style-name="T15">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26" draw:layer="layout" svg:x1="6.187cm" svg:y1="13.001cm" svg:x2="6.569cm" svg:y2="13.001cm">
              <text:p/>
            </draw:line>
            <draw:line draw:style-name="gr25" draw:text-style-name="P26" draw:layer="layout" svg:x1="6.667cm" svg:y1="12.301cm" svg:x2="6.667cm" svg:y2="12.907cm">
              <text:p/>
            </draw:line>
            <draw:custom-shape draw:style-name="gr27" draw:text-style-name="P28" draw:layer="layout" svg:width="0.202cm" svg:height="0.213cm" svg:x="6.568cm" svg:y="12.515cm">
              <text:p text:style-name="P23"><text:span text:style-name="T16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6" draw:layer="layout" svg:x1="6.598cm" svg:y1="13.001cm" svg:x2="7.386cm" svg:y2="13.001cm">
              <text:p/>
            </draw:line>
            <draw:line draw:style-name="gr28" draw:text-style-name="P26" draw:layer="layout" svg:x1="6.386cm" svg:y1="12.301cm" svg:x2="7.386cm" svg:y2="12.301cm">
              <text:p/>
            </draw:line>
            <draw:custom-shape draw:style-name="gr27" draw:text-style-name="P28" draw:layer="layout" svg:width="0.202cm" svg:height="0.213cm" svg:x="6.569cm" svg:y="12.887cm">
              <text:p text:style-name="P23"><text:span text:style-name="T16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6.998cm 12.442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30" draw:text-style-name="P30" draw:layer="layout" svg:width="0.08cm" svg:height="0.08cm" svg:x="6.627cm" svg:y="12.2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6.998cm 13.148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1" draw:text-style-name="P6" draw:layer="layout" svg:x1="7.248cm" svg:y1="11.955cm" svg:x2="7.248cm" svg:y2="12.516cm">
              <text:p/>
            </draw:line>
            <draw:line draw:style-name="gr31" draw:text-style-name="P6" draw:layer="layout" svg:x1="7.248cm" svg:y1="12.716cm" svg:x2="7.248cm" svg:y2="13.355cm">
              <text:p/>
            </draw:line>
            <draw:custom-shape draw:style-name="gr76" draw:text-style-name="P33" draw:layer="layout" svg:width="0.29cm" svg:height="0.116cm" draw:transform="rotate (1.5707963267949) translate (6.313cm 12.443cm)">
              <text:p text:style-name="P32"><text:span text:style-name="T19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2" draw:text-style-name="P31" draw:layer="layout" svg:width="0.887cm" svg:height="0.446cm" svg:x="6.218cm" svg:y="12.004cm">
              <draw:text-box>
                <text:p><text:span text:style-name="T15">I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5.979cm" svg:y="12.704cm">
              <draw:text-box>
                <text:p><text:span text:style-name="T15">R</text:span><text:span text:style-name="T15">e</text:span><text:span text:style-name="T15">s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6.52cm" svg:y="12.348cm">
              <draw:text-box>
                <text:p><text:span text:style-name="T15">W</text:span></text:p>
              </draw:text-box>
            </draw:frame>
          </draw:g>
          <draw:custom-shape draw:style-name="gr75" draw:text-style-name="P48" draw:layer="layout" svg:width="1.4cm" svg:height="1.4cm" svg:x="5.986cm" svg:y="11.9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2" draw:text-style-name="P22" draw:layer="layout" svg:width="1.4cm" svg:height="1.4cm" svg:x="8.386cm" svg:y="11.9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4" draw:layer="layout" svg:width="0.6cm" svg:height="0.2cm" draw:transform="rotate (1.5707963267949) translate (8.386cm 12.603cm)">
              <text:p text:style-name="P23"><text:span text:style-name="T11">I</text:span><text:span text:style-name="T12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25" draw:layer="layout" svg:width="0.6cm" svg:height="0.2cm" draw:transform="rotate (1.5707963267949) translate (8.387cm 13.287cm)">
              <text:p text:style-name="P23"><text:span text:style-name="T13">R</text:span><text:span text:style-name="T13">e</text:span><text:span text:style-name="T13">s</text:span><text:span text:style-name="T14">M</text:span><text:span text:style-name="T14">U</text:span><text:span text:style-name="T14">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25" draw:text-style-name="P26" draw:layer="layout" svg:x1="8.586cm" svg:y1="12.297cm" svg:x2="8.87cm" svg:y2="12.297cm">
              <text:p/>
            </draw:line>
            <draw:line draw:style-name="gr25" draw:text-style-name="P26" draw:layer="layout" svg:x1="9.067cm" svg:y1="12.613cm" svg:x2="9.386cm" svg:y2="12.613cm">
              <text:p/>
            </draw:line>
            <draw:custom-shape draw:style-name="gr26" draw:text-style-name="P27" draw:layer="layout" svg:width="0.4cm" svg:height="0.2cm" svg:x="9.338cm" svg:y="12.52cm">
              <text:p text:style-name="P23"><text:span text:style-name="T15">W</text:span><text:span text:style-name="T15">-</text:span><text:span text:style-name="T15">S</text:span><text:span text:style-name="T15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26" draw:layer="layout" svg:x1="8.587cm" svg:y1="12.997cm" svg:x2="8.969cm" svg:y2="12.997cm">
              <text:p/>
            </draw:line>
            <draw:line draw:style-name="gr25" draw:text-style-name="P26" draw:layer="layout" svg:x1="9.067cm" svg:y1="12.297cm" svg:x2="9.067cm" svg:y2="12.903cm">
              <text:p/>
            </draw:line>
            <draw:custom-shape draw:style-name="gr27" draw:text-style-name="P28" draw:layer="layout" svg:width="0.202cm" svg:height="0.213cm" svg:x="8.968cm" svg:y="12.511cm">
              <text:p text:style-name="P23"><text:span text:style-name="T16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6" draw:layer="layout" svg:x1="8.998cm" svg:y1="12.997cm" svg:x2="9.786cm" svg:y2="12.997cm">
              <text:p/>
            </draw:line>
            <draw:line draw:style-name="gr28" draw:text-style-name="P26" draw:layer="layout" svg:x1="8.786cm" svg:y1="12.297cm" svg:x2="9.786cm" svg:y2="12.297cm">
              <text:p/>
            </draw:line>
            <draw:custom-shape draw:style-name="gr27" draw:text-style-name="P28" draw:layer="layout" svg:width="0.202cm" svg:height="0.213cm" svg:x="8.969cm" svg:y="12.883cm">
              <text:p text:style-name="P23"><text:span text:style-name="T16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9.398cm 12.438cm)">
              <text:p text:style-name="P23"><text:span text:style-name="T17">Pipeli</text:span><text:span text:style-name="T17">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30" draw:text-style-name="P30" draw:layer="layout" svg:width="0.08cm" svg:height="0.08cm" svg:x="9.027cm" svg:y="12.2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9.398cm 13.144cm)">
              <text:p text:style-name="P23"><text:span text:style-name="T17">Pipeli</text:span><text:span text:style-name="T17">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1" draw:text-style-name="P6" draw:layer="layout" svg:x1="9.648cm" svg:y1="11.951cm" svg:x2="9.648cm" svg:y2="12.512cm">
              <text:p/>
            </draw:line>
            <draw:line draw:style-name="gr31" draw:text-style-name="P6" draw:layer="layout" svg:x1="9.648cm" svg:y1="12.712cm" svg:x2="9.648cm" svg:y2="13.351cm">
              <text:p/>
            </draw:line>
            <draw:custom-shape draw:style-name="gr77" draw:text-style-name="P33" draw:layer="layout" svg:width="0.29cm" svg:height="0.116cm" draw:transform="rotate (1.5707963267949) translate (8.713cm 12.439cm)">
              <text:p text:style-name="P32"><text:span text:style-name="T19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2" draw:text-style-name="P31" draw:layer="layout" svg:width="0.887cm" svg:height="0.446cm" svg:x="8.618cm" svg:y="12cm">
              <draw:text-box>
                <text:p><text:span text:style-name="T15">I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8.379cm" svg:y="12.7cm">
              <draw:text-box>
                <text:p><text:span text:style-name="T15">R</text:span><text:span text:style-name="T15">e</text:span><text:span text:style-name="T15">s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8.92cm" svg:y="12.344cm">
              <draw:text-box>
                <text:p><text:span text:style-name="T15">W</text:span></text:p>
              </draw:text-box>
            </draw:frame>
          </draw:g>
          <draw:custom-shape draw:style-name="gr75" draw:text-style-name="P48" draw:layer="layout" svg:width="1.4cm" svg:height="1.4cm" svg:x="8.386cm" svg:y="11.9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2" draw:text-style-name="P22" draw:layer="layout" svg:width="1.4cm" svg:height="1.4cm" svg:x="3.586cm" svg:y="9.7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4" draw:layer="layout" svg:width="0.6cm" svg:height="0.2cm" draw:transform="rotate (1.5707963267949) translate (3.586cm 10.407cm)">
              <text:p text:style-name="P23"><text:span text:style-name="T11">I</text:span><text:span text:style-name="T12">M</text:span><text:span text:style-name="T12">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25" draw:layer="layout" svg:width="0.6cm" svg:height="0.2cm" draw:transform="rotate (1.5707963267949) translate (3.587cm 11.091cm)">
              <text:p text:style-name="P23"><text:span text:style-name="T13">Res</text:span><text:span text:style-name="T14">MU</text:span><text:span text:style-name="T14">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25" draw:text-style-name="P26" draw:layer="layout" svg:x1="3.786cm" svg:y1="10.101cm" svg:x2="4.07cm" svg:y2="10.101cm">
              <text:p/>
            </draw:line>
            <draw:line draw:style-name="gr25" draw:text-style-name="P26" draw:layer="layout" svg:x1="4.267cm" svg:y1="10.417cm" svg:x2="4.586cm" svg:y2="10.417cm">
              <text:p/>
            </draw:line>
            <draw:custom-shape draw:style-name="gr26" draw:text-style-name="P27" draw:layer="layout" svg:width="0.4cm" svg:height="0.2cm" svg:x="4.538cm" svg:y="10.324cm">
              <text:p text:style-name="P23"><text:span text:style-name="T15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26" draw:layer="layout" svg:x1="3.787cm" svg:y1="10.801cm" svg:x2="4.169cm" svg:y2="10.801cm">
              <text:p/>
            </draw:line>
            <draw:line draw:style-name="gr25" draw:text-style-name="P26" draw:layer="layout" svg:x1="4.267cm" svg:y1="10.101cm" svg:x2="4.267cm" svg:y2="10.707cm">
              <text:p/>
            </draw:line>
            <draw:custom-shape draw:style-name="gr27" draw:text-style-name="P28" draw:layer="layout" svg:width="0.202cm" svg:height="0.213cm" svg:x="4.168cm" svg:y="10.315cm">
              <text:p text:style-name="P23"><text:span text:style-name="T16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6" draw:layer="layout" svg:x1="4.198cm" svg:y1="10.801cm" svg:x2="4.986cm" svg:y2="10.801cm">
              <text:p/>
            </draw:line>
            <draw:line draw:style-name="gr28" draw:text-style-name="P26" draw:layer="layout" svg:x1="3.986cm" svg:y1="10.101cm" svg:x2="4.986cm" svg:y2="10.101cm">
              <text:p/>
            </draw:line>
            <draw:custom-shape draw:style-name="gr27" draw:text-style-name="P28" draw:layer="layout" svg:width="0.202cm" svg:height="0.213cm" svg:x="4.169cm" svg:y="10.687cm">
              <text:p text:style-name="P23"><text:span text:style-name="T16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4.598cm 10.242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30" draw:text-style-name="P30" draw:layer="layout" svg:width="0.08cm" svg:height="0.08cm" svg:x="4.227cm" svg:y="10.0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4.598cm 10.948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1" draw:text-style-name="P6" draw:layer="layout" svg:x1="4.848cm" svg:y1="9.755cm" svg:x2="4.848cm" svg:y2="10.316cm">
              <text:p/>
            </draw:line>
            <draw:line draw:style-name="gr31" draw:text-style-name="P6" draw:layer="layout" svg:x1="4.848cm" svg:y1="10.516cm" svg:x2="4.848cm" svg:y2="11.155cm">
              <text:p/>
            </draw:line>
            <draw:custom-shape draw:style-name="gr78" draw:text-style-name="P33" draw:layer="layout" svg:width="0.29cm" svg:height="0.116cm" draw:transform="rotate (1.5707963267949) translate (3.913cm 10.243cm)">
              <text:p text:style-name="P32"><text:span text:style-name="T19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2" draw:text-style-name="P31" draw:layer="layout" svg:width="0.887cm" svg:height="0.446cm" svg:x="3.818cm" svg:y="9.804cm">
              <draw:text-box>
                <text:p><text:span text:style-name="T15">I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3.579cm" svg:y="10.504cm">
              <draw:text-box>
                <text:p><text:span text:style-name="T15">R</text:span><text:span text:style-name="T15">e</text:span><text:span text:style-name="T15">s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4.12cm" svg:y="10.148cm">
              <draw:text-box>
                <text:p><text:span text:style-name="T15">W</text:span></text:p>
              </draw:text-box>
            </draw:frame>
          </draw:g>
          <draw:custom-shape draw:style-name="gr75" draw:text-style-name="P48" draw:layer="layout" svg:width="1.4cm" svg:height="1.4cm" svg:x="3.586cm" svg:y="9.7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2" draw:text-style-name="P22" draw:layer="layout" svg:width="1.4cm" svg:height="1.4cm" svg:x="5.986cm" svg:y="9.7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4" draw:layer="layout" svg:width="0.6cm" svg:height="0.2cm" draw:transform="rotate (1.5707963267949) translate (5.986cm 10.403cm)">
              <text:p text:style-name="P23"><text:span text:style-name="T11">I</text:span><text:span text:style-name="T12">MU</text:span><text:span text:style-name="T12">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25" draw:layer="layout" svg:width="0.6cm" svg:height="0.2cm" draw:transform="rotate (1.5707963267949) translate (5.987cm 11.087cm)">
              <text:p text:style-name="P23"><text:span text:style-name="T13">R</text:span><text:span text:style-name="T13">es</text:span><text:span text:style-name="T14">M</text:span><text:span text:style-name="T14">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25" draw:text-style-name="P26" draw:layer="layout" svg:x1="6.186cm" svg:y1="10.097cm" svg:x2="6.47cm" svg:y2="10.097cm">
              <text:p/>
            </draw:line>
            <draw:line draw:style-name="gr25" draw:text-style-name="P26" draw:layer="layout" svg:x1="6.667cm" svg:y1="10.413cm" svg:x2="6.986cm" svg:y2="10.413cm">
              <text:p/>
            </draw:line>
            <draw:custom-shape draw:style-name="gr26" draw:text-style-name="P27" draw:layer="layout" svg:width="0.4cm" svg:height="0.2cm" svg:x="6.938cm" svg:y="10.32cm">
              <text:p text:style-name="P23"><text:span text:style-name="T15">W</text:span><text:span text:style-name="T15">-</text:span><text:span text:style-name="T15">S</text:span><text:span text:style-name="T15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26" draw:layer="layout" svg:x1="6.187cm" svg:y1="10.797cm" svg:x2="6.569cm" svg:y2="10.797cm">
              <text:p/>
            </draw:line>
            <draw:line draw:style-name="gr25" draw:text-style-name="P26" draw:layer="layout" svg:x1="6.667cm" svg:y1="10.097cm" svg:x2="6.667cm" svg:y2="10.703cm">
              <text:p/>
            </draw:line>
            <draw:custom-shape draw:style-name="gr27" draw:text-style-name="P28" draw:layer="layout" svg:width="0.202cm" svg:height="0.213cm" svg:x="6.568cm" svg:y="10.311cm">
              <text:p text:style-name="P23"><text:span text:style-name="T16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6" draw:layer="layout" svg:x1="6.598cm" svg:y1="10.797cm" svg:x2="7.386cm" svg:y2="10.797cm">
              <text:p/>
            </draw:line>
            <draw:line draw:style-name="gr28" draw:text-style-name="P26" draw:layer="layout" svg:x1="6.386cm" svg:y1="10.097cm" svg:x2="7.386cm" svg:y2="10.097cm">
              <text:p/>
            </draw:line>
            <draw:custom-shape draw:style-name="gr27" draw:text-style-name="P28" draw:layer="layout" svg:width="0.202cm" svg:height="0.213cm" svg:x="6.569cm" svg:y="10.683cm">
              <text:p text:style-name="P23"><text:span text:style-name="T16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6.998cm 10.238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30" draw:text-style-name="P30" draw:layer="layout" svg:width="0.08cm" svg:height="0.08cm" svg:x="6.627cm" svg:y="10.0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6.998cm 10.944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1" draw:text-style-name="P6" draw:layer="layout" svg:x1="7.248cm" svg:y1="9.751cm" svg:x2="7.248cm" svg:y2="10.312cm">
              <text:p/>
            </draw:line>
            <draw:line draw:style-name="gr31" draw:text-style-name="P6" draw:layer="layout" svg:x1="7.248cm" svg:y1="10.512cm" svg:x2="7.248cm" svg:y2="11.151cm">
              <text:p/>
            </draw:line>
            <draw:custom-shape draw:style-name="gr79" draw:text-style-name="P33" draw:layer="layout" svg:width="0.29cm" svg:height="0.116cm" draw:transform="rotate (1.5707963267949) translate (6.313cm 10.239cm)">
              <text:p text:style-name="P32"><text:span text:style-name="T19">Wind</text:span><text:span text:style-name="T19">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2" draw:text-style-name="P31" draw:layer="layout" svg:width="0.887cm" svg:height="0.446cm" svg:x="6.218cm" svg:y="9.8cm">
              <draw:text-box>
                <text:p><text:span text:style-name="T15">I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5.979cm" svg:y="10.5cm">
              <draw:text-box>
                <text:p><text:span text:style-name="T15">R</text:span><text:span text:style-name="T15">e</text:span><text:span text:style-name="T15">s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6.52cm" svg:y="10.144cm">
              <draw:text-box>
                <text:p><text:span text:style-name="T15">W</text:span></text:p>
              </draw:text-box>
            </draw:frame>
          </draw:g>
          <draw:custom-shape draw:style-name="gr75" draw:text-style-name="P48" draw:layer="layout" svg:width="1.4cm" svg:height="1.4cm" svg:x="5.986cm" svg:y="9.7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2" draw:text-style-name="P22" draw:layer="layout" svg:width="1.4cm" svg:height="1.4cm" svg:x="8.386cm" svg:y="9.7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4" draw:layer="layout" svg:width="0.6cm" svg:height="0.2cm" draw:transform="rotate (1.5707963267949) translate (8.386cm 10.399cm)">
              <text:p text:style-name="P23"><text:span text:style-name="T11">I</text:span><text:span text:style-name="T12">M</text:span><text:span text:style-name="T12">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25" draw:layer="layout" svg:width="0.6cm" svg:height="0.2cm" draw:transform="rotate (1.5707963267949) translate (8.387cm 11.083cm)">
              <text:p text:style-name="P23"><text:span text:style-name="T13">Res</text:span><text:span text:style-name="T14">MU</text:span><text:span text:style-name="T14">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25" draw:text-style-name="P26" draw:layer="layout" svg:x1="8.586cm" svg:y1="10.093cm" svg:x2="8.87cm" svg:y2="10.093cm">
              <text:p/>
            </draw:line>
            <draw:line draw:style-name="gr25" draw:text-style-name="P26" draw:layer="layout" svg:x1="9.067cm" svg:y1="10.409cm" svg:x2="9.386cm" svg:y2="10.409cm">
              <text:p/>
            </draw:line>
            <draw:custom-shape draw:style-name="gr26" draw:text-style-name="P27" draw:layer="layout" svg:width="0.4cm" svg:height="0.2cm" svg:x="9.338cm" svg:y="10.316cm">
              <text:p text:style-name="P23"><text:span text:style-name="T15">W-</text:span><text:span text:style-name="T15">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26" draw:layer="layout" svg:x1="8.587cm" svg:y1="10.793cm" svg:x2="8.969cm" svg:y2="10.793cm">
              <text:p/>
            </draw:line>
            <draw:line draw:style-name="gr25" draw:text-style-name="P26" draw:layer="layout" svg:x1="9.067cm" svg:y1="10.093cm" svg:x2="9.067cm" svg:y2="10.699cm">
              <text:p/>
            </draw:line>
            <draw:custom-shape draw:style-name="gr27" draw:text-style-name="P28" draw:layer="layout" svg:width="0.202cm" svg:height="0.213cm" svg:x="8.968cm" svg:y="10.307cm">
              <text:p text:style-name="P23"><text:span text:style-name="T16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6" draw:layer="layout" svg:x1="8.998cm" svg:y1="10.793cm" svg:x2="9.786cm" svg:y2="10.793cm">
              <text:p/>
            </draw:line>
            <draw:line draw:style-name="gr28" draw:text-style-name="P26" draw:layer="layout" svg:x1="8.786cm" svg:y1="10.093cm" svg:x2="9.786cm" svg:y2="10.093cm">
              <text:p/>
            </draw:line>
            <draw:custom-shape draw:style-name="gr27" draw:text-style-name="P28" draw:layer="layout" svg:width="0.202cm" svg:height="0.213cm" svg:x="8.969cm" svg:y="10.679cm">
              <text:p text:style-name="P23"><text:span text:style-name="T16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9.398cm 10.234cm)">
              <text:p text:style-name="P23"><text:span text:style-name="T17">Pipeli</text:span><text:span text:style-name="T17">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30" draw:text-style-name="P30" draw:layer="layout" svg:width="0.08cm" svg:height="0.08cm" svg:x="9.027cm" svg:y="10.0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9.398cm 10.94cm)">
              <text:p text:style-name="P23"><text:span text:style-name="T17">P</text:span><text:span text:style-name="T17">i</text:span><text:span text:style-name="T17">p</text:span><text:span text:style-name="T17">e</text:span><text:span text:style-name="T17">l</text:span><text:span text:style-name="T17">i</text:span><text:span text:style-name="T17">n</text:span><text:span text:style-name="T17">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1" draw:text-style-name="P6" draw:layer="layout" svg:x1="9.648cm" svg:y1="9.747cm" svg:x2="9.648cm" svg:y2="10.308cm">
              <text:p/>
            </draw:line>
            <draw:line draw:style-name="gr31" draw:text-style-name="P6" draw:layer="layout" svg:x1="9.648cm" svg:y1="10.508cm" svg:x2="9.648cm" svg:y2="11.147cm">
              <text:p/>
            </draw:line>
            <draw:custom-shape draw:style-name="gr80" draw:text-style-name="P33" draw:layer="layout" svg:width="0.29cm" svg:height="0.116cm" draw:transform="rotate (1.5707963267949) translate (8.713cm 10.235cm)">
              <text:p text:style-name="P32"><text:span text:style-name="T19">W</text:span><text:span text:style-name="T19">i</text:span><text:span text:style-name="T19">n</text:span><text:span text:style-name="T19">d</text:span><text:span text:style-name="T19">o</text:span><text:span text:style-name="T19">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2" draw:text-style-name="P31" draw:layer="layout" svg:width="0.887cm" svg:height="0.446cm" svg:x="8.618cm" svg:y="9.796cm">
              <draw:text-box>
                <text:p><text:span text:style-name="T15">I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8.379cm" svg:y="10.496cm">
              <draw:text-box>
                <text:p><text:span text:style-name="T15">R</text:span><text:span text:style-name="T15">e</text:span><text:span text:style-name="T15">s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8.92cm" svg:y="10.14cm">
              <draw:text-box>
                <text:p><text:span text:style-name="T15">W</text:span></text:p>
              </draw:text-box>
            </draw:frame>
          </draw:g>
          <draw:custom-shape draw:style-name="gr75" draw:text-style-name="P48" draw:layer="layout" svg:width="1.4cm" svg:height="1.4cm" svg:x="8.386cm" svg:y="9.7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2" draw:text-style-name="P22" draw:layer="layout" svg:width="1.4cm" svg:height="1.4cm" svg:x="3.586cm" svg:y="6.9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4" draw:layer="layout" svg:width="0.6cm" svg:height="0.2cm" draw:transform="rotate (1.5707963267949) translate (3.586cm 7.649cm)">
              <text:p text:style-name="P23"><text:span text:style-name="T11">I</text:span><text:span text:style-name="T12">M</text:span><text:span text:style-name="T12">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25" draw:layer="layout" svg:width="0.6cm" svg:height="0.2cm" draw:transform="rotate (1.5707963267949) translate (3.587cm 8.333cm)">
              <text:p text:style-name="P23"><text:span text:style-name="T13">Res</text:span><text:span text:style-name="T14">MU</text:span><text:span text:style-name="T14">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25" draw:text-style-name="P26" draw:layer="layout" svg:x1="3.786cm" svg:y1="7.343cm" svg:x2="4.07cm" svg:y2="7.343cm">
              <text:p/>
            </draw:line>
            <draw:line draw:style-name="gr25" draw:text-style-name="P26" draw:layer="layout" svg:x1="4.267cm" svg:y1="7.659cm" svg:x2="4.586cm" svg:y2="7.659cm">
              <text:p/>
            </draw:line>
            <draw:custom-shape draw:style-name="gr26" draw:text-style-name="P27" draw:layer="layout" svg:width="0.4cm" svg:height="0.2cm" svg:x="4.538cm" svg:y="7.566cm">
              <text:p text:style-name="P23"><text:span text:style-name="T15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26" draw:layer="layout" svg:x1="3.787cm" svg:y1="8.043cm" svg:x2="4.169cm" svg:y2="8.043cm">
              <text:p/>
            </draw:line>
            <draw:line draw:style-name="gr25" draw:text-style-name="P26" draw:layer="layout" svg:x1="4.267cm" svg:y1="7.343cm" svg:x2="4.267cm" svg:y2="7.949cm">
              <text:p/>
            </draw:line>
            <draw:custom-shape draw:style-name="gr27" draw:text-style-name="P28" draw:layer="layout" svg:width="0.202cm" svg:height="0.213cm" svg:x="4.168cm" svg:y="7.557cm">
              <text:p text:style-name="P23"><text:span text:style-name="T16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6" draw:layer="layout" svg:x1="4.198cm" svg:y1="8.043cm" svg:x2="4.986cm" svg:y2="8.043cm">
              <text:p/>
            </draw:line>
            <draw:line draw:style-name="gr28" draw:text-style-name="P26" draw:layer="layout" svg:x1="3.986cm" svg:y1="7.343cm" svg:x2="4.986cm" svg:y2="7.343cm">
              <text:p/>
            </draw:line>
            <draw:custom-shape draw:style-name="gr27" draw:text-style-name="P28" draw:layer="layout" svg:width="0.202cm" svg:height="0.213cm" svg:x="4.169cm" svg:y="7.929cm">
              <text:p text:style-name="P23"><text:span text:style-name="T16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4.598cm 7.484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30" draw:text-style-name="P30" draw:layer="layout" svg:width="0.08cm" svg:height="0.08cm" svg:x="4.227cm" svg:y="7.3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4.598cm 8.19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1" draw:text-style-name="P6" draw:layer="layout" svg:x1="4.848cm" svg:y1="6.997cm" svg:x2="4.848cm" svg:y2="7.558cm">
              <text:p/>
            </draw:line>
            <draw:line draw:style-name="gr31" draw:text-style-name="P6" draw:layer="layout" svg:x1="4.848cm" svg:y1="7.758cm" svg:x2="4.848cm" svg:y2="8.397cm">
              <text:p/>
            </draw:line>
            <draw:custom-shape draw:style-name="gr81" draw:text-style-name="P33" draw:layer="layout" svg:width="0.29cm" svg:height="0.116cm" draw:transform="rotate (1.5707963267949) translate (3.913cm 7.485cm)">
              <text:p text:style-name="P32"><text:span text:style-name="T19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2" draw:text-style-name="P31" draw:layer="layout" svg:width="0.887cm" svg:height="0.446cm" svg:x="3.818cm" svg:y="7.046cm">
              <draw:text-box>
                <text:p><text:span text:style-name="T15">I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3.579cm" svg:y="7.746cm">
              <draw:text-box>
                <text:p><text:span text:style-name="T15">R</text:span><text:span text:style-name="T15">e</text:span><text:span text:style-name="T15">s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4.12cm" svg:y="7.39cm">
              <draw:text-box>
                <text:p><text:span text:style-name="T15">W</text:span></text:p>
              </draw:text-box>
            </draw:frame>
          </draw:g>
          <draw:custom-shape draw:style-name="gr75" draw:text-style-name="P48" draw:layer="layout" svg:width="1.4cm" svg:height="1.4cm" svg:x="3.586cm" svg:y="6.9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2" draw:text-style-name="P22" draw:layer="layout" svg:width="1.4cm" svg:height="1.4cm" svg:x="5.986cm" svg:y="6.9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4" draw:layer="layout" svg:width="0.6cm" svg:height="0.2cm" draw:transform="rotate (1.5707963267949) translate (5.986cm 7.645cm)">
              <text:p text:style-name="P23"><text:span text:style-name="T11">I</text:span><text:span text:style-name="T12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25" draw:layer="layout" svg:width="0.6cm" svg:height="0.2cm" draw:transform="rotate (1.5707963267949) translate (5.987cm 8.329cm)">
              <text:p text:style-name="P23"><text:span text:style-name="T13">Res</text:span><text:span text:style-name="T14">M</text:span><text:span text:style-name="T14">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25" draw:text-style-name="P26" draw:layer="layout" svg:x1="6.186cm" svg:y1="7.339cm" svg:x2="6.47cm" svg:y2="7.339cm">
              <text:p/>
            </draw:line>
            <draw:line draw:style-name="gr25" draw:text-style-name="P26" draw:layer="layout" svg:x1="6.667cm" svg:y1="7.655cm" svg:x2="6.986cm" svg:y2="7.655cm">
              <text:p/>
            </draw:line>
            <draw:custom-shape draw:style-name="gr26" draw:text-style-name="P27" draw:layer="layout" svg:width="0.4cm" svg:height="0.2cm" svg:x="6.938cm" svg:y="7.562cm">
              <text:p text:style-name="P23"><text:span text:style-name="T15">W-</text:span><text:span text:style-name="T15">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26" draw:layer="layout" svg:x1="6.187cm" svg:y1="8.039cm" svg:x2="6.569cm" svg:y2="8.039cm">
              <text:p/>
            </draw:line>
            <draw:line draw:style-name="gr25" draw:text-style-name="P26" draw:layer="layout" svg:x1="6.667cm" svg:y1="7.339cm" svg:x2="6.667cm" svg:y2="7.945cm">
              <text:p/>
            </draw:line>
            <draw:custom-shape draw:style-name="gr27" draw:text-style-name="P28" draw:layer="layout" svg:width="0.202cm" svg:height="0.213cm" svg:x="6.568cm" svg:y="7.553cm">
              <text:p text:style-name="P23"><text:span text:style-name="T16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6" draw:layer="layout" svg:x1="6.598cm" svg:y1="8.039cm" svg:x2="7.386cm" svg:y2="8.039cm">
              <text:p/>
            </draw:line>
            <draw:line draw:style-name="gr28" draw:text-style-name="P26" draw:layer="layout" svg:x1="6.386cm" svg:y1="7.339cm" svg:x2="7.386cm" svg:y2="7.339cm">
              <text:p/>
            </draw:line>
            <draw:custom-shape draw:style-name="gr27" draw:text-style-name="P28" draw:layer="layout" svg:width="0.202cm" svg:height="0.213cm" svg:x="6.569cm" svg:y="7.925cm">
              <text:p text:style-name="P23"><text:span text:style-name="T16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6.998cm 7.48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30" draw:text-style-name="P30" draw:layer="layout" svg:width="0.08cm" svg:height="0.08cm" svg:x="6.627cm" svg:y="7.2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6.998cm 8.186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1" draw:text-style-name="P6" draw:layer="layout" svg:x1="7.248cm" svg:y1="6.993cm" svg:x2="7.248cm" svg:y2="7.554cm">
              <text:p/>
            </draw:line>
            <draw:line draw:style-name="gr31" draw:text-style-name="P6" draw:layer="layout" svg:x1="7.248cm" svg:y1="7.754cm" svg:x2="7.248cm" svg:y2="8.393cm">
              <text:p/>
            </draw:line>
            <draw:custom-shape draw:style-name="gr82" draw:text-style-name="P33" draw:layer="layout" svg:width="0.29cm" svg:height="0.116cm" draw:transform="rotate (1.5707963267949) translate (6.313cm 7.481cm)">
              <text:p text:style-name="P32"><text:span text:style-name="T19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2" draw:text-style-name="P31" draw:layer="layout" svg:width="0.887cm" svg:height="0.446cm" svg:x="6.218cm" svg:y="7.042cm">
              <draw:text-box>
                <text:p><text:span text:style-name="T15">I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5.979cm" svg:y="7.742cm">
              <draw:text-box>
                <text:p><text:span text:style-name="T15">R</text:span><text:span text:style-name="T15">e</text:span><text:span text:style-name="T15">s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6.52cm" svg:y="7.386cm">
              <draw:text-box>
                <text:p><text:span text:style-name="T15">W</text:span></text:p>
              </draw:text-box>
            </draw:frame>
          </draw:g>
          <draw:custom-shape draw:style-name="gr75" draw:text-style-name="P48" draw:layer="layout" svg:width="1.4cm" svg:height="1.4cm" svg:x="5.986cm" svg:y="6.9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2" draw:text-style-name="P22" draw:layer="layout" svg:width="1.4cm" svg:height="1.4cm" svg:x="8.386cm" svg:y="6.9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4" draw:layer="layout" svg:width="0.6cm" svg:height="0.2cm" draw:transform="rotate (1.5707963267949) translate (8.386cm 7.641cm)">
              <text:p text:style-name="P23"><text:span text:style-name="T11">I</text:span><text:span text:style-name="T12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25" draw:layer="layout" svg:width="0.6cm" svg:height="0.2cm" draw:transform="rotate (1.5707963267949) translate (8.387cm 8.325cm)">
              <text:p text:style-name="P23"><text:span text:style-name="T13">R</text:span><text:span text:style-name="T13">e</text:span><text:span text:style-name="T13">s</text:span><text:span text:style-name="T14">M</text:span><text:span text:style-name="T14">U</text:span><text:span text:style-name="T14">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25" draw:text-style-name="P26" draw:layer="layout" svg:x1="8.586cm" svg:y1="7.335cm" svg:x2="8.87cm" svg:y2="7.335cm">
              <text:p/>
            </draw:line>
            <draw:line draw:style-name="gr25" draw:text-style-name="P26" draw:layer="layout" svg:x1="9.067cm" svg:y1="7.651cm" svg:x2="9.386cm" svg:y2="7.651cm">
              <text:p/>
            </draw:line>
            <draw:custom-shape draw:style-name="gr26" draw:text-style-name="P27" draw:layer="layout" svg:width="0.4cm" svg:height="0.2cm" svg:x="9.338cm" svg:y="7.558cm">
              <text:p text:style-name="P23"><text:span text:style-name="T15">W</text:span><text:span text:style-name="T15">-</text:span><text:span text:style-name="T15">S</text:span><text:span text:style-name="T15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26" draw:layer="layout" svg:x1="8.587cm" svg:y1="8.035cm" svg:x2="8.969cm" svg:y2="8.035cm">
              <text:p/>
            </draw:line>
            <draw:line draw:style-name="gr25" draw:text-style-name="P26" draw:layer="layout" svg:x1="9.067cm" svg:y1="7.335cm" svg:x2="9.067cm" svg:y2="7.941cm">
              <text:p/>
            </draw:line>
            <draw:custom-shape draw:style-name="gr27" draw:text-style-name="P28" draw:layer="layout" svg:width="0.202cm" svg:height="0.213cm" svg:x="8.968cm" svg:y="7.549cm">
              <text:p text:style-name="P23"><text:span text:style-name="T16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6" draw:layer="layout" svg:x1="8.998cm" svg:y1="8.035cm" svg:x2="9.786cm" svg:y2="8.035cm">
              <text:p/>
            </draw:line>
            <draw:line draw:style-name="gr28" draw:text-style-name="P26" draw:layer="layout" svg:x1="8.786cm" svg:y1="7.335cm" svg:x2="9.786cm" svg:y2="7.335cm">
              <text:p/>
            </draw:line>
            <draw:custom-shape draw:style-name="gr27" draw:text-style-name="P28" draw:layer="layout" svg:width="0.202cm" svg:height="0.213cm" svg:x="8.969cm" svg:y="7.921cm">
              <text:p text:style-name="P23"><text:span text:style-name="T16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9.398cm 7.476cm)">
              <text:p text:style-name="P23"><text:span text:style-name="T17">Pipeli</text:span><text:span text:style-name="T17">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30" draw:text-style-name="P30" draw:layer="layout" svg:width="0.08cm" svg:height="0.08cm" svg:x="9.027cm" svg:y="7.2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9.398cm 8.182cm)">
              <text:p text:style-name="P23"><text:span text:style-name="T17">Pipeli</text:span><text:span text:style-name="T17">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1" draw:text-style-name="P6" draw:layer="layout" svg:x1="9.648cm" svg:y1="6.989cm" svg:x2="9.648cm" svg:y2="7.55cm">
              <text:p/>
            </draw:line>
            <draw:line draw:style-name="gr31" draw:text-style-name="P6" draw:layer="layout" svg:x1="9.648cm" svg:y1="7.75cm" svg:x2="9.648cm" svg:y2="8.389cm">
              <text:p/>
            </draw:line>
            <draw:custom-shape draw:style-name="gr83" draw:text-style-name="P33" draw:layer="layout" svg:width="0.29cm" svg:height="0.116cm" draw:transform="rotate (1.5707963267949) translate (8.713cm 7.477cm)">
              <text:p text:style-name="P32"><text:span text:style-name="T19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2" draw:text-style-name="P31" draw:layer="layout" svg:width="0.887cm" svg:height="0.446cm" svg:x="8.618cm" svg:y="7.038cm">
              <draw:text-box>
                <text:p><text:span text:style-name="T15">I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8.379cm" svg:y="7.738cm">
              <draw:text-box>
                <text:p><text:span text:style-name="T15">R</text:span><text:span text:style-name="T15">e</text:span><text:span text:style-name="T15">s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8.92cm" svg:y="7.382cm">
              <draw:text-box>
                <text:p><text:span text:style-name="T15">W</text:span></text:p>
              </draw:text-box>
            </draw:frame>
          </draw:g>
          <draw:custom-shape draw:style-name="gr75" draw:text-style-name="P48" draw:layer="layout" svg:width="1.4cm" svg:height="1.4cm" svg:x="8.386cm" svg:y="6.9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2" draw:text-style-name="P22" draw:layer="layout" svg:width="1.4cm" svg:height="1.4cm" svg:x="3.586cm" svg:y="4.7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4" draw:layer="layout" svg:width="0.6cm" svg:height="0.2cm" draw:transform="rotate (1.5707963267949) translate (3.586cm 5.445cm)">
              <text:p text:style-name="P23"><text:span text:style-name="T11">I</text:span><text:span text:style-name="T12">M</text:span><text:span text:style-name="T12">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25" draw:layer="layout" svg:width="0.6cm" svg:height="0.2cm" draw:transform="rotate (1.5707963267949) translate (3.587cm 6.129cm)">
              <text:p text:style-name="P23"><text:span text:style-name="T13">Res</text:span><text:span text:style-name="T14">M</text:span><text:span text:style-name="T14">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25" draw:text-style-name="P26" draw:layer="layout" svg:x1="3.786cm" svg:y1="5.139cm" svg:x2="4.07cm" svg:y2="5.139cm">
              <text:p/>
            </draw:line>
            <draw:line draw:style-name="gr25" draw:text-style-name="P26" draw:layer="layout" svg:x1="4.267cm" svg:y1="5.455cm" svg:x2="4.586cm" svg:y2="5.455cm">
              <text:p/>
            </draw:line>
            <draw:custom-shape draw:style-name="gr26" draw:text-style-name="P27" draw:layer="layout" svg:width="0.4cm" svg:height="0.2cm" svg:x="4.538cm" svg:y="5.362cm">
              <text:p text:style-name="P23"><text:span text:style-name="T15">W</text:span><text:span text:style-name="T15">-</text:span><text:span text:style-name="T15">S</text:span><text:span text:style-name="T15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26" draw:layer="layout" svg:x1="3.787cm" svg:y1="5.839cm" svg:x2="4.169cm" svg:y2="5.839cm">
              <text:p/>
            </draw:line>
            <draw:line draw:style-name="gr25" draw:text-style-name="P26" draw:layer="layout" svg:x1="4.267cm" svg:y1="5.139cm" svg:x2="4.267cm" svg:y2="5.745cm">
              <text:p/>
            </draw:line>
            <draw:custom-shape draw:style-name="gr27" draw:text-style-name="P28" draw:layer="layout" svg:width="0.202cm" svg:height="0.213cm" svg:x="4.168cm" svg:y="5.353cm">
              <text:p text:style-name="P23"><text:span text:style-name="T16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6" draw:layer="layout" svg:x1="4.198cm" svg:y1="5.839cm" svg:x2="4.986cm" svg:y2="5.839cm">
              <text:p/>
            </draw:line>
            <draw:line draw:style-name="gr28" draw:text-style-name="P26" draw:layer="layout" svg:x1="3.986cm" svg:y1="5.139cm" svg:x2="4.986cm" svg:y2="5.139cm">
              <text:p/>
            </draw:line>
            <draw:custom-shape draw:style-name="gr27" draw:text-style-name="P28" draw:layer="layout" svg:width="0.202cm" svg:height="0.213cm" svg:x="4.169cm" svg:y="5.725cm">
              <text:p text:style-name="P23"><text:span text:style-name="T16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4.598cm 5.28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30" draw:text-style-name="P30" draw:layer="layout" svg:width="0.08cm" svg:height="0.08cm" svg:x="4.227cm" svg:y="5.0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4.598cm 5.986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1" draw:text-style-name="P6" draw:layer="layout" svg:x1="4.848cm" svg:y1="4.793cm" svg:x2="4.848cm" svg:y2="5.354cm">
              <text:p/>
            </draw:line>
            <draw:line draw:style-name="gr31" draw:text-style-name="P6" draw:layer="layout" svg:x1="4.848cm" svg:y1="5.554cm" svg:x2="4.848cm" svg:y2="6.193cm">
              <text:p/>
            </draw:line>
            <draw:custom-shape draw:style-name="gr84" draw:text-style-name="P33" draw:layer="layout" svg:width="0.29cm" svg:height="0.116cm" draw:transform="rotate (1.5707963267949) translate (3.913cm 5.281cm)">
              <text:p text:style-name="P32"><text:span text:style-name="T19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2" draw:text-style-name="P31" draw:layer="layout" svg:width="0.887cm" svg:height="0.446cm" svg:x="3.818cm" svg:y="4.842cm">
              <draw:text-box>
                <text:p><text:span text:style-name="T15">I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3.579cm" svg:y="5.542cm">
              <draw:text-box>
                <text:p><text:span text:style-name="T15">R</text:span><text:span text:style-name="T15">e</text:span><text:span text:style-name="T15">s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4.12cm" svg:y="5.186cm">
              <draw:text-box>
                <text:p><text:span text:style-name="T15">W</text:span></text:p>
              </draw:text-box>
            </draw:frame>
          </draw:g>
          <draw:custom-shape draw:style-name="gr75" draw:text-style-name="P48" draw:layer="layout" svg:width="1.4cm" svg:height="1.4cm" svg:x="3.586cm" svg:y="4.7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2" draw:text-style-name="P22" draw:layer="layout" svg:width="1.4cm" svg:height="1.4cm" svg:x="5.986cm" svg:y="4.7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4" draw:layer="layout" svg:width="0.6cm" svg:height="0.2cm" draw:transform="rotate (1.5707963267949) translate (5.986cm 5.441cm)">
              <text:p text:style-name="P23"><text:span text:style-name="T11">I</text:span><text:span text:style-name="T12">M</text:span><text:span text:style-name="T12">U</text:span><text:span text:style-name="T12">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25" draw:layer="layout" svg:width="0.6cm" svg:height="0.2cm" draw:transform="rotate (1.5707963267949) translate (5.987cm 6.125cm)">
              <text:p text:style-name="P23"><text:span text:style-name="T13">Res</text:span><text:span text:style-name="T14">M</text:span><text:span text:style-name="T14">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25" draw:text-style-name="P26" draw:layer="layout" svg:x1="6.186cm" svg:y1="5.135cm" svg:x2="6.47cm" svg:y2="5.135cm">
              <text:p/>
            </draw:line>
            <draw:line draw:style-name="gr25" draw:text-style-name="P26" draw:layer="layout" svg:x1="6.667cm" svg:y1="5.451cm" svg:x2="6.986cm" svg:y2="5.451cm">
              <text:p/>
            </draw:line>
            <draw:custom-shape draw:style-name="gr26" draw:text-style-name="P27" draw:layer="layout" svg:width="0.4cm" svg:height="0.2cm" svg:x="6.938cm" svg:y="5.358cm">
              <text:p text:style-name="P23"><text:span text:style-name="T15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26" draw:layer="layout" svg:x1="6.187cm" svg:y1="5.835cm" svg:x2="6.569cm" svg:y2="5.835cm">
              <text:p/>
            </draw:line>
            <draw:line draw:style-name="gr25" draw:text-style-name="P26" draw:layer="layout" svg:x1="6.667cm" svg:y1="5.135cm" svg:x2="6.667cm" svg:y2="5.741cm">
              <text:p/>
            </draw:line>
            <draw:custom-shape draw:style-name="gr27" draw:text-style-name="P28" draw:layer="layout" svg:width="0.202cm" svg:height="0.213cm" svg:x="6.568cm" svg:y="5.349cm">
              <text:p text:style-name="P23"><text:span text:style-name="T16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6" draw:layer="layout" svg:x1="6.598cm" svg:y1="5.835cm" svg:x2="7.386cm" svg:y2="5.835cm">
              <text:p/>
            </draw:line>
            <draw:line draw:style-name="gr28" draw:text-style-name="P26" draw:layer="layout" svg:x1="6.386cm" svg:y1="5.135cm" svg:x2="7.386cm" svg:y2="5.135cm">
              <text:p/>
            </draw:line>
            <draw:custom-shape draw:style-name="gr27" draw:text-style-name="P28" draw:layer="layout" svg:width="0.202cm" svg:height="0.213cm" svg:x="6.569cm" svg:y="5.721cm">
              <text:p text:style-name="P23"><text:span text:style-name="T16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6.998cm 5.276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30" draw:text-style-name="P30" draw:layer="layout" svg:width="0.08cm" svg:height="0.08cm" svg:x="6.627cm" svg:y="5.0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6.998cm 5.982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1" draw:text-style-name="P6" draw:layer="layout" svg:x1="7.248cm" svg:y1="4.789cm" svg:x2="7.248cm" svg:y2="5.35cm">
              <text:p/>
            </draw:line>
            <draw:line draw:style-name="gr31" draw:text-style-name="P6" draw:layer="layout" svg:x1="7.248cm" svg:y1="5.55cm" svg:x2="7.248cm" svg:y2="6.189cm">
              <text:p/>
            </draw:line>
            <draw:custom-shape draw:style-name="gr85" draw:text-style-name="P33" draw:layer="layout" svg:width="0.29cm" svg:height="0.116cm" draw:transform="rotate (1.5707963267949) translate (6.313cm 5.277cm)">
              <text:p text:style-name="P32"><text:span text:style-name="T19">W</text:span><text:span text:style-name="T19">i</text:span><text:span text:style-name="T19">n</text:span><text:span text:style-name="T19">d</text:span><text:span text:style-name="T19">o</text:span><text:span text:style-name="T19">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2" draw:text-style-name="P31" draw:layer="layout" svg:width="0.887cm" svg:height="0.446cm" svg:x="6.218cm" svg:y="4.838cm">
              <draw:text-box>
                <text:p><text:span text:style-name="T15">I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5.979cm" svg:y="5.538cm">
              <draw:text-box>
                <text:p><text:span text:style-name="T15">R</text:span><text:span text:style-name="T15">e</text:span><text:span text:style-name="T15">s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6.52cm" svg:y="5.182cm">
              <draw:text-box>
                <text:p><text:span text:style-name="T15">W</text:span></text:p>
              </draw:text-box>
            </draw:frame>
          </draw:g>
          <draw:custom-shape draw:style-name="gr75" draw:text-style-name="P48" draw:layer="layout" svg:width="1.4cm" svg:height="1.4cm" svg:x="5.986cm" svg:y="4.7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2" draw:text-style-name="P22" draw:layer="layout" svg:width="1.4cm" svg:height="1.4cm" svg:x="8.386cm" svg:y="4.7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4" draw:layer="layout" svg:width="0.6cm" svg:height="0.2cm" draw:transform="rotate (1.5707963267949) translate (8.386cm 5.437cm)">
              <text:p text:style-name="P23"><text:span text:style-name="T11">I</text:span><text:span text:style-name="T12">MU</text:span><text:span text:style-name="T12">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25" draw:layer="layout" svg:width="0.6cm" svg:height="0.2cm" draw:transform="rotate (1.5707963267949) translate (8.387cm 6.121cm)">
              <text:p text:style-name="P23"><text:span text:style-name="T13">Res</text:span><text:span text:style-name="T14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25" draw:text-style-name="P26" draw:layer="layout" svg:x1="8.586cm" svg:y1="5.131cm" svg:x2="8.87cm" svg:y2="5.131cm">
              <text:p/>
            </draw:line>
            <draw:line draw:style-name="gr25" draw:text-style-name="P26" draw:layer="layout" svg:x1="9.067cm" svg:y1="5.447cm" svg:x2="9.386cm" svg:y2="5.447cm">
              <text:p/>
            </draw:line>
            <draw:custom-shape draw:style-name="gr26" draw:text-style-name="P27" draw:layer="layout" svg:width="0.4cm" svg:height="0.2cm" svg:x="9.338cm" svg:y="5.354cm">
              <text:p text:style-name="P23"><text:span text:style-name="T15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26" draw:layer="layout" svg:x1="8.587cm" svg:y1="5.831cm" svg:x2="8.969cm" svg:y2="5.831cm">
              <text:p/>
            </draw:line>
            <draw:line draw:style-name="gr25" draw:text-style-name="P26" draw:layer="layout" svg:x1="9.067cm" svg:y1="5.131cm" svg:x2="9.067cm" svg:y2="5.737cm">
              <text:p/>
            </draw:line>
            <draw:custom-shape draw:style-name="gr27" draw:text-style-name="P28" draw:layer="layout" svg:width="0.202cm" svg:height="0.213cm" svg:x="8.968cm" svg:y="5.345cm">
              <text:p text:style-name="P23"><text:span text:style-name="T16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6" draw:layer="layout" svg:x1="8.998cm" svg:y1="5.831cm" svg:x2="9.786cm" svg:y2="5.831cm">
              <text:p/>
            </draw:line>
            <draw:line draw:style-name="gr28" draw:text-style-name="P26" draw:layer="layout" svg:x1="8.786cm" svg:y1="5.131cm" svg:x2="9.786cm" svg:y2="5.131cm">
              <text:p/>
            </draw:line>
            <draw:custom-shape draw:style-name="gr27" draw:text-style-name="P28" draw:layer="layout" svg:width="0.202cm" svg:height="0.213cm" svg:x="8.969cm" svg:y="5.717cm">
              <text:p text:style-name="P23"><text:span text:style-name="T16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9.398cm 5.272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30" draw:text-style-name="P30" draw:layer="layout" svg:width="0.08cm" svg:height="0.08cm" svg:x="9.027cm" svg:y="5.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9.398cm 5.978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1" draw:text-style-name="P6" draw:layer="layout" svg:x1="9.648cm" svg:y1="4.785cm" svg:x2="9.648cm" svg:y2="5.346cm">
              <text:p/>
            </draw:line>
            <draw:line draw:style-name="gr31" draw:text-style-name="P6" draw:layer="layout" svg:x1="9.648cm" svg:y1="5.546cm" svg:x2="9.648cm" svg:y2="6.185cm">
              <text:p/>
            </draw:line>
            <draw:custom-shape draw:style-name="gr86" draw:text-style-name="P33" draw:layer="layout" svg:width="0.29cm" svg:height="0.116cm" draw:transform="rotate (1.5707963267949) translate (8.713cm 5.273cm)">
              <text:p text:style-name="P32"><text:span text:style-name="T19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2" draw:text-style-name="P31" draw:layer="layout" svg:width="0.887cm" svg:height="0.446cm" svg:x="8.618cm" svg:y="4.834cm">
              <draw:text-box>
                <text:p><text:span text:style-name="T15">I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8.379cm" svg:y="5.534cm">
              <draw:text-box>
                <text:p><text:span text:style-name="T15">R</text:span><text:span text:style-name="T15">e</text:span><text:span text:style-name="T15">s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8.92cm" svg:y="5.178cm">
              <draw:text-box>
                <text:p><text:span text:style-name="T15">W</text:span></text:p>
              </draw:text-box>
            </draw:frame>
          </draw:g>
          <draw:custom-shape draw:style-name="gr75" draw:text-style-name="P48" draw:layer="layout" svg:width="1.4cm" svg:height="1.4cm" svg:x="8.386cm" svg:y="4.7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2" draw:text-style-name="P22" draw:layer="layout" svg:width="1.4cm" svg:height="1.4cm" svg:x="11.986cm" svg:y="11.9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4" draw:layer="layout" svg:width="0.6cm" svg:height="0.2cm" draw:transform="rotate (1.5707963267949) translate (11.986cm 12.607cm)">
              <text:p text:style-name="P23"><text:span text:style-name="T11">I</text:span><text:span text:style-name="T12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25" draw:layer="layout" svg:width="0.6cm" svg:height="0.2cm" draw:transform="rotate (1.5707963267949) translate (11.987cm 13.291cm)">
              <text:p text:style-name="P23"><text:span text:style-name="T13">Res</text:span><text:span text:style-name="T14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25" draw:text-style-name="P26" draw:layer="layout" svg:x1="12.186cm" svg:y1="12.301cm" svg:x2="12.47cm" svg:y2="12.301cm">
              <text:p/>
            </draw:line>
            <draw:line draw:style-name="gr25" draw:text-style-name="P26" draw:layer="layout" svg:x1="12.667cm" svg:y1="12.617cm" svg:x2="12.986cm" svg:y2="12.617cm">
              <text:p/>
            </draw:line>
            <draw:custom-shape draw:style-name="gr26" draw:text-style-name="P27" draw:layer="layout" svg:width="0.4cm" svg:height="0.2cm" svg:x="12.938cm" svg:y="12.524cm">
              <text:p text:style-name="P23"><text:span text:style-name="T15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26" draw:layer="layout" svg:x1="12.187cm" svg:y1="13.001cm" svg:x2="12.569cm" svg:y2="13.001cm">
              <text:p/>
            </draw:line>
            <draw:line draw:style-name="gr25" draw:text-style-name="P26" draw:layer="layout" svg:x1="12.667cm" svg:y1="12.301cm" svg:x2="12.667cm" svg:y2="12.907cm">
              <text:p/>
            </draw:line>
            <draw:custom-shape draw:style-name="gr27" draw:text-style-name="P28" draw:layer="layout" svg:width="0.202cm" svg:height="0.213cm" svg:x="12.568cm" svg:y="12.515cm">
              <text:p text:style-name="P23"><text:span text:style-name="T16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6" draw:layer="layout" svg:x1="12.598cm" svg:y1="13.001cm" svg:x2="13.386cm" svg:y2="13.001cm">
              <text:p/>
            </draw:line>
            <draw:line draw:style-name="gr28" draw:text-style-name="P26" draw:layer="layout" svg:x1="12.386cm" svg:y1="12.301cm" svg:x2="13.386cm" svg:y2="12.301cm">
              <text:p/>
            </draw:line>
            <draw:custom-shape draw:style-name="gr27" draw:text-style-name="P28" draw:layer="layout" svg:width="0.202cm" svg:height="0.213cm" svg:x="12.569cm" svg:y="12.887cm">
              <text:p text:style-name="P23"><text:span text:style-name="T16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12.998cm 12.442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30" draw:text-style-name="P30" draw:layer="layout" svg:width="0.08cm" svg:height="0.08cm" svg:x="12.627cm" svg:y="12.2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12.998cm 13.148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1" draw:text-style-name="P6" draw:layer="layout" svg:x1="13.248cm" svg:y1="11.955cm" svg:x2="13.248cm" svg:y2="12.516cm">
              <text:p/>
            </draw:line>
            <draw:line draw:style-name="gr31" draw:text-style-name="P6" draw:layer="layout" svg:x1="13.248cm" svg:y1="12.716cm" svg:x2="13.248cm" svg:y2="13.355cm">
              <text:p/>
            </draw:line>
            <draw:custom-shape draw:style-name="gr87" draw:text-style-name="P33" draw:layer="layout" svg:width="0.29cm" svg:height="0.116cm" draw:transform="rotate (1.5707963267949) translate (12.313cm 12.443cm)">
              <text:p text:style-name="P32"><text:span text:style-name="T19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2" draw:text-style-name="P31" draw:layer="layout" svg:width="0.887cm" svg:height="0.446cm" svg:x="12.218cm" svg:y="12.004cm">
              <draw:text-box>
                <text:p><text:span text:style-name="T15">I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11.979cm" svg:y="12.704cm">
              <draw:text-box>
                <text:p><text:span text:style-name="T15">R</text:span><text:span text:style-name="T15">e</text:span><text:span text:style-name="T15">s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12.52cm" svg:y="12.348cm">
              <draw:text-box>
                <text:p><text:span text:style-name="T15">W</text:span></text:p>
              </draw:text-box>
            </draw:frame>
          </draw:g>
          <draw:custom-shape draw:style-name="gr75" draw:text-style-name="P48" draw:layer="layout" svg:width="1.4cm" svg:height="1.4cm" svg:x="11.986cm" svg:y="11.9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2" draw:text-style-name="P22" draw:layer="layout" svg:width="1.4cm" svg:height="1.4cm" svg:x="14.386cm" svg:y="11.9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4" draw:layer="layout" svg:width="0.6cm" svg:height="0.2cm" draw:transform="rotate (1.5707963267949) translate (14.386cm 12.603cm)">
              <text:p text:style-name="P23"><text:span text:style-name="T11">I</text:span><text:span text:style-name="T12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25" draw:layer="layout" svg:width="0.6cm" svg:height="0.2cm" draw:transform="rotate (1.5707963267949) translate (14.387cm 13.287cm)">
              <text:p text:style-name="P23"><text:span text:style-name="T13">Res</text:span><text:span text:style-name="T14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25" draw:text-style-name="P26" draw:layer="layout" svg:x1="14.586cm" svg:y1="12.297cm" svg:x2="14.87cm" svg:y2="12.297cm">
              <text:p/>
            </draw:line>
            <draw:line draw:style-name="gr25" draw:text-style-name="P26" draw:layer="layout" svg:x1="15.067cm" svg:y1="12.613cm" svg:x2="15.386cm" svg:y2="12.613cm">
              <text:p/>
            </draw:line>
            <draw:custom-shape draw:style-name="gr26" draw:text-style-name="P27" draw:layer="layout" svg:width="0.4cm" svg:height="0.2cm" svg:x="15.338cm" svg:y="12.52cm">
              <text:p text:style-name="P23"><text:span text:style-name="T15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26" draw:layer="layout" svg:x1="14.587cm" svg:y1="12.997cm" svg:x2="14.969cm" svg:y2="12.997cm">
              <text:p/>
            </draw:line>
            <draw:line draw:style-name="gr25" draw:text-style-name="P26" draw:layer="layout" svg:x1="15.067cm" svg:y1="12.297cm" svg:x2="15.067cm" svg:y2="12.903cm">
              <text:p/>
            </draw:line>
            <draw:custom-shape draw:style-name="gr27" draw:text-style-name="P28" draw:layer="layout" svg:width="0.202cm" svg:height="0.213cm" svg:x="14.968cm" svg:y="12.511cm">
              <text:p text:style-name="P23"><text:span text:style-name="T16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6" draw:layer="layout" svg:x1="14.998cm" svg:y1="12.997cm" svg:x2="15.786cm" svg:y2="12.997cm">
              <text:p/>
            </draw:line>
            <draw:line draw:style-name="gr28" draw:text-style-name="P26" draw:layer="layout" svg:x1="14.786cm" svg:y1="12.297cm" svg:x2="15.786cm" svg:y2="12.297cm">
              <text:p/>
            </draw:line>
            <draw:custom-shape draw:style-name="gr27" draw:text-style-name="P28" draw:layer="layout" svg:width="0.202cm" svg:height="0.213cm" svg:x="14.969cm" svg:y="12.883cm">
              <text:p text:style-name="P23"><text:span text:style-name="T16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15.398cm 12.438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30" draw:text-style-name="P30" draw:layer="layout" svg:width="0.08cm" svg:height="0.08cm" svg:x="15.027cm" svg:y="12.2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15.398cm 13.144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1" draw:text-style-name="P6" draw:layer="layout" svg:x1="15.648cm" svg:y1="11.951cm" svg:x2="15.648cm" svg:y2="12.512cm">
              <text:p/>
            </draw:line>
            <draw:line draw:style-name="gr31" draw:text-style-name="P6" draw:layer="layout" svg:x1="15.648cm" svg:y1="12.712cm" svg:x2="15.648cm" svg:y2="13.351cm">
              <text:p/>
            </draw:line>
            <draw:custom-shape draw:style-name="gr88" draw:text-style-name="P33" draw:layer="layout" svg:width="0.29cm" svg:height="0.116cm" draw:transform="rotate (1.5707963267949) translate (14.713cm 12.439cm)">
              <text:p text:style-name="P32"><text:span text:style-name="T19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2" draw:text-style-name="P31" draw:layer="layout" svg:width="0.887cm" svg:height="0.446cm" svg:x="14.618cm" svg:y="12cm">
              <draw:text-box>
                <text:p><text:span text:style-name="T15">I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14.379cm" svg:y="12.7cm">
              <draw:text-box>
                <text:p><text:span text:style-name="T15">R</text:span><text:span text:style-name="T15">e</text:span><text:span text:style-name="T15">s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14.92cm" svg:y="12.344cm">
              <draw:text-box>
                <text:p><text:span text:style-name="T15">W</text:span></text:p>
              </draw:text-box>
            </draw:frame>
          </draw:g>
          <draw:custom-shape draw:style-name="gr75" draw:text-style-name="P48" draw:layer="layout" svg:width="1.4cm" svg:height="1.4cm" svg:x="14.386cm" svg:y="11.9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2" draw:text-style-name="P22" draw:layer="layout" svg:width="1.4cm" svg:height="1.4cm" svg:x="16.786cm" svg:y="11.9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4" draw:layer="layout" svg:width="0.6cm" svg:height="0.2cm" draw:transform="rotate (1.5707963267949) translate (16.786cm 12.599cm)">
              <text:p text:style-name="P23"><text:span text:style-name="T11">I</text:span><text:span text:style-name="T12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25" draw:layer="layout" svg:width="0.6cm" svg:height="0.2cm" draw:transform="rotate (1.5707963267949) translate (16.787cm 13.283cm)">
              <text:p text:style-name="P23"><text:span text:style-name="T13">Res</text:span><text:span text:style-name="T14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25" draw:text-style-name="P26" draw:layer="layout" svg:x1="16.986cm" svg:y1="12.293cm" svg:x2="17.27cm" svg:y2="12.293cm">
              <text:p/>
            </draw:line>
            <draw:line draw:style-name="gr25" draw:text-style-name="P26" draw:layer="layout" svg:x1="17.467cm" svg:y1="12.609cm" svg:x2="17.786cm" svg:y2="12.609cm">
              <text:p/>
            </draw:line>
            <draw:custom-shape draw:style-name="gr26" draw:text-style-name="P27" draw:layer="layout" svg:width="0.4cm" svg:height="0.2cm" svg:x="17.738cm" svg:y="12.516cm">
              <text:p text:style-name="P23"><text:span text:style-name="T15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26" draw:layer="layout" svg:x1="16.987cm" svg:y1="12.993cm" svg:x2="17.369cm" svg:y2="12.993cm">
              <text:p/>
            </draw:line>
            <draw:line draw:style-name="gr25" draw:text-style-name="P26" draw:layer="layout" svg:x1="17.467cm" svg:y1="12.293cm" svg:x2="17.467cm" svg:y2="12.899cm">
              <text:p/>
            </draw:line>
            <draw:custom-shape draw:style-name="gr27" draw:text-style-name="P28" draw:layer="layout" svg:width="0.202cm" svg:height="0.213cm" svg:x="17.368cm" svg:y="12.507cm">
              <text:p text:style-name="P23"><text:span text:style-name="T16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6" draw:layer="layout" svg:x1="17.398cm" svg:y1="12.993cm" svg:x2="18.186cm" svg:y2="12.993cm">
              <text:p/>
            </draw:line>
            <draw:line draw:style-name="gr28" draw:text-style-name="P26" draw:layer="layout" svg:x1="17.186cm" svg:y1="12.293cm" svg:x2="18.186cm" svg:y2="12.293cm">
              <text:p/>
            </draw:line>
            <draw:custom-shape draw:style-name="gr27" draw:text-style-name="P28" draw:layer="layout" svg:width="0.202cm" svg:height="0.213cm" svg:x="17.369cm" svg:y="12.879cm">
              <text:p text:style-name="P23"><text:span text:style-name="T16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17.798cm 12.434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30" draw:text-style-name="P30" draw:layer="layout" svg:width="0.08cm" svg:height="0.08cm" svg:x="17.427cm" svg:y="12.2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17.798cm 13.14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1" draw:text-style-name="P6" draw:layer="layout" svg:x1="18.048cm" svg:y1="11.947cm" svg:x2="18.048cm" svg:y2="12.508cm">
              <text:p/>
            </draw:line>
            <draw:line draw:style-name="gr31" draw:text-style-name="P6" draw:layer="layout" svg:x1="18.048cm" svg:y1="12.708cm" svg:x2="18.048cm" svg:y2="13.347cm">
              <text:p/>
            </draw:line>
            <draw:custom-shape draw:style-name="gr89" draw:text-style-name="P33" draw:layer="layout" svg:width="0.29cm" svg:height="0.116cm" draw:transform="rotate (1.5707963267949) translate (17.113cm 12.435cm)">
              <text:p text:style-name="P32"><text:span text:style-name="T19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2" draw:text-style-name="P31" draw:layer="layout" svg:width="0.887cm" svg:height="0.446cm" svg:x="17.018cm" svg:y="11.996cm">
              <draw:text-box>
                <text:p><text:span text:style-name="T15">I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16.779cm" svg:y="12.696cm">
              <draw:text-box>
                <text:p><text:span text:style-name="T15">R</text:span><text:span text:style-name="T15">e</text:span><text:span text:style-name="T15">s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17.32cm" svg:y="12.34cm">
              <draw:text-box>
                <text:p><text:span text:style-name="T15">W</text:span></text:p>
              </draw:text-box>
            </draw:frame>
          </draw:g>
          <draw:custom-shape draw:style-name="gr75" draw:text-style-name="P48" draw:layer="layout" svg:width="1.4cm" svg:height="1.4cm" svg:x="16.786cm" svg:y="11.9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2" draw:text-style-name="P22" draw:layer="layout" svg:width="1.4cm" svg:height="1.4cm" svg:x="11.986cm" svg:y="9.7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4" draw:layer="layout" svg:width="0.6cm" svg:height="0.2cm" draw:transform="rotate (1.5707963267949) translate (11.986cm 10.403cm)">
              <text:p text:style-name="P23"><text:span text:style-name="T11">I</text:span><text:span text:style-name="T12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25" draw:layer="layout" svg:width="0.6cm" svg:height="0.2cm" draw:transform="rotate (1.5707963267949) translate (11.987cm 11.087cm)">
              <text:p text:style-name="P23"><text:span text:style-name="T13">Res</text:span><text:span text:style-name="T14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25" draw:text-style-name="P26" draw:layer="layout" svg:x1="12.186cm" svg:y1="10.097cm" svg:x2="12.47cm" svg:y2="10.097cm">
              <text:p/>
            </draw:line>
            <draw:line draw:style-name="gr25" draw:text-style-name="P26" draw:layer="layout" svg:x1="12.667cm" svg:y1="10.413cm" svg:x2="12.986cm" svg:y2="10.413cm">
              <text:p/>
            </draw:line>
            <draw:custom-shape draw:style-name="gr26" draw:text-style-name="P27" draw:layer="layout" svg:width="0.4cm" svg:height="0.2cm" svg:x="12.938cm" svg:y="10.32cm">
              <text:p text:style-name="P23"><text:span text:style-name="T15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26" draw:layer="layout" svg:x1="12.187cm" svg:y1="10.797cm" svg:x2="12.569cm" svg:y2="10.797cm">
              <text:p/>
            </draw:line>
            <draw:line draw:style-name="gr25" draw:text-style-name="P26" draw:layer="layout" svg:x1="12.667cm" svg:y1="10.097cm" svg:x2="12.667cm" svg:y2="10.703cm">
              <text:p/>
            </draw:line>
            <draw:custom-shape draw:style-name="gr27" draw:text-style-name="P28" draw:layer="layout" svg:width="0.202cm" svg:height="0.213cm" svg:x="12.568cm" svg:y="10.311cm">
              <text:p text:style-name="P23"><text:span text:style-name="T16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6" draw:layer="layout" svg:x1="12.598cm" svg:y1="10.797cm" svg:x2="13.386cm" svg:y2="10.797cm">
              <text:p/>
            </draw:line>
            <draw:line draw:style-name="gr28" draw:text-style-name="P26" draw:layer="layout" svg:x1="12.386cm" svg:y1="10.097cm" svg:x2="13.386cm" svg:y2="10.097cm">
              <text:p/>
            </draw:line>
            <draw:custom-shape draw:style-name="gr27" draw:text-style-name="P28" draw:layer="layout" svg:width="0.202cm" svg:height="0.213cm" svg:x="12.569cm" svg:y="10.683cm">
              <text:p text:style-name="P23"><text:span text:style-name="T16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12.998cm 10.238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30" draw:text-style-name="P30" draw:layer="layout" svg:width="0.08cm" svg:height="0.08cm" svg:x="12.627cm" svg:y="10.0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12.998cm 10.944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1" draw:text-style-name="P6" draw:layer="layout" svg:x1="13.248cm" svg:y1="9.751cm" svg:x2="13.248cm" svg:y2="10.312cm">
              <text:p/>
            </draw:line>
            <draw:line draw:style-name="gr31" draw:text-style-name="P6" draw:layer="layout" svg:x1="13.248cm" svg:y1="10.512cm" svg:x2="13.248cm" svg:y2="11.151cm">
              <text:p/>
            </draw:line>
            <draw:custom-shape draw:style-name="gr90" draw:text-style-name="P33" draw:layer="layout" svg:width="0.29cm" svg:height="0.116cm" draw:transform="rotate (1.5707963267949) translate (12.313cm 10.239cm)">
              <text:p text:style-name="P32"><text:span text:style-name="T19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2" draw:text-style-name="P31" draw:layer="layout" svg:width="0.887cm" svg:height="0.446cm" svg:x="12.218cm" svg:y="9.8cm">
              <draw:text-box>
                <text:p><text:span text:style-name="T15">I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11.979cm" svg:y="10.5cm">
              <draw:text-box>
                <text:p><text:span text:style-name="T15">R</text:span><text:span text:style-name="T15">e</text:span><text:span text:style-name="T15">s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12.52cm" svg:y="10.144cm">
              <draw:text-box>
                <text:p><text:span text:style-name="T15">W</text:span></text:p>
              </draw:text-box>
            </draw:frame>
          </draw:g>
          <draw:custom-shape draw:style-name="gr75" draw:text-style-name="P48" draw:layer="layout" svg:width="1.4cm" svg:height="1.4cm" svg:x="11.986cm" svg:y="9.7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2" draw:text-style-name="P22" draw:layer="layout" svg:width="1.4cm" svg:height="1.4cm" svg:x="14.386cm" svg:y="9.7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4" draw:layer="layout" svg:width="0.6cm" svg:height="0.2cm" draw:transform="rotate (1.5707963267949) translate (14.386cm 10.399cm)">
              <text:p text:style-name="P23"><text:span text:style-name="T11">I</text:span><text:span text:style-name="T12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25" draw:layer="layout" svg:width="0.6cm" svg:height="0.2cm" draw:transform="rotate (1.5707963267949) translate (14.387cm 11.083cm)">
              <text:p text:style-name="P23"><text:span text:style-name="T13">Res</text:span><text:span text:style-name="T14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25" draw:text-style-name="P26" draw:layer="layout" svg:x1="14.586cm" svg:y1="10.093cm" svg:x2="14.87cm" svg:y2="10.093cm">
              <text:p/>
            </draw:line>
            <draw:line draw:style-name="gr25" draw:text-style-name="P26" draw:layer="layout" svg:x1="15.067cm" svg:y1="10.409cm" svg:x2="15.386cm" svg:y2="10.409cm">
              <text:p/>
            </draw:line>
            <draw:custom-shape draw:style-name="gr26" draw:text-style-name="P27" draw:layer="layout" svg:width="0.4cm" svg:height="0.2cm" svg:x="15.338cm" svg:y="10.316cm">
              <text:p text:style-name="P23"><text:span text:style-name="T15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26" draw:layer="layout" svg:x1="14.587cm" svg:y1="10.793cm" svg:x2="14.969cm" svg:y2="10.793cm">
              <text:p/>
            </draw:line>
            <draw:line draw:style-name="gr25" draw:text-style-name="P26" draw:layer="layout" svg:x1="15.067cm" svg:y1="10.093cm" svg:x2="15.067cm" svg:y2="10.699cm">
              <text:p/>
            </draw:line>
            <draw:custom-shape draw:style-name="gr27" draw:text-style-name="P28" draw:layer="layout" svg:width="0.202cm" svg:height="0.213cm" svg:x="14.968cm" svg:y="10.307cm">
              <text:p text:style-name="P23"><text:span text:style-name="T16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6" draw:layer="layout" svg:x1="14.998cm" svg:y1="10.793cm" svg:x2="15.786cm" svg:y2="10.793cm">
              <text:p/>
            </draw:line>
            <draw:line draw:style-name="gr28" draw:text-style-name="P26" draw:layer="layout" svg:x1="14.786cm" svg:y1="10.093cm" svg:x2="15.786cm" svg:y2="10.093cm">
              <text:p/>
            </draw:line>
            <draw:custom-shape draw:style-name="gr27" draw:text-style-name="P28" draw:layer="layout" svg:width="0.202cm" svg:height="0.213cm" svg:x="14.969cm" svg:y="10.679cm">
              <text:p text:style-name="P23"><text:span text:style-name="T16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15.398cm 10.234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30" draw:text-style-name="P30" draw:layer="layout" svg:width="0.08cm" svg:height="0.08cm" svg:x="15.027cm" svg:y="10.0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15.398cm 10.94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1" draw:text-style-name="P6" draw:layer="layout" svg:x1="15.648cm" svg:y1="9.747cm" svg:x2="15.648cm" svg:y2="10.308cm">
              <text:p/>
            </draw:line>
            <draw:line draw:style-name="gr31" draw:text-style-name="P6" draw:layer="layout" svg:x1="15.648cm" svg:y1="10.508cm" svg:x2="15.648cm" svg:y2="11.147cm">
              <text:p/>
            </draw:line>
            <draw:custom-shape draw:style-name="gr91" draw:text-style-name="P33" draw:layer="layout" svg:width="0.29cm" svg:height="0.116cm" draw:transform="rotate (1.5707963267949) translate (14.713cm 10.235cm)">
              <text:p text:style-name="P32"><text:span text:style-name="T19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2" draw:text-style-name="P31" draw:layer="layout" svg:width="0.887cm" svg:height="0.446cm" svg:x="14.618cm" svg:y="9.796cm">
              <draw:text-box>
                <text:p><text:span text:style-name="T15">I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14.379cm" svg:y="10.496cm">
              <draw:text-box>
                <text:p><text:span text:style-name="T15">R</text:span><text:span text:style-name="T15">e</text:span><text:span text:style-name="T15">s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14.92cm" svg:y="10.14cm">
              <draw:text-box>
                <text:p><text:span text:style-name="T15">W</text:span></text:p>
              </draw:text-box>
            </draw:frame>
          </draw:g>
          <draw:custom-shape draw:style-name="gr75" draw:text-style-name="P48" draw:layer="layout" svg:width="1.4cm" svg:height="1.4cm" svg:x="14.386cm" svg:y="9.7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2" draw:text-style-name="P22" draw:layer="layout" svg:width="1.4cm" svg:height="1.4cm" svg:x="16.786cm" svg:y="9.7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4" draw:layer="layout" svg:width="0.6cm" svg:height="0.2cm" draw:transform="rotate (1.5707963267949) translate (16.786cm 10.395cm)">
              <text:p text:style-name="P23"><text:span text:style-name="T11">I</text:span><text:span text:style-name="T12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25" draw:layer="layout" svg:width="0.6cm" svg:height="0.2cm" draw:transform="rotate (1.5707963267949) translate (16.787cm 11.079cm)">
              <text:p text:style-name="P23"><text:span text:style-name="T13">Res</text:span><text:span text:style-name="T14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25" draw:text-style-name="P26" draw:layer="layout" svg:x1="16.986cm" svg:y1="10.089cm" svg:x2="17.27cm" svg:y2="10.089cm">
              <text:p/>
            </draw:line>
            <draw:line draw:style-name="gr25" draw:text-style-name="P26" draw:layer="layout" svg:x1="17.467cm" svg:y1="10.405cm" svg:x2="17.786cm" svg:y2="10.405cm">
              <text:p/>
            </draw:line>
            <draw:custom-shape draw:style-name="gr26" draw:text-style-name="P27" draw:layer="layout" svg:width="0.4cm" svg:height="0.2cm" svg:x="17.738cm" svg:y="10.312cm">
              <text:p text:style-name="P23"><text:span text:style-name="T15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26" draw:layer="layout" svg:x1="16.987cm" svg:y1="10.789cm" svg:x2="17.369cm" svg:y2="10.789cm">
              <text:p/>
            </draw:line>
            <draw:line draw:style-name="gr25" draw:text-style-name="P26" draw:layer="layout" svg:x1="17.467cm" svg:y1="10.089cm" svg:x2="17.467cm" svg:y2="10.695cm">
              <text:p/>
            </draw:line>
            <draw:custom-shape draw:style-name="gr27" draw:text-style-name="P28" draw:layer="layout" svg:width="0.202cm" svg:height="0.213cm" svg:x="17.368cm" svg:y="10.303cm">
              <text:p text:style-name="P23"><text:span text:style-name="T16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6" draw:layer="layout" svg:x1="17.398cm" svg:y1="10.789cm" svg:x2="18.186cm" svg:y2="10.789cm">
              <text:p/>
            </draw:line>
            <draw:line draw:style-name="gr28" draw:text-style-name="P26" draw:layer="layout" svg:x1="17.186cm" svg:y1="10.089cm" svg:x2="18.186cm" svg:y2="10.089cm">
              <text:p/>
            </draw:line>
            <draw:custom-shape draw:style-name="gr27" draw:text-style-name="P28" draw:layer="layout" svg:width="0.202cm" svg:height="0.213cm" svg:x="17.369cm" svg:y="10.675cm">
              <text:p text:style-name="P23"><text:span text:style-name="T16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17.798cm 10.23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30" draw:text-style-name="P30" draw:layer="layout" svg:width="0.08cm" svg:height="0.08cm" svg:x="17.427cm" svg:y="10.0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17.798cm 10.936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1" draw:text-style-name="P6" draw:layer="layout" svg:x1="18.048cm" svg:y1="9.743cm" svg:x2="18.048cm" svg:y2="10.304cm">
              <text:p/>
            </draw:line>
            <draw:line draw:style-name="gr31" draw:text-style-name="P6" draw:layer="layout" svg:x1="18.048cm" svg:y1="10.504cm" svg:x2="18.048cm" svg:y2="11.143cm">
              <text:p/>
            </draw:line>
            <draw:custom-shape draw:style-name="gr92" draw:text-style-name="P33" draw:layer="layout" svg:width="0.29cm" svg:height="0.116cm" draw:transform="rotate (1.5707963267949) translate (17.113cm 10.231cm)">
              <text:p text:style-name="P32"><text:span text:style-name="T19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2" draw:text-style-name="P31" draw:layer="layout" svg:width="0.887cm" svg:height="0.446cm" svg:x="17.018cm" svg:y="9.792cm">
              <draw:text-box>
                <text:p><text:span text:style-name="T15">I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16.779cm" svg:y="10.492cm">
              <draw:text-box>
                <text:p><text:span text:style-name="T15">R</text:span><text:span text:style-name="T15">e</text:span><text:span text:style-name="T15">s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17.32cm" svg:y="10.136cm">
              <draw:text-box>
                <text:p><text:span text:style-name="T15">W</text:span></text:p>
              </draw:text-box>
            </draw:frame>
          </draw:g>
          <draw:custom-shape draw:style-name="gr75" draw:text-style-name="P48" draw:layer="layout" svg:width="1.4cm" svg:height="1.4cm" svg:x="16.786cm" svg:y="9.7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2" draw:text-style-name="P22" draw:layer="layout" svg:width="1.4cm" svg:height="1.4cm" svg:x="11.986cm" svg:y="6.9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4" draw:layer="layout" svg:width="0.6cm" svg:height="0.2cm" draw:transform="rotate (1.5707963267949) translate (11.986cm 7.645cm)">
              <text:p text:style-name="P23"><text:span text:style-name="T11">I</text:span><text:span text:style-name="T12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25" draw:layer="layout" svg:width="0.6cm" svg:height="0.2cm" draw:transform="rotate (1.5707963267949) translate (11.987cm 8.329cm)">
              <text:p text:style-name="P23"><text:span text:style-name="T13">Res</text:span><text:span text:style-name="T14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25" draw:text-style-name="P26" draw:layer="layout" svg:x1="12.186cm" svg:y1="7.339cm" svg:x2="12.47cm" svg:y2="7.339cm">
              <text:p/>
            </draw:line>
            <draw:line draw:style-name="gr25" draw:text-style-name="P26" draw:layer="layout" svg:x1="12.667cm" svg:y1="7.655cm" svg:x2="12.986cm" svg:y2="7.655cm">
              <text:p/>
            </draw:line>
            <draw:custom-shape draw:style-name="gr26" draw:text-style-name="P27" draw:layer="layout" svg:width="0.4cm" svg:height="0.2cm" svg:x="12.938cm" svg:y="7.562cm">
              <text:p text:style-name="P23"><text:span text:style-name="T15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26" draw:layer="layout" svg:x1="12.187cm" svg:y1="8.039cm" svg:x2="12.569cm" svg:y2="8.039cm">
              <text:p/>
            </draw:line>
            <draw:line draw:style-name="gr25" draw:text-style-name="P26" draw:layer="layout" svg:x1="12.667cm" svg:y1="7.339cm" svg:x2="12.667cm" svg:y2="7.945cm">
              <text:p/>
            </draw:line>
            <draw:custom-shape draw:style-name="gr27" draw:text-style-name="P28" draw:layer="layout" svg:width="0.202cm" svg:height="0.213cm" svg:x="12.568cm" svg:y="7.553cm">
              <text:p text:style-name="P23"><text:span text:style-name="T16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6" draw:layer="layout" svg:x1="12.598cm" svg:y1="8.039cm" svg:x2="13.386cm" svg:y2="8.039cm">
              <text:p/>
            </draw:line>
            <draw:line draw:style-name="gr28" draw:text-style-name="P26" draw:layer="layout" svg:x1="12.386cm" svg:y1="7.339cm" svg:x2="13.386cm" svg:y2="7.339cm">
              <text:p/>
            </draw:line>
            <draw:custom-shape draw:style-name="gr27" draw:text-style-name="P28" draw:layer="layout" svg:width="0.202cm" svg:height="0.213cm" svg:x="12.569cm" svg:y="7.925cm">
              <text:p text:style-name="P23"><text:span text:style-name="T16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12.998cm 7.48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30" draw:text-style-name="P30" draw:layer="layout" svg:width="0.08cm" svg:height="0.08cm" svg:x="12.627cm" svg:y="7.2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12.998cm 8.186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1" draw:text-style-name="P6" draw:layer="layout" svg:x1="13.248cm" svg:y1="6.993cm" svg:x2="13.248cm" svg:y2="7.554cm">
              <text:p/>
            </draw:line>
            <draw:line draw:style-name="gr31" draw:text-style-name="P6" draw:layer="layout" svg:x1="13.248cm" svg:y1="7.754cm" svg:x2="13.248cm" svg:y2="8.393cm">
              <text:p/>
            </draw:line>
            <draw:custom-shape draw:style-name="gr93" draw:text-style-name="P33" draw:layer="layout" svg:width="0.29cm" svg:height="0.116cm" draw:transform="rotate (1.5707963267949) translate (12.313cm 7.481cm)">
              <text:p text:style-name="P32"><text:span text:style-name="T19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2" draw:text-style-name="P31" draw:layer="layout" svg:width="0.887cm" svg:height="0.446cm" svg:x="12.218cm" svg:y="7.042cm">
              <draw:text-box>
                <text:p><text:span text:style-name="T15">I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11.979cm" svg:y="7.742cm">
              <draw:text-box>
                <text:p><text:span text:style-name="T15">R</text:span><text:span text:style-name="T15">e</text:span><text:span text:style-name="T15">s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12.52cm" svg:y="7.386cm">
              <draw:text-box>
                <text:p><text:span text:style-name="T15">W</text:span></text:p>
              </draw:text-box>
            </draw:frame>
          </draw:g>
          <draw:custom-shape draw:style-name="gr75" draw:text-style-name="P48" draw:layer="layout" svg:width="1.4cm" svg:height="1.4cm" svg:x="11.986cm" svg:y="6.9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2" draw:text-style-name="P22" draw:layer="layout" svg:width="1.4cm" svg:height="1.4cm" svg:x="14.386cm" svg:y="6.9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4" draw:layer="layout" svg:width="0.6cm" svg:height="0.2cm" draw:transform="rotate (1.5707963267949) translate (14.386cm 7.641cm)">
              <text:p text:style-name="P23"><text:span text:style-name="T11">I</text:span><text:span text:style-name="T12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25" draw:layer="layout" svg:width="0.6cm" svg:height="0.2cm" draw:transform="rotate (1.5707963267949) translate (14.387cm 8.325cm)">
              <text:p text:style-name="P23"><text:span text:style-name="T13">Res</text:span><text:span text:style-name="T14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25" draw:text-style-name="P26" draw:layer="layout" svg:x1="14.586cm" svg:y1="7.335cm" svg:x2="14.87cm" svg:y2="7.335cm">
              <text:p/>
            </draw:line>
            <draw:line draw:style-name="gr25" draw:text-style-name="P26" draw:layer="layout" svg:x1="15.067cm" svg:y1="7.651cm" svg:x2="15.386cm" svg:y2="7.651cm">
              <text:p/>
            </draw:line>
            <draw:custom-shape draw:style-name="gr26" draw:text-style-name="P27" draw:layer="layout" svg:width="0.4cm" svg:height="0.2cm" svg:x="15.338cm" svg:y="7.558cm">
              <text:p text:style-name="P23"><text:span text:style-name="T15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26" draw:layer="layout" svg:x1="14.587cm" svg:y1="8.035cm" svg:x2="14.969cm" svg:y2="8.035cm">
              <text:p/>
            </draw:line>
            <draw:line draw:style-name="gr25" draw:text-style-name="P26" draw:layer="layout" svg:x1="15.067cm" svg:y1="7.335cm" svg:x2="15.067cm" svg:y2="7.941cm">
              <text:p/>
            </draw:line>
            <draw:custom-shape draw:style-name="gr27" draw:text-style-name="P28" draw:layer="layout" svg:width="0.202cm" svg:height="0.213cm" svg:x="14.968cm" svg:y="7.549cm">
              <text:p text:style-name="P23"><text:span text:style-name="T16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6" draw:layer="layout" svg:x1="14.998cm" svg:y1="8.035cm" svg:x2="15.786cm" svg:y2="8.035cm">
              <text:p/>
            </draw:line>
            <draw:line draw:style-name="gr28" draw:text-style-name="P26" draw:layer="layout" svg:x1="14.786cm" svg:y1="7.335cm" svg:x2="15.786cm" svg:y2="7.335cm">
              <text:p/>
            </draw:line>
            <draw:custom-shape draw:style-name="gr27" draw:text-style-name="P28" draw:layer="layout" svg:width="0.202cm" svg:height="0.213cm" svg:x="14.969cm" svg:y="7.921cm">
              <text:p text:style-name="P23"><text:span text:style-name="T16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15.398cm 7.476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30" draw:text-style-name="P30" draw:layer="layout" svg:width="0.08cm" svg:height="0.08cm" svg:x="15.027cm" svg:y="7.2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15.398cm 8.182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1" draw:text-style-name="P6" draw:layer="layout" svg:x1="15.648cm" svg:y1="6.989cm" svg:x2="15.648cm" svg:y2="7.55cm">
              <text:p/>
            </draw:line>
            <draw:line draw:style-name="gr31" draw:text-style-name="P6" draw:layer="layout" svg:x1="15.648cm" svg:y1="7.75cm" svg:x2="15.648cm" svg:y2="8.389cm">
              <text:p/>
            </draw:line>
            <draw:custom-shape draw:style-name="gr94" draw:text-style-name="P33" draw:layer="layout" svg:width="0.29cm" svg:height="0.116cm" draw:transform="rotate (1.5707963267949) translate (14.713cm 7.477cm)">
              <text:p text:style-name="P32"><text:span text:style-name="T19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2" draw:text-style-name="P31" draw:layer="layout" svg:width="0.887cm" svg:height="0.446cm" svg:x="14.618cm" svg:y="7.038cm">
              <draw:text-box>
                <text:p><text:span text:style-name="T15">I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14.379cm" svg:y="7.738cm">
              <draw:text-box>
                <text:p><text:span text:style-name="T15">R</text:span><text:span text:style-name="T15">e</text:span><text:span text:style-name="T15">s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14.92cm" svg:y="7.382cm">
              <draw:text-box>
                <text:p><text:span text:style-name="T15">W</text:span></text:p>
              </draw:text-box>
            </draw:frame>
          </draw:g>
          <draw:custom-shape draw:style-name="gr75" draw:text-style-name="P48" draw:layer="layout" svg:width="1.4cm" svg:height="1.4cm" svg:x="14.386cm" svg:y="6.9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2" draw:text-style-name="P22" draw:layer="layout" svg:width="1.4cm" svg:height="1.4cm" svg:x="16.786cm" svg:y="6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4" draw:layer="layout" svg:width="0.6cm" svg:height="0.2cm" draw:transform="rotate (1.5707963267949) translate (16.786cm 7.637cm)">
              <text:p text:style-name="P23"><text:span text:style-name="T11">I</text:span><text:span text:style-name="T12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25" draw:layer="layout" svg:width="0.6cm" svg:height="0.2cm" draw:transform="rotate (1.5707963267949) translate (16.787cm 8.321cm)">
              <text:p text:style-name="P23"><text:span text:style-name="T13">Res</text:span><text:span text:style-name="T14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25" draw:text-style-name="P26" draw:layer="layout" svg:x1="16.986cm" svg:y1="7.331cm" svg:x2="17.27cm" svg:y2="7.331cm">
              <text:p/>
            </draw:line>
            <draw:line draw:style-name="gr25" draw:text-style-name="P26" draw:layer="layout" svg:x1="17.467cm" svg:y1="7.647cm" svg:x2="17.786cm" svg:y2="7.647cm">
              <text:p/>
            </draw:line>
            <draw:custom-shape draw:style-name="gr26" draw:text-style-name="P27" draw:layer="layout" svg:width="0.4cm" svg:height="0.2cm" svg:x="17.738cm" svg:y="7.554cm">
              <text:p text:style-name="P23"><text:span text:style-name="T15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26" draw:layer="layout" svg:x1="16.987cm" svg:y1="8.031cm" svg:x2="17.369cm" svg:y2="8.031cm">
              <text:p/>
            </draw:line>
            <draw:line draw:style-name="gr25" draw:text-style-name="P26" draw:layer="layout" svg:x1="17.467cm" svg:y1="7.331cm" svg:x2="17.467cm" svg:y2="7.937cm">
              <text:p/>
            </draw:line>
            <draw:custom-shape draw:style-name="gr27" draw:text-style-name="P28" draw:layer="layout" svg:width="0.202cm" svg:height="0.213cm" svg:x="17.368cm" svg:y="7.545cm">
              <text:p text:style-name="P23"><text:span text:style-name="T16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6" draw:layer="layout" svg:x1="17.398cm" svg:y1="8.031cm" svg:x2="18.186cm" svg:y2="8.031cm">
              <text:p/>
            </draw:line>
            <draw:line draw:style-name="gr28" draw:text-style-name="P26" draw:layer="layout" svg:x1="17.186cm" svg:y1="7.331cm" svg:x2="18.186cm" svg:y2="7.331cm">
              <text:p/>
            </draw:line>
            <draw:custom-shape draw:style-name="gr27" draw:text-style-name="P28" draw:layer="layout" svg:width="0.202cm" svg:height="0.213cm" svg:x="17.369cm" svg:y="7.917cm">
              <text:p text:style-name="P23"><text:span text:style-name="T16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17.798cm 7.472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30" draw:text-style-name="P30" draw:layer="layout" svg:width="0.08cm" svg:height="0.08cm" svg:x="17.427cm" svg:y="7.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17.798cm 8.178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1" draw:text-style-name="P6" draw:layer="layout" svg:x1="18.048cm" svg:y1="6.985cm" svg:x2="18.048cm" svg:y2="7.546cm">
              <text:p/>
            </draw:line>
            <draw:line draw:style-name="gr31" draw:text-style-name="P6" draw:layer="layout" svg:x1="18.048cm" svg:y1="7.746cm" svg:x2="18.048cm" svg:y2="8.385cm">
              <text:p/>
            </draw:line>
            <draw:custom-shape draw:style-name="gr95" draw:text-style-name="P33" draw:layer="layout" svg:width="0.29cm" svg:height="0.116cm" draw:transform="rotate (1.5707963267949) translate (17.113cm 7.473cm)">
              <text:p text:style-name="P32"><text:span text:style-name="T19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2" draw:text-style-name="P31" draw:layer="layout" svg:width="0.887cm" svg:height="0.446cm" svg:x="17.018cm" svg:y="7.034cm">
              <draw:text-box>
                <text:p><text:span text:style-name="T15">I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16.779cm" svg:y="7.734cm">
              <draw:text-box>
                <text:p><text:span text:style-name="T15">R</text:span><text:span text:style-name="T15">e</text:span><text:span text:style-name="T15">s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17.32cm" svg:y="7.378cm">
              <draw:text-box>
                <text:p><text:span text:style-name="T15">W</text:span></text:p>
              </draw:text-box>
            </draw:frame>
          </draw:g>
          <draw:custom-shape draw:style-name="gr75" draw:text-style-name="P48" draw:layer="layout" svg:width="1.4cm" svg:height="1.4cm" svg:x="16.786cm" svg:y="6.9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2" draw:text-style-name="P22" draw:layer="layout" svg:width="1.4cm" svg:height="1.4cm" svg:x="11.986cm" svg:y="4.7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4" draw:layer="layout" svg:width="0.6cm" svg:height="0.2cm" draw:transform="rotate (1.5707963267949) translate (11.986cm 5.441cm)">
              <text:p text:style-name="P23"><text:span text:style-name="T11">I</text:span><text:span text:style-name="T12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25" draw:layer="layout" svg:width="0.6cm" svg:height="0.2cm" draw:transform="rotate (1.5707963267949) translate (11.987cm 6.125cm)">
              <text:p text:style-name="P23"><text:span text:style-name="T13">Res</text:span><text:span text:style-name="T14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25" draw:text-style-name="P26" draw:layer="layout" svg:x1="12.186cm" svg:y1="5.135cm" svg:x2="12.47cm" svg:y2="5.135cm">
              <text:p/>
            </draw:line>
            <draw:line draw:style-name="gr25" draw:text-style-name="P26" draw:layer="layout" svg:x1="12.667cm" svg:y1="5.451cm" svg:x2="12.986cm" svg:y2="5.451cm">
              <text:p/>
            </draw:line>
            <draw:custom-shape draw:style-name="gr26" draw:text-style-name="P27" draw:layer="layout" svg:width="0.4cm" svg:height="0.2cm" svg:x="12.938cm" svg:y="5.358cm">
              <text:p text:style-name="P23"><text:span text:style-name="T15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26" draw:layer="layout" svg:x1="12.187cm" svg:y1="5.835cm" svg:x2="12.569cm" svg:y2="5.835cm">
              <text:p/>
            </draw:line>
            <draw:line draw:style-name="gr25" draw:text-style-name="P26" draw:layer="layout" svg:x1="12.667cm" svg:y1="5.135cm" svg:x2="12.667cm" svg:y2="5.741cm">
              <text:p/>
            </draw:line>
            <draw:custom-shape draw:style-name="gr27" draw:text-style-name="P28" draw:layer="layout" svg:width="0.202cm" svg:height="0.213cm" svg:x="12.568cm" svg:y="5.349cm">
              <text:p text:style-name="P23"><text:span text:style-name="T16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6" draw:layer="layout" svg:x1="12.598cm" svg:y1="5.835cm" svg:x2="13.386cm" svg:y2="5.835cm">
              <text:p/>
            </draw:line>
            <draw:line draw:style-name="gr28" draw:text-style-name="P26" draw:layer="layout" svg:x1="12.386cm" svg:y1="5.135cm" svg:x2="13.386cm" svg:y2="5.135cm">
              <text:p/>
            </draw:line>
            <draw:custom-shape draw:style-name="gr27" draw:text-style-name="P28" draw:layer="layout" svg:width="0.202cm" svg:height="0.213cm" svg:x="12.569cm" svg:y="5.721cm">
              <text:p text:style-name="P23"><text:span text:style-name="T16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12.998cm 5.276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30" draw:text-style-name="P30" draw:layer="layout" svg:width="0.08cm" svg:height="0.08cm" svg:x="12.627cm" svg:y="5.0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12.998cm 5.982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1" draw:text-style-name="P6" draw:layer="layout" svg:x1="13.248cm" svg:y1="4.789cm" svg:x2="13.248cm" svg:y2="5.35cm">
              <text:p/>
            </draw:line>
            <draw:line draw:style-name="gr31" draw:text-style-name="P6" draw:layer="layout" svg:x1="13.248cm" svg:y1="5.55cm" svg:x2="13.248cm" svg:y2="6.189cm">
              <text:p/>
            </draw:line>
            <draw:custom-shape draw:style-name="gr96" draw:text-style-name="P33" draw:layer="layout" svg:width="0.29cm" svg:height="0.116cm" draw:transform="rotate (1.5707963267949) translate (12.313cm 5.277cm)">
              <text:p text:style-name="P32"><text:span text:style-name="T19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2" draw:text-style-name="P31" draw:layer="layout" svg:width="0.887cm" svg:height="0.446cm" svg:x="12.218cm" svg:y="4.838cm">
              <draw:text-box>
                <text:p><text:span text:style-name="T15">I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11.979cm" svg:y="5.538cm">
              <draw:text-box>
                <text:p><text:span text:style-name="T15">R</text:span><text:span text:style-name="T15">e</text:span><text:span text:style-name="T15">s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12.52cm" svg:y="5.182cm">
              <draw:text-box>
                <text:p><text:span text:style-name="T15">W</text:span></text:p>
              </draw:text-box>
            </draw:frame>
          </draw:g>
          <draw:custom-shape draw:style-name="gr75" draw:text-style-name="P48" draw:layer="layout" svg:width="1.4cm" svg:height="1.4cm" svg:x="11.986cm" svg:y="4.7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2" draw:text-style-name="P22" draw:layer="layout" svg:width="1.4cm" svg:height="1.4cm" svg:x="14.386cm" svg:y="4.7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4" draw:layer="layout" svg:width="0.6cm" svg:height="0.2cm" draw:transform="rotate (1.5707963267949) translate (14.386cm 5.437cm)">
              <text:p text:style-name="P23"><text:span text:style-name="T11">I</text:span><text:span text:style-name="T12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25" draw:layer="layout" svg:width="0.6cm" svg:height="0.2cm" draw:transform="rotate (1.5707963267949) translate (14.387cm 6.121cm)">
              <text:p text:style-name="P23"><text:span text:style-name="T13">Res</text:span><text:span text:style-name="T14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25" draw:text-style-name="P26" draw:layer="layout" svg:x1="14.586cm" svg:y1="5.131cm" svg:x2="14.87cm" svg:y2="5.131cm">
              <text:p/>
            </draw:line>
            <draw:line draw:style-name="gr25" draw:text-style-name="P26" draw:layer="layout" svg:x1="15.067cm" svg:y1="5.447cm" svg:x2="15.386cm" svg:y2="5.447cm">
              <text:p/>
            </draw:line>
            <draw:custom-shape draw:style-name="gr26" draw:text-style-name="P27" draw:layer="layout" svg:width="0.4cm" svg:height="0.2cm" svg:x="15.338cm" svg:y="5.354cm">
              <text:p text:style-name="P23"><text:span text:style-name="T15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26" draw:layer="layout" svg:x1="14.587cm" svg:y1="5.831cm" svg:x2="14.969cm" svg:y2="5.831cm">
              <text:p/>
            </draw:line>
            <draw:line draw:style-name="gr25" draw:text-style-name="P26" draw:layer="layout" svg:x1="15.067cm" svg:y1="5.131cm" svg:x2="15.067cm" svg:y2="5.737cm">
              <text:p/>
            </draw:line>
            <draw:custom-shape draw:style-name="gr27" draw:text-style-name="P28" draw:layer="layout" svg:width="0.202cm" svg:height="0.213cm" svg:x="14.968cm" svg:y="5.345cm">
              <text:p text:style-name="P23"><text:span text:style-name="T16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6" draw:layer="layout" svg:x1="14.998cm" svg:y1="5.831cm" svg:x2="15.786cm" svg:y2="5.831cm">
              <text:p/>
            </draw:line>
            <draw:line draw:style-name="gr28" draw:text-style-name="P26" draw:layer="layout" svg:x1="14.786cm" svg:y1="5.131cm" svg:x2="15.786cm" svg:y2="5.131cm">
              <text:p/>
            </draw:line>
            <draw:custom-shape draw:style-name="gr27" draw:text-style-name="P28" draw:layer="layout" svg:width="0.202cm" svg:height="0.213cm" svg:x="14.969cm" svg:y="5.717cm">
              <text:p text:style-name="P23"><text:span text:style-name="T16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15.398cm 5.272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30" draw:text-style-name="P30" draw:layer="layout" svg:width="0.08cm" svg:height="0.08cm" svg:x="15.027cm" svg:y="5.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15.398cm 5.978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1" draw:text-style-name="P6" draw:layer="layout" svg:x1="15.648cm" svg:y1="4.785cm" svg:x2="15.648cm" svg:y2="5.346cm">
              <text:p/>
            </draw:line>
            <draw:line draw:style-name="gr31" draw:text-style-name="P6" draw:layer="layout" svg:x1="15.648cm" svg:y1="5.546cm" svg:x2="15.648cm" svg:y2="6.185cm">
              <text:p/>
            </draw:line>
            <draw:custom-shape draw:style-name="gr97" draw:text-style-name="P33" draw:layer="layout" svg:width="0.29cm" svg:height="0.116cm" draw:transform="rotate (1.5707963267949) translate (14.713cm 5.273cm)">
              <text:p text:style-name="P32"><text:span text:style-name="T19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2" draw:text-style-name="P31" draw:layer="layout" svg:width="0.887cm" svg:height="0.446cm" svg:x="14.618cm" svg:y="4.834cm">
              <draw:text-box>
                <text:p><text:span text:style-name="T15">I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14.379cm" svg:y="5.534cm">
              <draw:text-box>
                <text:p><text:span text:style-name="T15">R</text:span><text:span text:style-name="T15">e</text:span><text:span text:style-name="T15">s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14.92cm" svg:y="5.178cm">
              <draw:text-box>
                <text:p><text:span text:style-name="T15">W</text:span></text:p>
              </draw:text-box>
            </draw:frame>
          </draw:g>
          <draw:custom-shape draw:style-name="gr75" draw:text-style-name="P48" draw:layer="layout" svg:width="1.4cm" svg:height="1.4cm" svg:x="14.386cm" svg:y="4.7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2" draw:text-style-name="P22" draw:layer="layout" svg:width="1.4cm" svg:height="1.4cm" svg:x="16.786cm" svg:y="4.7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4" draw:layer="layout" svg:width="0.6cm" svg:height="0.2cm" draw:transform="rotate (1.5707963267949) translate (16.786cm 5.433cm)">
              <text:p text:style-name="P23"><text:span text:style-name="T11">I</text:span><text:span text:style-name="T12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25" draw:layer="layout" svg:width="0.6cm" svg:height="0.2cm" draw:transform="rotate (1.5707963267949) translate (16.787cm 6.117cm)">
              <text:p text:style-name="P23"><text:span text:style-name="T13">Res</text:span><text:span text:style-name="T14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25" draw:text-style-name="P26" draw:layer="layout" svg:x1="16.986cm" svg:y1="5.127cm" svg:x2="17.27cm" svg:y2="5.127cm">
              <text:p/>
            </draw:line>
            <draw:line draw:style-name="gr25" draw:text-style-name="P26" draw:layer="layout" svg:x1="17.467cm" svg:y1="5.443cm" svg:x2="17.786cm" svg:y2="5.443cm">
              <text:p/>
            </draw:line>
            <draw:custom-shape draw:style-name="gr26" draw:text-style-name="P27" draw:layer="layout" svg:width="0.4cm" svg:height="0.2cm" svg:x="17.738cm" svg:y="5.35cm">
              <text:p text:style-name="P23"><text:span text:style-name="T15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5" draw:text-style-name="P26" draw:layer="layout" svg:x1="16.987cm" svg:y1="5.827cm" svg:x2="17.369cm" svg:y2="5.827cm">
              <text:p/>
            </draw:line>
            <draw:line draw:style-name="gr25" draw:text-style-name="P26" draw:layer="layout" svg:x1="17.467cm" svg:y1="5.127cm" svg:x2="17.467cm" svg:y2="5.733cm">
              <text:p/>
            </draw:line>
            <draw:custom-shape draw:style-name="gr27" draw:text-style-name="P28" draw:layer="layout" svg:width="0.202cm" svg:height="0.213cm" svg:x="17.368cm" svg:y="5.341cm">
              <text:p text:style-name="P23"><text:span text:style-name="T16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6" draw:layer="layout" svg:x1="17.398cm" svg:y1="5.827cm" svg:x2="18.186cm" svg:y2="5.827cm">
              <text:p/>
            </draw:line>
            <draw:line draw:style-name="gr28" draw:text-style-name="P26" draw:layer="layout" svg:x1="17.186cm" svg:y1="5.127cm" svg:x2="18.186cm" svg:y2="5.127cm">
              <text:p/>
            </draw:line>
            <draw:custom-shape draw:style-name="gr27" draw:text-style-name="P28" draw:layer="layout" svg:width="0.202cm" svg:height="0.213cm" svg:x="17.369cm" svg:y="5.713cm">
              <text:p text:style-name="P23"><text:span text:style-name="T16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17.798cm 5.268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30" draw:text-style-name="P30" draw:layer="layout" svg:width="0.08cm" svg:height="0.08cm" svg:x="17.427cm" svg:y="5.0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9" draw:layer="layout" svg:width="0.29cm" svg:height="0.116cm" draw:transform="rotate (1.5707963267949) translate (17.798cm 5.974cm)">
              <text:p text:style-name="P23"><text:span text:style-name="T17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31" draw:text-style-name="P6" draw:layer="layout" svg:x1="18.048cm" svg:y1="4.781cm" svg:x2="18.048cm" svg:y2="5.342cm">
              <text:p/>
            </draw:line>
            <draw:line draw:style-name="gr31" draw:text-style-name="P6" draw:layer="layout" svg:x1="18.048cm" svg:y1="5.542cm" svg:x2="18.048cm" svg:y2="6.181cm">
              <text:p/>
            </draw:line>
            <draw:custom-shape draw:style-name="gr98" draw:text-style-name="P33" draw:layer="layout" svg:width="0.29cm" svg:height="0.116cm" draw:transform="rotate (1.5707963267949) translate (17.113cm 5.269cm)">
              <text:p text:style-name="P32"><text:span text:style-name="T19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32" draw:text-style-name="P31" draw:layer="layout" svg:width="0.887cm" svg:height="0.446cm" svg:x="17.018cm" svg:y="4.83cm">
              <draw:text-box>
                <text:p><text:span text:style-name="T15">I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16.779cm" svg:y="5.53cm">
              <draw:text-box>
                <text:p><text:span text:style-name="T15">R</text:span><text:span text:style-name="T15">e</text:span><text:span text:style-name="T15">s</text:span><text:span text:style-name="T18">i</text:span><text:span text:style-name="T18">n</text:span></text:p>
              </draw:text-box>
            </draw:frame>
            <draw:frame draw:style-name="gr32" draw:text-style-name="P31" draw:layer="layout" svg:width="0.887cm" svg:height="0.446cm" svg:x="17.32cm" svg:y="5.174cm">
              <draw:text-box>
                <text:p><text:span text:style-name="T15">W</text:span></text:p>
              </draw:text-box>
            </draw:frame>
          </draw:g>
          <draw:custom-shape draw:style-name="gr75" draw:text-style-name="P48" draw:layer="layout" svg:width="1.4cm" svg:height="1.4cm" svg:x="16.786cm" svg:y="4.7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8" draw:text-style-name="P41" draw:layer="layout" svg:width="0.803cm" svg:height="0.675cm" svg:x="2.986cm" svg:y="0.2cm">
            <draw:text-box>
              <text:p><text:span text:style-name="T21">S</text:span></text:p>
            </draw:text-box>
          </draw:frame>
          <draw:frame draw:style-name="gr63" draw:text-style-name="P41" draw:layer="layout" svg:width="0.76cm" svg:height="0.497cm" svg:x="3.203cm" svg:y="0.453cm">
            <draw:text-box>
              <text:p><text:span text:style-name="T22">W</text:span></text:p>
            </draw:text-box>
          </draw:frame>
        </draw:g>
        <draw:g>
          <draw:frame draw:style-name="gr58" draw:text-style-name="P41" draw:layer="layout" svg:width="0.803cm" svg:height="0.675cm" svg:x="3.787cm" svg:y="0.2cm">
            <draw:text-box>
              <text:p><text:span text:style-name="T21">S</text:span></text:p>
            </draw:text-box>
          </draw:frame>
          <draw:frame draw:style-name="gr63" draw:text-style-name="P41" draw:layer="layout" svg:width="0.896cm" svg:height="0.497cm" svg:x="4.004cm" svg:y="0.453cm">
            <draw:text-box>
              <text:p><text:span text:style-name="T22">A</text:span><text:span text:style-name="T22">W</text:span></text:p>
            </draw:text-box>
          </draw:frame>
        </draw:g>
        <draw:g>
          <draw:frame draw:style-name="gr58" draw:text-style-name="P41" draw:layer="layout" svg:width="0.803cm" svg:height="0.675cm" svg:x="4.674cm" svg:y="0.219cm">
            <draw:text-box>
              <text:p><text:span text:style-name="T21">U</text:span></text:p>
            </draw:text-box>
          </draw:frame>
          <draw:frame draw:style-name="gr59" draw:text-style-name="P41" draw:layer="layout" svg:width="0.811cm" svg:height="0.497cm" svg:x="4.991cm" svg:y="0.472cm">
            <draw:text-box>
              <text:p><text:span text:style-name="T22">I</text:span><text:span text:style-name="T22">W</text:span></text:p>
            </draw:text-box>
          </draw:frame>
          <draw:frame draw:style-name="gr60" draw:text-style-name="P41" draw:layer="layout" svg:width="0.731cm" svg:height="0.497cm" svg:x="4.992cm" svg:y="0.173cm">
            <draw:text-box>
              <text:p><text:span text:style-name="T22">W</text:span></text:p>
            </draw:text-box>
          </draw:frame>
        </draw:g>
        <draw:g>
          <draw:frame draw:style-name="gr58" draw:text-style-name="P41" draw:layer="layout" svg:width="0.803cm" svg:height="0.675cm" svg:x="5.674cm" svg:y="0.219cm">
            <draw:text-box>
              <text:p><text:span text:style-name="T21">U</text:span></text:p>
            </draw:text-box>
          </draw:frame>
          <draw:frame draw:style-name="gr59" draw:text-style-name="P41" draw:layer="layout" svg:width="0.811cm" svg:height="0.497cm" svg:x="5.991cm" svg:y="0.472cm">
            <draw:text-box>
              <text:p><text:span text:style-name="T22">I</text:span><text:span text:style-name="T22">W</text:span></text:p>
            </draw:text-box>
          </draw:frame>
          <draw:frame draw:style-name="gr61" draw:text-style-name="P41" draw:layer="layout" svg:width="0.908cm" svg:height="0.497cm" svg:x="5.992cm" svg:y="0.173cm">
            <draw:text-box>
              <text:p><text:span text:style-name="T22">N</text:span><text:span text:style-name="T22">W</text:span></text:p>
            </draw:text-box>
          </draw:frame>
        </draw:g>
        <draw:frame draw:style-name="gr62" draw:text-style-name="P42" draw:layer="layout" svg:width="0.803cm" svg:height="0.89cm" svg:x="5.374cm" svg:y="0.185cm">
          <draw:text-box>
            <text:p><text:span text:style-name="T23">,</text:span></text:p>
          </draw:text-box>
        </draw:frame>
        <draw:g>
          <draw:frame draw:style-name="gr58" draw:text-style-name="P41" draw:layer="layout" svg:width="0.803cm" svg:height="0.675cm" svg:x="6.576cm" svg:y="0.218cm">
            <draw:text-box>
              <text:p><text:span text:style-name="T21">U</text:span></text:p>
            </draw:text-box>
          </draw:frame>
          <draw:frame draw:style-name="gr61" draw:text-style-name="P41" draw:layer="layout" svg:width="0.908cm" svg:height="0.497cm" svg:x="6.893cm" svg:y="0.471cm">
            <draw:text-box>
              <text:p><text:span text:style-name="T22">W</text:span><text:span text:style-name="T22">O</text:span></text:p>
            </draw:text-box>
          </draw:frame>
        </draw:g>
        <draw:g>
          <draw:frame draw:style-name="gr58" draw:text-style-name="P41" draw:layer="layout" svg:width="0.803cm" svg:height="0.675cm" svg:x="7.576cm" svg:y="0.218cm">
            <draw:text-box>
              <text:p><text:span text:style-name="T21">U</text:span></text:p>
            </draw:text-box>
          </draw:frame>
          <draw:frame draw:style-name="gr63" draw:text-style-name="P41" draw:layer="layout" svg:width="0.76cm" svg:height="0.497cm" svg:x="7.893cm" svg:y="0.471cm">
            <draw:text-box>
              <text:p><text:span text:style-name="T22">I</text:span><text:span text:style-name="T22">O</text:span></text:p>
            </draw:text-box>
          </draw:frame>
        </draw:g>
        <draw:g>
          <draw:frame draw:style-name="gr58" draw:text-style-name="P41" draw:layer="layout" svg:width="0.803cm" svg:height="0.675cm" svg:x="8.375cm" svg:y="0.218cm">
            <draw:text-box>
              <text:p><text:span text:style-name="T21">U</text:span></text:p>
            </draw:text-box>
          </draw:frame>
          <draw:frame draw:style-name="gr64" draw:text-style-name="P41" draw:layer="layout" svg:width="0.989cm" svg:height="0.497cm" svg:x="8.692cm" svg:y="0.471cm">
            <draw:text-box>
              <text:p><text:span text:style-name="T22">I</text:span><text:span text:style-name="T22">W</text:span><text:span text:style-name="T22">O</text:span></text:p>
            </draw:text-box>
          </draw:frame>
        </draw:g>
        <draw:frame draw:style-name="gr62" draw:text-style-name="P42" draw:layer="layout" svg:width="0.803cm" svg:height="0.89cm" svg:x="6.375cm" svg:y="0.185cm">
          <draw:text-box>
            <text:p><text:span text:style-name="T23">,</text:span></text:p>
          </draw:text-box>
        </draw:frame>
        <draw:frame draw:style-name="gr62" draw:text-style-name="P42" draw:layer="layout" svg:width="0.803cm" svg:height="0.89cm" svg:x="7.376cm" svg:y="0.185cm">
          <draw:text-box>
            <text:p><text:span text:style-name="T23">,</text:span></text:p>
          </draw:text-box>
        </draw:frame>
        <draw:frame draw:style-name="gr62" draw:text-style-name="P42" draw:layer="layout" svg:width="0.803cm" svg:height="0.89cm" svg:x="8.176cm" svg:y="0.185cm">
          <draw:text-box>
            <text:p><text:span text:style-name="T23">,</text:span></text:p>
          </draw:text-box>
        </draw:frame>
        <draw:frame draw:style-name="gr62" draw:text-style-name="P42" draw:layer="layout" svg:width="0.803cm" svg:height="0.89cm" svg:x="4.475cm" svg:y="0.185cm">
          <draw:text-box>
            <text:p><text:span text:style-name="T23">,</text:span></text:p>
          </draw:text-box>
        </draw:frame>
        <draw:frame draw:style-name="gr62" draw:text-style-name="P42" draw:layer="layout" svg:width="0.803cm" svg:height="0.89cm" svg:x="3.576cm" svg:y="0.185cm">
          <draw:text-box>
            <text:p><text:span text:style-name="T23">,</text:span></text:p>
          </draw:text-box>
        </draw:frame>
        <draw:g>
          <draw:frame draw:style-name="gr58" draw:text-style-name="P41" draw:layer="layout" svg:width="3.207cm" svg:height="0.675cm" svg:x="0.087cm" svg:y="0.228cm">
            <draw:text-box>
              <text:p><text:span text:style-name="T21">C</text:span><text:span text:style-name="T21">o</text:span><text:span text:style-name="T21">n</text:span><text:span text:style-name="T21">f</text:span><text:span text:style-name="T21">i</text:span><text:span text:style-name="T21">g</text:span><text:span text:style-name="T21">u</text:span><text:span text:style-name="T21">r</text:span><text:span text:style-name="T21">a</text:span><text:span text:style-name="T21">t</text:span><text:span text:style-name="T21">i</text:span><text:span text:style-name="T21">o</text:span><text:span text:style-name="T21">n</text:span><text:span text:style-name="T21">:</text:span></text:p>
            </draw:text-box>
          </draw:frame>
        </draw:g>
        <draw:custom-shape draw:style-name="gr99" draw:text-style-name="P36" draw:layer="layout" svg:width="9.594cm" svg:height="1cm" svg:x="11.887cm" svg:y="0.1cm">
          <text:p text:style-name="P23">2D Flex arch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1" draw:layer="layout" svg:width="19.798cm" svg:height="11.136cm" svg:x="0.6cm" svg:y="2.257cm" draw:page-number="3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g>
          <draw:custom-shape draw:style-name="gr22" draw:text-style-name="P22" draw:layer="layout" svg:width="1.4cm" svg:height="1.4cm" svg:x="7.204cm" svg:y="3.245cm">
            <text:p/>
            <draw:enhanced-geometry svg:viewBox="0 0 21600 21600" draw:type="rectangle" draw:enhanced-path="M 0 0 L 21600 0 21600 21600 0 21600 0 0 Z N"/>
          </draw:custom-shape>
          <draw:line draw:style-name="gr25" draw:text-style-name="P26" draw:layer="layout" svg:x1="7.204cm" svg:y1="3.591cm" svg:x2="7.688cm" svg:y2="3.591cm">
            <text:p/>
          </draw:line>
          <draw:line draw:style-name="gr25" draw:text-style-name="P26" draw:layer="layout" svg:x1="7.885cm" svg:y1="3.907cm" svg:x2="8.204cm" svg:y2="3.907cm">
            <text:p/>
          </draw:line>
          <draw:custom-shape draw:style-name="gr26" draw:text-style-name="P27" draw:layer="layout" svg:width="0.4cm" svg:height="0.2cm" svg:x="8.156cm" svg:y="3.814cm">
            <text:p text:style-name="P23"><text:span text:style-name="T15">W-SR</text:span></text:p>
            <draw:enhanced-geometry svg:viewBox="0 0 21600 21600" draw:type="rectangle" draw:enhanced-path="M 0 0 L 21600 0 21600 21600 0 21600 0 0 Z N"/>
          </draw:custom-shape>
          <draw:line draw:style-name="gr25" draw:text-style-name="P26" draw:layer="layout" svg:x1="7.197cm" svg:y1="4.291cm" svg:x2="7.787cm" svg:y2="4.291cm">
            <text:p/>
          </draw:line>
          <draw:line draw:style-name="gr25" draw:text-style-name="P26" draw:layer="layout" svg:x1="7.885cm" svg:y1="3.591cm" svg:x2="7.885cm" svg:y2="4.197cm">
            <text:p/>
          </draw:line>
          <draw:custom-shape draw:style-name="gr27" draw:text-style-name="P28" draw:layer="layout" svg:width="0.202cm" svg:height="0.213cm" svg:x="7.786cm" svg:y="3.805cm">
            <text:p text:style-name="P23"><text:span text:style-name="T16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26" draw:layer="layout" svg:x1="7.816cm" svg:y1="4.291cm" svg:x2="8.604cm" svg:y2="4.291cm">
            <text:p/>
          </draw:line>
          <draw:line draw:style-name="gr28" draw:text-style-name="P26" draw:layer="layout" svg:x1="7.604cm" svg:y1="3.591cm" svg:x2="8.604cm" svg:y2="3.591cm">
            <text:p/>
          </draw:line>
          <draw:custom-shape draw:style-name="gr27" draw:text-style-name="P28" draw:layer="layout" svg:width="0.202cm" svg:height="0.213cm" svg:x="7.787cm" svg:y="4.177cm">
            <text:p text:style-name="P23"><text:span text:style-name="T16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9" draw:layer="layout" svg:width="0.29cm" svg:height="0.116cm" draw:transform="rotate (1.5707963267949) translate (8.216cm 3.732cm)">
            <text:p text:style-name="P23"><text:span text:style-name="T17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30" draw:text-style-name="P30" draw:layer="layout" svg:width="0.08cm" svg:height="0.08cm" svg:x="7.845cm" svg:y="3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9" draw:layer="layout" svg:width="0.29cm" svg:height="0.116cm" draw:transform="rotate (1.5707963267949) translate (8.216cm 4.438cm)">
            <text:p text:style-name="P23"><text:span text:style-name="T17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31" draw:text-style-name="P6" draw:layer="layout" svg:x1="8.466cm" svg:y1="3.245cm" svg:x2="8.466cm" svg:y2="3.806cm">
            <text:p/>
          </draw:line>
          <draw:line draw:style-name="gr31" draw:text-style-name="P6" draw:layer="layout" svg:x1="8.466cm" svg:y1="4.006cm" svg:x2="8.466cm" svg:y2="4.645cm">
            <text:p/>
          </draw:line>
          <draw:custom-shape draw:style-name="gr100" draw:text-style-name="P33" draw:layer="layout" svg:width="0.29cm" svg:height="0.116cm" draw:transform="rotate (1.5707963267949) translate (7.531cm 3.733cm)">
            <text:p text:style-name="P32"><text:span text:style-name="T19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32" draw:text-style-name="P31" draw:layer="layout" svg:width="0.887cm" svg:height="0.446cm" svg:x="7.436cm" svg:y="3.294cm">
            <draw:text-box>
              <text:p><text:span text:style-name="T15">I</text:span><text:span text:style-name="T18">i</text:span><text:span text:style-name="T18">n</text:span></text:p>
            </draw:text-box>
          </draw:frame>
          <draw:frame draw:style-name="gr32" draw:text-style-name="P31" draw:layer="layout" svg:width="0.887cm" svg:height="0.446cm" svg:x="7.197cm" svg:y="3.994cm">
            <draw:text-box>
              <text:p><text:span text:style-name="T15">R</text:span><text:span text:style-name="T15">e</text:span><text:span text:style-name="T15">s</text:span><text:span text:style-name="T18">i</text:span><text:span text:style-name="T18">n</text:span></text:p>
            </draw:text-box>
          </draw:frame>
          <draw:frame draw:style-name="gr32" draw:text-style-name="P31" draw:layer="layout" svg:width="0.887cm" svg:height="0.446cm" svg:x="7.738cm" svg:y="3.638cm">
            <draw:text-box>
              <text:p><text:span text:style-name="T15">W</text:span></text:p>
            </draw:text-box>
          </draw:frame>
        </draw:g>
        <draw:g>
          <draw:custom-shape draw:style-name="gr22" draw:text-style-name="P22" draw:layer="layout" svg:width="1.4cm" svg:height="1.4cm" svg:x="9.782cm" svg:y="3.241cm">
            <text:p/>
            <draw:enhanced-geometry svg:viewBox="0 0 21600 21600" draw:type="rectangle" draw:enhanced-path="M 0 0 L 21600 0 21600 21600 0 21600 0 0 Z N"/>
          </draw:custom-shape>
          <draw:line draw:style-name="gr25" draw:text-style-name="P26" draw:layer="layout" svg:x1="9.782cm" svg:y1="3.587cm" svg:x2="10.266cm" svg:y2="3.587cm">
            <text:p/>
          </draw:line>
          <draw:line draw:style-name="gr25" draw:text-style-name="P26" draw:layer="layout" svg:x1="10.463cm" svg:y1="3.903cm" svg:x2="10.782cm" svg:y2="3.903cm">
            <text:p/>
          </draw:line>
          <draw:custom-shape draw:style-name="gr26" draw:text-style-name="P27" draw:layer="layout" svg:width="0.4cm" svg:height="0.2cm" svg:x="10.734cm" svg:y="3.81cm">
            <text:p text:style-name="P23"><text:span text:style-name="T15">W-SR</text:span></text:p>
            <draw:enhanced-geometry svg:viewBox="0 0 21600 21600" draw:type="rectangle" draw:enhanced-path="M 0 0 L 21600 0 21600 21600 0 21600 0 0 Z N"/>
          </draw:custom-shape>
          <draw:line draw:style-name="gr25" draw:text-style-name="P26" draw:layer="layout" svg:x1="9.782cm" svg:y1="4.287cm" svg:x2="10.365cm" svg:y2="4.287cm">
            <text:p/>
          </draw:line>
          <draw:line draw:style-name="gr25" draw:text-style-name="P26" draw:layer="layout" svg:x1="10.463cm" svg:y1="3.587cm" svg:x2="10.463cm" svg:y2="4.193cm">
            <text:p/>
          </draw:line>
          <draw:custom-shape draw:style-name="gr27" draw:text-style-name="P28" draw:layer="layout" svg:width="0.202cm" svg:height="0.213cm" svg:x="10.364cm" svg:y="3.801cm">
            <text:p text:style-name="P23"><text:span text:style-name="T16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26" draw:layer="layout" svg:x1="10.394cm" svg:y1="4.287cm" svg:x2="11.182cm" svg:y2="4.287cm">
            <text:p/>
          </draw:line>
          <draw:line draw:style-name="gr28" draw:text-style-name="P26" draw:layer="layout" svg:x1="10.182cm" svg:y1="3.587cm" svg:x2="11.182cm" svg:y2="3.587cm">
            <text:p/>
          </draw:line>
          <draw:custom-shape draw:style-name="gr27" draw:text-style-name="P28" draw:layer="layout" svg:width="0.202cm" svg:height="0.213cm" svg:x="10.365cm" svg:y="4.173cm">
            <text:p text:style-name="P23"><text:span text:style-name="T16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9" draw:layer="layout" svg:width="0.29cm" svg:height="0.116cm" draw:transform="rotate (1.5707963267949) translate (10.794cm 3.728cm)">
            <text:p text:style-name="P23"><text:span text:style-name="T17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30" draw:text-style-name="P30" draw:layer="layout" svg:width="0.08cm" svg:height="0.08cm" svg:x="10.423cm" svg:y="3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9" draw:layer="layout" svg:width="0.29cm" svg:height="0.116cm" draw:transform="rotate (1.5707963267949) translate (10.794cm 4.434cm)">
            <text:p text:style-name="P23"><text:span text:style-name="T17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31" draw:text-style-name="P6" draw:layer="layout" svg:x1="11.044cm" svg:y1="3.241cm" svg:x2="11.044cm" svg:y2="3.802cm">
            <text:p/>
          </draw:line>
          <draw:line draw:style-name="gr31" draw:text-style-name="P6" draw:layer="layout" svg:x1="11.044cm" svg:y1="4.002cm" svg:x2="11.044cm" svg:y2="4.641cm">
            <text:p/>
          </draw:line>
          <draw:custom-shape draw:style-name="gr101" draw:text-style-name="P33" draw:layer="layout" svg:width="0.29cm" svg:height="0.116cm" draw:transform="rotate (1.5707963267949) translate (10.109cm 3.729cm)">
            <text:p text:style-name="P32"><text:span text:style-name="T19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32" draw:text-style-name="P31" draw:layer="layout" svg:width="0.887cm" svg:height="0.446cm" svg:x="10.014cm" svg:y="3.29cm">
            <draw:text-box>
              <text:p><text:span text:style-name="T15">I</text:span><text:span text:style-name="T18">i</text:span><text:span text:style-name="T18">n</text:span></text:p>
            </draw:text-box>
          </draw:frame>
          <draw:frame draw:style-name="gr32" draw:text-style-name="P31" draw:layer="layout" svg:width="0.887cm" svg:height="0.446cm" svg:x="9.775cm" svg:y="3.99cm">
            <draw:text-box>
              <text:p><text:span text:style-name="T15">R</text:span><text:span text:style-name="T15">e</text:span><text:span text:style-name="T15">s</text:span><text:span text:style-name="T18">i</text:span><text:span text:style-name="T18">n</text:span></text:p>
            </draw:text-box>
          </draw:frame>
          <draw:frame draw:style-name="gr32" draw:text-style-name="P31" draw:layer="layout" svg:width="0.887cm" svg:height="0.446cm" svg:x="10.316cm" svg:y="3.634cm">
            <draw:text-box>
              <text:p><text:span text:style-name="T15">W</text:span></text:p>
            </draw:text-box>
          </draw:frame>
        </draw:g>
        <draw:g>
          <draw:line draw:style-name="gr102" draw:text-style-name="P6" draw:layer="layout" svg:x1="8.604cm" svg:y1="4.287cm" svg:x2="9cm" svg:y2="4.287cm">
            <text:p/>
          </draw:line>
          <draw:line draw:style-name="gr103" draw:text-style-name="P6" draw:layer="layout" svg:x1="9.4cm" svg:y1="4.287cm" svg:x2="9.782cm" svg:y2="4.287cm">
            <text:p/>
          </draw:line>
          <draw:line draw:style-name="gr102" draw:text-style-name="P6" draw:layer="layout" svg:x1="9cm" svg:y1="4.77cm" svg:x2="9cm" svg:y2="4.287cm">
            <text:p/>
          </draw:line>
          <draw:line draw:style-name="gr103" draw:text-style-name="P6" draw:layer="layout" svg:x1="9.4cm" svg:y1="4.77cm" svg:x2="9.4cm" svg:y2="4.288cm">
            <text:p/>
          </draw:line>
          <draw:line draw:style-name="gr104" draw:text-style-name="P49" draw:layer="layout" svg:x1="8.604cm" svg:y1="3.587cm" svg:x2="9cm" svg:y2="3.587cm">
            <text:p/>
          </draw:line>
          <draw:line draw:style-name="gr104" draw:text-style-name="P49" draw:layer="layout" svg:x1="9.4cm" svg:y1="3.587cm" svg:x2="9.782cm" svg:y2="3.587cm">
            <text:p/>
          </draw:line>
          <draw:line draw:style-name="gr104" draw:text-style-name="P49" draw:layer="layout" svg:x1="8.993cm" svg:y1="3.166cm" svg:x2="8.993cm" svg:y2="3.587cm">
            <text:p/>
          </draw:line>
          <draw:line draw:style-name="gr104" draw:text-style-name="P49" draw:layer="layout" svg:x1="9.393cm" svg:y1="3.166cm" svg:x2="9.393cm" svg:y2="3.588cm">
            <text:p/>
          </draw:line>
        </draw:g>
        <draw:g>
          <draw:custom-shape draw:style-name="gr22" draw:text-style-name="P22" draw:layer="layout" svg:width="1.4cm" svg:height="1.4cm" svg:x="12.364cm" svg:y="3.241cm">
            <text:p/>
            <draw:enhanced-geometry svg:viewBox="0 0 21600 21600" draw:type="rectangle" draw:enhanced-path="M 0 0 L 21600 0 21600 21600 0 21600 0 0 Z N"/>
          </draw:custom-shape>
          <draw:line draw:style-name="gr25" draw:text-style-name="P26" draw:layer="layout" svg:x1="12.364cm" svg:y1="3.587cm" svg:x2="12.848cm" svg:y2="3.587cm">
            <text:p/>
          </draw:line>
          <draw:line draw:style-name="gr25" draw:text-style-name="P26" draw:layer="layout" svg:x1="13.045cm" svg:y1="3.903cm" svg:x2="13.364cm" svg:y2="3.903cm">
            <text:p/>
          </draw:line>
          <draw:custom-shape draw:style-name="gr26" draw:text-style-name="P27" draw:layer="layout" svg:width="0.4cm" svg:height="0.2cm" svg:x="13.316cm" svg:y="3.81cm">
            <text:p text:style-name="P23"><text:span text:style-name="T15">W-SR</text:span></text:p>
            <draw:enhanced-geometry svg:viewBox="0 0 21600 21600" draw:type="rectangle" draw:enhanced-path="M 0 0 L 21600 0 21600 21600 0 21600 0 0 Z N"/>
          </draw:custom-shape>
          <draw:line draw:style-name="gr25" draw:text-style-name="P26" draw:layer="layout" svg:x1="12.364cm" svg:y1="4.287cm" svg:x2="12.947cm" svg:y2="4.287cm">
            <text:p/>
          </draw:line>
          <draw:line draw:style-name="gr25" draw:text-style-name="P26" draw:layer="layout" svg:x1="13.045cm" svg:y1="3.587cm" svg:x2="13.045cm" svg:y2="4.193cm">
            <text:p/>
          </draw:line>
          <draw:custom-shape draw:style-name="gr27" draw:text-style-name="P28" draw:layer="layout" svg:width="0.202cm" svg:height="0.213cm" svg:x="12.946cm" svg:y="3.801cm">
            <text:p text:style-name="P23"><text:span text:style-name="T16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26" draw:layer="layout" svg:x1="12.976cm" svg:y1="4.287cm" svg:x2="13.764cm" svg:y2="4.287cm">
            <text:p/>
          </draw:line>
          <draw:line draw:style-name="gr28" draw:text-style-name="P26" draw:layer="layout" svg:x1="12.764cm" svg:y1="3.587cm" svg:x2="13.764cm" svg:y2="3.587cm">
            <text:p/>
          </draw:line>
          <draw:custom-shape draw:style-name="gr27" draw:text-style-name="P28" draw:layer="layout" svg:width="0.202cm" svg:height="0.213cm" svg:x="12.947cm" svg:y="4.173cm">
            <text:p text:style-name="P23"><text:span text:style-name="T16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9" draw:layer="layout" svg:width="0.29cm" svg:height="0.116cm" draw:transform="rotate (1.5707963267949) translate (13.376cm 3.728cm)">
            <text:p text:style-name="P23"><text:span text:style-name="T17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30" draw:text-style-name="P30" draw:layer="layout" svg:width="0.08cm" svg:height="0.08cm" svg:x="13.005cm" svg:y="3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9" draw:layer="layout" svg:width="0.29cm" svg:height="0.116cm" draw:transform="rotate (1.5707963267949) translate (13.376cm 4.434cm)">
            <text:p text:style-name="P23"><text:span text:style-name="T17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31" draw:text-style-name="P6" draw:layer="layout" svg:x1="13.626cm" svg:y1="3.241cm" svg:x2="13.626cm" svg:y2="3.802cm">
            <text:p/>
          </draw:line>
          <draw:line draw:style-name="gr31" draw:text-style-name="P6" draw:layer="layout" svg:x1="13.626cm" svg:y1="4.002cm" svg:x2="13.626cm" svg:y2="4.641cm">
            <text:p/>
          </draw:line>
          <draw:custom-shape draw:style-name="gr105" draw:text-style-name="P33" draw:layer="layout" svg:width="0.29cm" svg:height="0.116cm" draw:transform="rotate (1.5707963267949) translate (12.691cm 3.729cm)">
            <text:p text:style-name="P32"><text:span text:style-name="T19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32" draw:text-style-name="P31" draw:layer="layout" svg:width="0.887cm" svg:height="0.446cm" svg:x="12.596cm" svg:y="3.29cm">
            <draw:text-box>
              <text:p><text:span text:style-name="T15">I</text:span><text:span text:style-name="T18">i</text:span><text:span text:style-name="T18">n</text:span></text:p>
            </draw:text-box>
          </draw:frame>
          <draw:frame draw:style-name="gr32" draw:text-style-name="P31" draw:layer="layout" svg:width="0.887cm" svg:height="0.446cm" svg:x="12.357cm" svg:y="3.99cm">
            <draw:text-box>
              <text:p><text:span text:style-name="T15">R</text:span><text:span text:style-name="T15">e</text:span><text:span text:style-name="T15">s</text:span><text:span text:style-name="T18">i</text:span><text:span text:style-name="T18">n</text:span></text:p>
            </draw:text-box>
          </draw:frame>
          <draw:frame draw:style-name="gr32" draw:text-style-name="P31" draw:layer="layout" svg:width="0.887cm" svg:height="0.446cm" svg:x="12.898cm" svg:y="3.634cm">
            <draw:text-box>
              <text:p><text:span text:style-name="T15">W</text:span></text:p>
            </draw:text-box>
          </draw:frame>
        </draw:g>
        <draw:g>
          <draw:line draw:style-name="gr102" draw:text-style-name="P6" draw:layer="layout" svg:x1="11.186cm" svg:y1="4.287cm" svg:x2="11.582cm" svg:y2="4.287cm">
            <text:p/>
          </draw:line>
          <draw:line draw:style-name="gr103" draw:text-style-name="P6" draw:layer="layout" svg:x1="11.982cm" svg:y1="4.287cm" svg:x2="12.364cm" svg:y2="4.287cm">
            <text:p/>
          </draw:line>
          <draw:line draw:style-name="gr102" draw:text-style-name="P6" draw:layer="layout" svg:x1="11.582cm" svg:y1="4.77cm" svg:x2="11.582cm" svg:y2="4.287cm">
            <text:p/>
          </draw:line>
          <draw:line draw:style-name="gr103" draw:text-style-name="P6" draw:layer="layout" svg:x1="11.982cm" svg:y1="4.77cm" svg:x2="11.982cm" svg:y2="4.288cm">
            <text:p/>
          </draw:line>
          <draw:line draw:style-name="gr104" draw:text-style-name="P49" draw:layer="layout" svg:x1="11.186cm" svg:y1="3.587cm" svg:x2="11.582cm" svg:y2="3.587cm">
            <text:p/>
          </draw:line>
          <draw:line draw:style-name="gr104" draw:text-style-name="P49" draw:layer="layout" svg:x1="11.982cm" svg:y1="3.587cm" svg:x2="12.364cm" svg:y2="3.587cm">
            <text:p/>
          </draw:line>
          <draw:line draw:style-name="gr104" draw:text-style-name="P49" draw:layer="layout" svg:x1="11.575cm" svg:y1="3.166cm" svg:x2="11.575cm" svg:y2="3.587cm">
            <text:p/>
          </draw:line>
          <draw:line draw:style-name="gr104" draw:text-style-name="P49" draw:layer="layout" svg:x1="11.975cm" svg:y1="3.166cm" svg:x2="11.975cm" svg:y2="3.588cm">
            <text:p/>
          </draw:line>
        </draw:g>
        <draw:g>
          <draw:custom-shape draw:style-name="gr22" draw:text-style-name="P22" draw:layer="layout" svg:width="1.4cm" svg:height="1.4cm" svg:x="16.246cm" svg:y="3.241cm">
            <text:p/>
            <draw:enhanced-geometry svg:viewBox="0 0 21600 21600" draw:type="rectangle" draw:enhanced-path="M 0 0 L 21600 0 21600 21600 0 21600 0 0 Z N"/>
          </draw:custom-shape>
          <draw:line draw:style-name="gr25" draw:text-style-name="P26" draw:layer="layout" svg:x1="16.246cm" svg:y1="3.587cm" svg:x2="16.73cm" svg:y2="3.587cm">
            <text:p/>
          </draw:line>
          <draw:line draw:style-name="gr25" draw:text-style-name="P26" draw:layer="layout" svg:x1="16.927cm" svg:y1="3.903cm" svg:x2="17.246cm" svg:y2="3.903cm">
            <text:p/>
          </draw:line>
          <draw:custom-shape draw:style-name="gr26" draw:text-style-name="P27" draw:layer="layout" svg:width="0.4cm" svg:height="0.2cm" svg:x="17.198cm" svg:y="3.81cm">
            <text:p text:style-name="P23"><text:span text:style-name="T15">W-SR</text:span></text:p>
            <draw:enhanced-geometry svg:viewBox="0 0 21600 21600" draw:type="rectangle" draw:enhanced-path="M 0 0 L 21600 0 21600 21600 0 21600 0 0 Z N"/>
          </draw:custom-shape>
          <draw:line draw:style-name="gr25" draw:text-style-name="P26" draw:layer="layout" svg:x1="16.246cm" svg:y1="4.287cm" svg:x2="16.829cm" svg:y2="4.287cm">
            <text:p/>
          </draw:line>
          <draw:line draw:style-name="gr25" draw:text-style-name="P26" draw:layer="layout" svg:x1="16.927cm" svg:y1="3.587cm" svg:x2="16.927cm" svg:y2="4.193cm">
            <text:p/>
          </draw:line>
          <draw:custom-shape draw:style-name="gr27" draw:text-style-name="P28" draw:layer="layout" svg:width="0.202cm" svg:height="0.213cm" svg:x="16.828cm" svg:y="3.801cm">
            <text:p text:style-name="P23"><text:span text:style-name="T16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26" draw:layer="layout" svg:x1="16.858cm" svg:y1="4.287cm" svg:x2="17.646cm" svg:y2="4.287cm">
            <text:p/>
          </draw:line>
          <draw:line draw:style-name="gr28" draw:text-style-name="P26" draw:layer="layout" svg:x1="16.646cm" svg:y1="3.587cm" svg:x2="17.646cm" svg:y2="3.587cm">
            <text:p/>
          </draw:line>
          <draw:custom-shape draw:style-name="gr27" draw:text-style-name="P28" draw:layer="layout" svg:width="0.202cm" svg:height="0.213cm" svg:x="16.829cm" svg:y="4.173cm">
            <text:p text:style-name="P23"><text:span text:style-name="T16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9" draw:layer="layout" svg:width="0.29cm" svg:height="0.116cm" draw:transform="rotate (1.5707963267949) translate (17.258cm 3.728cm)">
            <text:p text:style-name="P23"><text:span text:style-name="T17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30" draw:text-style-name="P30" draw:layer="layout" svg:width="0.08cm" svg:height="0.08cm" svg:x="16.887cm" svg:y="3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9" draw:layer="layout" svg:width="0.29cm" svg:height="0.116cm" draw:transform="rotate (1.5707963267949) translate (17.258cm 4.434cm)">
            <text:p text:style-name="P23"><text:span text:style-name="T17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31" draw:text-style-name="P6" draw:layer="layout" svg:x1="17.508cm" svg:y1="3.241cm" svg:x2="17.508cm" svg:y2="3.802cm">
            <text:p/>
          </draw:line>
          <draw:line draw:style-name="gr31" draw:text-style-name="P6" draw:layer="layout" svg:x1="17.508cm" svg:y1="4.002cm" svg:x2="17.508cm" svg:y2="4.641cm">
            <text:p/>
          </draw:line>
          <draw:custom-shape draw:style-name="gr106" draw:text-style-name="P33" draw:layer="layout" svg:width="0.29cm" svg:height="0.116cm" draw:transform="rotate (1.5707963267949) translate (16.573cm 3.729cm)">
            <text:p text:style-name="P32"><text:span text:style-name="T19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32" draw:text-style-name="P31" draw:layer="layout" svg:width="0.887cm" svg:height="0.446cm" svg:x="16.478cm" svg:y="3.29cm">
            <draw:text-box>
              <text:p><text:span text:style-name="T15">I</text:span><text:span text:style-name="T18">i</text:span><text:span text:style-name="T18">n</text:span></text:p>
            </draw:text-box>
          </draw:frame>
          <draw:frame draw:style-name="gr32" draw:text-style-name="P31" draw:layer="layout" svg:width="0.887cm" svg:height="0.446cm" svg:x="16.239cm" svg:y="3.99cm">
            <draw:text-box>
              <text:p><text:span text:style-name="T15">R</text:span><text:span text:style-name="T15">e</text:span><text:span text:style-name="T15">s</text:span><text:span text:style-name="T18">i</text:span><text:span text:style-name="T18">n</text:span></text:p>
            </draw:text-box>
          </draw:frame>
          <draw:frame draw:style-name="gr32" draw:text-style-name="P31" draw:layer="layout" svg:width="0.887cm" svg:height="0.446cm" svg:x="16.78cm" svg:y="3.634cm">
            <draw:text-box>
              <text:p><text:span text:style-name="T15">W</text:span></text:p>
            </draw:text-box>
          </draw:frame>
        </draw:g>
        <draw:g>
          <draw:line draw:style-name="gr103" draw:text-style-name="P6" draw:layer="layout" svg:x1="14.564cm" svg:y1="4.287cm" svg:x2="14.946cm" svg:y2="4.287cm">
            <text:p/>
          </draw:line>
          <draw:line draw:style-name="gr102" draw:text-style-name="P6" draw:layer="layout" svg:x1="14.164cm" svg:y1="4.77cm" svg:x2="14.164cm" svg:y2="4.287cm">
            <text:p/>
          </draw:line>
          <draw:line draw:style-name="gr103" draw:text-style-name="P6" draw:layer="layout" svg:x1="14.564cm" svg:y1="4.77cm" svg:x2="14.564cm" svg:y2="4.288cm">
            <text:p/>
          </draw:line>
          <draw:line draw:style-name="gr104" draw:text-style-name="P49" draw:layer="layout" svg:x1="14.564cm" svg:y1="3.587cm" svg:x2="14.946cm" svg:y2="3.587cm">
            <text:p/>
          </draw:line>
          <draw:line draw:style-name="gr104" draw:text-style-name="P49" draw:layer="layout" svg:x1="14.157cm" svg:y1="3.166cm" svg:x2="14.157cm" svg:y2="3.587cm">
            <text:p/>
          </draw:line>
          <draw:line draw:style-name="gr104" draw:text-style-name="P49" draw:layer="layout" svg:x1="14.557cm" svg:y1="3.166cm" svg:x2="14.557cm" svg:y2="3.588cm">
            <text:p/>
          </draw:line>
          <draw:line draw:style-name="gr102" draw:text-style-name="P6" draw:layer="layout" svg:x1="13.766cm" svg:y1="4.287cm" svg:x2="14.162cm" svg:y2="4.287cm">
            <text:p/>
          </draw:line>
          <draw:line draw:style-name="gr104" draw:text-style-name="P49" draw:layer="layout" svg:x1="13.766cm" svg:y1="3.587cm" svg:x2="14.162cm" svg:y2="3.587cm">
            <text:p/>
          </draw:line>
        </draw:g>
        <draw:g>
          <draw:g>
            <draw:custom-shape draw:style-name="gr107" draw:text-style-name="P22" draw:layer="layout" svg:width="0.589cm" svg:height="0.966cm" svg:x="8.9cm" svg:y="2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08" draw:text-style-name="P6" draw:layer="layout" svg:x1="8.902cm" svg:y1="2.996cm" svg:x2="9.056cm" svg:y2="2.996cm">
              <text:p/>
            </draw:line>
            <draw:line draw:style-name="gr109" draw:text-style-name="P6" draw:layer="layout" svg:x1="9.163cm" svg:y1="2.734cm" svg:x2="9.2cm" svg:y2="2.734cm">
              <text:p/>
            </draw:line>
            <draw:line draw:style-name="gr109" draw:text-style-name="P6" draw:layer="layout" svg:x1="9.2cm" svg:y1="3.064cm" svg:x2="9.2cm" svg:y2="2.734cm">
              <text:p/>
            </draw:line>
            <draw:line draw:style-name="gr108" draw:text-style-name="P6" draw:layer="layout" svg:x1="9.309cm" svg:y1="2.596cm" svg:x2="9.489cm" svg:y2="2.596cm">
              <text:p/>
            </draw:line>
            <draw:line draw:style-name="gr108" draw:text-style-name="P6" draw:layer="layout" svg:x1="9.312cm" svg:y1="2.796cm" svg:x2="9.489cm" svg:y2="2.796cm">
              <text:p/>
            </draw:line>
            <draw:line draw:style-name="gr108" draw:text-style-name="P6" draw:layer="layout" svg:x1="9.312cm" svg:y1="2.996cm" svg:x2="9.489cm" svg:y2="2.996cm">
              <text:p/>
            </draw:line>
            <draw:line draw:style-name="gr108" draw:text-style-name="P6" draw:layer="layout" svg:x1="8.902cm" svg:y1="2.796cm" svg:x2="9.056cm" svg:y2="2.796cm">
              <text:p/>
            </draw:line>
            <draw:line draw:style-name="gr108" draw:text-style-name="P6" draw:layer="layout" svg:x1="8.902cm" svg:y1="2.596cm" svg:x2="9.056cm" svg:y2="2.596cm">
              <text:p/>
            </draw:line>
            <draw:custom-shape draw:style-name="gr110" draw:text-style-name="P50" draw:layer="layout" svg:width="0.798cm" svg:height="0.11cm" draw:transform="rotate (1.5707963267949) translate (9.053cm 3.141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04" draw:text-style-name="P49" draw:layer="layout" svg:x1="8.993cm" svg:y1="3.055cm" svg:x2="8.993cm" svg:y2="3.166cm">
              <text:p/>
            </draw:line>
            <draw:line draw:style-name="gr104" draw:text-style-name="P49" draw:layer="layout" svg:x1="9.048cm" svg:y1="3.059cm" svg:x2="8.993cm" svg:y2="3.059cm">
              <text:p/>
            </draw:line>
            <draw:line draw:style-name="gr108" draw:text-style-name="P6" draw:layer="layout" svg:x1="9.016cm" svg:y1="2.493cm" svg:x2="9.311cm" svg:y2="2.493cm">
              <text:p/>
            </draw:line>
            <draw:line draw:style-name="gr108" draw:text-style-name="P6" draw:layer="layout" svg:x1="9.011cm" svg:y1="2.493cm" svg:x2="9.011cm" svg:y2="2.588cm">
              <text:p/>
            </draw:line>
            <draw:line draw:style-name="gr108" draw:text-style-name="P6" draw:layer="layout" svg:x1="9.311cm" svg:y1="2.494cm" svg:x2="9.311cm" svg:y2="2.596cm">
              <text:p/>
            </draw:line>
            <draw:custom-shape draw:style-name="gr111" draw:text-style-name="P51" draw:layer="layout" svg:width="0.036cm" svg:height="0.04cm" svg:x="8.992cm" svg:y="2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6" draw:layer="layout" svg:x1="9.02cm" svg:y1="2.69cm" svg:x2="9.315cm" svg:y2="2.69cm">
              <text:p/>
            </draw:line>
            <draw:line draw:style-name="gr108" draw:text-style-name="P6" draw:layer="layout" svg:x1="9.015cm" svg:y1="2.69cm" svg:x2="9.015cm" svg:y2="2.785cm">
              <text:p/>
            </draw:line>
            <draw:line draw:style-name="gr108" draw:text-style-name="P6" draw:layer="layout" svg:x1="9.315cm" svg:y1="2.691cm" svg:x2="9.315cm" svg:y2="2.796cm">
              <text:p/>
            </draw:line>
            <draw:custom-shape draw:style-name="gr111" draw:text-style-name="P51" draw:layer="layout" svg:width="0.036cm" svg:height="0.04cm" svg:x="8.996cm" svg:y="2.7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6" draw:layer="layout" svg:x1="9.02cm" svg:y1="2.89cm" svg:x2="9.315cm" svg:y2="2.89cm">
              <text:p/>
            </draw:line>
            <draw:line draw:style-name="gr108" draw:text-style-name="P6" draw:layer="layout" svg:x1="9.015cm" svg:y1="2.89cm" svg:x2="9.015cm" svg:y2="2.985cm">
              <text:p/>
            </draw:line>
            <draw:line draw:style-name="gr108" draw:text-style-name="P6" draw:layer="layout" svg:x1="9.315cm" svg:y1="2.891cm" svg:x2="9.315cm" svg:y2="2.996cm">
              <text:p/>
            </draw:line>
            <draw:custom-shape draw:style-name="gr111" draw:text-style-name="P51" draw:layer="layout" svg:width="0.036cm" svg:height="0.04cm" svg:x="8.996cm" svg:y="2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9" draw:text-style-name="P6" draw:layer="layout" svg:x1="9.2cm" svg:y1="3.064cm" svg:x2="9.394cm" svg:y2="3.064cm">
              <text:p/>
            </draw:line>
            <draw:line draw:style-name="gr109" draw:text-style-name="P6" draw:layer="layout" svg:x1="9.394cm" svg:y1="3.166cm" svg:x2="9.394cm" svg:y2="3.064cm">
              <text:p/>
            </draw:line>
            <draw:line draw:style-name="gr108" draw:text-style-name="P6" draw:layer="layout" svg:x1="8.902cm" svg:y1="2.396cm" svg:x2="9.056cm" svg:y2="2.396cm">
              <text:p/>
            </draw:line>
            <draw:line draw:style-name="gr108" draw:text-style-name="P6" draw:layer="layout" svg:x1="9.314cm" svg:y1="2.393cm" svg:x2="9.494cm" svg:y2="2.393cm">
              <text:p/>
            </draw:line>
            <draw:line draw:style-name="gr108" draw:text-style-name="P6" draw:layer="layout" svg:x1="9.021cm" svg:y1="2.29cm" svg:x2="9.316cm" svg:y2="2.29cm">
              <text:p/>
            </draw:line>
            <draw:line draw:style-name="gr108" draw:text-style-name="P6" draw:layer="layout" svg:x1="9.016cm" svg:y1="2.29cm" svg:x2="9.016cm" svg:y2="2.385cm">
              <text:p/>
            </draw:line>
            <draw:custom-shape draw:style-name="gr111" draw:text-style-name="P51" draw:layer="layout" svg:width="0.036cm" svg:height="0.04cm" svg:x="8.997cm" svg:y="2.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6" draw:layer="layout" svg:x1="9.311cm" svg:y1="2.294cm" svg:x2="9.311cm" svg:y2="2.396cm">
              <text:p/>
            </draw:line>
          </draw:g>
          <draw:line draw:style-name="gr108" draw:text-style-name="P6" draw:layer="layout" svg:x1="6.903cm" svg:y1="2.6cm" svg:x2="8.896cm" svg:y2="2.6cm">
            <text:p/>
          </draw:line>
          <draw:line draw:style-name="gr108" draw:text-style-name="P6" draw:layer="layout" svg:x1="6.903cm" svg:y1="2.8cm" svg:x2="8.896cm" svg:y2="2.8cm">
            <text:p/>
          </draw:line>
          <draw:line draw:style-name="gr108" draw:text-style-name="P6" draw:layer="layout" svg:x1="6.903cm" svg:y1="3cm" svg:x2="8.896cm" svg:y2="3cm">
            <text:p/>
          </draw:line>
          <draw:line draw:style-name="gr108" draw:text-style-name="P6" draw:layer="layout" svg:x1="6.904cm" svg:y1="2.4cm" svg:x2="8.897cm" svg:y2="2.4cm">
            <text:p/>
          </draw:line>
        </draw:g>
        <draw:g>
          <draw:custom-shape draw:style-name="gr22" draw:text-style-name="P22" draw:layer="layout" svg:width="1.4cm" svg:height="1.4cm" svg:x="18.827cm" svg:y="3.241cm">
            <text:p/>
            <draw:enhanced-geometry svg:viewBox="0 0 21600 21600" draw:type="rectangle" draw:enhanced-path="M 0 0 L 21600 0 21600 21600 0 21600 0 0 Z N"/>
          </draw:custom-shape>
          <draw:line draw:style-name="gr25" draw:text-style-name="P26" draw:layer="layout" svg:x1="18.827cm" svg:y1="3.587cm" svg:x2="19.311cm" svg:y2="3.587cm">
            <text:p/>
          </draw:line>
          <draw:line draw:style-name="gr25" draw:text-style-name="P26" draw:layer="layout" svg:x1="19.508cm" svg:y1="3.903cm" svg:x2="19.827cm" svg:y2="3.903cm">
            <text:p/>
          </draw:line>
          <draw:custom-shape draw:style-name="gr26" draw:text-style-name="P27" draw:layer="layout" svg:width="0.4cm" svg:height="0.2cm" svg:x="19.779cm" svg:y="3.81cm">
            <text:p text:style-name="P23"><text:span text:style-name="T15">W-SR</text:span></text:p>
            <draw:enhanced-geometry svg:viewBox="0 0 21600 21600" draw:type="rectangle" draw:enhanced-path="M 0 0 L 21600 0 21600 21600 0 21600 0 0 Z N"/>
          </draw:custom-shape>
          <draw:line draw:style-name="gr25" draw:text-style-name="P26" draw:layer="layout" svg:x1="18.827cm" svg:y1="4.287cm" svg:x2="19.41cm" svg:y2="4.287cm">
            <text:p/>
          </draw:line>
          <draw:line draw:style-name="gr25" draw:text-style-name="P26" draw:layer="layout" svg:x1="19.508cm" svg:y1="3.587cm" svg:x2="19.508cm" svg:y2="4.193cm">
            <text:p/>
          </draw:line>
          <draw:custom-shape draw:style-name="gr27" draw:text-style-name="P28" draw:layer="layout" svg:width="0.202cm" svg:height="0.213cm" svg:x="19.409cm" svg:y="3.801cm">
            <text:p text:style-name="P23"><text:span text:style-name="T16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26" draw:layer="layout" svg:x1="19.439cm" svg:y1="4.287cm" svg:x2="20.227cm" svg:y2="4.287cm">
            <text:p/>
          </draw:line>
          <draw:line draw:style-name="gr28" draw:text-style-name="P26" draw:layer="layout" svg:x1="19.227cm" svg:y1="3.587cm" svg:x2="20.227cm" svg:y2="3.587cm">
            <text:p/>
          </draw:line>
          <draw:custom-shape draw:style-name="gr27" draw:text-style-name="P28" draw:layer="layout" svg:width="0.202cm" svg:height="0.213cm" svg:x="19.41cm" svg:y="4.173cm">
            <text:p text:style-name="P23"><text:span text:style-name="T16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9" draw:layer="layout" svg:width="0.29cm" svg:height="0.116cm" draw:transform="rotate (1.5707963267949) translate (19.839cm 3.728cm)">
            <text:p text:style-name="P23"><text:span text:style-name="T17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30" draw:text-style-name="P30" draw:layer="layout" svg:width="0.08cm" svg:height="0.08cm" svg:x="19.468cm" svg:y="3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9" draw:layer="layout" svg:width="0.29cm" svg:height="0.116cm" draw:transform="rotate (1.5707963267949) translate (19.839cm 4.434cm)">
            <text:p text:style-name="P23"><text:span text:style-name="T17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31" draw:text-style-name="P6" draw:layer="layout" svg:x1="20.089cm" svg:y1="3.241cm" svg:x2="20.089cm" svg:y2="3.802cm">
            <text:p/>
          </draw:line>
          <draw:line draw:style-name="gr31" draw:text-style-name="P6" draw:layer="layout" svg:x1="20.089cm" svg:y1="4.002cm" svg:x2="20.089cm" svg:y2="4.641cm">
            <text:p/>
          </draw:line>
          <draw:custom-shape draw:style-name="gr112" draw:text-style-name="P33" draw:layer="layout" svg:width="0.29cm" svg:height="0.116cm" draw:transform="rotate (1.5707963267949) translate (19.154cm 3.729cm)">
            <text:p text:style-name="P32"><text:span text:style-name="T19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32" draw:text-style-name="P31" draw:layer="layout" svg:width="0.887cm" svg:height="0.446cm" svg:x="19.059cm" svg:y="3.29cm">
            <draw:text-box>
              <text:p><text:span text:style-name="T15">I</text:span><text:span text:style-name="T18">i</text:span><text:span text:style-name="T18">n</text:span></text:p>
            </draw:text-box>
          </draw:frame>
          <draw:frame draw:style-name="gr32" draw:text-style-name="P31" draw:layer="layout" svg:width="0.887cm" svg:height="0.446cm" svg:x="18.82cm" svg:y="3.99cm">
            <draw:text-box>
              <text:p><text:span text:style-name="T15">R</text:span><text:span text:style-name="T15">e</text:span><text:span text:style-name="T15">s</text:span><text:span text:style-name="T18">i</text:span><text:span text:style-name="T18">n</text:span></text:p>
            </draw:text-box>
          </draw:frame>
          <draw:frame draw:style-name="gr32" draw:text-style-name="P31" draw:layer="layout" svg:width="0.887cm" svg:height="0.446cm" svg:x="19.361cm" svg:y="3.634cm">
            <draw:text-box>
              <text:p><text:span text:style-name="T15">W</text:span></text:p>
            </draw:text-box>
          </draw:frame>
        </draw:g>
        <draw:g>
          <draw:line draw:style-name="gr103" draw:text-style-name="P6" draw:layer="layout" svg:x1="18.445cm" svg:y1="4.287cm" svg:x2="18.827cm" svg:y2="4.287cm">
            <text:p/>
          </draw:line>
          <draw:line draw:style-name="gr102" draw:text-style-name="P6" draw:layer="layout" svg:x1="18.045cm" svg:y1="4.77cm" svg:x2="18.045cm" svg:y2="4.287cm">
            <text:p/>
          </draw:line>
          <draw:line draw:style-name="gr103" draw:text-style-name="P6" draw:layer="layout" svg:x1="18.445cm" svg:y1="4.77cm" svg:x2="18.445cm" svg:y2="4.288cm">
            <text:p/>
          </draw:line>
          <draw:line draw:style-name="gr104" draw:text-style-name="P49" draw:layer="layout" svg:x1="18.445cm" svg:y1="3.587cm" svg:x2="18.827cm" svg:y2="3.587cm">
            <text:p/>
          </draw:line>
          <draw:line draw:style-name="gr104" draw:text-style-name="P49" draw:layer="layout" svg:x1="18.038cm" svg:y1="3.166cm" svg:x2="18.038cm" svg:y2="3.587cm">
            <text:p/>
          </draw:line>
          <draw:line draw:style-name="gr104" draw:text-style-name="P49" draw:layer="layout" svg:x1="18.438cm" svg:y1="3.166cm" svg:x2="18.438cm" svg:y2="3.588cm">
            <text:p/>
          </draw:line>
          <draw:line draw:style-name="gr102" draw:text-style-name="P6" draw:layer="layout" svg:x1="17.647cm" svg:y1="4.287cm" svg:x2="18.043cm" svg:y2="4.287cm">
            <text:p/>
          </draw:line>
          <draw:line draw:style-name="gr104" draw:text-style-name="P49" draw:layer="layout" svg:x1="17.647cm" svg:y1="3.587cm" svg:x2="18.043cm" svg:y2="3.587cm">
            <text:p/>
          </draw:line>
        </draw:g>
        <draw:g>
          <draw:custom-shape draw:style-name="gr113" draw:text-style-name="P22" draw:layer="layout" svg:width="0.589cm" svg:height="1.438cm" svg:x="8.9cm" svg:y="4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50" draw:layer="layout" svg:width="0.612cm" svg:height="0.11cm" draw:transform="rotate (1.5707963267949) translate (9.153cm 5.483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08" draw:text-style-name="P6" draw:layer="layout" svg:x1="8.9cm" svg:y1="4.992cm" svg:x2="9.15cm" svg:y2="4.992cm">
            <text:p/>
          </draw:line>
          <draw:line draw:style-name="gr108" draw:text-style-name="P6" draw:layer="layout" svg:x1="8.901cm" svg:y1="5.192cm" svg:x2="9.151cm" svg:y2="5.192cm">
            <text:p/>
          </draw:line>
          <draw:line draw:style-name="gr108" draw:text-style-name="P6" draw:layer="layout" svg:x1="8.902cm" svg:y1="5.392cm" svg:x2="9.152cm" svg:y2="5.392cm">
            <text:p/>
          </draw:line>
          <draw:line draw:style-name="gr103" draw:text-style-name="P6" draw:layer="layout" svg:x1="9.263cm" svg:y1="5.192cm" svg:x2="9.3cm" svg:y2="5.192cm">
            <text:p/>
          </draw:line>
          <draw:line draw:style-name="gr108" draw:text-style-name="P6" draw:layer="layout" svg:x1="9.095cm" svg:y1="4.993cm" svg:x2="9.095cm" svg:y2="5.041cm">
            <text:p/>
          </draw:line>
          <draw:line draw:style-name="gr108" draw:text-style-name="P6" draw:layer="layout" svg:x1="9.1cm" svg:y1="5.044cm" svg:x2="9.354cm" svg:y2="5.044cm">
            <text:p/>
          </draw:line>
          <draw:line draw:style-name="gr102" draw:text-style-name="P6" draw:layer="layout" svg:x1="9cm" svg:y1="4.892cm" svg:x2="9cm" svg:y2="4.762cm">
            <text:p/>
          </draw:line>
          <draw:line draw:style-name="gr103" draw:text-style-name="P6" draw:layer="layout" svg:x1="9.3cm" svg:y1="5.192cm" svg:x2="9.3cm" svg:y2="4.828cm">
            <text:p/>
          </draw:line>
          <draw:line draw:style-name="gr103" draw:text-style-name="P6" draw:layer="layout" svg:x1="9.3cm" svg:y1="4.828cm" svg:x2="9.4cm" svg:y2="4.828cm">
            <text:p/>
          </draw:line>
          <draw:line draw:style-name="gr103" draw:text-style-name="P6" draw:layer="layout" svg:x1="9.4cm" svg:y1="4.828cm" svg:x2="9.4cm" svg:y2="4.762cm">
            <text:p/>
          </draw:line>
          <draw:line draw:style-name="gr102" draw:text-style-name="P6" draw:layer="layout" svg:x1="9cm" svg:y1="4.892cm" svg:x2="9.153cm" svg:y2="4.892cm">
            <text:p/>
          </draw:line>
          <draw:line draw:style-name="gr108" draw:text-style-name="P6" draw:layer="layout" svg:x1="9.35cm" svg:y1="5.392cm" svg:x2="9.489cm" svg:y2="5.392cm">
            <text:p/>
          </draw:line>
          <draw:custom-shape draw:style-name="gr111" draw:text-style-name="P51" draw:layer="layout" svg:width="0.036cm" svg:height="0.04cm" svg:x="9.078cm" svg:y="4.9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8" draw:text-style-name="P6" draw:layer="layout" svg:x1="9.1cm" svg:y1="5.198cm" svg:x2="9.1cm" svg:y2="5.246cm">
            <text:p/>
          </draw:line>
          <draw:line draw:style-name="gr108" draw:text-style-name="P6" draw:layer="layout" svg:x1="9.104cm" svg:y1="5.249cm" svg:x2="9.358cm" svg:y2="5.249cm">
            <text:p/>
          </draw:line>
          <draw:custom-shape draw:style-name="gr111" draw:text-style-name="P51" draw:layer="layout" svg:width="0.036cm" svg:height="0.04cm" svg:x="9.083cm" svg:y="5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8" draw:text-style-name="P6" draw:layer="layout" svg:x1="9.1cm" svg:y1="5.398cm" svg:x2="9.1cm" svg:y2="5.446cm">
            <text:p/>
          </draw:line>
          <draw:line draw:style-name="gr108" draw:text-style-name="P6" draw:layer="layout" svg:x1="9.104cm" svg:y1="5.449cm" svg:x2="9.358cm" svg:y2="5.449cm">
            <text:p/>
          </draw:line>
          <draw:custom-shape draw:style-name="gr111" draw:text-style-name="P51" draw:layer="layout" svg:width="0.036cm" svg:height="0.04cm" svg:x="9.083cm" svg:y="5.3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8" draw:text-style-name="P6" draw:layer="layout" svg:x1="9.35cm" svg:y1="5.398cm" svg:x2="9.35cm" svg:y2="5.446cm">
            <text:p/>
          </draw:line>
          <draw:line draw:style-name="gr108" draw:text-style-name="P6" draw:layer="layout" svg:x1="9.352cm" svg:y1="5.192cm" svg:x2="9.491cm" svg:y2="5.192cm">
            <text:p/>
          </draw:line>
          <draw:line draw:style-name="gr108" draw:text-style-name="P6" draw:layer="layout" svg:x1="9.352cm" svg:y1="5.198cm" svg:x2="9.352cm" svg:y2="5.246cm">
            <text:p/>
          </draw:line>
          <draw:line draw:style-name="gr108" draw:text-style-name="P6" draw:layer="layout" svg:x1="9.353cm" svg:y1="4.992cm" svg:x2="9.492cm" svg:y2="4.992cm">
            <text:p/>
          </draw:line>
          <draw:line draw:style-name="gr108" draw:text-style-name="P6" draw:layer="layout" svg:x1="9.353cm" svg:y1="4.998cm" svg:x2="9.353cm" svg:y2="5.046cm">
            <text:p/>
          </draw:line>
          <draw:custom-shape draw:style-name="gr114" draw:text-style-name="P52" draw:layer="layout" svg:width="0.036cm" svg:height="0.04cm" svg:x="8.979cm" svg:y="4.8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8" draw:text-style-name="P6" draw:layer="layout" svg:x1="6.902cm" svg:y1="4.992cm" svg:x2="8.895cm" svg:y2="4.992cm">
            <text:p/>
          </draw:line>
          <draw:line draw:style-name="gr108" draw:text-style-name="P6" draw:layer="layout" svg:x1="6.902cm" svg:y1="5.192cm" svg:x2="8.895cm" svg:y2="5.192cm">
            <text:p/>
          </draw:line>
          <draw:line draw:style-name="gr108" draw:text-style-name="P6" draw:layer="layout" svg:x1="6.902cm" svg:y1="5.392cm" svg:x2="8.895cm" svg:y2="5.392cm">
            <text:p/>
          </draw:line>
          <draw:line draw:style-name="gr115" draw:text-style-name="P53" draw:layer="layout" svg:x1="6.903cm" svg:y1="5.692cm" svg:x2="9.489cm" svg:y2="5.692cm">
            <text:p/>
          </draw:line>
          <draw:line draw:style-name="gr115" draw:text-style-name="P53" draw:layer="layout" svg:x1="6.903cm" svg:y1="5.892cm" svg:x2="9.489cm" svg:y2="5.892cm">
            <text:p/>
          </draw:line>
          <draw:line draw:style-name="gr115" draw:text-style-name="P53" draw:layer="layout" svg:x1="6.903cm" svg:y1="6.092cm" svg:x2="9.489cm" svg:y2="6.092cm">
            <text:p/>
          </draw:line>
          <draw:line draw:style-name="gr102" draw:text-style-name="P6" draw:layer="layout" svg:x1="9cm" svg:y1="6cm" svg:x2="9cm" svg:y2="4.9cm">
            <text:p/>
          </draw:line>
          <draw:line draw:style-name="gr116" draw:text-style-name="P6" draw:layer="layout" svg:x1="9.046cm" svg:y1="5.578cm" svg:x2="9.063cm" svg:y2="5.561cm">
            <text:p text:style-name="P23"><text:s/></text:p>
          </draw:line>
          <draw:line draw:style-name="gr116" draw:text-style-name="P6" draw:layer="layout" svg:x1="9.121cm" svg:y1="5.65cm" svg:x2="9.136cm" svg:y2="5.635cm">
            <text:p text:style-name="P23"><text:s/></text:p>
          </draw:line>
          <draw:line draw:style-name="gr117" draw:text-style-name="P6" draw:layer="layout" svg:x1="9.154cm" svg:y1="5.686cm" svg:x2="9.006cm" svg:y2="5.54cm">
            <text:p/>
          </draw:line>
          <draw:line draw:style-name="gr117" draw:text-style-name="P6" draw:layer="layout" svg:x1="9.137cm" svg:y1="5.639cm" svg:x2="9.058cm" svg:y2="5.561cm">
            <text:p/>
          </draw:line>
          <draw:line draw:style-name="gr117" draw:text-style-name="P6" draw:layer="layout" svg:x1="9.145cm" svg:y1="5.629cm" svg:x2="9.066cm" svg:y2="5.551cm">
            <text:p/>
          </draw:line>
          <draw:line draw:style-name="gr116" draw:text-style-name="P6" draw:layer="layout" svg:x1="9.108cm" svg:y1="5.591cm" svg:x2="9.123cm" svg:y2="5.576cm">
            <text:p text:style-name="P23"><text:s/></text:p>
          </draw:line>
          <draw:line draw:style-name="gr116" draw:text-style-name="P6" draw:layer="layout" svg:x1="9.049cm" svg:y1="5.78cm" svg:x2="9.066cm" svg:y2="5.763cm">
            <text:p text:style-name="P23"><text:s/></text:p>
          </draw:line>
          <draw:line draw:style-name="gr116" draw:text-style-name="P6" draw:layer="layout" svg:x1="9.124cm" svg:y1="5.852cm" svg:x2="9.139cm" svg:y2="5.837cm">
            <text:p text:style-name="P23"><text:s/></text:p>
          </draw:line>
          <draw:line draw:style-name="gr117" draw:text-style-name="P6" draw:layer="layout" svg:x1="9.157cm" svg:y1="5.888cm" svg:x2="9.009cm" svg:y2="5.742cm">
            <text:p/>
          </draw:line>
          <draw:line draw:style-name="gr117" draw:text-style-name="P6" draw:layer="layout" svg:x1="9.14cm" svg:y1="5.841cm" svg:x2="9.061cm" svg:y2="5.763cm">
            <text:p/>
          </draw:line>
          <draw:line draw:style-name="gr117" draw:text-style-name="P6" draw:layer="layout" svg:x1="9.148cm" svg:y1="5.831cm" svg:x2="9.069cm" svg:y2="5.753cm">
            <text:p/>
          </draw:line>
          <draw:line draw:style-name="gr116" draw:text-style-name="P6" draw:layer="layout" svg:x1="9.111cm" svg:y1="5.793cm" svg:x2="9.126cm" svg:y2="5.778cm">
            <text:p text:style-name="P23"><text:s/></text:p>
          </draw:line>
          <draw:line draw:style-name="gr116" draw:text-style-name="P6" draw:layer="layout" svg:x1="9.044cm" svg:y1="5.978cm" svg:x2="9.061cm" svg:y2="5.961cm">
            <text:p text:style-name="P23"><text:s/></text:p>
          </draw:line>
          <draw:line draw:style-name="gr116" draw:text-style-name="P6" draw:layer="layout" svg:x1="9.119cm" svg:y1="6.05cm" svg:x2="9.134cm" svg:y2="6.035cm">
            <text:p text:style-name="P23"><text:s/></text:p>
          </draw:line>
          <draw:line draw:style-name="gr117" draw:text-style-name="P6" draw:layer="layout" svg:x1="9.152cm" svg:y1="6.086cm" svg:x2="9.004cm" svg:y2="5.94cm">
            <text:p/>
          </draw:line>
          <draw:line draw:style-name="gr117" draw:text-style-name="P6" draw:layer="layout" svg:x1="9.135cm" svg:y1="6.039cm" svg:x2="9.056cm" svg:y2="5.961cm">
            <text:p/>
          </draw:line>
          <draw:line draw:style-name="gr117" draw:text-style-name="P6" draw:layer="layout" svg:x1="9.143cm" svg:y1="6.029cm" svg:x2="9.064cm" svg:y2="5.951cm">
            <text:p/>
          </draw:line>
          <draw:line draw:style-name="gr116" draw:text-style-name="P6" draw:layer="layout" svg:x1="9.106cm" svg:y1="5.991cm" svg:x2="9.121cm" svg:y2="5.976cm">
            <text:p text:style-name="P23"><text:s/></text:p>
          </draw:line>
        </draw:g>
        <draw:line draw:style-name="gr108" draw:text-style-name="P6" draw:layer="layout" svg:x1="6.903cm" svg:y1="4.292cm" svg:x2="7.197cm" svg:y2="4.292cm">
          <text:p/>
        </draw:line>
        <draw:frame draw:style-name="gr118" draw:text-style-name="P8" draw:layer="layout" svg:width="1.086cm" svg:height="0.517cm" svg:x="5.998cm" svg:y="3.994cm">
          <draw:text-box>
            <text:p><text:span text:style-name="T6">I</text:span><text:span text:style-name="T6">n</text:span><text:span text:style-name="T6">R</text:span><text:span text:style-name="T6">e</text:span><text:span text:style-name="T6">s</text:span><text:span text:style-name="T28">0</text:span></text:p>
          </draw:text-box>
        </draw:frame>
        <draw:frame draw:style-name="gr118" draw:text-style-name="P8" draw:layer="layout" svg:width="1.086cm" svg:height="0.517cm" svg:x="5.998cm" svg:y="4.695cm">
          <draw:text-box>
            <text:p><text:span text:style-name="T6">I</text:span><text:span text:style-name="T6">n</text:span><text:span text:style-name="T6">R</text:span><text:span text:style-name="T6">e</text:span><text:span text:style-name="T6">s</text:span><text:span text:style-name="T28">1</text:span></text:p>
          </draw:text-box>
        </draw:frame>
        <draw:frame draw:style-name="gr118" draw:text-style-name="P8" draw:layer="layout" svg:width="1.086cm" svg:height="0.517cm" svg:x="5.998cm" svg:y="4.896cm">
          <draw:text-box>
            <text:p><text:span text:style-name="T6">I</text:span><text:span text:style-name="T6">n</text:span><text:span text:style-name="T6">R</text:span><text:span text:style-name="T6">e</text:span><text:span text:style-name="T6">s</text:span><text:span text:style-name="T28">2</text:span></text:p>
          </draw:text-box>
        </draw:frame>
        <draw:frame draw:style-name="gr118" draw:text-style-name="P8" draw:layer="layout" svg:width="1.086cm" svg:height="0.517cm" svg:x="5.998cm" svg:y="5.097cm">
          <draw:text-box>
            <text:p><text:span text:style-name="T6">I</text:span><text:span text:style-name="T6">n</text:span><text:span text:style-name="T6">R</text:span><text:span text:style-name="T6">e</text:span><text:span text:style-name="T6">s</text:span><text:span text:style-name="T28">3</text:span></text:p>
          </draw:text-box>
        </draw:frame>
        <draw:frame draw:style-name="gr119" draw:text-style-name="P8" draw:layer="layout" svg:width="0.887cm" svg:height="0.517cm" svg:x="6.203cm" svg:y="3.294cm">
          <draw:text-box>
            <text:p><text:span text:style-name="T6">I</text:span><text:span text:style-name="T28">0</text:span></text:p>
          </draw:text-box>
        </draw:frame>
        <draw:frame draw:style-name="gr119" draw:text-style-name="P8" draw:layer="layout" svg:width="0.887cm" svg:height="0.517cm" svg:x="6.203cm" svg:y="2.495cm">
          <draw:text-box>
            <text:p><text:span text:style-name="T6">I</text:span><text:span text:style-name="T28">1</text:span></text:p>
          </draw:text-box>
        </draw:frame>
        <draw:frame draw:style-name="gr119" draw:text-style-name="P8" draw:layer="layout" svg:width="0.887cm" svg:height="0.517cm" svg:x="6.203cm" svg:y="2.296cm">
          <draw:text-box>
            <text:p><text:span text:style-name="T6">I</text:span><text:span text:style-name="T28">2</text:span></text:p>
          </draw:text-box>
        </draw:frame>
        <draw:frame draw:style-name="gr119" draw:text-style-name="P8" draw:layer="layout" svg:width="0.887cm" svg:height="0.517cm" svg:x="6.203cm" svg:y="2.097cm">
          <draw:text-box>
            <text:p><text:span text:style-name="T6">I</text:span><text:span text:style-name="T28">3</text:span></text:p>
          </draw:text-box>
        </draw:frame>
        <draw:line draw:style-name="gr108" draw:text-style-name="P6" draw:layer="layout" svg:x1="6.903cm" svg:y1="3.592cm" svg:x2="7.197cm" svg:y2="3.592cm">
          <text:p/>
        </draw:line>
        <draw:frame draw:style-name="gr120" draw:text-style-name="P8" draw:layer="layout" svg:width="1.243cm" svg:height="0.517cm" svg:x="5.898cm" svg:y="5.396cm">
          <draw:text-box>
            <text:p><text:span text:style-name="T6">O</text:span><text:span text:style-name="T6">u</text:span><text:span text:style-name="T6">t</text:span><text:span text:style-name="T6">R</text:span><text:span text:style-name="T6">e</text:span><text:span text:style-name="T6">s</text:span><text:span text:style-name="T28">0</text:span></text:p>
          </draw:text-box>
        </draw:frame>
        <draw:frame draw:style-name="gr120" draw:text-style-name="P8" draw:layer="layout" svg:width="1.243cm" svg:height="0.517cm" svg:x="5.898cm" svg:y="5.597cm">
          <draw:text-box>
            <text:p><text:span text:style-name="T6">O</text:span><text:span text:style-name="T6">u</text:span><text:span text:style-name="T6">t</text:span><text:span text:style-name="T6">R</text:span><text:span text:style-name="T6">e</text:span><text:span text:style-name="T6">s</text:span><text:span text:style-name="T28">1</text:span></text:p>
          </draw:text-box>
        </draw:frame>
        <draw:frame draw:style-name="gr120" draw:text-style-name="P8" draw:layer="layout" svg:width="1.243cm" svg:height="0.517cm" svg:x="5.898cm" svg:y="5.798cm">
          <draw:text-box>
            <text:p><text:span text:style-name="T6">O</text:span><text:span text:style-name="T6">u</text:span><text:span text:style-name="T6">t</text:span><text:span text:style-name="T6">R</text:span><text:span text:style-name="T6">e</text:span><text:span text:style-name="T6">s</text:span><text:span text:style-name="T28">2</text:span></text:p>
          </draw:text-box>
        </draw:frame>
        <draw:g>
          <draw:custom-shape draw:style-name="gr113" draw:text-style-name="P22" draw:layer="layout" svg:width="0.589cm" svg:height="1.438cm" svg:x="11.482cm" svg:y="4.7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50" draw:layer="layout" svg:width="0.612cm" svg:height="0.11cm" draw:transform="rotate (1.5707963267949) translate (11.735cm 5.482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08" draw:text-style-name="P6" draw:layer="layout" svg:x1="11.482cm" svg:y1="4.991cm" svg:x2="11.732cm" svg:y2="4.991cm">
            <text:p/>
          </draw:line>
          <draw:line draw:style-name="gr108" draw:text-style-name="P6" draw:layer="layout" svg:x1="11.483cm" svg:y1="5.191cm" svg:x2="11.733cm" svg:y2="5.191cm">
            <text:p/>
          </draw:line>
          <draw:line draw:style-name="gr108" draw:text-style-name="P6" draw:layer="layout" svg:x1="11.484cm" svg:y1="5.391cm" svg:x2="11.734cm" svg:y2="5.391cm">
            <text:p/>
          </draw:line>
          <draw:line draw:style-name="gr103" draw:text-style-name="P6" draw:layer="layout" svg:x1="11.845cm" svg:y1="5.191cm" svg:x2="11.882cm" svg:y2="5.191cm">
            <text:p/>
          </draw:line>
          <draw:line draw:style-name="gr108" draw:text-style-name="P6" draw:layer="layout" svg:x1="11.677cm" svg:y1="4.992cm" svg:x2="11.677cm" svg:y2="5.04cm">
            <text:p/>
          </draw:line>
          <draw:line draw:style-name="gr108" draw:text-style-name="P6" draw:layer="layout" svg:x1="11.682cm" svg:y1="5.043cm" svg:x2="11.936cm" svg:y2="5.043cm">
            <text:p/>
          </draw:line>
          <draw:line draw:style-name="gr102" draw:text-style-name="P6" draw:layer="layout" svg:x1="11.582cm" svg:y1="4.891cm" svg:x2="11.582cm" svg:y2="4.761cm">
            <text:p/>
          </draw:line>
          <draw:line draw:style-name="gr103" draw:text-style-name="P6" draw:layer="layout" svg:x1="11.882cm" svg:y1="5.191cm" svg:x2="11.882cm" svg:y2="4.827cm">
            <text:p/>
          </draw:line>
          <draw:line draw:style-name="gr103" draw:text-style-name="P6" draw:layer="layout" svg:x1="11.882cm" svg:y1="4.827cm" svg:x2="11.982cm" svg:y2="4.827cm">
            <text:p/>
          </draw:line>
          <draw:line draw:style-name="gr103" draw:text-style-name="P6" draw:layer="layout" svg:x1="11.982cm" svg:y1="4.827cm" svg:x2="11.982cm" svg:y2="4.761cm">
            <text:p/>
          </draw:line>
          <draw:line draw:style-name="gr102" draw:text-style-name="P6" draw:layer="layout" svg:x1="11.582cm" svg:y1="4.891cm" svg:x2="11.735cm" svg:y2="4.891cm">
            <text:p/>
          </draw:line>
          <draw:line draw:style-name="gr108" draw:text-style-name="P6" draw:layer="layout" svg:x1="11.932cm" svg:y1="5.391cm" svg:x2="12.071cm" svg:y2="5.391cm">
            <text:p/>
          </draw:line>
          <draw:custom-shape draw:style-name="gr111" draw:text-style-name="P51" draw:layer="layout" svg:width="0.036cm" svg:height="0.04cm" svg:x="11.66cm" svg:y="4.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8" draw:text-style-name="P6" draw:layer="layout" svg:x1="11.682cm" svg:y1="5.197cm" svg:x2="11.682cm" svg:y2="5.245cm">
            <text:p/>
          </draw:line>
          <draw:line draw:style-name="gr108" draw:text-style-name="P6" draw:layer="layout" svg:x1="11.686cm" svg:y1="5.248cm" svg:x2="11.94cm" svg:y2="5.248cm">
            <text:p/>
          </draw:line>
          <draw:custom-shape draw:style-name="gr111" draw:text-style-name="P51" draw:layer="layout" svg:width="0.036cm" svg:height="0.04cm" svg:x="11.665cm" svg:y="5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8" draw:text-style-name="P6" draw:layer="layout" svg:x1="11.682cm" svg:y1="5.397cm" svg:x2="11.682cm" svg:y2="5.445cm">
            <text:p/>
          </draw:line>
          <draw:line draw:style-name="gr108" draw:text-style-name="P6" draw:layer="layout" svg:x1="11.686cm" svg:y1="5.448cm" svg:x2="11.94cm" svg:y2="5.448cm">
            <text:p/>
          </draw:line>
          <draw:custom-shape draw:style-name="gr111" draw:text-style-name="P51" draw:layer="layout" svg:width="0.036cm" svg:height="0.04cm" svg:x="11.665cm" svg:y="5.3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8" draw:text-style-name="P6" draw:layer="layout" svg:x1="11.932cm" svg:y1="5.397cm" svg:x2="11.932cm" svg:y2="5.445cm">
            <text:p/>
          </draw:line>
          <draw:line draw:style-name="gr108" draw:text-style-name="P6" draw:layer="layout" svg:x1="11.934cm" svg:y1="5.191cm" svg:x2="12.073cm" svg:y2="5.191cm">
            <text:p/>
          </draw:line>
          <draw:line draw:style-name="gr108" draw:text-style-name="P6" draw:layer="layout" svg:x1="11.934cm" svg:y1="5.197cm" svg:x2="11.934cm" svg:y2="5.245cm">
            <text:p/>
          </draw:line>
          <draw:line draw:style-name="gr108" draw:text-style-name="P6" draw:layer="layout" svg:x1="11.935cm" svg:y1="4.991cm" svg:x2="12.074cm" svg:y2="4.991cm">
            <text:p/>
          </draw:line>
          <draw:line draw:style-name="gr108" draw:text-style-name="P6" draw:layer="layout" svg:x1="11.935cm" svg:y1="4.997cm" svg:x2="11.935cm" svg:y2="5.045cm">
            <text:p/>
          </draw:line>
          <draw:custom-shape draw:style-name="gr114" draw:text-style-name="P52" draw:layer="layout" svg:width="0.036cm" svg:height="0.04cm" svg:x="11.561cm" svg:y="4.8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8" draw:text-style-name="P6" draw:layer="layout" svg:x1="9.484cm" svg:y1="4.991cm" svg:x2="11.477cm" svg:y2="4.991cm">
            <text:p/>
          </draw:line>
          <draw:line draw:style-name="gr108" draw:text-style-name="P6" draw:layer="layout" svg:x1="9.484cm" svg:y1="5.191cm" svg:x2="11.477cm" svg:y2="5.191cm">
            <text:p/>
          </draw:line>
          <draw:line draw:style-name="gr108" draw:text-style-name="P6" draw:layer="layout" svg:x1="9.484cm" svg:y1="5.391cm" svg:x2="11.477cm" svg:y2="5.391cm">
            <text:p/>
          </draw:line>
          <draw:line draw:style-name="gr115" draw:text-style-name="P53" draw:layer="layout" svg:x1="9.485cm" svg:y1="5.691cm" svg:x2="12.071cm" svg:y2="5.691cm">
            <text:p/>
          </draw:line>
          <draw:line draw:style-name="gr115" draw:text-style-name="P53" draw:layer="layout" svg:x1="9.485cm" svg:y1="5.891cm" svg:x2="12.071cm" svg:y2="5.891cm">
            <text:p/>
          </draw:line>
          <draw:line draw:style-name="gr115" draw:text-style-name="P53" draw:layer="layout" svg:x1="9.485cm" svg:y1="6.091cm" svg:x2="12.071cm" svg:y2="6.091cm">
            <text:p/>
          </draw:line>
          <draw:line draw:style-name="gr102" draw:text-style-name="P6" draw:layer="layout" svg:x1="11.582cm" svg:y1="5.999cm" svg:x2="11.582cm" svg:y2="4.899cm">
            <text:p/>
          </draw:line>
          <draw:line draw:style-name="gr116" draw:text-style-name="P6" draw:layer="layout" svg:x1="11.628cm" svg:y1="5.577cm" svg:x2="11.645cm" svg:y2="5.56cm">
            <text:p text:style-name="P23"><text:s/></text:p>
          </draw:line>
          <draw:line draw:style-name="gr116" draw:text-style-name="P6" draw:layer="layout" svg:x1="11.703cm" svg:y1="5.649cm" svg:x2="11.718cm" svg:y2="5.634cm">
            <text:p text:style-name="P23"><text:s/></text:p>
          </draw:line>
          <draw:line draw:style-name="gr117" draw:text-style-name="P6" draw:layer="layout" svg:x1="11.736cm" svg:y1="5.685cm" svg:x2="11.588cm" svg:y2="5.539cm">
            <text:p/>
          </draw:line>
          <draw:line draw:style-name="gr117" draw:text-style-name="P6" draw:layer="layout" svg:x1="11.719cm" svg:y1="5.638cm" svg:x2="11.64cm" svg:y2="5.56cm">
            <text:p/>
          </draw:line>
          <draw:line draw:style-name="gr117" draw:text-style-name="P6" draw:layer="layout" svg:x1="11.727cm" svg:y1="5.628cm" svg:x2="11.648cm" svg:y2="5.55cm">
            <text:p/>
          </draw:line>
          <draw:line draw:style-name="gr116" draw:text-style-name="P6" draw:layer="layout" svg:x1="11.69cm" svg:y1="5.59cm" svg:x2="11.705cm" svg:y2="5.575cm">
            <text:p text:style-name="P23"><text:s/></text:p>
          </draw:line>
          <draw:line draw:style-name="gr116" draw:text-style-name="P6" draw:layer="layout" svg:x1="11.631cm" svg:y1="5.779cm" svg:x2="11.648cm" svg:y2="5.762cm">
            <text:p text:style-name="P23"><text:s/></text:p>
          </draw:line>
          <draw:line draw:style-name="gr116" draw:text-style-name="P6" draw:layer="layout" svg:x1="11.706cm" svg:y1="5.851cm" svg:x2="11.721cm" svg:y2="5.836cm">
            <text:p text:style-name="P23"><text:s/></text:p>
          </draw:line>
          <draw:line draw:style-name="gr117" draw:text-style-name="P6" draw:layer="layout" svg:x1="11.739cm" svg:y1="5.887cm" svg:x2="11.591cm" svg:y2="5.741cm">
            <text:p/>
          </draw:line>
          <draw:line draw:style-name="gr117" draw:text-style-name="P6" draw:layer="layout" svg:x1="11.722cm" svg:y1="5.84cm" svg:x2="11.643cm" svg:y2="5.762cm">
            <text:p/>
          </draw:line>
          <draw:line draw:style-name="gr117" draw:text-style-name="P6" draw:layer="layout" svg:x1="11.73cm" svg:y1="5.83cm" svg:x2="11.651cm" svg:y2="5.752cm">
            <text:p/>
          </draw:line>
          <draw:line draw:style-name="gr116" draw:text-style-name="P6" draw:layer="layout" svg:x1="11.693cm" svg:y1="5.792cm" svg:x2="11.708cm" svg:y2="5.777cm">
            <text:p text:style-name="P23"><text:s/></text:p>
          </draw:line>
          <draw:line draw:style-name="gr116" draw:text-style-name="P6" draw:layer="layout" svg:x1="11.626cm" svg:y1="5.977cm" svg:x2="11.643cm" svg:y2="5.96cm">
            <text:p text:style-name="P23"><text:s/></text:p>
          </draw:line>
          <draw:line draw:style-name="gr116" draw:text-style-name="P6" draw:layer="layout" svg:x1="11.701cm" svg:y1="6.049cm" svg:x2="11.716cm" svg:y2="6.034cm">
            <text:p text:style-name="P23"><text:s/></text:p>
          </draw:line>
          <draw:line draw:style-name="gr117" draw:text-style-name="P6" draw:layer="layout" svg:x1="11.734cm" svg:y1="6.085cm" svg:x2="11.586cm" svg:y2="5.939cm">
            <text:p/>
          </draw:line>
          <draw:line draw:style-name="gr117" draw:text-style-name="P6" draw:layer="layout" svg:x1="11.717cm" svg:y1="6.038cm" svg:x2="11.638cm" svg:y2="5.96cm">
            <text:p/>
          </draw:line>
          <draw:line draw:style-name="gr117" draw:text-style-name="P6" draw:layer="layout" svg:x1="11.725cm" svg:y1="6.028cm" svg:x2="11.646cm" svg:y2="5.95cm">
            <text:p/>
          </draw:line>
          <draw:line draw:style-name="gr116" draw:text-style-name="P6" draw:layer="layout" svg:x1="11.688cm" svg:y1="5.99cm" svg:x2="11.703cm" svg:y2="5.975cm">
            <text:p text:style-name="P23"><text:s/></text:p>
          </draw:line>
        </draw:g>
        <draw:g>
          <draw:custom-shape draw:style-name="gr113" draw:text-style-name="P22" draw:layer="layout" svg:width="0.589cm" svg:height="1.438cm" svg:x="14.064cm" svg:y="4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50" draw:layer="layout" svg:width="0.612cm" svg:height="0.11cm" draw:transform="rotate (1.5707963267949) translate (14.317cm 5.483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08" draw:text-style-name="P6" draw:layer="layout" svg:x1="14.064cm" svg:y1="4.992cm" svg:x2="14.314cm" svg:y2="4.992cm">
            <text:p/>
          </draw:line>
          <draw:line draw:style-name="gr108" draw:text-style-name="P6" draw:layer="layout" svg:x1="14.065cm" svg:y1="5.192cm" svg:x2="14.315cm" svg:y2="5.192cm">
            <text:p/>
          </draw:line>
          <draw:line draw:style-name="gr108" draw:text-style-name="P6" draw:layer="layout" svg:x1="14.066cm" svg:y1="5.392cm" svg:x2="14.316cm" svg:y2="5.392cm">
            <text:p/>
          </draw:line>
          <draw:line draw:style-name="gr103" draw:text-style-name="P6" draw:layer="layout" svg:x1="14.427cm" svg:y1="5.192cm" svg:x2="14.464cm" svg:y2="5.192cm">
            <text:p/>
          </draw:line>
          <draw:line draw:style-name="gr108" draw:text-style-name="P6" draw:layer="layout" svg:x1="14.259cm" svg:y1="4.993cm" svg:x2="14.259cm" svg:y2="5.041cm">
            <text:p/>
          </draw:line>
          <draw:line draw:style-name="gr108" draw:text-style-name="P6" draw:layer="layout" svg:x1="14.264cm" svg:y1="5.044cm" svg:x2="14.518cm" svg:y2="5.044cm">
            <text:p/>
          </draw:line>
          <draw:line draw:style-name="gr102" draw:text-style-name="P6" draw:layer="layout" svg:x1="14.164cm" svg:y1="4.892cm" svg:x2="14.164cm" svg:y2="4.762cm">
            <text:p/>
          </draw:line>
          <draw:line draw:style-name="gr103" draw:text-style-name="P6" draw:layer="layout" svg:x1="14.464cm" svg:y1="5.192cm" svg:x2="14.464cm" svg:y2="4.828cm">
            <text:p/>
          </draw:line>
          <draw:line draw:style-name="gr103" draw:text-style-name="P6" draw:layer="layout" svg:x1="14.464cm" svg:y1="4.828cm" svg:x2="14.564cm" svg:y2="4.828cm">
            <text:p/>
          </draw:line>
          <draw:line draw:style-name="gr103" draw:text-style-name="P6" draw:layer="layout" svg:x1="14.564cm" svg:y1="4.828cm" svg:x2="14.564cm" svg:y2="4.762cm">
            <text:p/>
          </draw:line>
          <draw:line draw:style-name="gr102" draw:text-style-name="P6" draw:layer="layout" svg:x1="14.164cm" svg:y1="4.892cm" svg:x2="14.317cm" svg:y2="4.892cm">
            <text:p/>
          </draw:line>
          <draw:line draw:style-name="gr108" draw:text-style-name="P6" draw:layer="layout" svg:x1="14.514cm" svg:y1="5.392cm" svg:x2="14.653cm" svg:y2="5.392cm">
            <text:p/>
          </draw:line>
          <draw:custom-shape draw:style-name="gr111" draw:text-style-name="P51" draw:layer="layout" svg:width="0.036cm" svg:height="0.04cm" svg:x="14.242cm" svg:y="4.9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8" draw:text-style-name="P6" draw:layer="layout" svg:x1="14.264cm" svg:y1="5.198cm" svg:x2="14.264cm" svg:y2="5.246cm">
            <text:p/>
          </draw:line>
          <draw:line draw:style-name="gr108" draw:text-style-name="P6" draw:layer="layout" svg:x1="14.268cm" svg:y1="5.249cm" svg:x2="14.522cm" svg:y2="5.249cm">
            <text:p/>
          </draw:line>
          <draw:custom-shape draw:style-name="gr111" draw:text-style-name="P51" draw:layer="layout" svg:width="0.036cm" svg:height="0.04cm" svg:x="14.247cm" svg:y="5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8" draw:text-style-name="P6" draw:layer="layout" svg:x1="14.264cm" svg:y1="5.398cm" svg:x2="14.264cm" svg:y2="5.446cm">
            <text:p/>
          </draw:line>
          <draw:line draw:style-name="gr108" draw:text-style-name="P6" draw:layer="layout" svg:x1="14.268cm" svg:y1="5.449cm" svg:x2="14.522cm" svg:y2="5.449cm">
            <text:p/>
          </draw:line>
          <draw:custom-shape draw:style-name="gr111" draw:text-style-name="P51" draw:layer="layout" svg:width="0.036cm" svg:height="0.04cm" svg:x="14.247cm" svg:y="5.3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8" draw:text-style-name="P6" draw:layer="layout" svg:x1="14.514cm" svg:y1="5.398cm" svg:x2="14.514cm" svg:y2="5.446cm">
            <text:p/>
          </draw:line>
          <draw:line draw:style-name="gr108" draw:text-style-name="P6" draw:layer="layout" svg:x1="14.516cm" svg:y1="5.192cm" svg:x2="14.655cm" svg:y2="5.192cm">
            <text:p/>
          </draw:line>
          <draw:line draw:style-name="gr108" draw:text-style-name="P6" draw:layer="layout" svg:x1="14.516cm" svg:y1="5.198cm" svg:x2="14.516cm" svg:y2="5.246cm">
            <text:p/>
          </draw:line>
          <draw:line draw:style-name="gr108" draw:text-style-name="P6" draw:layer="layout" svg:x1="14.517cm" svg:y1="4.992cm" svg:x2="14.656cm" svg:y2="4.992cm">
            <text:p/>
          </draw:line>
          <draw:line draw:style-name="gr108" draw:text-style-name="P6" draw:layer="layout" svg:x1="14.517cm" svg:y1="4.998cm" svg:x2="14.517cm" svg:y2="5.046cm">
            <text:p/>
          </draw:line>
          <draw:custom-shape draw:style-name="gr114" draw:text-style-name="P52" draw:layer="layout" svg:width="0.036cm" svg:height="0.04cm" svg:x="14.143cm" svg:y="4.8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8" draw:text-style-name="P6" draw:layer="layout" svg:x1="12.066cm" svg:y1="4.992cm" svg:x2="14.059cm" svg:y2="4.992cm">
            <text:p/>
          </draw:line>
          <draw:line draw:style-name="gr108" draw:text-style-name="P6" draw:layer="layout" svg:x1="12.066cm" svg:y1="5.192cm" svg:x2="14.059cm" svg:y2="5.192cm">
            <text:p/>
          </draw:line>
          <draw:line draw:style-name="gr108" draw:text-style-name="P6" draw:layer="layout" svg:x1="12.066cm" svg:y1="5.392cm" svg:x2="14.059cm" svg:y2="5.392cm">
            <text:p/>
          </draw:line>
          <draw:line draw:style-name="gr115" draw:text-style-name="P53" draw:layer="layout" svg:x1="12.067cm" svg:y1="5.692cm" svg:x2="14.653cm" svg:y2="5.692cm">
            <text:p/>
          </draw:line>
          <draw:line draw:style-name="gr115" draw:text-style-name="P53" draw:layer="layout" svg:x1="12.067cm" svg:y1="5.892cm" svg:x2="14.653cm" svg:y2="5.892cm">
            <text:p/>
          </draw:line>
          <draw:line draw:style-name="gr115" draw:text-style-name="P53" draw:layer="layout" svg:x1="12.067cm" svg:y1="6.092cm" svg:x2="14.653cm" svg:y2="6.092cm">
            <text:p/>
          </draw:line>
          <draw:line draw:style-name="gr102" draw:text-style-name="P6" draw:layer="layout" svg:x1="14.164cm" svg:y1="6cm" svg:x2="14.164cm" svg:y2="4.9cm">
            <text:p/>
          </draw:line>
          <draw:line draw:style-name="gr116" draw:text-style-name="P6" draw:layer="layout" svg:x1="14.21cm" svg:y1="5.578cm" svg:x2="14.227cm" svg:y2="5.561cm">
            <text:p text:style-name="P23"><text:s/></text:p>
          </draw:line>
          <draw:line draw:style-name="gr116" draw:text-style-name="P6" draw:layer="layout" svg:x1="14.285cm" svg:y1="5.65cm" svg:x2="14.3cm" svg:y2="5.635cm">
            <text:p text:style-name="P23"><text:s/></text:p>
          </draw:line>
          <draw:line draw:style-name="gr117" draw:text-style-name="P6" draw:layer="layout" svg:x1="14.318cm" svg:y1="5.686cm" svg:x2="14.17cm" svg:y2="5.54cm">
            <text:p/>
          </draw:line>
          <draw:line draw:style-name="gr117" draw:text-style-name="P6" draw:layer="layout" svg:x1="14.301cm" svg:y1="5.639cm" svg:x2="14.222cm" svg:y2="5.561cm">
            <text:p/>
          </draw:line>
          <draw:line draw:style-name="gr117" draw:text-style-name="P6" draw:layer="layout" svg:x1="14.309cm" svg:y1="5.629cm" svg:x2="14.23cm" svg:y2="5.551cm">
            <text:p/>
          </draw:line>
          <draw:line draw:style-name="gr116" draw:text-style-name="P6" draw:layer="layout" svg:x1="14.272cm" svg:y1="5.591cm" svg:x2="14.287cm" svg:y2="5.576cm">
            <text:p text:style-name="P23"><text:s/></text:p>
          </draw:line>
          <draw:line draw:style-name="gr116" draw:text-style-name="P6" draw:layer="layout" svg:x1="14.213cm" svg:y1="5.78cm" svg:x2="14.23cm" svg:y2="5.763cm">
            <text:p text:style-name="P23"><text:s/></text:p>
          </draw:line>
          <draw:line draw:style-name="gr116" draw:text-style-name="P6" draw:layer="layout" svg:x1="14.288cm" svg:y1="5.852cm" svg:x2="14.303cm" svg:y2="5.837cm">
            <text:p text:style-name="P23"><text:s/></text:p>
          </draw:line>
          <draw:line draw:style-name="gr117" draw:text-style-name="P6" draw:layer="layout" svg:x1="14.321cm" svg:y1="5.888cm" svg:x2="14.173cm" svg:y2="5.742cm">
            <text:p/>
          </draw:line>
          <draw:line draw:style-name="gr117" draw:text-style-name="P6" draw:layer="layout" svg:x1="14.304cm" svg:y1="5.841cm" svg:x2="14.225cm" svg:y2="5.763cm">
            <text:p/>
          </draw:line>
          <draw:line draw:style-name="gr117" draw:text-style-name="P6" draw:layer="layout" svg:x1="14.312cm" svg:y1="5.831cm" svg:x2="14.233cm" svg:y2="5.753cm">
            <text:p/>
          </draw:line>
          <draw:line draw:style-name="gr116" draw:text-style-name="P6" draw:layer="layout" svg:x1="14.275cm" svg:y1="5.793cm" svg:x2="14.29cm" svg:y2="5.778cm">
            <text:p text:style-name="P23"><text:s/></text:p>
          </draw:line>
          <draw:line draw:style-name="gr116" draw:text-style-name="P6" draw:layer="layout" svg:x1="14.208cm" svg:y1="5.978cm" svg:x2="14.225cm" svg:y2="5.961cm">
            <text:p text:style-name="P23"><text:s/></text:p>
          </draw:line>
          <draw:line draw:style-name="gr116" draw:text-style-name="P6" draw:layer="layout" svg:x1="14.283cm" svg:y1="6.05cm" svg:x2="14.298cm" svg:y2="6.035cm">
            <text:p text:style-name="P23"><text:s/></text:p>
          </draw:line>
          <draw:line draw:style-name="gr117" draw:text-style-name="P6" draw:layer="layout" svg:x1="14.316cm" svg:y1="6.086cm" svg:x2="14.168cm" svg:y2="5.94cm">
            <text:p/>
          </draw:line>
          <draw:line draw:style-name="gr117" draw:text-style-name="P6" draw:layer="layout" svg:x1="14.299cm" svg:y1="6.039cm" svg:x2="14.22cm" svg:y2="5.961cm">
            <text:p/>
          </draw:line>
          <draw:line draw:style-name="gr117" draw:text-style-name="P6" draw:layer="layout" svg:x1="14.307cm" svg:y1="6.029cm" svg:x2="14.228cm" svg:y2="5.951cm">
            <text:p/>
          </draw:line>
          <draw:line draw:style-name="gr116" draw:text-style-name="P6" draw:layer="layout" svg:x1="14.27cm" svg:y1="5.991cm" svg:x2="14.285cm" svg:y2="5.976cm">
            <text:p text:style-name="P23"><text:s/></text:p>
          </draw:line>
        </draw:g>
        <draw:g>
          <draw:custom-shape draw:style-name="gr113" draw:text-style-name="P22" draw:layer="layout" svg:width="0.589cm" svg:height="1.438cm" svg:x="17.946cm" svg:y="4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50" draw:layer="layout" svg:width="0.612cm" svg:height="0.11cm" draw:transform="rotate (1.5707963267949) translate (18.199cm 5.483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08" draw:text-style-name="P6" draw:layer="layout" svg:x1="17.946cm" svg:y1="4.992cm" svg:x2="18.196cm" svg:y2="4.992cm">
            <text:p/>
          </draw:line>
          <draw:line draw:style-name="gr108" draw:text-style-name="P6" draw:layer="layout" svg:x1="17.947cm" svg:y1="5.192cm" svg:x2="18.197cm" svg:y2="5.192cm">
            <text:p/>
          </draw:line>
          <draw:line draw:style-name="gr108" draw:text-style-name="P6" draw:layer="layout" svg:x1="17.948cm" svg:y1="5.392cm" svg:x2="18.198cm" svg:y2="5.392cm">
            <text:p/>
          </draw:line>
          <draw:line draw:style-name="gr103" draw:text-style-name="P6" draw:layer="layout" svg:x1="18.309cm" svg:y1="5.192cm" svg:x2="18.346cm" svg:y2="5.192cm">
            <text:p/>
          </draw:line>
          <draw:line draw:style-name="gr108" draw:text-style-name="P6" draw:layer="layout" svg:x1="18.141cm" svg:y1="4.993cm" svg:x2="18.141cm" svg:y2="5.041cm">
            <text:p/>
          </draw:line>
          <draw:line draw:style-name="gr108" draw:text-style-name="P6" draw:layer="layout" svg:x1="18.146cm" svg:y1="5.044cm" svg:x2="18.4cm" svg:y2="5.044cm">
            <text:p/>
          </draw:line>
          <draw:line draw:style-name="gr102" draw:text-style-name="P6" draw:layer="layout" svg:x1="18.046cm" svg:y1="4.892cm" svg:x2="18.046cm" svg:y2="4.762cm">
            <text:p/>
          </draw:line>
          <draw:line draw:style-name="gr103" draw:text-style-name="P6" draw:layer="layout" svg:x1="18.346cm" svg:y1="5.192cm" svg:x2="18.346cm" svg:y2="4.828cm">
            <text:p/>
          </draw:line>
          <draw:line draw:style-name="gr103" draw:text-style-name="P6" draw:layer="layout" svg:x1="18.346cm" svg:y1="4.828cm" svg:x2="18.446cm" svg:y2="4.828cm">
            <text:p/>
          </draw:line>
          <draw:line draw:style-name="gr103" draw:text-style-name="P6" draw:layer="layout" svg:x1="18.446cm" svg:y1="4.828cm" svg:x2="18.446cm" svg:y2="4.762cm">
            <text:p/>
          </draw:line>
          <draw:line draw:style-name="gr102" draw:text-style-name="P6" draw:layer="layout" svg:x1="18.046cm" svg:y1="4.892cm" svg:x2="18.199cm" svg:y2="4.892cm">
            <text:p/>
          </draw:line>
          <draw:line draw:style-name="gr108" draw:text-style-name="P6" draw:layer="layout" svg:x1="18.396cm" svg:y1="5.392cm" svg:x2="18.535cm" svg:y2="5.392cm">
            <text:p/>
          </draw:line>
          <draw:custom-shape draw:style-name="gr111" draw:text-style-name="P51" draw:layer="layout" svg:width="0.036cm" svg:height="0.04cm" svg:x="18.124cm" svg:y="4.9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8" draw:text-style-name="P6" draw:layer="layout" svg:x1="18.146cm" svg:y1="5.198cm" svg:x2="18.146cm" svg:y2="5.246cm">
            <text:p/>
          </draw:line>
          <draw:line draw:style-name="gr108" draw:text-style-name="P6" draw:layer="layout" svg:x1="18.15cm" svg:y1="5.249cm" svg:x2="18.404cm" svg:y2="5.249cm">
            <text:p/>
          </draw:line>
          <draw:custom-shape draw:style-name="gr111" draw:text-style-name="P51" draw:layer="layout" svg:width="0.036cm" svg:height="0.04cm" svg:x="18.129cm" svg:y="5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8" draw:text-style-name="P6" draw:layer="layout" svg:x1="18.146cm" svg:y1="5.398cm" svg:x2="18.146cm" svg:y2="5.446cm">
            <text:p/>
          </draw:line>
          <draw:line draw:style-name="gr108" draw:text-style-name="P6" draw:layer="layout" svg:x1="18.15cm" svg:y1="5.449cm" svg:x2="18.404cm" svg:y2="5.449cm">
            <text:p/>
          </draw:line>
          <draw:custom-shape draw:style-name="gr111" draw:text-style-name="P51" draw:layer="layout" svg:width="0.036cm" svg:height="0.04cm" svg:x="18.129cm" svg:y="5.3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8" draw:text-style-name="P6" draw:layer="layout" svg:x1="18.396cm" svg:y1="5.398cm" svg:x2="18.396cm" svg:y2="5.446cm">
            <text:p/>
          </draw:line>
          <draw:line draw:style-name="gr108" draw:text-style-name="P6" draw:layer="layout" svg:x1="18.398cm" svg:y1="5.192cm" svg:x2="18.537cm" svg:y2="5.192cm">
            <text:p/>
          </draw:line>
          <draw:line draw:style-name="gr108" draw:text-style-name="P6" draw:layer="layout" svg:x1="18.398cm" svg:y1="5.198cm" svg:x2="18.398cm" svg:y2="5.246cm">
            <text:p/>
          </draw:line>
          <draw:line draw:style-name="gr108" draw:text-style-name="P6" draw:layer="layout" svg:x1="18.399cm" svg:y1="4.992cm" svg:x2="18.538cm" svg:y2="4.992cm">
            <text:p/>
          </draw:line>
          <draw:line draw:style-name="gr108" draw:text-style-name="P6" draw:layer="layout" svg:x1="18.399cm" svg:y1="4.998cm" svg:x2="18.399cm" svg:y2="5.046cm">
            <text:p/>
          </draw:line>
          <draw:custom-shape draw:style-name="gr114" draw:text-style-name="P52" draw:layer="layout" svg:width="0.036cm" svg:height="0.04cm" svg:x="18.025cm" svg:y="4.8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8" draw:text-style-name="P6" draw:layer="layout" svg:x1="15.948cm" svg:y1="4.992cm" svg:x2="17.941cm" svg:y2="4.992cm">
            <text:p/>
          </draw:line>
          <draw:line draw:style-name="gr108" draw:text-style-name="P6" draw:layer="layout" svg:x1="15.948cm" svg:y1="5.192cm" svg:x2="17.941cm" svg:y2="5.192cm">
            <text:p/>
          </draw:line>
          <draw:line draw:style-name="gr108" draw:text-style-name="P6" draw:layer="layout" svg:x1="15.948cm" svg:y1="5.392cm" svg:x2="17.941cm" svg:y2="5.392cm">
            <text:p/>
          </draw:line>
          <draw:line draw:style-name="gr115" draw:text-style-name="P53" draw:layer="layout" svg:x1="15.949cm" svg:y1="5.692cm" svg:x2="18.535cm" svg:y2="5.692cm">
            <text:p/>
          </draw:line>
          <draw:line draw:style-name="gr115" draw:text-style-name="P53" draw:layer="layout" svg:x1="15.949cm" svg:y1="5.892cm" svg:x2="18.535cm" svg:y2="5.892cm">
            <text:p/>
          </draw:line>
          <draw:line draw:style-name="gr115" draw:text-style-name="P53" draw:layer="layout" svg:x1="15.949cm" svg:y1="6.092cm" svg:x2="18.535cm" svg:y2="6.092cm">
            <text:p/>
          </draw:line>
          <draw:line draw:style-name="gr102" draw:text-style-name="P6" draw:layer="layout" svg:x1="18.046cm" svg:y1="6cm" svg:x2="18.046cm" svg:y2="4.9cm">
            <text:p/>
          </draw:line>
          <draw:line draw:style-name="gr116" draw:text-style-name="P6" draw:layer="layout" svg:x1="18.092cm" svg:y1="5.578cm" svg:x2="18.109cm" svg:y2="5.561cm">
            <text:p text:style-name="P23"><text:s/></text:p>
          </draw:line>
          <draw:line draw:style-name="gr116" draw:text-style-name="P6" draw:layer="layout" svg:x1="18.167cm" svg:y1="5.65cm" svg:x2="18.182cm" svg:y2="5.635cm">
            <text:p text:style-name="P23"><text:s/></text:p>
          </draw:line>
          <draw:line draw:style-name="gr117" draw:text-style-name="P6" draw:layer="layout" svg:x1="18.2cm" svg:y1="5.686cm" svg:x2="18.052cm" svg:y2="5.54cm">
            <text:p/>
          </draw:line>
          <draw:line draw:style-name="gr117" draw:text-style-name="P6" draw:layer="layout" svg:x1="18.183cm" svg:y1="5.639cm" svg:x2="18.104cm" svg:y2="5.561cm">
            <text:p/>
          </draw:line>
          <draw:line draw:style-name="gr117" draw:text-style-name="P6" draw:layer="layout" svg:x1="18.191cm" svg:y1="5.629cm" svg:x2="18.112cm" svg:y2="5.551cm">
            <text:p/>
          </draw:line>
          <draw:line draw:style-name="gr116" draw:text-style-name="P6" draw:layer="layout" svg:x1="18.154cm" svg:y1="5.591cm" svg:x2="18.169cm" svg:y2="5.576cm">
            <text:p text:style-name="P23"><text:s/></text:p>
          </draw:line>
          <draw:line draw:style-name="gr116" draw:text-style-name="P6" draw:layer="layout" svg:x1="18.095cm" svg:y1="5.78cm" svg:x2="18.112cm" svg:y2="5.763cm">
            <text:p text:style-name="P23"><text:s/></text:p>
          </draw:line>
          <draw:line draw:style-name="gr116" draw:text-style-name="P6" draw:layer="layout" svg:x1="18.17cm" svg:y1="5.852cm" svg:x2="18.185cm" svg:y2="5.837cm">
            <text:p text:style-name="P23"><text:s/></text:p>
          </draw:line>
          <draw:line draw:style-name="gr117" draw:text-style-name="P6" draw:layer="layout" svg:x1="18.203cm" svg:y1="5.888cm" svg:x2="18.055cm" svg:y2="5.742cm">
            <text:p/>
          </draw:line>
          <draw:line draw:style-name="gr117" draw:text-style-name="P6" draw:layer="layout" svg:x1="18.186cm" svg:y1="5.841cm" svg:x2="18.107cm" svg:y2="5.763cm">
            <text:p/>
          </draw:line>
          <draw:line draw:style-name="gr117" draw:text-style-name="P6" draw:layer="layout" svg:x1="18.194cm" svg:y1="5.831cm" svg:x2="18.115cm" svg:y2="5.753cm">
            <text:p/>
          </draw:line>
          <draw:line draw:style-name="gr116" draw:text-style-name="P6" draw:layer="layout" svg:x1="18.157cm" svg:y1="5.793cm" svg:x2="18.172cm" svg:y2="5.778cm">
            <text:p text:style-name="P23"><text:s/></text:p>
          </draw:line>
          <draw:line draw:style-name="gr116" draw:text-style-name="P6" draw:layer="layout" svg:x1="18.09cm" svg:y1="5.978cm" svg:x2="18.107cm" svg:y2="5.961cm">
            <text:p text:style-name="P23"><text:s/></text:p>
          </draw:line>
          <draw:line draw:style-name="gr116" draw:text-style-name="P6" draw:layer="layout" svg:x1="18.165cm" svg:y1="6.05cm" svg:x2="18.18cm" svg:y2="6.035cm">
            <text:p text:style-name="P23"><text:s/></text:p>
          </draw:line>
          <draw:line draw:style-name="gr117" draw:text-style-name="P6" draw:layer="layout" svg:x1="18.198cm" svg:y1="6.086cm" svg:x2="18.05cm" svg:y2="5.94cm">
            <text:p/>
          </draw:line>
          <draw:line draw:style-name="gr117" draw:text-style-name="P6" draw:layer="layout" svg:x1="18.181cm" svg:y1="6.039cm" svg:x2="18.102cm" svg:y2="5.961cm">
            <text:p/>
          </draw:line>
          <draw:line draw:style-name="gr117" draw:text-style-name="P6" draw:layer="layout" svg:x1="18.189cm" svg:y1="6.029cm" svg:x2="18.11cm" svg:y2="5.951cm">
            <text:p/>
          </draw:line>
          <draw:line draw:style-name="gr116" draw:text-style-name="P6" draw:layer="layout" svg:x1="18.152cm" svg:y1="5.991cm" svg:x2="18.167cm" svg:y2="5.976cm">
            <text:p text:style-name="P23"><text:s/></text:p>
          </draw:line>
        </draw:g>
        <draw:custom-shape draw:style-name="gr30" draw:text-style-name="P30" draw:layer="layout" svg:width="0.11cm" svg:height="0.11cm" svg:x="15.11cm" svg:y="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0" draw:layer="layout" svg:width="0.11cm" svg:height="0.11cm" svg:x="15.311cm" svg:y="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0" draw:layer="layout" svg:width="0.11cm" svg:height="0.11cm" svg:x="15.512cm" svg:y="3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0" draw:layer="layout" svg:width="0.11cm" svg:height="0.11cm" svg:x="15.111cm" svg:y="2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0" draw:layer="layout" svg:width="0.11cm" svg:height="0.11cm" svg:x="15.312cm" svg:y="2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0" draw:layer="layout" svg:width="0.11cm" svg:height="0.11cm" svg:x="15.513cm" svg:y="2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0" draw:layer="layout" svg:width="0.11cm" svg:height="0.11cm" svg:x="15.112cm" svg:y="5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0" draw:layer="layout" svg:width="0.11cm" svg:height="0.11cm" svg:x="15.313cm" svg:y="5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0" draw:layer="layout" svg:width="0.11cm" svg:height="0.11cm" svg:x="15.514cm" svg:y="5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0" draw:layer="layout" svg:width="0.11cm" svg:height="0.11cm" svg:x="15.112cm" svg:y="5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0" draw:layer="layout" svg:width="0.11cm" svg:height="0.11cm" svg:x="15.313cm" svg:y="5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0" draw:layer="layout" svg:width="0.11cm" svg:height="0.11cm" svg:x="15.514cm" svg:y="5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1" draw:text-style-name="P6" draw:layer="layout" svg:x1="20.23cm" svg:y1="4.289cm" svg:x2="20.524cm" svg:y2="4.289cm">
          <text:p/>
        </draw:line>
        <draw:frame draw:style-name="gr120" draw:text-style-name="P8" draw:layer="layout" svg:width="1.243cm" svg:height="0.517cm" svg:x="20.399cm" svg:y="3.999cm">
          <draw:text-box>
            <text:p><text:span text:style-name="T6">O</text:span><text:span text:style-name="T6">u</text:span><text:span text:style-name="T6">t</text:span><text:span text:style-name="T6">R</text:span><text:span text:style-name="T6">e</text:span><text:span text:style-name="T6">s</text:span><text:span text:style-name="T28">3</text:span></text:p>
          </draw:text-box>
        </draw:frame>
        <draw:line draw:style-name="gr115" draw:text-style-name="P53" draw:layer="layout" svg:x1="18.535cm" svg:y1="5.693cm" svg:x2="20.524cm" svg:y2="5.693cm">
          <text:p/>
        </draw:line>
        <draw:line draw:style-name="gr115" draw:text-style-name="P53" draw:layer="layout" svg:x1="18.535cm" svg:y1="5.893cm" svg:x2="20.524cm" svg:y2="5.893cm">
          <text:p/>
        </draw:line>
        <draw:line draw:style-name="gr115" draw:text-style-name="P53" draw:layer="layout" svg:x1="18.535cm" svg:y1="6.093cm" svg:x2="20.524cm" svg:y2="6.093cm">
          <text:p/>
        </draw:line>
        <draw:frame draw:style-name="gr120" draw:text-style-name="P8" draw:layer="layout" svg:width="1.243cm" svg:height="0.517cm" svg:x="20.399cm" svg:y="5.397cm">
          <draw:text-box>
            <text:p><text:span text:style-name="T6">O</text:span><text:span text:style-name="T6">u</text:span><text:span text:style-name="T6">t</text:span><text:span text:style-name="T6">R</text:span><text:span text:style-name="T6">e</text:span><text:span text:style-name="T6">s</text:span><text:span text:style-name="T28">0</text:span></text:p>
          </draw:text-box>
        </draw:frame>
        <draw:frame draw:style-name="gr120" draw:text-style-name="P8" draw:layer="layout" svg:width="1.243cm" svg:height="0.517cm" svg:x="20.399cm" svg:y="5.598cm">
          <draw:text-box>
            <text:p><text:span text:style-name="T6">O</text:span><text:span text:style-name="T6">u</text:span><text:span text:style-name="T6">t</text:span><text:span text:style-name="T6">R</text:span><text:span text:style-name="T6">e</text:span><text:span text:style-name="T6">s</text:span><text:span text:style-name="T28">1</text:span></text:p>
          </draw:text-box>
        </draw:frame>
        <draw:frame draw:style-name="gr120" draw:text-style-name="P8" draw:layer="layout" svg:width="1.243cm" svg:height="0.517cm" svg:x="20.399cm" svg:y="5.799cm">
          <draw:text-box>
            <text:p><text:span text:style-name="T6">O</text:span><text:span text:style-name="T6">u</text:span><text:span text:style-name="T6">t</text:span><text:span text:style-name="T6">R</text:span><text:span text:style-name="T6">e</text:span><text:span text:style-name="T6">s</text:span><text:span text:style-name="T28">2</text:span></text:p>
          </draw:text-box>
        </draw:frame>
        <draw:frame draw:style-name="gr122" draw:text-style-name="P23" draw:layer="layout" svg:width="1.999cm" svg:height="0.999cm" svg:x="12.435cm" svg:y="1.6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5" draw:text-style-name="P6" draw:layer="layout" svg:x1="6cm" svg:y1="2.4cm" svg:x2="6cm" svg:y2="3.7cm">
          <text:p/>
        </draw:line>
        <draw:line draw:style-name="gr5" draw:text-style-name="P6" draw:layer="layout" svg:x1="6.2cm" svg:y1="2.4cm" svg:x2="6cm" svg:y2="2.4cm">
          <text:p/>
        </draw:line>
        <draw:line draw:style-name="gr5" draw:text-style-name="P6" draw:layer="layout" svg:x1="6.2cm" svg:y1="3.7cm" svg:x2="6cm" svg:y2="3.7cm">
          <text:p/>
        </draw:line>
        <draw:frame draw:style-name="gr123" draw:text-style-name="P8" draw:layer="layout" svg:width="0.955cm" svg:height="0.463cm" svg:x="5.204cm" svg:y="2.698cm">
          <draw:text-box>
            <text:p><text:span text:style-name="T6">8</text:span><text:span text:style-name="T6">b</text:span><text:span text:style-name="T6">i</text:span><text:span text:style-name="T6">t</text:span><text:span text:style-name="T6">s</text:span></text:p>
          </draw:text-box>
        </draw:frame>
        <draw:line draw:style-name="gr5" draw:text-style-name="P6" draw:layer="layout" svg:x1="5.901cm" svg:y1="4.1cm" svg:x2="5.901cm" svg:y2="5.4cm">
          <text:p/>
        </draw:line>
        <draw:line draw:style-name="gr5" draw:text-style-name="P6" draw:layer="layout" svg:x1="6.101cm" svg:y1="4.1cm" svg:x2="5.901cm" svg:y2="4.1cm">
          <text:p/>
        </draw:line>
        <draw:line draw:style-name="gr5" draw:text-style-name="P6" draw:layer="layout" svg:x1="6.101cm" svg:y1="5.4cm" svg:x2="5.901cm" svg:y2="5.4cm">
          <text:p/>
        </draw:line>
        <draw:frame draw:style-name="gr124" draw:text-style-name="P8" draw:layer="layout" svg:width="1.069cm" svg:height="0.463cm" svg:x="5.005cm" svg:y="4.398cm">
          <draw:text-box>
            <text:p><text:span text:style-name="T6">3</text:span><text:span text:style-name="T6">2</text:span><text:span text:style-name="T6">b</text:span><text:span text:style-name="T6">i</text:span><text:span text:style-name="T6">t</text:span><text:span text:style-name="T6">s</text:span></text:p>
          </draw:text-box>
        </draw:frame>
        <draw:line draw:style-name="gr5" draw:text-style-name="P6" draw:layer="layout" svg:x1="5.901cm" svg:y1="5.5cm" svg:x2="5.901cm" svg:y2="6.2cm">
          <text:p/>
        </draw:line>
        <draw:line draw:style-name="gr5" draw:text-style-name="P6" draw:layer="layout" svg:x1="6.101cm" svg:y1="5.5cm" svg:x2="5.901cm" svg:y2="5.5cm">
          <text:p/>
        </draw:line>
        <draw:line draw:style-name="gr5" draw:text-style-name="P6" draw:layer="layout" svg:x1="6.101cm" svg:y1="6.2cm" svg:x2="5.901cm" svg:y2="6.2cm">
          <text:p/>
        </draw:line>
        <draw:frame draw:style-name="gr124" draw:text-style-name="P8" draw:layer="layout" svg:width="1.069cm" svg:height="0.463cm" svg:x="5.005cm" svg:y="5.598cm">
          <draw:text-box>
            <text:p><text:span text:style-name="T6">3</text:span><text:span text:style-name="T6">2</text:span><text:span text:style-name="T6">b</text:span><text:span text:style-name="T6">i</text:span><text:span text:style-name="T6">t</text:span><text:span text:style-name="T6">s</text:span></text:p>
          </draw:text-box>
        </draw:frame>
        <draw:line draw:style-name="gr5" draw:text-style-name="P6" draw:layer="layout" svg:x1="22.001cm" svg:y1="4.1cm" svg:x2="22.001cm" svg:y2="6.2cm">
          <text:p/>
        </draw:line>
        <draw:line draw:style-name="gr5" draw:text-style-name="P6" draw:layer="layout" svg:x1="22.001cm" svg:y1="4.1cm" svg:x2="21.801cm" svg:y2="4.1cm">
          <text:p/>
        </draw:line>
        <draw:line draw:style-name="gr5" draw:text-style-name="P6" draw:layer="layout" svg:x1="22.001cm" svg:y1="6.2cm" svg:x2="21.801cm" svg:y2="6.2cm">
          <text:p/>
        </draw:line>
        <draw:frame draw:style-name="gr124" draw:text-style-name="P8" draw:layer="layout" svg:width="1.069cm" svg:height="0.463cm" svg:x="21.905cm" svg:y="4.898cm">
          <draw:text-box>
            <text:p><text:span text:style-name="T6">3</text:span><text:span text:style-name="T6">2</text:span><text:span text:style-name="T6">b</text:span><text:span text:style-name="T6">i</text:span><text:span text:style-name="T6">t</text:span><text:span text:style-name="T6">s</text:span></text:p>
          </draw:text-box>
        </draw:frame>
        <draw:frame draw:style-name="gr119" draw:text-style-name="P8" draw:layer="layout" svg:width="0.887cm" svg:height="0.517cm" svg:x="6.204cm" svg:y="2.695cm">
          <draw:text-box>
            <text:p><text:span text:style-name="T6">I</text:span><text:span text:style-name="T28">0</text:span></text:p>
          </draw:text-box>
        </draw:frame>
        <draw:g>
          <draw:g>
            <draw:custom-shape draw:style-name="gr107" draw:text-style-name="P22" draw:layer="layout" svg:width="0.589cm" svg:height="0.966cm" svg:x="11.483cm" svg:y="2.2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08" draw:text-style-name="P6" draw:layer="layout" svg:x1="11.485cm" svg:y1="3cm" svg:x2="11.639cm" svg:y2="3cm">
              <text:p/>
            </draw:line>
            <draw:line draw:style-name="gr109" draw:text-style-name="P6" draw:layer="layout" svg:x1="11.746cm" svg:y1="2.738cm" svg:x2="11.783cm" svg:y2="2.738cm">
              <text:p/>
            </draw:line>
            <draw:line draw:style-name="gr109" draw:text-style-name="P6" draw:layer="layout" svg:x1="11.783cm" svg:y1="3.068cm" svg:x2="11.783cm" svg:y2="2.738cm">
              <text:p/>
            </draw:line>
            <draw:line draw:style-name="gr108" draw:text-style-name="P6" draw:layer="layout" svg:x1="11.892cm" svg:y1="2.6cm" svg:x2="12.072cm" svg:y2="2.6cm">
              <text:p/>
            </draw:line>
            <draw:line draw:style-name="gr108" draw:text-style-name="P6" draw:layer="layout" svg:x1="11.895cm" svg:y1="2.8cm" svg:x2="12.072cm" svg:y2="2.8cm">
              <text:p/>
            </draw:line>
            <draw:line draw:style-name="gr108" draw:text-style-name="P6" draw:layer="layout" svg:x1="11.895cm" svg:y1="3cm" svg:x2="12.072cm" svg:y2="3cm">
              <text:p/>
            </draw:line>
            <draw:line draw:style-name="gr108" draw:text-style-name="P6" draw:layer="layout" svg:x1="11.485cm" svg:y1="2.8cm" svg:x2="11.639cm" svg:y2="2.8cm">
              <text:p/>
            </draw:line>
            <draw:line draw:style-name="gr108" draw:text-style-name="P6" draw:layer="layout" svg:x1="11.485cm" svg:y1="2.6cm" svg:x2="11.639cm" svg:y2="2.6cm">
              <text:p/>
            </draw:line>
            <draw:custom-shape draw:style-name="gr110" draw:text-style-name="P50" draw:layer="layout" svg:width="0.798cm" svg:height="0.11cm" draw:transform="rotate (1.5707963267949) translate (11.636cm 3.145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04" draw:text-style-name="P49" draw:layer="layout" svg:x1="11.576cm" svg:y1="3.059cm" svg:x2="11.576cm" svg:y2="3.17cm">
              <text:p/>
            </draw:line>
            <draw:line draw:style-name="gr104" draw:text-style-name="P49" draw:layer="layout" svg:x1="11.631cm" svg:y1="3.063cm" svg:x2="11.576cm" svg:y2="3.063cm">
              <text:p/>
            </draw:line>
            <draw:line draw:style-name="gr108" draw:text-style-name="P6" draw:layer="layout" svg:x1="11.599cm" svg:y1="2.497cm" svg:x2="11.894cm" svg:y2="2.497cm">
              <text:p/>
            </draw:line>
            <draw:line draw:style-name="gr108" draw:text-style-name="P6" draw:layer="layout" svg:x1="11.594cm" svg:y1="2.497cm" svg:x2="11.594cm" svg:y2="2.592cm">
              <text:p/>
            </draw:line>
            <draw:line draw:style-name="gr108" draw:text-style-name="P6" draw:layer="layout" svg:x1="11.894cm" svg:y1="2.498cm" svg:x2="11.894cm" svg:y2="2.6cm">
              <text:p/>
            </draw:line>
            <draw:custom-shape draw:style-name="gr111" draw:text-style-name="P51" draw:layer="layout" svg:width="0.036cm" svg:height="0.04cm" svg:x="11.575cm" svg:y="2.5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6" draw:layer="layout" svg:x1="11.603cm" svg:y1="2.694cm" svg:x2="11.898cm" svg:y2="2.694cm">
              <text:p/>
            </draw:line>
            <draw:line draw:style-name="gr108" draw:text-style-name="P6" draw:layer="layout" svg:x1="11.598cm" svg:y1="2.694cm" svg:x2="11.598cm" svg:y2="2.789cm">
              <text:p/>
            </draw:line>
            <draw:line draw:style-name="gr108" draw:text-style-name="P6" draw:layer="layout" svg:x1="11.898cm" svg:y1="2.695cm" svg:x2="11.898cm" svg:y2="2.8cm">
              <text:p/>
            </draw:line>
            <draw:custom-shape draw:style-name="gr111" draw:text-style-name="P51" draw:layer="layout" svg:width="0.036cm" svg:height="0.04cm" svg:x="11.579cm" svg:y="2.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6" draw:layer="layout" svg:x1="11.603cm" svg:y1="2.894cm" svg:x2="11.898cm" svg:y2="2.894cm">
              <text:p/>
            </draw:line>
            <draw:line draw:style-name="gr108" draw:text-style-name="P6" draw:layer="layout" svg:x1="11.598cm" svg:y1="2.894cm" svg:x2="11.598cm" svg:y2="2.989cm">
              <text:p/>
            </draw:line>
            <draw:line draw:style-name="gr108" draw:text-style-name="P6" draw:layer="layout" svg:x1="11.898cm" svg:y1="2.895cm" svg:x2="11.898cm" svg:y2="3cm">
              <text:p/>
            </draw:line>
            <draw:custom-shape draw:style-name="gr111" draw:text-style-name="P51" draw:layer="layout" svg:width="0.036cm" svg:height="0.04cm" svg:x="11.579cm" svg:y="2.9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9" draw:text-style-name="P6" draw:layer="layout" svg:x1="11.783cm" svg:y1="3.068cm" svg:x2="11.977cm" svg:y2="3.068cm">
              <text:p/>
            </draw:line>
            <draw:line draw:style-name="gr109" draw:text-style-name="P6" draw:layer="layout" svg:x1="11.977cm" svg:y1="3.17cm" svg:x2="11.977cm" svg:y2="3.068cm">
              <text:p/>
            </draw:line>
            <draw:line draw:style-name="gr108" draw:text-style-name="P6" draw:layer="layout" svg:x1="11.485cm" svg:y1="2.4cm" svg:x2="11.639cm" svg:y2="2.4cm">
              <text:p/>
            </draw:line>
            <draw:line draw:style-name="gr108" draw:text-style-name="P6" draw:layer="layout" svg:x1="11.897cm" svg:y1="2.397cm" svg:x2="12.077cm" svg:y2="2.397cm">
              <text:p/>
            </draw:line>
            <draw:line draw:style-name="gr108" draw:text-style-name="P6" draw:layer="layout" svg:x1="11.604cm" svg:y1="2.294cm" svg:x2="11.899cm" svg:y2="2.294cm">
              <text:p/>
            </draw:line>
            <draw:line draw:style-name="gr108" draw:text-style-name="P6" draw:layer="layout" svg:x1="11.599cm" svg:y1="2.294cm" svg:x2="11.599cm" svg:y2="2.389cm">
              <text:p/>
            </draw:line>
            <draw:custom-shape draw:style-name="gr111" draw:text-style-name="P51" draw:layer="layout" svg:width="0.036cm" svg:height="0.04cm" svg:x="11.58cm" svg:y="2.3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6" draw:layer="layout" svg:x1="11.894cm" svg:y1="2.298cm" svg:x2="11.894cm" svg:y2="2.4cm">
              <text:p/>
            </draw:line>
          </draw:g>
          <draw:line draw:style-name="gr108" draw:text-style-name="P6" draw:layer="layout" svg:x1="9.486cm" svg:y1="2.604cm" svg:x2="11.479cm" svg:y2="2.604cm">
            <text:p/>
          </draw:line>
          <draw:line draw:style-name="gr108" draw:text-style-name="P6" draw:layer="layout" svg:x1="9.486cm" svg:y1="2.804cm" svg:x2="11.479cm" svg:y2="2.804cm">
            <text:p/>
          </draw:line>
          <draw:line draw:style-name="gr108" draw:text-style-name="P6" draw:layer="layout" svg:x1="9.486cm" svg:y1="3.004cm" svg:x2="11.479cm" svg:y2="3.004cm">
            <text:p/>
          </draw:line>
          <draw:line draw:style-name="gr108" draw:text-style-name="P6" draw:layer="layout" svg:x1="9.487cm" svg:y1="2.404cm" svg:x2="11.48cm" svg:y2="2.404cm">
            <text:p/>
          </draw:line>
        </draw:g>
        <draw:g>
          <draw:g>
            <draw:custom-shape draw:style-name="gr107" draw:text-style-name="P22" draw:layer="layout" svg:width="0.589cm" svg:height="0.966cm" svg:x="14.066cm" svg:y="2.2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08" draw:text-style-name="P6" draw:layer="layout" svg:x1="14.068cm" svg:y1="3.004cm" svg:x2="14.222cm" svg:y2="3.004cm">
              <text:p/>
            </draw:line>
            <draw:line draw:style-name="gr109" draw:text-style-name="P6" draw:layer="layout" svg:x1="14.329cm" svg:y1="2.742cm" svg:x2="14.366cm" svg:y2="2.742cm">
              <text:p/>
            </draw:line>
            <draw:line draw:style-name="gr109" draw:text-style-name="P6" draw:layer="layout" svg:x1="14.366cm" svg:y1="3.072cm" svg:x2="14.366cm" svg:y2="2.742cm">
              <text:p/>
            </draw:line>
            <draw:line draw:style-name="gr108" draw:text-style-name="P6" draw:layer="layout" svg:x1="14.475cm" svg:y1="2.604cm" svg:x2="14.655cm" svg:y2="2.604cm">
              <text:p/>
            </draw:line>
            <draw:line draw:style-name="gr108" draw:text-style-name="P6" draw:layer="layout" svg:x1="14.478cm" svg:y1="2.804cm" svg:x2="14.655cm" svg:y2="2.804cm">
              <text:p/>
            </draw:line>
            <draw:line draw:style-name="gr108" draw:text-style-name="P6" draw:layer="layout" svg:x1="14.478cm" svg:y1="3.004cm" svg:x2="14.655cm" svg:y2="3.004cm">
              <text:p/>
            </draw:line>
            <draw:line draw:style-name="gr108" draw:text-style-name="P6" draw:layer="layout" svg:x1="14.068cm" svg:y1="2.804cm" svg:x2="14.222cm" svg:y2="2.804cm">
              <text:p/>
            </draw:line>
            <draw:line draw:style-name="gr108" draw:text-style-name="P6" draw:layer="layout" svg:x1="14.068cm" svg:y1="2.604cm" svg:x2="14.222cm" svg:y2="2.604cm">
              <text:p/>
            </draw:line>
            <draw:custom-shape draw:style-name="gr110" draw:text-style-name="P50" draw:layer="layout" svg:width="0.798cm" svg:height="0.11cm" draw:transform="rotate (1.5707963267949) translate (14.219cm 3.149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04" draw:text-style-name="P49" draw:layer="layout" svg:x1="14.159cm" svg:y1="3.063cm" svg:x2="14.159cm" svg:y2="3.174cm">
              <text:p/>
            </draw:line>
            <draw:line draw:style-name="gr104" draw:text-style-name="P49" draw:layer="layout" svg:x1="14.214cm" svg:y1="3.067cm" svg:x2="14.159cm" svg:y2="3.067cm">
              <text:p/>
            </draw:line>
            <draw:line draw:style-name="gr108" draw:text-style-name="P6" draw:layer="layout" svg:x1="14.182cm" svg:y1="2.501cm" svg:x2="14.477cm" svg:y2="2.501cm">
              <text:p/>
            </draw:line>
            <draw:line draw:style-name="gr108" draw:text-style-name="P6" draw:layer="layout" svg:x1="14.177cm" svg:y1="2.501cm" svg:x2="14.177cm" svg:y2="2.596cm">
              <text:p/>
            </draw:line>
            <draw:line draw:style-name="gr108" draw:text-style-name="P6" draw:layer="layout" svg:x1="14.477cm" svg:y1="2.502cm" svg:x2="14.477cm" svg:y2="2.604cm">
              <text:p/>
            </draw:line>
            <draw:custom-shape draw:style-name="gr111" draw:text-style-name="P51" draw:layer="layout" svg:width="0.036cm" svg:height="0.04cm" svg:x="14.158cm" svg:y="2.5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6" draw:layer="layout" svg:x1="14.186cm" svg:y1="2.698cm" svg:x2="14.481cm" svg:y2="2.698cm">
              <text:p/>
            </draw:line>
            <draw:line draw:style-name="gr108" draw:text-style-name="P6" draw:layer="layout" svg:x1="14.181cm" svg:y1="2.698cm" svg:x2="14.181cm" svg:y2="2.793cm">
              <text:p/>
            </draw:line>
            <draw:line draw:style-name="gr108" draw:text-style-name="P6" draw:layer="layout" svg:x1="14.481cm" svg:y1="2.699cm" svg:x2="14.481cm" svg:y2="2.804cm">
              <text:p/>
            </draw:line>
            <draw:custom-shape draw:style-name="gr111" draw:text-style-name="P51" draw:layer="layout" svg:width="0.036cm" svg:height="0.04cm" svg:x="14.162cm" svg:y="2.7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6" draw:layer="layout" svg:x1="14.186cm" svg:y1="2.898cm" svg:x2="14.481cm" svg:y2="2.898cm">
              <text:p/>
            </draw:line>
            <draw:line draw:style-name="gr108" draw:text-style-name="P6" draw:layer="layout" svg:x1="14.181cm" svg:y1="2.898cm" svg:x2="14.181cm" svg:y2="2.993cm">
              <text:p/>
            </draw:line>
            <draw:line draw:style-name="gr108" draw:text-style-name="P6" draw:layer="layout" svg:x1="14.481cm" svg:y1="2.899cm" svg:x2="14.481cm" svg:y2="3.004cm">
              <text:p/>
            </draw:line>
            <draw:custom-shape draw:style-name="gr111" draw:text-style-name="P51" draw:layer="layout" svg:width="0.036cm" svg:height="0.04cm" svg:x="14.162cm" svg:y="2.9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9" draw:text-style-name="P6" draw:layer="layout" svg:x1="14.366cm" svg:y1="3.072cm" svg:x2="14.56cm" svg:y2="3.072cm">
              <text:p/>
            </draw:line>
            <draw:line draw:style-name="gr109" draw:text-style-name="P6" draw:layer="layout" svg:x1="14.56cm" svg:y1="3.174cm" svg:x2="14.56cm" svg:y2="3.072cm">
              <text:p/>
            </draw:line>
            <draw:line draw:style-name="gr108" draw:text-style-name="P6" draw:layer="layout" svg:x1="14.068cm" svg:y1="2.404cm" svg:x2="14.222cm" svg:y2="2.404cm">
              <text:p/>
            </draw:line>
            <draw:line draw:style-name="gr108" draw:text-style-name="P6" draw:layer="layout" svg:x1="14.48cm" svg:y1="2.401cm" svg:x2="14.66cm" svg:y2="2.401cm">
              <text:p/>
            </draw:line>
            <draw:line draw:style-name="gr108" draw:text-style-name="P6" draw:layer="layout" svg:x1="14.187cm" svg:y1="2.298cm" svg:x2="14.482cm" svg:y2="2.298cm">
              <text:p/>
            </draw:line>
            <draw:line draw:style-name="gr108" draw:text-style-name="P6" draw:layer="layout" svg:x1="14.182cm" svg:y1="2.298cm" svg:x2="14.182cm" svg:y2="2.393cm">
              <text:p/>
            </draw:line>
            <draw:custom-shape draw:style-name="gr111" draw:text-style-name="P51" draw:layer="layout" svg:width="0.036cm" svg:height="0.04cm" svg:x="14.163cm" svg:y="2.3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6" draw:layer="layout" svg:x1="14.477cm" svg:y1="2.302cm" svg:x2="14.477cm" svg:y2="2.404cm">
              <text:p/>
            </draw:line>
          </draw:g>
          <draw:line draw:style-name="gr108" draw:text-style-name="P6" draw:layer="layout" svg:x1="12.069cm" svg:y1="2.608cm" svg:x2="14.062cm" svg:y2="2.608cm">
            <text:p/>
          </draw:line>
          <draw:line draw:style-name="gr108" draw:text-style-name="P6" draw:layer="layout" svg:x1="12.069cm" svg:y1="2.808cm" svg:x2="14.062cm" svg:y2="2.808cm">
            <text:p/>
          </draw:line>
          <draw:line draw:style-name="gr108" draw:text-style-name="P6" draw:layer="layout" svg:x1="12.069cm" svg:y1="3.008cm" svg:x2="14.062cm" svg:y2="3.008cm">
            <text:p/>
          </draw:line>
          <draw:line draw:style-name="gr108" draw:text-style-name="P6" draw:layer="layout" svg:x1="12.07cm" svg:y1="2.408cm" svg:x2="14.063cm" svg:y2="2.408cm">
            <text:p/>
          </draw:line>
        </draw:g>
        <draw:g>
          <draw:g>
            <draw:custom-shape draw:style-name="gr107" draw:text-style-name="P22" draw:layer="layout" svg:width="0.589cm" svg:height="0.966cm" svg:x="17.944cm" svg:y="2.2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08" draw:text-style-name="P6" draw:layer="layout" svg:x1="17.946cm" svg:y1="3.004cm" svg:x2="18.1cm" svg:y2="3.004cm">
              <text:p/>
            </draw:line>
            <draw:line draw:style-name="gr109" draw:text-style-name="P6" draw:layer="layout" svg:x1="18.207cm" svg:y1="2.742cm" svg:x2="18.244cm" svg:y2="2.742cm">
              <text:p/>
            </draw:line>
            <draw:line draw:style-name="gr109" draw:text-style-name="P6" draw:layer="layout" svg:x1="18.244cm" svg:y1="3.072cm" svg:x2="18.244cm" svg:y2="2.742cm">
              <text:p/>
            </draw:line>
            <draw:line draw:style-name="gr108" draw:text-style-name="P6" draw:layer="layout" svg:x1="18.353cm" svg:y1="2.604cm" svg:x2="18.533cm" svg:y2="2.604cm">
              <text:p/>
            </draw:line>
            <draw:line draw:style-name="gr108" draw:text-style-name="P6" draw:layer="layout" svg:x1="18.356cm" svg:y1="2.804cm" svg:x2="18.533cm" svg:y2="2.804cm">
              <text:p/>
            </draw:line>
            <draw:line draw:style-name="gr108" draw:text-style-name="P6" draw:layer="layout" svg:x1="18.356cm" svg:y1="3.004cm" svg:x2="18.533cm" svg:y2="3.004cm">
              <text:p/>
            </draw:line>
            <draw:line draw:style-name="gr108" draw:text-style-name="P6" draw:layer="layout" svg:x1="17.946cm" svg:y1="2.804cm" svg:x2="18.1cm" svg:y2="2.804cm">
              <text:p/>
            </draw:line>
            <draw:line draw:style-name="gr108" draw:text-style-name="P6" draw:layer="layout" svg:x1="17.946cm" svg:y1="2.604cm" svg:x2="18.1cm" svg:y2="2.604cm">
              <text:p/>
            </draw:line>
            <draw:custom-shape draw:style-name="gr110" draw:text-style-name="P50" draw:layer="layout" svg:width="0.798cm" svg:height="0.11cm" draw:transform="rotate (1.5707963267949) translate (18.097cm 3.149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04" draw:text-style-name="P49" draw:layer="layout" svg:x1="18.037cm" svg:y1="3.063cm" svg:x2="18.037cm" svg:y2="3.174cm">
              <text:p/>
            </draw:line>
            <draw:line draw:style-name="gr104" draw:text-style-name="P49" draw:layer="layout" svg:x1="18.092cm" svg:y1="3.067cm" svg:x2="18.037cm" svg:y2="3.067cm">
              <text:p/>
            </draw:line>
            <draw:line draw:style-name="gr108" draw:text-style-name="P6" draw:layer="layout" svg:x1="18.06cm" svg:y1="2.501cm" svg:x2="18.355cm" svg:y2="2.501cm">
              <text:p/>
            </draw:line>
            <draw:line draw:style-name="gr108" draw:text-style-name="P6" draw:layer="layout" svg:x1="18.055cm" svg:y1="2.501cm" svg:x2="18.055cm" svg:y2="2.596cm">
              <text:p/>
            </draw:line>
            <draw:line draw:style-name="gr108" draw:text-style-name="P6" draw:layer="layout" svg:x1="18.355cm" svg:y1="2.502cm" svg:x2="18.355cm" svg:y2="2.604cm">
              <text:p/>
            </draw:line>
            <draw:custom-shape draw:style-name="gr111" draw:text-style-name="P51" draw:layer="layout" svg:width="0.036cm" svg:height="0.04cm" svg:x="18.036cm" svg:y="2.5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6" draw:layer="layout" svg:x1="18.064cm" svg:y1="2.698cm" svg:x2="18.359cm" svg:y2="2.698cm">
              <text:p/>
            </draw:line>
            <draw:line draw:style-name="gr108" draw:text-style-name="P6" draw:layer="layout" svg:x1="18.059cm" svg:y1="2.698cm" svg:x2="18.059cm" svg:y2="2.793cm">
              <text:p/>
            </draw:line>
            <draw:line draw:style-name="gr108" draw:text-style-name="P6" draw:layer="layout" svg:x1="18.359cm" svg:y1="2.699cm" svg:x2="18.359cm" svg:y2="2.804cm">
              <text:p/>
            </draw:line>
            <draw:custom-shape draw:style-name="gr111" draw:text-style-name="P51" draw:layer="layout" svg:width="0.036cm" svg:height="0.04cm" svg:x="18.04cm" svg:y="2.7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6" draw:layer="layout" svg:x1="18.064cm" svg:y1="2.898cm" svg:x2="18.359cm" svg:y2="2.898cm">
              <text:p/>
            </draw:line>
            <draw:line draw:style-name="gr108" draw:text-style-name="P6" draw:layer="layout" svg:x1="18.059cm" svg:y1="2.898cm" svg:x2="18.059cm" svg:y2="2.993cm">
              <text:p/>
            </draw:line>
            <draw:line draw:style-name="gr108" draw:text-style-name="P6" draw:layer="layout" svg:x1="18.359cm" svg:y1="2.899cm" svg:x2="18.359cm" svg:y2="3.004cm">
              <text:p/>
            </draw:line>
            <draw:custom-shape draw:style-name="gr111" draw:text-style-name="P51" draw:layer="layout" svg:width="0.036cm" svg:height="0.04cm" svg:x="18.04cm" svg:y="2.9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9" draw:text-style-name="P6" draw:layer="layout" svg:x1="18.244cm" svg:y1="3.072cm" svg:x2="18.438cm" svg:y2="3.072cm">
              <text:p/>
            </draw:line>
            <draw:line draw:style-name="gr109" draw:text-style-name="P6" draw:layer="layout" svg:x1="18.438cm" svg:y1="3.174cm" svg:x2="18.438cm" svg:y2="3.072cm">
              <text:p/>
            </draw:line>
            <draw:line draw:style-name="gr108" draw:text-style-name="P6" draw:layer="layout" svg:x1="17.946cm" svg:y1="2.404cm" svg:x2="18.1cm" svg:y2="2.404cm">
              <text:p/>
            </draw:line>
            <draw:line draw:style-name="gr108" draw:text-style-name="P6" draw:layer="layout" svg:x1="18.358cm" svg:y1="2.401cm" svg:x2="18.538cm" svg:y2="2.401cm">
              <text:p/>
            </draw:line>
            <draw:line draw:style-name="gr108" draw:text-style-name="P6" draw:layer="layout" svg:x1="18.065cm" svg:y1="2.298cm" svg:x2="18.36cm" svg:y2="2.298cm">
              <text:p/>
            </draw:line>
            <draw:line draw:style-name="gr108" draw:text-style-name="P6" draw:layer="layout" svg:x1="18.06cm" svg:y1="2.298cm" svg:x2="18.06cm" svg:y2="2.393cm">
              <text:p/>
            </draw:line>
            <draw:custom-shape draw:style-name="gr111" draw:text-style-name="P51" draw:layer="layout" svg:width="0.036cm" svg:height="0.04cm" svg:x="18.041cm" svg:y="2.3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6" draw:layer="layout" svg:x1="18.355cm" svg:y1="2.302cm" svg:x2="18.355cm" svg:y2="2.404cm">
              <text:p/>
            </draw:line>
          </draw:g>
          <draw:line draw:style-name="gr108" draw:text-style-name="P6" draw:layer="layout" svg:x1="15.947cm" svg:y1="2.608cm" svg:x2="17.94cm" svg:y2="2.608cm">
            <text:p/>
          </draw:line>
          <draw:line draw:style-name="gr108" draw:text-style-name="P6" draw:layer="layout" svg:x1="15.947cm" svg:y1="2.808cm" svg:x2="17.94cm" svg:y2="2.808cm">
            <text:p/>
          </draw:line>
          <draw:line draw:style-name="gr108" draw:text-style-name="P6" draw:layer="layout" svg:x1="15.947cm" svg:y1="3.008cm" svg:x2="17.94cm" svg:y2="3.008cm">
            <text:p/>
          </draw:line>
          <draw:line draw:style-name="gr108" draw:text-style-name="P6" draw:layer="layout" svg:x1="15.948cm" svg:y1="2.408cm" svg:x2="17.941cm" svg:y2="2.408cm">
            <text:p/>
          </draw:line>
        </draw:g>
        <draw:custom-shape draw:style-name="gr99" draw:text-style-name="P36" draw:layer="layout" svg:width="9.594cm" svg:height="1cm" svg:x="9.4cm" svg:y="0.7cm">
          <text:p text:style-name="P23">1D Super Flex arch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1" draw:layer="layout" svg:width="19.798cm" svg:height="11.136cm" svg:x="0.6cm" svg:y="2.257cm" draw:page-number="4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Abyssinica SIL" svg:font-family="'Abyssinica SIL'" style:font-pitch="variable"/>
    <style:font-face style:name="Gillius ADF Cond" svg:font-family="'Gillius ADF Con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6T16:23:13.330195193</meta:creation-date>
    <dc:date>2020-08-10T11:21:24.025278341</dc:date>
    <meta:editing-duration>P1DT10H48M20S</meta:editing-duration>
    <meta:editing-cycles>94</meta:editing-cycles>
    <meta:generator>LibreOffice/6.0.7.3$Linux_X86_64 LibreOffice_project/00m0$Build-3</meta:generator>
    <meta:document-statistic meta:object-count="1862"/>
  </office:meta>
</office:document-meta>
</file>

<file path=Object 1/content.xml><?xml version="1.0" encoding="utf-8"?>
<math xmlns="http://www.w3.org/1998/Math/MathML" display="block"/>
</file>